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modern" style:font-pitch="fixed"/>
    <style:font-face style:name="HGP創英角ﾎﾟｯﾌﾟ体" svg:font-family="HGP創英角ﾎﾟｯﾌﾟ体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Cambria" svg:font-family="Cambria" style:font-family-generic="roman" style:font-pitch="variable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35mm"/>
    </style:style>
    <style:style style:name="co2" style:family="table-column">
      <style:table-column-properties fo:break-before="auto" style:column-width="22.31mm"/>
    </style:style>
    <style:style style:name="co3" style:family="table-column">
      <style:table-column-properties fo:break-before="auto" style:column-width="19.9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130.44mm"/>
    </style:style>
    <style:style style:name="co7" style:family="table-column">
      <style:table-column-properties fo:break-before="auto" style:column-width="25.28mm"/>
    </style:style>
    <style:style style:name="co8" style:family="table-column">
      <style:table-column-properties fo:break-before="auto" style:column-width="41.95mm"/>
    </style:style>
    <style:style style:name="co9" style:family="table-column">
      <style:table-column-properties fo:break-before="auto" style:column-width="11.29mm"/>
    </style:style>
    <style:style style:name="co10" style:family="table-column">
      <style:table-column-properties fo:break-before="auto" style:column-width="59.43mm"/>
    </style:style>
    <style:style style:name="co11" style:family="table-column">
      <style:table-column-properties fo:break-before="auto" style:column-width="108.39mm"/>
    </style:style>
    <style:style style:name="co12" style:family="table-column">
      <style:table-column-properties fo:break-before="auto" style:column-width="20.69mm"/>
    </style:style>
    <style:style style:name="co13" style:family="table-column">
      <style:table-column-properties fo:break-before="auto" style:column-width="156mm"/>
    </style:style>
    <style:style style:name="co14" style:family="table-column">
      <style:table-column-properties fo:break-before="auto" style:column-width="49.74mm"/>
    </style:style>
    <style:style style:name="co15" style:family="table-column">
      <style:table-column-properties fo:break-before="auto" style:column-width="120.76mm"/>
    </style:style>
    <style:style style:name="co16" style:family="table-column">
      <style:table-column-properties fo:break-before="auto" style:column-width="78.79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13.76mm" fo:break-before="auto" style:use-optimal-row-height="false"/>
    </style:style>
    <style:style style:name="ro9" style:family="table-row">
      <style:table-row-properties style:row-height="12.7mm" fo:break-before="auto" style:use-optimal-row-height="false"/>
    </style:style>
    <style:style style:name="ro10" style:family="table-row">
      <style:table-row-properties style:row-height="13.23mm" fo:break-before="auto" style:use-optimal-row-height="false"/>
    </style:style>
    <style:style style:name="ro11" style:family="table-row">
      <style:table-row-properties style:row-height="11.91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13.49mm" fo:break-before="auto" style:use-optimal-row-height="false"/>
    </style:style>
    <style:style style:name="ro14" style:family="table-row">
      <style:table-row-properties style:row-height="8.2mm" fo:break-before="auto" style:use-optimal-row-height="false"/>
    </style:style>
    <style:style style:name="ro15" style:family="table-row">
      <style:table-row-properties style:row-height="14.02mm" fo:break-before="auto" style:use-optimal-row-height="false"/>
    </style:style>
    <style:style style:name="ro16" style:family="table-row">
      <style:table-row-properties style:row-height="4.76mm" fo:break-before="auto" style:use-optimal-row-height="false"/>
    </style:style>
    <style:style style:name="ro17" style:family="table-row">
      <style:table-row-properties style:row-height="10.58mm" fo:break-before="auto" style:use-optimal-row-height="false"/>
    </style:style>
    <style:style style:name="ro18" style:family="table-row">
      <style:table-row-properties style:row-height="15.88mm" fo:break-before="auto" style:use-optimal-row-height="false"/>
    </style:style>
    <style:style style:name="ro19" style:family="table-row">
      <style:table-row-properties style:row-height="5.29mm" fo:break-before="page" style:use-optimal-row-height="false"/>
    </style:style>
    <style:style style:name="ro20" style:family="table-row">
      <style:table-row-properties style:row-height="10.05mm" fo:break-before="auto" style:use-optimal-row-height="false"/>
    </style:style>
    <style:style style:name="ro21" style:family="table-row">
      <style:table-row-properties style:row-height="5.56mm" fo:break-before="auto" style:use-optimal-row-height="false"/>
    </style:style>
    <style:style style:name="ro22" style:family="table-row">
      <style:table-row-properties style:row-height="20.11mm" fo:break-before="auto" style:use-optimal-row-height="false"/>
    </style:style>
    <style:style style:name="ro23" style:family="table-row">
      <style:table-row-properties style:row-height="41.01mm" fo:break-before="auto" style:use-optimal-row-height="false"/>
    </style:style>
    <style:style style:name="ro24" style:family="table-row">
      <style:table-row-properties style:row-height="36.78mm" fo:break-before="auto" style:use-optimal-row-height="false"/>
    </style:style>
    <style:style style:name="ro25" style:family="table-row">
      <style:table-row-properties style:row-height="49.74mm" fo:break-before="auto" style:use-optimal-row-height="false"/>
    </style:style>
    <style:style style:name="ro26" style:family="table-row">
      <style:table-row-properties style:row-height="30.16mm" fo:break-before="page" style:use-optimal-row-height="false"/>
    </style:style>
    <style:style style:name="ro27" style:family="table-row">
      <style:table-row-properties style:row-height="64.29mm" fo:break-before="auto" style:use-optimal-row-height="false"/>
    </style:style>
    <style:style style:name="ro28" style:family="table-row">
      <style:table-row-properties style:row-height="50.27mm" fo:break-before="auto" style:use-optimal-row-height="false"/>
    </style:style>
    <style:style style:name="ro29" style:family="table-row">
      <style:table-row-properties style:row-height="61.65mm" fo:break-before="auto" style:use-optimal-row-height="false"/>
    </style:style>
    <style:style style:name="ro30" style:family="table-row">
      <style:table-row-properties style:row-height="64.03mm" fo:break-before="auto" style:use-optimal-row-height="false"/>
    </style:style>
    <style:style style:name="ro31" style:family="table-row">
      <style:table-row-properties style:row-height="6.09mm" fo:break-before="auto" style:use-optimal-row-height="false"/>
    </style:style>
    <style:style style:name="ta1" style:family="table" style:master-page-name="PageStyle_5f_Control_20_protocol">
      <style:table-properties table:display="true" style:writing-mode="lr-tb"/>
    </style:style>
    <style:style style:name="ta2" style:family="table" style:master-page-name="PageStyle_5f_Command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標準_20_3">
      <style:table-cell-properties fo:background-color="#ffffff"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標準_20_3">
      <style:table-cell-properties fo:background-color="#ffffff" fo:padding="0.71mm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標準_20_3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標準_20_3">
      <style:table-cell-properties fo:background-color="#ffffff" fo:padding="0.71mm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標準_20_3">
      <style:table-cell-properties fo:background-color="#ffffff"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標準_20_3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標準_20_3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13" style:family="table-cell" style:parent-style-name="標準_20_3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italic" fo:text-shadow="none" style:text-underline-style="none" fo:font-weight="bold" style:font-size-asian="10.5pt" style:font-style-asian="italic" style:font-weight-asian="bold" style:font-name-complex="Arial" style:font-size-complex="10.5pt" style:font-style-complex="italic" style:font-weight-complex="bold"/>
    </style:style>
    <style:style style:name="ce14" style:family="table-cell" style:parent-style-name="標準_20_3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標準_20_3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6" style:family="table-cell" style:parent-style-name="標準_20_3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標準_20_3">
      <style:table-cell-properties fo:background-color="#ffffff"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標準_20_3">
      <style:table-cell-properties style:glyph-orientation-vertical="0" fo:background-color="#ffffff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標準_20_3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標準_20_3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ffffff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標準_20_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ff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標準_20_3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008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 style:data-style-name="N20121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7" style:family="table-cell" style:parent-style-name="標準_5f_RS232C_5f_DvsM_5f_10061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8" style:family="table-cell" style:parent-style-name="標準_5f_RS232C_5f_DvsM_5f_100611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標準_5f_RS232C_5f_DvsM_5f_100611" style:data-style-name="N1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0" style:family="table-cell" style:parent-style-name="標準_5f_RS232C_5f_DvsM_5f_100611" style:data-style-name="N1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1" style:family="table-cell" style:parent-style-name="標準_5f_RS232C_5f_DvsM_5f_100611" style:data-style-name="N1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標準_5f_RS232C_5f_DvsM_5f_100611" style:data-style-name="N1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3" style:family="table-cell" style:parent-style-name="標準_5f_RS232C_5f_DvsM_5f_100611" style:data-style-name="N100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標準_5f_RS232C_5f_DvsM_5f_100611" style:data-style-name="N100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5" style:family="table-cell" style:parent-style-name="標準_5f_RS232C_5f_DvsM_5f_100611" style:data-style-name="N100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標準_5f_RS232C_5f_DvsM_5f_100611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標準_5f_RS232C_5f_DvsM_5f_100611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標準_5f_RS232C_5f_DvsM_5f_100611" style:data-style-name="N1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標準_5f_RS232C_5f_DvsM_5f_100611" style:data-style-name="N100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標準_5f_RS232C_5f_DvsM_5f_100611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1" style:family="table-cell" style:parent-style-name="標準_5f_RS232C_5f_DvsM_5f_100611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2" style:family="table-cell" style:parent-style-name="標準_5f_RS232C_5f_DvsM_5f_100611" style:data-style-name="N10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標準_5f_RS232C_5f_DvsM_5f_100611" style:data-style-name="N10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標準_5f_RS232C_5f_DvsM_5f_100611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ce6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69" style:family="table-cell" style:parent-style-name="標準_5f_RS232C_5f_DvsM_5f_10061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70" style:family="table-cell" style:parent-style-name="標準_5f_RS232C_5f_DvsM_5f_100611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1" style:family="table-cell" style:parent-style-name="標準_5f_RS232C_5f_DvsM_5f_100611" style:data-style-name="N1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2" style:family="table-cell" style:parent-style-name="標準_5f_RS232C_5f_DvsM_5f_100611" style:data-style-name="N1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3" style:family="table-cell" style:parent-style-name="標準_5f_RS232C_5f_DvsM_5f_100611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4" style:family="table-cell" style:parent-style-name="標準_5f_RS232C_5f_DvsM_5f_100611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5" style:family="table-cell" style:parent-style-name="標準_5f_RS232C_5f_DvsM_5f_100611" style:data-style-name="N100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6" style:family="table-cell" style:parent-style-name="標準_5f_RS232C_5f_DvsM_5f_100611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7" style:family="table-cell" style:parent-style-name="標準_5f_RS232C_5f_DvsM_5f_100611" style:data-style-name="N100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8" style:family="table-cell" style:parent-style-name="標準_5f_RS232C_5f_DvsM_5f_100611" style:data-style-name="N100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9" style:family="table-cell" style:parent-style-name="標準_5f_RS232C_5f_DvsM_5f_100611" style:data-style-name="N100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標準_5f_RS232C_5f_DvsM_5f_100611" style:data-style-name="N100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1" style:family="table-cell" style:parent-style-name="標準_5f_RS232C_5f_DvsM_5f_100611" style:data-style-name="N100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標準_5f_RS232C_5f_DvsM_5f_100611" style:data-style-name="N100">
      <style:table-cell-properties style:glyph-orientation-vertical="0" fo:border-bottom="0.74pt solid #000000" fo:background-color="#00cc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標準_5f_RS232C_5f_DvsM_5f_100611" style:data-style-name="N100">
      <style:table-cell-properties style:glyph-orientation-vertical="0" fo:border-bottom="none" fo:background-color="#99cc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標準_5f_RS232C_5f_DvsM_5f_100611" style:data-style-name="N100">
      <style:table-cell-properties style:glyph-orientation-vertical="0" fo:background-color="#99cc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標準_5f_RS232C_5f_DvsM_5f_100611" style:data-style-name="N100">
      <style:table-cell-properties style:glyph-orientation-vertical="0" fo:border-bottom="none" fo:background-color="#99cc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標準_5f_RS232C_5f_DvsM_5f_100611" style:data-style-name="N100">
      <style:table-cell-properties style:glyph-orientation-vertical="0" fo:border-bottom="none" fo:background-color="#99cc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7" style:family="table-cell" style:parent-style-name="標準_5f_RS232C_5f_DvsM_5f_100611" style:data-style-name="N100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8" style:family="table-cell" style:parent-style-name="標準_5f_RS232C_5f_DvsM_5f_100611" style:data-style-name="N100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標準_5f_RS232C_5f_DvsM_5f_100611" style:data-style-name="N10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標準_5f_RS232C_5f_DvsM_5f_100611" style:data-style-name="N100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1" style:family="table-cell" style:parent-style-name="標準_5f_RS232C_5f_DvsM_5f_100611" style:data-style-name="N100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2" style:family="table-cell" style:parent-style-name="標準_5f_RS232C_5f_DvsM_5f_100611" style:data-style-name="N100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標準_5f_RS232C_5f_DvsM_5f_100611" style:data-style-name="N100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標準_5f_RS232C_5f_DvsM_5f_100611" style:data-style-name="N100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標準_5f_RS232C_5f_DvsM_5f_100611" style:data-style-name="N100">
      <style:table-cell-properties style:glyph-orientation-vertical="0" fo:border-bottom="0.74pt solid #000000" fo:background-color="#ff99cc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標準_5f_RS232C_5f_DvsM_5f_100611" style:data-style-name="N100">
      <style:table-cell-properties style:glyph-orientation-vertical="0" fo:border-bottom="none" fo:background-color="#cc99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7" style:family="table-cell" style:parent-style-name="標準_5f_RS232C_5f_DvsM_5f_100611" style:data-style-name="N100">
      <style:table-cell-properties style:glyph-orientation-vertical="0" fo:border-bottom="none" fo:background-color="#cc99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8" style:family="table-cell" style:parent-style-name="標準_5f_RS232C_5f_DvsM_5f_100611" style:data-style-name="N100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標準_5f_RS232C_5f_DvsM_5f_100611" style:data-style-name="N100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標準_5f_RS232C_5f_DvsM_5f_100611" style:data-style-name="N100">
      <style:table-cell-properties style:glyph-orientation-vertical="0" fo:border-bottom="0.74pt solid #000000" fo:background-color="#00ff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標準_5f_RS232C_5f_DvsM_5f_100611" style:data-style-name="N100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標準_5f_RS232C_5f_DvsM_5f_100611" style:data-style-name="N100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3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4" style:family="table-cell" style:parent-style-name="標準_5f_RS232C_5f_DvsM_5f_100611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5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6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8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9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0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1" style:family="table-cell" style:parent-style-name="標準_5f_RS232C_5f_DvsM_5f_100611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2" style:family="table-cell" style:parent-style-name="標準_5f_RS232C_5f_DvsM_5f_100611" style:data-style-name="N1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3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4" style:family="table-cell" style:parent-style-name="標準_5f_RS232C_5f_DvsM_5f_100611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9" style:family="table-cell" style:parent-style-name="標準_5f_RS232C_5f_DvsM_5f_100611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0" style:family="table-cell" style:parent-style-name="標準_5f_RS232C_5f_DvsM_5f_100611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21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標準_5f_RS232C_5f_DvsM_5f_100611" style:data-style-name="N10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標準_5f_RS232C_5f_DvsM_5f_100611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標準_5f_RS232C_5f_DvsM_5f_100611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標準_5f_RS232C_5f_DvsM_5f_100611" style:data-style-name="N1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標準_5f_RS232C_5f_DvsM_5f_10061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標準_5f_RS232C_5f_DvsM_5f_100611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37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標準_5f_RS232C_5f_DvsM_5f_100611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標準_5f_RS232C_5f_DvsM_5f_10061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標準_5f_RS232C_5f_DvsM_5f_100611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標準_5f_RS232C_5f_DvsM_5f_100611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標準_5f_RS232C_5f_DvsM_5f_100611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標準_5f_RS232C_5f_DvsM_5f_10061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標準_5f_RS232C_5f_DvsM_5f_100611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標準_5f_RS232C_5f_DvsM_5f_10061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標準_5f_RS232C_5f_DvsM_5f_100611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標準_5f_RS232C_5f_DvsM_5f_10061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標準_5f_RS232C_5f_DvsM_5f_100611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7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標準_5f_RS232C_5f_DvsM_5f_100611">
      <style:table-cell-properties style:glyph-orientation-vertical="0" fo:border-bottom="0.74pt solid #000000" fo:background-color="#ffcc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fine-dashe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標準_5f_RS232C_5f_DvsM_5f_100611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標準_5f_RS232C_5f_DvsM_5f_100611">
      <style:table-cell-properties style:glyph-orientation-vertical="0" fo:border-bottom="0.74pt solid #000000" fo:background-color="#ffcc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標準_5f_RS232C_5f_DvsM_5f_100611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標準_5f_RS232C_5f_DvsM_5f_100611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fine-dashe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標準_5f_RS232C_5f_DvsM_5f_100611">
      <style:table-cell-properties style:glyph-orientation-vertical="0" fo:border-bottom="0.74pt fine-dash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fine-dashe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標準_5f_RS232C_5f_DvsM_5f_100611" style:data-style-name="N100">
      <style:table-cell-properties style:glyph-orientation-vertical="0" fo:border-bottom="0.74pt dotted #000000" fo:background-color="#ffcc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標準_5f_RS232C_5f_DvsM_5f_100611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標準_5f_RS232C_5f_DvsM_5f_100611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標準_5f_RS232C_5f_DvsM_5f_10061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標準_5f_RS232C_5f_DvsM_5f_100611" style:data-style-name="N100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標準_5f_RS232C_5f_DvsM_5f_10061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標準_5f_RS232C_5f_DvsM_5f_10061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標準_5f_RS232C_5f_DvsM_5f_1006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標準_5f_RS232C_5f_DvsM_5f_1006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11" style:family="table-cell" style:parent-style-name="標準_5f_RS232C_5f_DvsM_5f_1006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4" style:family="table-cell" style:parent-style-name="標準_5f_RS232C_5f_DvsM_5f_100611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15" style:family="table-cell" style:parent-style-name="標準_5f_RS232C_5f_DvsM_5f_100611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16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標準_5f_RS232C_5f_DvsM_5f_1006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8" style:family="table-cell" style:parent-style-name="標準_5f_RS232C_5f_DvsM_5f_100611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標準_5f_RS232C_5f_DvsM_5f_100611" style:data-style-name="N100">
      <style:table-cell-properties style:glyph-orientation-vertical="0" fo:background-color="#ffcc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5" style:family="table-cell" style:parent-style-name="標準_5f_RS232C_5f_DvsM_5f_100611">
      <style:table-cell-properties style:glyph-orientation-vertical="0" fo:background-color="#ffcc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標準_5f_RS232C_5f_DvsM_5f_100611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標準_5f_RS232C_5f_DvsM_5f_100611">
      <style:table-cell-properties style:glyph-orientation-vertical="0" fo:background-color="#ff99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標準_5f_RS232C_5f_DvsM_5f_100611">
      <style:table-cell-properties style:glyph-orientation-vertical="0" fo:border-bottom="0.74pt solid #000000" fo:background-color="#ff99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1" style:family="table-cell" style:parent-style-name="標準_5f_RS232C_5f_DvsM_5f_10061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2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3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標準_5f_RS232C_5f_DvsM_5f_100611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0" style:family="table-cell" style:parent-style-name="標準_5f_RS232C_5f_DvsM_5f_10061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2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標準_5f_RS232C_5f_DvsM_5f_100611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標準_5f_RS232C_5f_DvsM_5f_100611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48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9" style:family="table-cell" style:parent-style-name="標準_5f_RS232C_5f_DvsM_5f_100611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0" style:family="table-cell" style:parent-style-name="標準_5f_RS232C_5f_DvsM_5f_100611">
      <style:table-cell-properties style:glyph-orientation-vertical="0" fo:border-bottom="0.74pt solid #000000" fo:background-color="#ff99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1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5" style:family="table-cell" style:parent-style-name="標準_5f_RS232C_5f_DvsM_5f_100611">
      <style:table-cell-properties style:glyph-orientation-vertical="0" fo:border-bottom="0.74pt solid #000000" fo:background-color="#ff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0.74pt solid #000000" fo:background-color="#ff99c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7" style:family="table-cell" style:parent-style-name="標準_5f_RS232C_5f_DvsM_5f_100611" style:data-style-name="N100">
      <style:table-cell-properties style:glyph-orientation-vertical="0" fo:background-color="#ffcc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標準_5f_RS232C_5f_DvsM_5f_100611" style:data-style-name="N100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2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3" style:family="table-cell" style:parent-style-name="Default" style:data-style-name="N2012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4" style:family="table-cell" style:parent-style-name="標準_5f_RS232C_5f_DvsM_5f_10061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5" style:family="table-cell" style:parent-style-name="標準_5f_RS232C_5f_DvsM_5f_100611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76" style:family="table-cell" style:parent-style-name="標準_5f_RS232C_5f_DvsM_5f_100611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06pt solid #000000" style:direction="ltr" fo:padding="0.71mm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77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8" style:family="table-cell" style:parent-style-name="標準_5f_RS232C_5f_DvsM_5f_100611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9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0" style:family="table-cell" style:parent-style-name="標準_5f_RS232C_5f_DvsM_5f_100611">
      <style:table-cell-properties style:glyph-orientation-vertical="0" fo:border-bottom="0.74pt solid #000000" fo:background-color="#ff99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標準_5f_RS232C_5f_DvsM_5f_10061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3" style:family="table-cell" style:parent-style-name="標準_5f_RS232C_5f_DvsM_5f_10061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4" style:family="table-cell" style:parent-style-name="標準_5f_RS232C_5f_DvsM_5f_100611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5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6" style:family="table-cell" style:parent-style-name="標準_5f_RS232C_5f_DvsM_5f_100611">
      <style:table-cell-properties style:glyph-orientation-vertical="0" fo:border-bottom="0.74pt solid #000000" fo:background-color="#ff99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7" style:family="table-cell" style:parent-style-name="標準_5f_RS232C_5f_DvsM_5f_100611" style:data-style-name="N100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8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標準_5f_RS232C_5f_DvsM_5f_1006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0" style:family="table-cell" style:parent-style-name="標準_5f_RS232C_5f_DvsM_5f_100611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1" style:family="table-cell" style:parent-style-name="Excel_5f_BuiltIn_5f_Hyperlink" style:data-style-name="N2012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3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94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5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7" style:family="table-cell" style:parent-style-name="標準_5f_RS232C_5f_DvsM_5f_100611">
      <style:table-cell-properties style:glyph-orientation-vertical="0" fo:border-bottom="0.74pt solid #000000" fo:background-color="#ff99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8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9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0" style:family="table-cell" style:parent-style-name="標準_5f_RS232C_5f_DvsM_5f_100611">
      <style:table-cell-properties style:glyph-orientation-vertical="0" fo:border-bottom="0.74pt solid #000000" fo:background-color="#ff99cc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1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2" style:family="table-cell" style:parent-style-name="標準_5f_RS232C_5f_DvsM_5f_100611">
      <style:table-cell-properties style:glyph-orientation-vertical="0" fo:background-color="#ff99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3" style:family="table-cell" style:parent-style-name="標準_5f_RS232C_5f_DvsM_5f_100611">
      <style:table-cell-properties style:glyph-orientation-vertical="0" fo:border-bottom="0.74pt solid #000000" fo:background-color="#ff99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5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6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0.74pt solid #000000" fo:background-color="#ff99cc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1" style:family="table-cell" style:parent-style-name="標準_5f_RS232C_5f_DvsM_5f_100611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2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4" style:family="table-cell" style:parent-style-name="標準_5f_RS232C_5f_DvsM_5f_100611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7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9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0" style:family="table-cell" style:parent-style-name="Default" style:data-style-name="N2012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1" style:family="table-cell" style:parent-style-name="標準_5f_RS232C_5f_DvsM_5f_10061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2" style:family="table-cell" style:parent-style-name="標準_5f_RS232C_5f_DvsM_5f_10061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italic" fo:text-shadow="none" style:text-underline-style="none" fo:font-weight="bold" style:font-size-asian="10.5pt" style:font-style-asian="italic" style:font-weight-asian="bold" style:font-name-complex="Arial" style:font-size-complex="10.5pt" style:font-style-complex="italic" style:font-weight-complex="bold"/>
    </style:style>
    <style:style style:name="ce32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3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4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9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0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2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9933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8" style:family="table-cell" style:parent-style-name="標準_20_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9" style:family="table-cell" style:parent-style-name="Default" style:data-style-name="N100">
      <style:table-cell-properties style:glyph-orientation-vertical="0" fo:background-color="#ff99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0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1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2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3" style:family="table-cell" style:parent-style-name="標準_5f_RS232C_5f_DvsM_5f_100611">
      <style:table-cell-properties style:glyph-orientation-vertical="0" fo:background-color="#99cc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4" style:family="table-cell" style:parent-style-name="標準_5f_RS232C_5f_DvsM_5f_100611">
      <style:table-cell-properties style:glyph-orientation-vertical="0" fo:background-color="#00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5" style:family="table-cell" style:parent-style-name="標準_5f_RS232C_5f_DvsM_5f_100611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6" style:family="table-cell" style:parent-style-name="標準_5f_RS232C_5f_DvsM_5f_100611" style:data-style-name="N1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7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8" style:family="table-cell" style:parent-style-name="標準_5f_RS232C_5f_DvsM_5f_100611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9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0" style:family="table-cell" style:parent-style-name="標準_5f_RS232C_5f_DvsM_5f_100611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1" style:family="table-cell" style:parent-style-name="標準_5f_RS232C_5f_DvsM_5f_100611" style:data-style-name="N100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2" style:family="table-cell" style:parent-style-name="標準_5f_RS232C_5f_DvsM_5f_100611" style:data-style-name="N1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3" style:family="table-cell" style:parent-style-name="標準_5f_RS232C_5f_DvsM_5f_100611" style:data-style-name="N100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4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5" style:family="table-cell" style:parent-style-name="標準_5f_RS232C_5f_DvsM_5f_100611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6" style:family="table-cell" style:parent-style-name="標準_5f_RS232C_5f_DvsM_5f_100611" style:data-style-name="N100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7" style:family="table-cell" style:parent-style-name="標準_5f_RS232C_5f_DvsM_5f_100611" style:data-style-name="N100">
      <style:table-cell-properties style:glyph-orientation-vertical="0" fo:background-color="#ff99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8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9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0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1" style:family="table-cell" style:parent-style-name="標準_5f_RS232C_5f_DvsM_5f_100611" style:data-style-name="N100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2" style:family="table-cell" style:parent-style-name="標準_5f_RS232C_5f_DvsM_5f_1006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3" style:family="table-cell" style:parent-style-name="標準_5f_RS232C_5f_DvsM_5f_100611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4" style:family="table-cell" style:parent-style-name="標準_5f_RS232C_5f_DvsM_5f_100611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5" style:family="table-cell" style:parent-style-name="標準_5f_RS232C_5f_DvsM_5f_100611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6" style:family="table-cell" style:parent-style-name="標準_5f_RS232C_5f_DvsM_5f_1006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7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8" style:family="table-cell" style:parent-style-name="標準_5f_RS232C_5f_DvsM_5f_100611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9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0" style:family="table-cell" style:parent-style-name="標準_5f_RS232C_5f_DvsM_5f_100611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1" style:family="table-cell" style:parent-style-name="標準_5f_RS232C_5f_DvsM_5f_100611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2" style:family="table-cell" style:parent-style-name="標準_5f_RS232C_5f_DvsM_5f_100611" style:data-style-name="N100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3" style:family="table-cell" style:parent-style-name="標準_5f_RS232C_5f_DvsM_5f_100611" style:data-style-name="N1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4" style:family="table-cell" style:parent-style-name="標準_5f_RS232C_5f_DvsM_5f_100611" style:data-style-name="N100">
      <style:table-cell-properties style:glyph-orientation-vertical="0" fo:border-bottom="0.74pt solid #000000" fo:background-color="#ccffcc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5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6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7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9" style:family="table-cell" style:parent-style-name="標準_5f_RS232C_5f_DvsM_5f_100611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0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1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2" style:family="table-cell" style:parent-style-name="標準_5f_RS232C_5f_DvsM_5f_100611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3" style:family="table-cell" style:parent-style-name="標準_5f_RS232C_5f_DvsM_5f_100611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4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5" style:family="table-cell" style:parent-style-name="標準_5f_RS232C_5f_DvsM_5f_100611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6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7" style:family="table-cell" style:parent-style-name="標準_5f_RS232C_5f_DvsM_5f_100611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8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9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0" style:family="table-cell" style:parent-style-name="標準_5f_RS232C_5f_DvsM_5f_100611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2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4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5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6" style:family="table-cell" style:parent-style-name="標準_5f_RS232C_5f_DvsM_5f_1006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7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8" style:family="table-cell" style:parent-style-name="標準_5f_RS232C_5f_DvsM_5f_100611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8" style:family="table-cell" style:parent-style-name="標準_5f_RS232C_5f_DvsM_5f_10061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9933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0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1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6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9" style:family="table-cell" style:parent-style-name="標準_5f_RS232C_5f_DvsM_5f_100611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0000ff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6" style:family="table-cell" style:parent-style-name="標準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dotted #000000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4" style:family="table-cell" style:parent-style-name="標準_5f_RS232C_5f_DvsM_5f_10061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1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2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3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4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7" style:family="table-cell" style:parent-style-name="標準_5f_RS232C_5f_DvsM_5f_100611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0" style:family="table-cell" style:parent-style-name="標準_5f_RS232C_5f_DvsM_5f_100611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1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2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6" style:family="table-cell" style:parent-style-name="標準_5f_RS232C_5f_DvsM_5f_100611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8" style:family="table-cell" style:parent-style-name="標準_5f_RS232C_5f_DvsM_5f_100611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008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3" style:family="table-cell" style:parent-style-name="標準_20_2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23mm" fo:min-width="35.4mm" fo:padding-top="0.56mm" fo:padding-bottom="0.56mm" fo:padding-left="0.56mm" fo:padding-right="0.56mm" fo:wrap-option="wrap" draw:shadow-color="#808080"/>
    </style:style>
    <style:style style:name="gr2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3.43mm" fo:min-width="2.5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23mm" fo:min-width="35.3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3.44mm" fo:min-width="2.52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fo:min-height="11.92mm" fo:min-width="31.51mm" fo:padding-top="0mm" fo:padding-bottom="0mm" fo:padding-left="2.5mm" fo:padding-right="2.5mm" fo:wrap-option="wrap" draw:shadow-color="#808080"/>
    </style:style>
    <style:style style:name="gr7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6.35mm" fo:min-width="25.34mm" fo:padding-top="0mm" fo:padding-bottom="0mm" fo:padding-left="2.5mm" fo:padding-right="2.5mm" fo:wrap-option="wrap" draw:shadow-color="#808080"/>
    </style:style>
    <style:style style:name="gr8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3.81mm" fo:min-width="2.23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fo:min-height="14.03mm" fo:min-width="21.86mm" fo:padding-top="0mm" fo:padding-bottom="0mm" fo:padding-left="2.5mm" fo:padding-right="2.5mm" fo:wrap-option="wrap" draw:shadow-color="#808080"/>
    </style:style>
    <style:style style:name="gr10" style:family="graphic">
      <style:graphic-properties draw:stroke="none" draw:fill="none" draw:fill-color="#ffffff" draw:textarea-horizontal-align="justify" draw:textarea-vertical-align="top" draw:auto-grow-height="false" fo:min-height="6.92mm" fo:min-width="24.1mm" fo:padding-top="0.24mm" fo:padding-bottom="0.24mm" fo:padding-left="2.06mm" fo:padding-right="2.06mm" fo:wrap-option="wrap" draw:shadow-color="#808080"/>
    </style:style>
    <style:style style:name="gr11" style:family="graphic">
      <style:graphic-properties draw:stroke="none" draw:fill="none" draw:fill-color="#ffffff" draw:textarea-horizontal-align="justify" draw:textarea-vertical-align="top" draw:auto-grow-height="false" fo:min-height="6.66mm" fo:min-width="24.1mm" fo:padding-top="0.24mm" fo:padding-bottom="0.24mm" fo:padding-left="2.06mm" fo:padding-right="2.06mm" fo:wrap-option="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Arial" fo:font-size="10.5pt" fo:font-style="normal" fo:text-shadow="none" style:text-underline-style="none" fo:font-weight="bold" style:font-size-asian="10.5pt" style:font-style-asian="normal" style:font-weight-asian="bold" style:font-family-complex="Arial" style:font-size-complex="10.5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fo:font-family="Arial" fo:font-size="10.5pt" fo:font-style="italic" fo:text-shadow="none" style:text-underline-style="none" fo:font-weight="bold" style:font-size-asian="10.5pt" style:font-style-asian="italic" style:font-weight-asian="bold" style:font-family-complex="Arial" style:font-size-complex="10.5pt" style:font-style-complex="italic" style:font-weight-complex="bold"/>
    </style:style>
    <style:style style:name="T3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style:use-window-font-color="true" fo:text-shadow="none" style:font-name-asian="ＭＳ ゴシック" style:font-size-asian="11pt" style:font-size-complex="11pt" style:font-weight-asian="normal" style:font-weight-complex="normal" style:font-style-asian="normal" style:font-name="ＭＳ ゴシック"/>
    </style:style>
    <style:style style:name="T4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style:use-window-font-color="true" fo:text-shadow="none" style:font-size-asian="11pt" style:font-size-complex="11pt" style:font-weight-asian="normal" style:font-weight-complex="normal" style:font-style-asian="normal" style:font-name="Arial" style:font-name-complex="Arial"/>
    </style:style>
    <style:style style:name="T5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style:use-window-font-color="true" fo:text-shadow="none" style:font-name-asian="ＭＳ ゴシック" style:font-size-asian="11pt" style:font-size-complex="11pt" style:font-weight-asian="bold" style:font-weight-complex="bold" style:font-style-asian="normal" style:font-name="ＭＳ ゴシック"/>
    </style:style>
    <style:style style:name="T6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style:use-window-font-color="true" fo:text-shadow="none" style:font-size-asian="11pt" style:font-size-complex="11pt" style:font-weight-asian="bold" style:font-weight-complex="bold" style:font-style-asian="normal" style:font-name="Arial" style:font-name-complex="Arial"/>
    </style:style>
    <style:style style:name="T7" style:family="text">
      <style:text-properties style:use-window-font-color="true" style:font-name="ＭＳ 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ＭＳ ゴシック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9" style:family="text">
      <style:text-properties style:font-name="Arial" style:font-style-complex="normal" style:font-style-asian="normal" style:font-size-complex="11pt" style:font-size-asian="11pt" style:font-name-complex="Arial" style:use-window-font-color="true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10" style:family="text">
      <style:text-properties style:font-name="ＭＳ ゴシック" style:font-style-complex="normal" fo:font-size="11pt" fo:font-weight="normal" style:text-underline-style="none" style:text-underline-color="font-color" style:text-line-through-type="none" fo:font-style="normal" style:text-outline="false" style:use-window-font-color="true" fo:text-shadow="none" style:font-name-asian="ＭＳ ゴシック" style:font-size-asian="11pt" style:font-size-complex="11pt" style:font-weight-asian="normal" style:font-weight-complex="normal" style:font-style-asian="normal" style:text-position="0% 100%"/>
    </style:style>
    <style:style style:name="T11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style:use-window-font-color="true" fo:text-shadow="non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12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style:use-window-font-color="true" fo:text-shadow="none" style:font-size-asian="11pt" style:font-size-complex="11pt" style:font-weight-asian="normal" style:font-weight-complex="normal" style:font-style-asian="normal" style:text-position="0% 100%" style:font-name="ＭＳ ゴシック" style:font-name-asian="ＭＳ ゴシック"/>
    </style:style>
    <style:style style:name="T13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style:use-window-font-color="true" fo:text-shadow="none" style:font-name-asian="ＭＳ Ｐゴシック" style:font-size-asian="11pt" style:font-size-complex="11pt" style:font-weight-asian="normal" style:font-weight-complex="normal" style:font-style-asian="normal" style:font-name="ＭＳ Ｐゴシック"/>
    </style:style>
    <style:style style:name="T14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style:use-window-font-color="true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Arial"/>
    </style:style>
    <style:style style:name="T15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style:use-window-font-color="true" fo:text-shadow="none" style:text-outline="false" fo:font-style="normal" style:text-line-through-type="none" fo:font-weight="normal" fo:font-size="11pt" style:font-name="Arial" style:text-underline-style="none" style:text-underline-color="font-color"/>
    </style:style>
    <style:style style:name="T16" style:family="text">
      <style:text-properties fo:color="#ff0000" style:font-name="Aria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8pt" style:font-size-complex="18pt" style:font-weight-asian="bold" style:font-weight-complex="bold" style:font-style-asian="normal" style:font-style-complex="normal"/>
    </style:style>
    <style:style style:name="T17" style:family="text">
      <style:text-properties style:use-window-font-color="true" style:font-name="ＭＳ Ｐゴシック" fo:font-size="11pt" fo:font-weight="normal" style:text-underline-style="none" style:text-underline-color="font-color" style:text-line-through-type="none" fo:font-style="italic" style:text-outline="false" fo:text-shadow="none" style:text-position="0% 100%" style:font-name-asian="ＭＳ Ｐゴシック" style:font-size-asian="11pt" style:font-size-complex="11pt" style:font-weight-asian="normal" style:font-weight-complex="normal" style:font-style-asian="italic" style:font-style-complex="italic"/>
    </style:style>
    <style:style style:name="T18" style:family="text">
      <style:text-properties style:font-style-complex="italic" style:text-position="0% 100%" fo:font-size="11pt" fo:font-weight="normal" style:text-underline-style="none" style:text-underline-color="font-color" style:text-line-through-type="none" fo:font-style="italic" style:text-outline="false" style:use-window-font-color="true" fo:text-shadow="none" style:font-name-asian="ＭＳ Ｐゴシック" style:font-size-asian="11pt" style:font-size-complex="11pt" style:font-weight-asian="normal" style:font-weight-complex="normal" style:font-style-asian="italic" style:font-name="ＭＳ Ｐゴシック"/>
    </style:style>
    <style:style style:name="T19" style:family="text">
      <style:text-properties style:font-style-complex="italic" style:text-position="0% 100%" fo:font-size="11pt" fo:font-weight="normal" style:text-underline-style="none" style:text-underline-color="font-color" style:text-line-through-type="none" fo:font-style="italic" style:text-outline="false" style:use-window-font-color="true" fo:text-shadow="none" style:font-size-asian="11pt" style:font-size-complex="11pt" style:font-weight-asian="normal" style:font-weight-complex="normal" style:font-style-asian="italic" style:font-name="Arial" style:font-name-complex="Arial"/>
    </style:style>
    <style:style style:name="T20" style:family="text">
      <style:text-properties style:use-window-font-color="true" style:font-name="Arial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bold" style:font-weight-complex="bold" style:font-style-asian="italic" style:font-style-complex="italic"/>
    </style:style>
    <style:style style:name="T21" style:family="text">
      <style:text-properties style:font-name="Arial Unicode MS" style:font-style-complex="normal" style:font-style-asian="normal" style:font-weight-complex="normal" style:font-weight-asian="normal" style:font-size-complex="11pt" style:font-size-asian="11pt" style:font-name-complex="Arial Unicode MS" fo:text-shadow="none" style:use-window-font-color="true" style:text-outline="false" fo:font-style="normal" style:text-line-through-type="none" style:text-underline-style="none" style:text-underline-color="font-color" fo:font-weight="normal" fo:font-size="11pt" style:text-position="0% 100%"/>
    </style:style>
    <style:style style:name="T22" style:family="text">
      <style:text-properties style:font-style-complex="normal" style:font-style-asian="normal" style:font-weight-complex="normal" style:font-weight-asian="normal" style:font-size-complex="11pt" style:font-size-asian="11pt" fo:text-shadow="none" style:use-window-font-color="true" style:text-outline="false" fo:font-style="normal" style:text-line-through-type="none" style:text-underline-style="none" style:text-underline-color="font-color" fo:font-weight="normal" fo:font-size="11pt" style:text-position="0% 100%" style:font-name="Arial" style:font-name-complex="Arial"/>
    </style:style>
    <style:style style:name="T23" style:family="text">
      <style:text-properties style:font-style-complex="normal" style:font-style-asian="normal" style:font-weight-complex="normal" style:font-weight-asian="normal" style:font-size-complex="11pt" style:font-size-asian="11pt" fo:text-shadow="none" style:use-window-font-color="true" style:text-outline="false" fo:font-style="normal" style:text-line-through-type="none" style:text-underline-style="none" style:text-underline-color="font-color" fo:font-weight="normal" fo:font-size="11pt" style:text-position="0% 100%" style:font-name="Arial Unicode MS" style:font-name-complex="Arial Unicode MS"/>
    </style:style>
    <style:style style:name="T24" style:family="text">
      <style:text-properties style:font-style-complex="normal" style:use-window-font-color="true" fo:text-shadow="none" style:font-style-asian="normal" style:font-weight-complex="bold" style:font-weight-asian="bold" style:font-size-complex="11pt" style:font-size-asian="11pt" style:font-name-complex="Arial" style:text-outline="false" fo:font-style="normal" style:text-line-through-type="none" style:text-underline-style="none" style:text-underline-color="font-color" fo:font-weight="bold" fo:font-size="11pt" style:font-name="Arial" style:text-position="0% 100%"/>
    </style:style>
    <style:style style:name="T25" style:family="text">
      <style:text-properties style:font-style-complex="normal" style:use-window-font-color="true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normal" style:font-weight-asian="normal" style:font-weight-complex="normal"/>
    </style:style>
    <style:style style:name="T26" style:family="text">
      <style:text-properties style:font-style-complex="normal" style:use-window-font-color="true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bold" style:font-weight-asian="bold" style:font-weight-complex="bold"/>
    </style:style>
    <style:style style:name="T27" style:family="text">
      <style:text-properties style:font-weight-complex="normal" fo:font-size="11pt" style:font-weight-asian="normal" style:font-size-complex="11pt" style:font-size-asian="11pt" style:font-name-asian="ＭＳ Ｐゴシック" fo:text-shadow="none" style:text-position="0% 100%" style:font-name="ＭＳ Ｐゴシック" style:font-style-complex="normal" style:use-window-font-color="true" style:text-outline="false" fo:font-style="normal" style:text-line-through-type="none" style:text-underline-style="none" style:text-underline-color="font-color" fo:font-weight="normal" style:font-style-asian="normal"/>
    </style:style>
    <style:style style:name="T28" style:family="text">
      <style:text-properties style:font-weight-complex="normal" fo:font-size="11pt" style:font-weight-asian="normal" style:font-size-complex="11pt" style:font-size-asian="11pt" fo:text-shadow="none" style:text-position="0% 100%" style:font-style-complex="normal" style:use-window-font-color="true" style:text-outline="false" fo:font-style="normal" style:text-line-through-type="none" style:text-underline-style="none" style:text-underline-color="font-color" fo:font-weight="normal" style:font-style-asian="normal" style:font-name="Arial" style:font-name-complex="Arial"/>
    </style:style>
    <style:style style:name="T29" style:family="text">
      <style:text-properties style:font-weight-complex="normal" fo:font-size="11pt" style:font-weight-asian="normal" style:font-size-complex="11pt" style:font-size-asian="11pt" fo:text-shadow="none" style:text-position="0% 100%" style:font-style-complex="normal" style:use-window-font-color="true" style:text-outline="false" fo:font-style="normal" style:text-line-through-type="none" style:text-underline-style="none" style:text-underline-color="font-color" fo:font-weight="normal" style:font-style-asian="normal" style:font-name="ＭＳ Ｐゴシック" style:font-name-asian="ＭＳ Ｐゴシック"/>
    </style:style>
    <style:style style:name="T30" style:family="text">
      <style:text-properties style:font-weight-asian="normal" fo:font-weight="normal" style:font-size-complex="11pt" style:font-size-asian="11pt" style:font-name-asian="ＭＳ Ｐゴシック" fo:text-shadow="none" style:text-position="0% 100%" style:font-name="ＭＳ Ｐゴシック" fo:font-size="11pt" style:font-style-asian="normal" style:font-style-complex="normal" style:use-window-font-color="true" style:text-outline="false" fo:font-style="normal" style:text-line-through-type="none" style:text-underline-style="none" style:text-underline-color="font-color" style:font-weight-complex="normal"/>
    </style:style>
    <style:style style:name="T31" style:family="text">
      <style:text-properties style:font-weight-asian="normal" fo:font-weight="normal" style:font-size-complex="11pt" style:font-size-asian="11pt" fo:text-shadow="none" style:text-position="0% 100%" fo:font-size="11pt" style:font-style-asian="normal" style:font-style-complex="normal" style:use-window-font-color="true" style:text-outline="false" fo:font-style="normal" style:text-line-through-type="none" style:text-underline-style="none" style:text-underline-color="font-color" style:font-weight-complex="normal" style:font-name="Arial" style:font-name-complex="Arial"/>
    </style:style>
    <style:style style:name="T32" style:family="text">
      <style:text-properties style:font-weight-asian="normal" fo:font-weight="normal" style:font-size-complex="11pt" style:font-size-asian="11pt" fo:text-shadow="none" style:text-position="0% 100%" fo:font-size="11pt" style:font-style-asian="normal" style:font-style-complex="normal" style:use-window-font-color="true" style:text-outline="false" fo:font-style="normal" style:text-line-through-type="none" style:text-underline-style="none" style:text-underline-color="font-color" style:font-weight-complex="normal" style:font-name="ＭＳ Ｐゴシック" style:font-name-asian="ＭＳ Ｐゴシック"/>
    </style:style>
    <style:style style:name="T33" style:family="text">
      <style:text-properties style:text-position="0% 100%" style:font-name="Arial Unicode MS" style:font-style-asian="normal" style:font-weight-complex="bold" style:font-weight-asian="bold" style:font-size-complex="11pt" style:font-size-asian="11pt" style:font-name-complex="Arial Unicode MS" fo:text-shadow="none" style:use-window-font-color="true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34" style:family="text">
      <style:text-properties style:text-position="0% 100%" style:font-style-asian="normal" style:font-weight-complex="bold" style:font-weight-asian="bold" style:font-size-complex="11pt" style:font-size-asian="11pt" fo:text-shadow="none" style:use-window-font-color="true" style:text-outline="false" fo:font-style="normal" style:text-line-through-type="none" style:text-underline-style="none" style:text-underline-color="font-color" fo:font-weight="bold" fo:font-size="11pt" style:font-style-complex="normal" style:font-name="Arial" style:font-name-complex="Arial"/>
    </style:style>
    <style:style style:name="T35" style:family="text">
      <style:text-properties fo:font-size="11pt" style:font-style-asian="normal" fo:font-weight="normal" style:text-underline-style="none" style:text-underline-color="font-color" style:text-line-through-type="none" fo:font-style="normal" style:text-outline="false" style:use-window-font-color="true" style:text-position="0% 100%" style:font-name="HGP創英角ﾎﾟｯﾌﾟ体" fo:text-shadow="none" style:font-name-complex="HGP創英角ﾎﾟｯﾌﾟ体" style:font-size-asian="11pt" style:font-size-complex="11pt" style:font-weight-asian="normal" style:font-weight-complex="normal" style:font-style-complex="normal"/>
    </style:style>
    <style:style style:name="T36" style:family="text">
      <style:text-properties fo:font-size="11pt" style:font-style-asian="normal" fo:font-weight="normal" style:text-underline-style="none" style:text-underline-color="font-color" style:text-line-through-type="none" fo:font-style="normal" style:text-outline="false" style:use-window-font-color="true" style:text-position="0% 100%" fo:text-shadow="none" style:font-size-asian="11pt" style:font-size-complex="11pt" style:font-weight-asian="normal" style:font-weight-complex="normal" style:font-style-complex="normal" style:font-name="Arial" style:font-name-complex="Arial"/>
    </style:style>
    <style:style style:name="T37" style:family="text">
      <style:text-properties fo:font-size="11pt" style:font-style-asian="normal" fo:font-weight="normal" style:text-underline-style="none" style:text-underline-color="font-color" style:text-line-through-type="none" fo:font-style="normal" style:text-outline="false" style:use-window-font-color="true" style:text-position="0% 100%" fo:text-shadow="none" style:font-size-asian="11pt" style:font-size-complex="11pt" style:font-weight-asian="normal" style:font-weight-complex="normal" style:font-style-complex="normal" style:font-name="HGP創英角ﾎﾟｯﾌﾟ体" style:font-name-complex="HGP創英角ﾎﾟｯﾌﾟ体"/>
    </style:style>
    <style:style style:name="T38" style:family="text">
      <style:text-properties fo:font-size="11pt" style:font-style-asian="normal" fo:font-weight="normal" style:text-underline-style="none" style:text-underline-color="font-color" style:text-line-through-type="none" fo:font-style="normal" style:text-outline="false" style:use-window-font-color="true" style:text-position="0% 100%" fo:text-shadow="none" style:font-size-asian="11pt" style:font-size-complex="11pt" style:font-weight-asian="normal" style:font-weight-complex="normal" style:font-style-complex="normal" style:font-name-complex="Arial" style:font-name="Arial"/>
    </style:style>
    <style:style style:name="T39" style:family="text">
      <style:text-properties style:use-window-font-color="true"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 Unicode MS" style:font-size-asian="11pt" style:font-size-complex="11pt" style:font-weight-asian="normal" style:font-weight-complex="normal" style:font-style-asian="normal" style:font-style-complex="normal"/>
    </style:style>
    <style:style style:name="T40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1" style:family="text">
      <style:text-properties style:text-position="0% 100%" style:font-name="Arial Unicode MS" style:font-style-asian="normal" style:font-weight-complex="normal" style:font-weight-asian="normal" style:font-size-complex="11pt" style:font-size-asian="11pt" style:font-name-complex="Arial Unicode MS" fo:text-shadow="none" style:use-window-font-color="tru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2" style:family="text">
      <style:text-properties style:text-position="0% 100%" style:font-style-asian="normal" style:font-weight-complex="normal" style:font-weight-asian="normal" style:font-size-complex="11pt" style:font-size-asian="11pt" fo:text-shadow="none" style:use-window-font-color="true" style:text-outline="false" fo:font-style="normal" style:text-line-through-type="none" style:text-underline-style="none" style:text-underline-color="font-color" fo:font-weight="normal" fo:font-size="11pt" style:font-style-complex="normal" style:font-name="Arial" style:font-name-complex="Arial"/>
    </style:style>
    <style:style style:name="T43" style:family="text">
      <style:text-properties style:font-style-complex="normal" fo:text-shadow="none" style:font-style-asian="normal" style:font-weight-complex="bold" style:font-weight-asian="bold" style:font-size-complex="11pt" style:font-size-asian="11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11pt" style:font-name="Arial"/>
    </style:style>
    <style:style style:name="T44" style:family="text">
      <style:text-properties style:font-style-complex="normal" fo:text-shadow="none" style:font-style-asian="normal" style:font-size-complex="11pt" style:font-size-asian="11pt" style:font-name-complex="Arial" style:use-window-font-color="true" style:text-position="0% 100%" style:text-outline="false" fo:font-style="normal" style:text-line-through-type="none" style:text-underline-style="none" style:text-underline-color="font-color" fo:font-size="11pt" style:font-name="Arial" fo:font-weight="normal" style:font-weight-asian="normal" style:font-weight-complex="normal"/>
    </style:style>
    <style:style style:name="T45" style:family="text">
      <style:text-properties style:font-style-complex="normal" fo:text-shadow="none" style:font-style-asian="normal" style:font-size-complex="11pt" style:font-size-asian="11pt" style:use-window-font-color="true" style:text-position="0% 100%" style:text-outline="false" fo:font-style="normal" style:text-line-through-type="none" style:text-underline-style="none" style:text-underline-color="font-color" fo:font-size="11pt" fo:font-weight="normal" style:font-weight-asian="normal" style:font-weight-complex="normal" style:font-name="Arial Unicode MS" style:font-name-complex="Arial Unicode MS"/>
    </style:style>
    <style:style style:name="T46" style:family="text">
      <style:text-properties style:font-style-complex="normal" fo:text-shadow="none" style:font-style-asian="normal" style:font-size-complex="11pt" style:font-size-asian="11pt" style:use-window-font-color="true" style:text-position="0% 100%" style:text-outline="false" fo:font-style="normal" style:text-line-through-type="none" style:text-underline-style="none" style:text-underline-color="font-color" fo:font-size="11pt" fo:font-weight="normal" style:font-weight-asian="normal" style:font-weight-complex="normal" style:font-name="Arial" style:font-name-complex="Arial"/>
    </style:style>
    <style:style style:name="T47" style:family="text">
      <style:text-properties fo:color="#ff0000" style:font-name="ＭＳ Ｐゴシック" fo:font-size="11pt" fo:font-weight="normal" style:text-underline-style="none" style:text-underline-color="font-color" style:text-line-through-type="single" fo:font-style="normal" style:text-outline="false" fo:text-shadow="none" style:text-position="0% 100%" style:font-name-asian="ＭＳ Ｐゴシック" style:font-size-asian="11pt" style:font-size-complex="11pt" style:font-weight-asian="normal" style:font-weight-complex="normal" style:font-style-asian="normal" style:font-style-complex="normal"/>
    </style:style>
    <style:style style:name="T48" style:family="text">
      <style:text-properties style:font-name="Arial" style:font-style-complex="normal" fo:font-size="11pt" fo:font-weight="normal" style:text-underline-style="none" style:text-underline-color="font-color" style:text-line-through-type="none" fo:font-style="normal" style:text-outline="false" fo:color="#ff0000" fo:text-shadow="none" style:font-name-complex="Arial" style:font-size-asian="11pt" style:font-size-complex="11pt" style:font-weight-asian="normal" style:font-weight-complex="normal" style:font-style-asian="normal" style:text-position="0% 100%"/>
    </style:style>
    <style:style style:name="T49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ff0000" fo:text-shadow="none" style:font-size-asian="11pt" style:font-size-complex="11pt" style:font-weight-asian="normal" style:font-weight-complex="normal" style:font-style-asian="normal" style:text-position="0% 100%" style:font-name="ＭＳ Ｐゴシック" style:font-name-asian="ＭＳ Ｐゴシック"/>
    </style:style>
    <style:style style:name="T50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ff0000" fo:text-shadow="non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51" style:family="text">
      <style:text-properties fo:font-weight="normal" style:font-weight-complex="normal" style:text-underline-style="none" style:text-underline-color="font-color" style:text-line-through-type="single" fo:font-style="normal" style:text-outline="false" fo:color="#ff0000" style:font-style-complex="normal" style:font-style-asian="normal" style:font-name="Arial" style:text-position="0% 100%" fo:text-shadow="none" style:font-name-complex="Arial" style:font-size-asian="11pt" style:font-size-complex="11pt" style:font-weight-asian="normal" fo:font-size="11pt"/>
    </style:style>
    <style:style style:name="T52" style:family="text">
      <style:text-properties fo:font-weight="normal" style:font-weight-complex="normal" style:text-underline-style="none" style:text-underline-color="font-color" style:text-line-through-type="single" fo:font-style="normal" style:text-outline="false" fo:color="#ff0000" style:font-style-complex="normal" style:font-style-asian="normal" style:text-position="0% 100%" fo:text-shadow="none" style:font-size-asian="11pt" style:font-size-complex="11pt" style:font-weight-asian="normal" fo:font-size="11pt" style:font-name="ＭＳ Ｐゴシック" style:font-name-asian="ＭＳ Ｐゴシック"/>
    </style:style>
    <style:style style:name="T53" style:family="text">
      <style:text-properties fo:font-weight="normal" style:font-weight-complex="normal" style:text-underline-style="none" style:text-underline-color="font-color" style:text-line-through-type="single" fo:font-style="normal" style:text-outline="false" fo:color="#ff0000" style:font-style-complex="normal" style:font-style-asian="normal" style:text-position="0% 100%" fo:text-shadow="none" style:font-size-asian="11pt" style:font-size-complex="11pt" style:font-weight-asian="normal" fo:font-size="11pt" style:font-name="Arial" style:font-name-complex="Arial"/>
    </style:style>
    <style:style style:name="T54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ff0000" fo:text-shadow="none" style:font-size-asian="11pt" style:font-size-complex="11pt" style:font-weight-asian="normal" style:font-weight-complex="normal" style:font-style-asian="normal" style:text-position="0% 100%" style:font-name="ＭＳ ゴシック" style:font-name-asian="ＭＳ ゴシック"/>
    </style:style>
    <style:style style:name="T55" style:family="text">
      <style:text-properties style:text-position="0% 100%" style:font-name="ＭＳ ゴシック" fo:font-size="11pt" fo:font-weight="normal" style:text-underline-style="none" style:text-underline-color="font-color" style:text-line-through-type="none" fo:font-style="normal" style:text-outline="false" style:use-window-font-color="true" fo:text-shadow="none" style:font-name-asian="ＭＳ ゴシック" style:font-size-asian="11pt" style:font-size-complex="11pt" style:font-weight-asian="normal" style:font-weight-complex="normal" style:font-style-asian="normal" style:font-style-complex="normal"/>
    </style:style>
    <style:style style:name="T56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style:use-window-font-color="true" fo:text-shadow="none" style:font-size-asian="11pt" style:font-size-complex="11pt" style:font-weight-asian="normal" style:font-weight-complex="normal" style:font-style-asian="normal" style:font-style-complex="normal" style:font-name="Arial" style:font-name-complex="Arial"/>
    </style:style>
    <style:style style:name="T57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style:use-window-font-color="true" fo:text-shadow="none" style:font-size-asian="11pt" style:font-size-complex="11pt" style:font-weight-asian="normal" style:font-weight-complex="normal" style:font-style-asian="normal" style:font-style-complex="normal" style:font-name="ＭＳ ゴシック" style:font-name-asian="ＭＳ ゴシック"/>
    </style:style>
    <style:style style:name="T58" style:family="text">
      <style:text-properties style:text-position="0% 100%" style:font-name="ＭＳ Ｐゴシック" fo:font-size="11pt" fo:font-weight="normal" style:text-underline-style="none" style:text-underline-color="font-color" style:text-line-through-type="none" fo:font-style="normal" style:text-outline="false" style:use-window-font-color="true" fo:text-shadow="none" style:font-name-asian="ＭＳ Ｐゴシック" style:font-size-asian="11pt" style:font-size-complex="11pt" style:font-weight-asian="normal" style:font-weight-complex="normal" style:font-style-asian="normal" style:font-style-complex="normal"/>
    </style:style>
    <style:style style:name="T59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style:use-window-font-color="true" fo:text-shadow="none" style:font-size-asian="11pt" style:font-size-complex="11pt" style:font-weight-asian="normal" style:font-weight-complex="normal" style:font-style-asian="normal" style:font-style-complex="normal" style:font-name="ＭＳ Ｐゴシック" style:font-name-asian="ＭＳ Ｐゴシック"/>
    </style:style>
    <style:style style:name="T60" style:family="text">
      <style:text-properties style:font-name="ＭＳ Ｐゴシック" style:font-style-complex="normal" fo:font-size="11pt" fo:font-weight="normal" style:text-underline-style="none" style:text-underline-color="font-color" style:text-line-through-type="none" fo:font-style="normal" style:text-outline="false" style:use-window-font-color="true" fo:text-shadow="none" style:font-name-asian="ＭＳ Ｐゴシック" style:font-size-asian="11pt" style:font-size-complex="11pt" style:font-weight-asian="normal" style:font-weight-complex="normal" style:font-style-asian="normal" style:text-position="0% 100%"/>
    </style:style>
    <style:style style:name="T61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style:use-window-font-color="true" fo:text-shadow="none" style:font-size-asian="11pt" style:font-size-complex="11pt" style:font-weight-asian="normal" style:font-weight-complex="normal" style:font-style-asian="normal" style:text-position="0% 100%" style:font-name="ＭＳ Ｐゴシック" style:font-name-asian="ＭＳ Ｐゴシック"/>
    </style:style>
    <style:style style:name="T62" style:family="text">
      <style:text-properties fo:color="#0000ff" style:font-name="ＭＳ Ｐゴシック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ＭＳ Ｐゴシック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text-position="0% 100%" style:font-name="Arial" fo:font-size="11pt" fo:font-weight="normal" style:text-underline-style="none" style:text-underline-color="font-color" style:text-line-through-type="none" fo:font-style="normal" style:text-outline="false" style:use-window-font-color="true" fo:text-shadow="none" style:font-name-complex="Arial" style:font-size-asian="11pt" style:font-size-complex="11pt" style:font-weight-asian="normal" style:font-weight-complex="normal" style:font-style-asian="normal" style:font-style-complex="normal"/>
    </style:style>
    <style:style style:name="T64" style:family="text">
      <style:text-properties style:text-line-through-type="none" style:font-style-asian="normal" style:font-weight-asian="normal" style:font-size-asian="11pt" style:use-window-font-color="true" style:font-name="Arial" fo:font-weight="normal" style:text-underline-style="none" style:text-underline-color="font-color" fo:font-size="11pt" fo:font-style="normal" style:text-outline="false" fo:text-shadow="none" style:text-position="0% 100%" style:font-name-complex="Arial" style:font-size-complex="11pt" style:font-weight-complex="normal" style:font-style-complex="normal"/>
    </style:style>
    <style:style style:name="T65" style:family="text">
      <style:text-properties style:text-line-through-type="none" style:font-style-asian="normal" style:font-weight-asian="normal" style:font-size-asian="11pt" style:use-window-font-color="true" style:font-name="ＭＳ ゴシック" fo:font-weight="normal" style:text-underline-style="none" style:text-underline-color="font-color" fo:font-size="11pt" fo:font-style="normal" style:text-outline="false" fo:text-shadow="none" style:text-position="0% 100%" style:font-name-asian="ＭＳ ゴシック" style:font-size-complex="11pt" style:font-weight-complex="normal" style:font-style-complex="normal"/>
    </style:style>
    <style:style style:name="T66" style:family="text">
      <style:text-properties style:use-window-font-color="true" style:font-name="ＭＳ Ｐ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ＭＳ Ｐゴシック" style:font-size-asian="11pt" style:font-size-complex="11pt" style:font-weight-asian="normal" style:font-weight-complex="normal" style:font-style-asian="normal" style:font-style-complex="normal"/>
    </style:style>
    <style:style style:name="T67" style:family="text">
      <style:text-properties fo:color="#ff0000" style:font-name="ＭＳ Ｐ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ＭＳ Ｐゴシック" style:font-size-asian="11pt" style:font-size-complex="11pt" style:font-weight-asian="normal" style:font-weight-complex="normal" style:font-style-asian="normal" style:font-style-complex="normal"/>
    </style:style>
    <style:style style:name="T68" style:family="text">
      <style:text-properties fo:color="#000000" style:font-name="ＭＳ Ｐゴシック" fo:font-size="11pt" fo:font-weight="normal" style:text-underline-style="none" style:text-underline-color="font-color" style:text-line-through-type="single" fo:font-style="normal" style:text-outline="false" fo:text-shadow="none" style:text-position="0% 100%" style:font-name-asian="ＭＳ Ｐゴシック" style:font-size-asian="11pt" style:font-size-complex="11pt" style:font-weight-asian="normal" style:font-weight-complex="normal" style:font-style-asian="normal" style:font-style-complex="normal"/>
    </style:style>
    <style:style style:name="T69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fo:color="#0000ff" fo:text-shadow="none" style:font-name-asian="ＭＳ Ｐゴシック" style:font-size-asian="12pt" style:font-size-complex="12pt" style:font-weight-asian="bold" style:font-weight-complex="bold" style:font-style-asian="normal" style:font-name="ＭＳ Ｐゴシック"/>
    </style:style>
    <style:style style:name="T70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fo:color="#0000ff" fo:text-shadow="none" style:font-size-asian="12pt" style:font-size-complex="12pt" style:font-weight-asian="bold" style:font-weight-complex="bold" style:font-style-asian="normal" style:font-name="Arial" style:font-name-complex="Arial"/>
    </style:style>
    <style:style style:name="T71" style:family="text">
      <style:text-properties fo:color="#0000ff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72" style:family="text">
      <style:text-properties fo:color="#993300" style:font-name="ＭＳ 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ＭＳ ゴシック" style:font-size-asian="11pt" style:font-size-complex="11pt" style:font-weight-asian="normal" style:font-weight-complex="normal" style:font-style-asian="normal" style:font-style-complex="normal"/>
    </style:style>
    <style:style style:name="T73" style:family="text">
      <style:text-properties fo:color="#ff0000" style:font-name="ＭＳ 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ＭＳ ゴシック" style:font-size-asian="11pt" style:font-size-complex="11pt" style:font-weight-asian="normal" style:font-weight-complex="normal" style:font-style-asian="normal" style:font-style-complex="normal"/>
    </style:style>
    <style:style style:name="T74" style:family="text">
      <style:text-properties fo:color="#008000" style:font-name="ＭＳ 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ＭＳ ゴシック" style:font-size-asian="11pt" style:font-size-complex="11pt" style:font-weight-asian="normal" style:font-weight-complex="normal" style:font-style-asian="normal" style:font-style-complex="normal"/>
    </style:style>
    <style:style style:name="T75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8000" fo:text-shadow="none" style:font-name-asian="ＭＳ ゴシック" style:font-size-asian="11pt" style:font-size-complex="11pt" style:font-weight-asian="normal" style:font-weight-complex="normal" style:font-style-asian="normal" style:font-name="ＭＳ ゴシック"/>
    </style:style>
    <style:style style:name="T76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8000" fo:text-shadow="none" style:font-size-asian="11pt" style:font-size-complex="11pt" style:font-weight-asian="normal" style:font-weight-complex="normal" style:font-style-asian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trol protocol" table:style-name="ta1">
        <office:forms form:automatic-focus="false" form:apply-design-mode="false"/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250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5"/>
          <table:table-cell table:number-columns-repeated="7"/>
          <table:table-cell table:style-name="ce43" office:value-type="string" calcext:value-type="string">
            <text:p>Ver 2:</text:p>
          </table:table-cell>
          <table:table-cell table:style-name="ce43" office:value-type="string" calcext:value-type="string">
            <text:p>Last Update:</text:p>
          </table:table-cell>
          <table:table-cell table:style-name="ce44" office:value-type="string" calcext:value-type="string">
            <text:p>Jul. 8. 201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FY14 AVR Control Protocol</text:p>
          </table:table-cell>
          <table:table-cell table:number-columns-repeated="7"/>
          <table:table-cell table:style-name="ce43" office:value-type="string" calcext:value-type="string">
            <text:p>Issued by:</text:p>
          </table:table-cell>
          <table:table-cell/>
          <table:table-cell table:style-name="ce43" office:value-type="string" calcext:value-type="string">
            <text:p>Marantz America, LLC.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pplication Category :<text:span text:style-name="T3">　</text:span><text:span text:style-name="T4">Marantz AV Surround Receiver</text:span></text:p>
          </table:table-cell>
          <table:table-cell table:number-columns-repeated="5"/>
          <table:table-cell table:style-name="ce42"/>
          <table:table-cell table:number-columns-repeated="1016"/>
        </table:table-row>
        <table:table-row table:style-name="ro2">
          <table:table-cell table:number-columns-repeated="7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>
            <text:p>Application terminal: <text:s/>Ethernet/RS-232C</text:p>
          </table:table-cell>
          <table:table-cell table:style-name="ce19" table:number-columns-repeated="5"/>
          <table:table-cell table:style-name="ce42"/>
          <table:table-cell table:number-columns-repeated="1016"/>
        </table:table-row>
        <table:table-row table:style-name="ro4">
          <table:table-cell/>
          <table:table-cell table:style-name="ce7" office:value-type="string" calcext:value-type="string">
            <text:p>Model</text:p>
          </table:table-cell>
          <table:table-cell table:style-name="ce20"/>
          <table:table-cell table:style-name="ce26" office:value-type="string" calcext:value-type="string">
            <text:p>Terminal</text:p>
          </table:table-cell>
          <table:table-cell table:style-name="ce31"/>
          <table:table-cell table:style-name="ce20"/>
          <table:table-cell table:style-name="ce38" office:value-type="string" calcext:value-type="string">
            <text:p>Beacon No</text:p>
          </table:table-cell>
          <table:table-cell table:style-name="ce42"/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 table:number-columns-spanned="2" table:number-rows-spanned="1">
            <text:p>NR1605</text:p>
          </table:table-cell>
          <table:covered-table-cell table:style-name="ce21"/>
          <table:table-cell table:style-name="ce27" office:value-type="string" calcext:value-type="string" table:number-columns-spanned="3" table:number-rows-spanned="1">
            <text:p>Ethernet</text:p>
          </table:table-cell>
          <table:covered-table-cell table:style-name="ce32"/>
          <table:covered-table-cell table:style-name="ce35"/>
          <table:table-cell table:style-name="ce39" office:value-type="string" calcext:value-type="string">
            <text:p>11.8.0</text:p>
          </table:table-cell>
          <table:table-cell table:style-name="ce42"/>
          <table:table-cell table:number-columns-repeated="1016"/>
        </table:table-row>
        <table:table-row table:style-name="ro5">
          <table:table-cell/>
          <table:table-cell table:style-name="ce9" office:value-type="string" calcext:value-type="string" table:number-columns-spanned="2" table:number-rows-spanned="1">
            <text:p>SR5009</text:p>
          </table:table-cell>
          <table:covered-table-cell table:style-name="ce22"/>
          <table:table-cell table:style-name="ce28" office:value-type="string" calcext:value-type="string" table:number-columns-spanned="3" table:number-rows-spanned="1">
            <text:p>Ethernet/RS-232C</text:p>
          </table:table-cell>
          <table:covered-table-cell table:style-name="ce33"/>
          <table:covered-table-cell table:style-name="ce36"/>
          <table:table-cell table:style-name="ce40" office:value-type="string" calcext:value-type="string">
            <text:p>11.9.0</text:p>
          </table:table-cell>
          <table:table-cell table:style-name="ce42"/>
          <table:table-cell table:number-columns-repeated="1016"/>
        </table:table-row>
        <table:table-row table:style-name="ro5">
          <table:table-cell/>
          <table:table-cell table:style-name="ce9" office:value-type="string" calcext:value-type="string" table:number-columns-spanned="2" table:number-rows-spanned="1">
            <text:p>SR6009</text:p>
          </table:table-cell>
          <table:covered-table-cell table:style-name="ce22"/>
          <table:table-cell table:style-name="ce28" office:value-type="string" calcext:value-type="string" table:number-columns-spanned="3" table:number-rows-spanned="1">
            <text:p>Ethernet/RS-232C</text:p>
          </table:table-cell>
          <table:covered-table-cell table:style-name="ce33"/>
          <table:covered-table-cell table:style-name="ce36"/>
          <table:table-cell table:style-name="ce40" office:value-type="string" calcext:value-type="string">
            <text:p>12.0.0</text:p>
          </table:table-cell>
          <table:table-cell table:style-name="ce42"/>
          <table:table-cell table:number-columns-repeated="1016"/>
        </table:table-row>
        <table:table-row table:style-name="ro5">
          <table:table-cell/>
          <table:table-cell table:style-name="ce10" office:value-type="string" calcext:value-type="string" table:number-columns-spanned="2" table:number-rows-spanned="1">
            <text:p>SR7009/AV7702</text:p>
          </table:table-cell>
          <table:covered-table-cell table:style-name="ce23"/>
          <table:table-cell table:style-name="ce29" office:value-type="string" calcext:value-type="string" table:number-columns-spanned="3" table:number-rows-spanned="1">
            <text:p>Ethernet/RS-232C</text:p>
          </table:table-cell>
          <table:covered-table-cell table:style-name="ce34"/>
          <table:covered-table-cell table:style-name="ce37"/>
          <table:table-cell table:style-name="ce41" office:value-type="string" calcext:value-type="string">
            <text:p>12.1.0</text:p>
          </table:table-cell>
          <table:table-cell table:style-name="ce42"/>
          <table:table-cell table:number-columns-repeated="1016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office:value-type="string" calcext:value-type="string">
            <text:p>Connector specification</text:p>
          </table:table-cell>
          <table:table-cell table:number-columns-repeated="1022"/>
        </table:table-row>
        <table:table-row table:style-name="ro4">
          <table:table-cell/>
          <table:table-cell table:style-name="ce11" office:value-type="string" calcext:value-type="string">
            <text:p><text:span text:style-name="T5">Ⅰ</text:span><text:span text:style-name="T6">. RS-232C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nector type: <text:s text:c="2"/>DB-9pin female type, slave straight connection (DCE type) 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 calcext:value-type="string">
            <text:p>( 1pin : GND , 2pin : TxD , 3pin : RxD , 5pin : Common(GND) , 4,6,7,8,9pin : NC ) 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mmunication format: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ynchronous system</text:p>
          </table:table-cell>
          <table:table-cell table:number-columns-repeated="3"/>
          <table:table-cell office:value-type="string" calcext:value-type="string">
            <text:p>: Tone step synchronization 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mmunication system</text:p>
          </table:table-cell>
          <table:table-cell table:number-columns-repeated="3"/>
          <table:table-cell office:value-type="string" calcext:value-type="string">
            <text:p>: A half duple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mmunication speed </text:p>
          </table:table-cell>
          <table:table-cell table:number-columns-repeated="3"/>
          <table:table-cell office:value-type="string" calcext:value-type="string">
            <text:p>: 9600bps 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haracter length</text:p>
          </table:table-cell>
          <table:table-cell table:number-columns-repeated="3"/>
          <table:table-cell office:value-type="string" calcext:value-type="string">
            <text:p>: 8 bits 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rity control </text:p>
          </table:table-cell>
          <table:table-cell table:number-columns-repeated="3"/>
          <table:table-cell office:value-type="string" calcext:value-type="string">
            <text:p>: None 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tart bit </text:p>
          </table:table-cell>
          <table:table-cell table:number-columns-repeated="3"/>
          <table:table-cell office:value-type="string" calcext:value-type="string">
            <text:p>: 1 bit 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top bit </text:p>
          </table:table-cell>
          <table:table-cell table:number-columns-repeated="3"/>
          <table:table-cell office:value-type="string" calcext:value-type="string">
            <text:p>: 1 bit 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mmunication procedure</text:p>
          </table:table-cell>
          <table:table-cell table:number-columns-repeated="3"/>
          <table:table-cell office:value-type="string" calcext:value-type="string">
            <text:p>: Non procedural 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mmunication data length</text:p>
          </table:table-cell>
          <table:table-cell table:number-columns-repeated="3"/>
          <table:table-cell office:value-type="string" calcext:value-type="string">
            <text:p>: 135 bytes (maximum) 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<text:span text:style-name="T7">　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/>
          <table:table-cell table:style-name="ce11" office:value-type="string" calcext:value-type="string">
            <text:p><text:span text:style-name="T5">Ⅱ</text:span><text:span text:style-name="T6">. Ethernet (IP)</text:span></text:p>
          </table:table-cell>
          <table:table-cell table:style-name="ce3" table:number-columns-repeated="1022"/>
        </table:table-row>
        <table:table-row table:style-name="ro2">
          <table:table-cell table:style-name="ce3"/>
          <table:table-cell table:style-name="ce3" office:value-type="string" calcext:value-type="string">
            <text:p>Connector type   <text:span text:style-name="T3">：</text:span><text:span text:style-name="T4">  RJ-45(10BASE-T/100BASE-TX)</text:span></text:p>
          </table:table-cell>
          <table:table-cell table:style-name="ce3" table:number-columns-repeated="1022"/>
        </table:table-row>
        <table:table-row table:style-name="ro2">
          <table:table-cell table:style-name="ce3"/>
          <table:table-cell table:style-name="ce12"/>
          <table:table-cell table:style-name="ce3" table:number-columns-repeated="1022"/>
        </table:table-row>
        <table:table-row table:style-name="ro2">
          <table:table-cell table:style-name="ce3"/>
          <table:table-cell table:style-name="ce13"/>
          <table:table-cell table:style-name="ce3" table:number-columns-repeated="1022"/>
        </table:table-row>
        <table:table-row table:style-name="ro3">
          <table:table-cell table:style-name="ce3">
            <draw:g table:end-cell-address="'Control protocol'.J49" table:end-x="2.16mm" table:end-y="0.24mm" draw:z-index="0" draw:name="Group 1">
              <draw:g draw:name="Group 4">
                <draw:custom-shape draw:name="Rectangle 23" draw:style-name="gr1" draw:text-style-name="P2" svg:width="36.52mm" svg:height="24.12mm" svg:x="35.3mm" svg:y="9.93mm">
                  <text:p text:style-name="P1"><text:span text:style-name="T1"> </text:span></text:p>
                  <text:p text:style-name="P1"><text:span text:style-name="T1">PC</text:span></text:p>
                  <draw:enhanced-geometry svg:viewBox="0 0 21600 21600" draw:type="rectangle" draw:enhanced-path="M 0 0 L 21600 0 21600 21600 0 21600 0 0 Z N"/>
                </draw:custom-shape>
                <draw:custom-shape draw:name="Rectangle 22" draw:style-name="gr2" draw:text-style-name="P3" svg:width="3.64mm" svg:height="4.55mm" svg:x="71.83mm" svg:y="19.54mm">
                  <text:p/>
                  <draw:enhanced-geometry svg:viewBox="0 0 21600 21600" draw:type="rectangle" draw:enhanced-path="M 0 0 L 21600 0 21600 21600 0 21600 0 0 Z N"/>
                </draw:custom-shape>
                <draw:line draw:name="Line 21" draw:style-name="gr3" draw:text-style-name="P4" svg:x1="75.11mm" svg:y1="21.83mm" svg:x2="140.17mm" svg:y2="21.83mm">
                  <text:p/>
                </draw:line>
                <draw:custom-shape draw:name="Rectangle 20" draw:style-name="gr4" draw:text-style-name="P2" svg:width="36.51mm" svg:height="24.12mm" svg:x="141.95mm" svg:y="9.93mm">
                  <text:p text:style-name="P1"><text:span text:style-name="T1"> </text:span></text:p>
                  <text:p text:style-name="P1"><text:span text:style-name="T1">AVR</text:span></text:p>
                  <draw:enhanced-geometry svg:viewBox="0 0 21600 21600" draw:type="rectangle" draw:enhanced-path="M 0 0 L 21600 0 21600 21600 0 21600 0 0 Z N"/>
                </draw:custom-shape>
                <draw:custom-shape draw:name="Rectangle 19" draw:style-name="gr5" draw:text-style-name="P3" svg:width="3.64mm" svg:height="4.56mm" svg:x="138.54mm" svg:y="19.3mm">
                  <text:p/>
                  <draw:enhanced-geometry svg:viewBox="0 0 21600 21600" draw:type="rectangle" draw:enhanced-path="M 0 0 L 21600 0 21600 21600 0 21600 0 0 Z N"/>
                </draw:custom-shape>
                <draw:custom-shape draw:name="Text Box 18" draw:style-name="gr6" draw:text-style-name="P5" svg:width="36.51mm" svg:height="11.92mm" svg:x="88.77mm" svg:y="10.19mm">
                  <text:p text:style-name="P1"><text:span text:style-name="T1">Ethernet</text:span></text:p>
                  <text:p text:style-name="P1"><text:span text:style-name="T1">Cross cable</text:span></text:p>
                  <draw:enhanced-geometry svg:viewBox="0 0 21600 21600" draw:type="mso-spt202" draw:enhanced-path="M 0 0 L 21600 0 21600 21600 0 21600 0 0 Z N"/>
                </draw:custom-shape>
                <draw:line draw:name="Line 17" draw:style-name="gr3" draw:text-style-name="P4" svg:x1="75.11mm" svg:y1="58.14mm" svg:x2="101.9mm" svg:y2="58.14mm">
                  <text:p/>
                </draw:line>
                <draw:line draw:name="Line 16" draw:style-name="gr3" draw:text-style-name="P4" svg:x1="111.47mm" svg:y1="58.14mm" svg:x2="138.44mm" svg:y2="58.14mm">
                  <text:p/>
                </draw:line>
                <draw:custom-shape draw:name="Rectangle 15" draw:style-name="gr1" draw:text-style-name="P2" svg:width="36.52mm" svg:height="24.12mm" svg:x="34.76mm" svg:y="46.24mm">
                  <text:p text:style-name="P1"><text:span text:style-name="T1"> </text:span></text:p>
                  <text:p text:style-name="P1"><text:span text:style-name="T1">PC</text:span></text:p>
                  <draw:enhanced-geometry svg:viewBox="0 0 21600 21600" draw:type="rectangle" draw:enhanced-path="M 0 0 L 21600 0 21600 21600 0 21600 0 0 Z N"/>
                </draw:custom-shape>
                <draw:custom-shape draw:name="Rectangle 14" draw:style-name="gr2" draw:text-style-name="P3" svg:width="3.64mm" svg:height="4.55mm" svg:x="71.38mm" svg:y="55.85mm">
                  <text:p/>
                  <draw:enhanced-geometry svg:viewBox="0 0 21600 21600" draw:type="rectangle" draw:enhanced-path="M 0 0 L 21600 0 21600 21600 0 21600 0 0 Z N"/>
                </draw:custom-shape>
                <draw:custom-shape draw:name="Rectangle 13" draw:style-name="gr1" draw:text-style-name="P2" svg:width="36.52mm" svg:height="24.12mm" svg:x="142.75mm" svg:y="46.24mm">
                  <text:p text:style-name="P1"><text:span text:style-name="T1"> </text:span></text:p>
                  <text:p text:style-name="P1"><text:span text:style-name="T1">AVR</text:span></text:p>
                  <draw:enhanced-geometry svg:viewBox="0 0 21600 21600" draw:type="rectangle" draw:enhanced-path="M 0 0 L 21600 0 21600 21600 0 21600 0 0 Z N"/>
                </draw:custom-shape>
                <draw:custom-shape draw:name="Rectangle 12" draw:style-name="gr2" draw:text-style-name="P3" svg:width="3.64mm" svg:height="4.55mm" svg:x="139.17mm" svg:y="55.61mm">
                  <text:p/>
                  <draw:enhanced-geometry svg:viewBox="0 0 21600 21600" draw:type="rectangle" draw:enhanced-path="M 0 0 L 21600 0 21600 21600 0 21600 0 0 Z N"/>
                </draw:custom-shape>
                <draw:line draw:name="Line 11" draw:style-name="gr3" draw:text-style-name="P4" svg:x1="111.47mm" svg:y1="58.17mm" svg:x2="111.47mm" svg:y2="49.06mm">
                  <text:p/>
                </draw:line>
                <draw:line draw:name="Line 10" draw:style-name="gr3" draw:text-style-name="P4" svg:x1="101.9mm" svg:y1="58.17mm" svg:x2="101.9mm" svg:y2="49.06mm">
                  <text:p/>
                </draw:line>
                <draw:custom-shape draw:name="Rectangle 9" draw:style-name="gr7" draw:text-style-name="P2" svg:width="30.34mm" svg:height="6.35mm" svg:x="92.24mm" svg:y="40.14mm">
                  <text:p text:style-name="P1"><text:span text:style-name="T1">HUB</text:span></text:p>
                  <draw:enhanced-geometry svg:viewBox="0 0 21600 21600" draw:type="rectangle" draw:enhanced-path="M 0 0 L 21600 0 21600 21600 0 21600 0 0 Z N"/>
                </draw:custom-shape>
                <draw:custom-shape draw:name="Rectangle 8" draw:style-name="gr8" draw:text-style-name="P3" svg:width="3.35mm" svg:height="4.93mm" draw:transform="rotate (1.5707963267949) translate (99.44mm 49.63mm)">
                  <text:p/>
                  <draw:enhanced-geometry draw:text-rotate-angle="90" svg:viewBox="0 0 21600 21600" draw:type="rectangle" draw:enhanced-path="M 0 0 L 21600 0 21600 21600 0 21600 0 0 Z N"/>
                </draw:custom-shape>
                <draw:custom-shape draw:name="Rectangle 7" draw:style-name="gr8" draw:text-style-name="P3" svg:width="3.35mm" svg:height="4.93mm" draw:transform="rotate (1.5707963267949) translate (108.99mm 49.63mm)">
                  <text:p/>
                  <draw:enhanced-geometry draw:text-rotate-angle="90" svg:viewBox="0 0 21600 21600" draw:type="rectangle" draw:enhanced-path="M 0 0 L 21600 0 21600 21600 0 21600 0 0 Z N"/>
                </draw:custom-shape>
                <draw:custom-shape draw:name="Text Box 6" draw:style-name="gr9" draw:text-style-name="P5" svg:width="26.86mm" svg:height="14.03mm" svg:x="75.05mm" svg:y="59.24mm">
                  <text:p text:style-name="P1"><text:span text:style-name="T1">Ethernet Straight</text:span></text:p>
                  <text:p text:style-name="P1"><text:span text:style-name="T1">cable</text:span></text:p>
                  <draw:enhanced-geometry svg:viewBox="0 0 21600 21600" draw:type="mso-spt202" draw:enhanced-path="M 0 0 L 21600 0 21600 21600 0 21600 0 0 Z N"/>
                </draw:custom-shape>
                <draw:custom-shape draw:name="Text Box 5" draw:style-name="gr9" draw:text-style-name="P5" svg:width="26.86mm" svg:height="14.03mm" svg:x="111.32mm" svg:y="59.24mm">
                  <text:p text:style-name="P1"><text:span text:style-name="T1">Ethernet Straight</text:span></text:p>
                  <text:p text:style-name="P1"><text:span text:style-name="T1">cable</text:span></text:p>
                  <draw:enhanced-geometry svg:viewBox="0 0 21600 21600" draw:type="mso-spt202" draw:enhanced-path="M 0 0 L 21600 0 21600 21600 0 21600 0 0 Z N"/>
                </draw:custom-shape>
              </draw:g>
              <draw:custom-shape draw:name="Rectangle 3" draw:style-name="gr10" draw:text-style-name="P5" svg:width="28.22mm" svg:height="7.4mm" svg:x="13.7mm" svg:y="2.65mm">
                <text:p text:style-name="P1"><text:span text:style-name="T2">Example 1</text:span></text:p>
                <draw:enhanced-geometry svg:viewBox="0 0 21600 21600" draw:type="rectangle" draw:enhanced-path="M 0 0 L 21600 0 21600 21600 0 21600 0 0 Z N"/>
              </draw:custom-shape>
              <draw:custom-shape draw:name="Rectangle 2" draw:style-name="gr11" draw:text-style-name="P5" svg:width="28.22mm" svg:height="7.14mm" svg:x="13.7mm" svg:y="38.63mm">
                <text:p text:style-name="P1"><text:span text:style-name="T2">Example 2</text:span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style-name="ce14"/>
          <table:table-cell table:style-name="ce3" table:number-columns-repeated="1022"/>
        </table:table-row>
        <table:table-row table:style-name="ro3" table:number-rows-repeated="4">
          <table:table-cell table:style-name="ce3"/>
          <table:table-cell table:style-name="ce14"/>
          <table:table-cell table:style-name="ce3" table:number-columns-repeated="1022"/>
        </table:table-row>
        <table:table-row table:style-name="ro2" table:number-rows-repeated="12">
          <table:table-cell table:style-name="ce3"/>
          <table:table-cell table:style-name="ce15"/>
          <table:table-cell table:style-name="ce3" table:number-columns-repeated="1022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Communication format  <text:span text:style-name="T7">：</text:span></text:p>
          </table:table-cell>
          <table:table-cell table:style-name="ce3" table:number-columns-repeated="1022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Communication system </text:p>
          </table:table-cell>
          <table:table-cell table:style-name="ce3" table:number-columns-repeated="3"/>
          <table:table-cell table:style-name="ce3" office:value-type="string" calcext:value-type="string">
            <text:p>: A half duplex</text:p>
          </table:table-cell>
          <table:table-cell table:style-name="ce3" table:number-columns-repeated="101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Communication speed </text:p>
          </table:table-cell>
          <table:table-cell table:style-name="ce3" table:number-columns-repeated="3"/>
          <table:table-cell table:style-name="ce3" office:value-type="string" calcext:value-type="string">
            <text:p>: 10Mbps/100Mbps</text:p>
          </table:table-cell>
          <table:table-cell table:style-name="ce3" table:number-columns-repeated="101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Communication port</text:p>
          </table:table-cell>
          <table:table-cell table:style-name="ce3" table:number-columns-repeated="3"/>
          <table:table-cell table:style-name="ce3" office:value-type="string" calcext:value-type="string">
            <text:p>: TCP port 23 (telnet) </text:p>
          </table:table-cell>
          <table:table-cell table:style-name="ce3" table:number-columns-repeated="1017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Communication data length</text:p>
          </table:table-cell>
          <table:table-cell table:style-name="ce3" table:number-columns-repeated="3"/>
          <table:table-cell table:style-name="ce3" office:value-type="string" calcext:value-type="string">
            <text:p>: 135bytes (maximum)</text:p>
          </table:table-cell>
          <table:table-cell table:style-name="ce3" table:number-columns-repeated="1017"/>
        </table:table-row>
        <table:table-row table:style-name="ro2">
          <table:table-cell table:style-name="ce3"/>
          <table:table-cell table:style-name="ce15"/>
          <table:table-cell table:style-name="ce3" table:number-columns-repeated="1022"/>
        </table:table-row>
        <table:table-row table:style-name="ro2" table:number-rows-repeated="2">
          <table:table-cell table:style-name="ce3" table:number-columns-repeated="1024"/>
        </table:table-row>
        <table:table-row table:style-name="ro4">
          <table:table-cell table:style-name="ce3"/>
          <table:table-cell table:style-name="ce16" office:value-type="string" calcext:value-type="string">
            <text:p>NETWORK SETUP of AV Receiver</text:p>
          </table:table-cell>
          <table:table-cell table:style-name="ce3" table:number-columns-repeated="1022"/>
        </table:table-row>
        <table:table-row table:style-name="ro4">
          <table:table-cell table:style-name="ce3"/>
          <table:table-cell table:style-name="ce11"/>
          <table:table-cell table:style-name="ce3" table:number-columns-repeated="1022"/>
        </table:table-row>
        <table:table-row table:style-name="ro4">
          <table:table-cell table:style-name="ce3"/>
          <table:table-cell table:style-name="ce11" office:value-type="string" calcext:value-type="string">
            <text:p>&gt;Procedure of Network Setup mode.</text:p>
          </table:table-cell>
          <table:table-cell table:style-name="ce3" table:number-columns-repeated="1022"/>
        </table:table-row>
        <table:table-row table:style-name="ro4">
          <table:table-cell table:style-name="ce3"/>
          <table:table-cell table:style-name="ce3" office:value-type="string" calcext:value-type="string">
            <text:p>(1)Press <text:span text:style-name="T8">SETUP</text:span><text:span text:style-name="T9"> button, then Menu appears on FL-display(and GUI)</text:span></text:p>
          </table:table-cell>
          <table:table-cell table:style-name="ce3" table:number-columns-repeated="1022"/>
        </table:table-row>
        <table:table-row table:style-name="ro2">
          <table:table-cell table:style-name="ce3"/>
          <table:table-cell table:style-name="ce3" office:value-type="string" calcext:value-type="string">
            <text:p>(2)Select “Network &gt; Settings &gt; ” .</text:p>
          </table:table-cell>
          <table:table-cell table:style-name="ce3" table:number-columns-repeated="1022"/>
        </table:table-row>
        <table:table-row table:style-name="ro2">
          <table:table-cell table:style-name="ce3"/>
          <table:table-cell table:style-name="ce3" office:value-type="string" calcext:value-type="string">
            <text:p>(3)Set parameters described below.</text:p>
          </table:table-cell>
          <table:table-cell table:style-name="ce3" table:number-columns-repeated="1022"/>
        </table:table-row>
        <table:table-row table:style-name="ro2">
          <table:table-cell table:style-name="ce3"/>
          <table:table-cell table:style-name="ce3" office:value-type="string" calcext:value-type="string">
            <text:p><text:s text:c="2"/>&lt;DHCP&gt;</text:p>
          </table:table-cell>
          <table:table-cell table:style-name="ce3"/>
          <table:table-cell table:style-name="ce3" office:value-type="string" calcext:value-type="string">
            <text:p>"ON"---Use this setting when DHCP server is on the local network.</text:p>
          </table:table-cell>
          <table:table-cell table:style-name="ce3" table:number-columns-repeated="1020"/>
        </table:table-row>
        <table:table-row table:style-name="ro2">
          <table:table-cell/>
          <table:table-cell table:style-name="ce3" office:value-type="string" calcext:value-type="string">
            <text:p><text:s text:c="2"/></text:p>
          </table:table-cell>
          <table:table-cell/>
          <table:table-cell table:style-name="ce3" table:number-columns-repeated="8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<text:s text:c="2"/>&lt;IP Address&gt;</text:p>
          </table:table-cell>
          <table:table-cell/>
          <table:table-cell table:style-name="ce3" office:value-type="string" calcext:value-type="string">
            <text:p>When &lt;DHCP&gt; sets "Off”, please set IP address.</text:p>
          </table:table-cell>
          <table:table-cell table:style-name="ce3" table:number-columns-repeated="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<text:s text:c="2"/></text:p>
          </table:table-cell>
          <table:table-cell/>
          <table:table-cell table:style-name="ce3" table:number-columns-repeated="8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<text:s text:c="2"/>&lt;Subnet Mask&gt;</text:p>
          </table:table-cell>
          <table:table-cell/>
          <table:table-cell table:style-name="ce3" office:value-type="string" calcext:value-type="string">
            <text:p>When &lt;DHCP&gt; sets "O<text:span text:style-name="T13">ｆｆ</text:span><text:span text:style-name="T4">", please set Subnet Mask.</text:span></text:p>
          </table:table-cell>
          <table:table-cell table:style-name="ce3" table:number-columns-repeated="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<text:s text:c="2"/></text:p>
          </table:table-cell>
          <table:table-cell/>
          <table:table-cell table:style-name="ce3" table:number-columns-repeated="8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<text:s text:c="2"/>&lt;Gateway&gt;</text:p>
          </table:table-cell>
          <table:table-cell/>
          <table:table-cell table:style-name="ce3" office:value-type="string" calcext:value-type="string">
            <text:p>Set the address of Gateway when Gateway is on the local network.</text:p>
          </table:table-cell>
          <table:table-cell table:style-name="ce3" table:number-columns-repeated="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<text:s text:c="2"/></text:p>
          </table:table-cell>
          <table:table-cell/>
          <table:table-cell table:style-name="ce3" table:number-columns-repeated="8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<text:s text:c="2"/>&lt;Primary DNS&gt;</text:p>
          </table:table-cell>
          <table:table-cell/>
          <table:table-cell table:style-name="ce3" office:value-type="string" calcext:value-type="string">
            <text:p>Do not set this parameter.</text:p>
          </table:table-cell>
          <table:table-cell table:style-name="ce3" table:number-columns-repeated="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<text:s text:c="2"/>&lt;Second DNS&gt;</text:p>
          </table:table-cell>
          <table:table-cell/>
          <table:table-cell table:style-name="ce3" office:value-type="string" calcext:value-type="string">
            <text:p>Do not set this parameter.</text:p>
          </table:table-cell>
          <table:table-cell table:style-name="ce3" table:number-columns-repeated="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<text:s text:c="2"/>&lt;Proxy&gt;</text:p>
          </table:table-cell>
          <table:table-cell/>
          <table:table-cell table:style-name="ce3" office:value-type="string" calcext:value-type="string">
            <text:p>Set this parameter "Off".</text:p>
          </table:table-cell>
          <table:table-cell table:style-name="ce3" table:number-columns-repeated="7"/>
          <table:table-cell table:number-columns-repeated="1013"/>
        </table:table-row>
        <table:table-row table:style-name="ro2">
          <table:table-cell/>
          <table:table-cell table:style-name="ce3" table:number-columns-repeated="1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&lt;Network Option: Network Standby Mode&gt;</text:p>
          </table:table-cell>
          <table:table-cell table:style-name="ce3" table:number-columns-repeated="9"/>
          <table:table-cell table:number-columns-repeated="1013"/>
        </table:table-row>
        <table:table-row table:style-name="ro4">
          <table:table-cell/>
          <table:table-cell table:style-name="ce3" office:value-type="string" calcext:value-type="string">
            <text:p>(1)Press <text:span text:style-name="T8">SETUP</text:span><text:span text:style-name="T9"> button, then Menu appears on FL-display (and GUI)</text:span></text:p>
          </table:table-cell>
          <table:table-cell table:style-name="ce3" table:number-columns-repeated="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(2)Select “Network &gt; IP Control” NR1605/SR5009</text:p>
          </table:table-cell>
          <table:table-cell table:style-name="ce3" table:number-columns-repeated="9"/>
          <table:table-cell table:number-columns-repeated="1013"/>
        </table:table-row>
        <table:table-row table:style-name="ro2">
          <table:table-cell/>
          <table:table-cell table:style-name="ce3" table:number-columns-repeated="1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(3)Set this parameter "Always On".</text:p>
          </table:table-cell>
          <table:table-cell table:style-name="ce3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ce24" office:value-type="string" calcext:value-type="string">
            <text:p>“Always On”---Use this setting when using the AV Receiver Connected in a network.</text:p>
          </table:table-cell>
          <table:table-cell table:style-name="ce3"/>
          <table:table-cell/>
          <table:table-cell table:style-name="ce3" table:number-columns-repeated="6"/>
          <table:table-cell table:number-columns-repeated="1013"/>
        </table:table-row>
        <table:table-row table:style-name="ro2">
          <table:table-cell table:number-columns-repeated="2"/>
          <table:table-cell table:style-name="ce24"/>
          <table:table-cell table:style-name="ce3" office:value-type="string" calcext:value-type="string">
            <text:p>Always respond to network commands.</text:p>
          </table:table-cell>
          <table:table-cell/>
          <table:table-cell table:style-name="ce3" table:number-columns-repeated="6"/>
          <table:table-cell table:number-columns-repeated="1013"/>
        </table:table-row>
        <table:table-row table:style-name="ro2">
          <table:table-cell table:number-columns-repeated="2"/>
          <table:table-cell table:style-name="ce24" office:value-type="string" calcext:value-type="string">
            <text:p>“Off In Standby”--- Use this setting when not using the AV Receiver connected in a network.</text:p>
          </table:table-cell>
          <table:table-cell table:style-name="ce3" table:number-columns-repeated="8"/>
          <table:table-cell table:number-columns-repeated="1013"/>
        </table:table-row>
        <table:table-row table:style-name="ro2">
          <table:table-cell table:number-columns-repeated="3"/>
          <table:table-cell table:style-name="ce3" office:value-type="string" calcext:value-type="string">
            <text:p>Ignores network commands during standby to sabe power.</text:p>
          </table:table-cell>
          <table:table-cell table:style-name="ce3" table:number-columns-repeated="7"/>
          <table:table-cell table:number-columns-repeated="1013"/>
        </table:table-row>
        <table:table-row table:style-name="ro2">
          <table:table-cell/>
          <table:table-cell table:style-name="ce3" table:number-columns-repeated="10"/>
          <table:table-cell table:number-columns-repeated="1013"/>
        </table:table-row>
        <table:table-row table:style-name="ro4">
          <table:table-cell/>
          <table:table-cell table:style-name="ce17" office:value-type="string" calcext:value-type="string">
            <text:p>Protocol specificati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 following three data forms are defined.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    COMMAND <text:span text:style-name="T3">　</text:span><text:span text:style-name="T4">:   </text:span></text:p>
          </table:table-cell>
          <table:table-cell/>
          <table:table-cell office:value-type="string" calcext:value-type="string">
            <text:p>The message sent to a system(AVR) from a controller(Touch Panel etc.) 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" office:value-type="string" calcext:value-type="string">
            <text:p>A command to a system is given from a controller.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COMMAND in <text:span text:style-name="T14">50ms or more</text:span><text:span text:style-name="T15"> intervals.</text:span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    EVENT     : <text:span text:style-name="T7">　</text:span></text:p>
          </table:table-cell>
          <table:table-cell/>
          <table:table-cell office:value-type="string" calcext:value-type="string">
            <text:p>The message sent to a controller (Touch Panel etc.) from a system (AVR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The result is sent, when a system is operated directly and a state changes.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The EVENT should be sent within 5 seconds after the state of the system (AVR) is changed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*The form of EVENT presupposes that it is the same as that of COMMAND.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**Refer to the following table for the contents of COMMAND and EVENT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    RESPONSE <text:span text:style-name="T3">　</text:span><text:span text:style-name="T4">: </text:span></text:p>
          </table:table-cell>
          <table:table-cell/>
          <table:table-cell office:value-type="string" calcext:value-type="string">
            <text:p>The message sent to a controller (Touch Panel etc.) from a system (AVR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if the ‘request command’ (COMMAND+? +CR (0x0D)) has came from a controller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0" office:value-type="string" calcext:value-type="string">
            <text:p>The RESPONSE should be sent within <text:span text:style-name="T14">200ms</text:span><text:span text:style-name="T15"> of receiving the request COMMAND.</text:span></text:p>
          </table:table-cell>
          <table:table-cell table:style-name="ce30" table:number-columns-repeated="6"/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*The form of RESPONSE presupposes that it is the same as that of EVENT. </text:p>
          </table:table-cell>
          <table:table-cell table:number-columns-repeated="1020"/>
        </table:table-row>
        <table:table-row table:style-name="ro2">
          <table:table-cell table:style-name="ce4" table:number-columns-repeated="1024"/>
        </table:table-row>
        <table:table-row table:style-name="ro4">
          <table:table-cell/>
          <table:table-cell office:value-type="string" calcext:value-type="string">
            <text:p><text:span text:style-name="T8">Basic specification</text:span><text:span text:style-name="T9">: The command by ASCII CODE, parameter expression</text:span>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 calcext:value-type="string">
            <text:p>*ASCII CODE which can be used is from 0x20 to 0x7F: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the alphabet and the number of 0-9, and space (0x20), some signs,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<text:s text:c="36"/></text:p>
          </table:table-cell>
          <table:table-cell/>
          <table:table-cell office:value-type="string" calcext:value-type="string">
            <text:p>AND carriage return (0x0D) --- It is used only as a pause sign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pan text:style-name="T8">Command structure:</text:span><text:span text:style-name="T9"> COMMAND + PARAMETER + CR (0x0D)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COMMAND: ASCII CODE of 2 character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x. </text:p>
          </table:table-cell>
          <table:table-cell office:value-type="string" calcext:value-type="string">
            <text:p>SI <text:s text:c="2"/>: <text:s/>Select Input sourc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S <text:s text:c="2"/>: <text:s text:c="2"/>surround Mode Set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V <text:s text:c="2"/>: <text:s text:c="2"/>Master Volume setting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W <text:s text:c="2"/>: <text:s text:c="2"/>system Power setting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 text:c="4"/>PARAMETER : ASCII CODE (up to 25 characters) 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 calcext:value-type="string">
            <text:p>Ex. <text:s text:c="5"/></text:p>
          </table:table-cell>
          <table:table-cell office:value-type="string" calcext:value-type="string">
            <text:p>DVD : function nam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EREO : surround mode na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*Special Parameter--- ? : for request comman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pan text:style-name="T8">The example of a command</text:span><text:span text:style-name="T9">        * &lt;CR&gt; is the meaning of 0x0D. </text:span>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SIDVD&lt;CR&gt; <text:span text:style-name="T3">　</text:span><text:span text:style-name="T4">  :  Select Input source DVD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SSTEREO&lt;CR&gt; <text:s/>: <text:s/>surround Mode Set to STERE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VUP&lt;CR&gt; <text:s text:c="5"/>: <text:s/>Master Volume UP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WON&lt;CR&gt; <text:s text:c="5"/>: <text:s/>system Power 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WSTANDBY&lt;CR&gt; : <text:s/>system Power STANDB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I?&lt;CR&gt; : Request command for now playing input source &gt;&gt; Return RESPONSE ‘SI***&lt;CR&gt;’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7" office:value-type="string" calcext:value-type="string">
            <text:p>Others </text:p>
          </table:table-cell>
          <table:table-cell table:number-columns-repeated="1022"/>
        </table:table-row>
        <table:table-row table:style-name="ro6">
          <table:table-cell/>
          <table:table-cell table:style-name="ce18" office:value-type="string" calcext:value-type="string" table:number-columns-spanned="12" table:number-rows-spanned="1">
            <text:p>A) <text:s/>COMMAND is receivable also during transmission of EVENT. </text:p>
          </table:table-cell>
          <table:covered-table-cell table:number-columns-repeated="11" table:style-name="ce25"/>
          <table:table-cell table:number-columns-repeated="1011"/>
        </table:table-row>
        <table:table-row table:style-name="ro7">
          <table:table-cell/>
          <table:table-cell table:style-name="ce18" office:value-type="string" calcext:value-type="string" table:number-columns-spanned="12" table:number-rows-spanned="1">
            <text:p>B) <text:s/>Since CHANNEL VOLUME changes simultaneously when the input source changes, the value of the channel volume of used channels returns as EVENT.</text:p>
          </table:table-cell>
          <table:covered-table-cell table:number-columns-repeated="11" table:style-name="ce25"/>
          <table:table-cell table:number-columns-repeated="1011"/>
        </table:table-row>
        <table:table-row table:style-name="ro8">
          <table:table-cell/>
          <table:table-cell table:style-name="ce18" office:value-type="string" calcext:value-type="string" table:number-columns-spanned="12" table:number-rows-spanned="1">
            <text:p>C) <text:s/>Since SURROUND MODE or CHANNEL VOLUME changes simultaneously when the INPUT source changes, the SURROUND MODEor CHANNEL VOLUME returns as EVENT.</text:p>
          </table:table-cell>
          <table:covered-table-cell table:number-columns-repeated="11" table:style-name="ce25"/>
          <table:table-cell table:number-columns-repeated="1011"/>
        </table:table-row>
        <table:table-row table:style-name="ro9">
          <table:table-cell/>
          <table:table-cell table:style-name="ce18" office:value-type="string" calcext:value-type="string" table:number-columns-spanned="12" table:number-rows-spanned="1">
            <text:p>D) <text:s/>When SURROUND MODE or CHANNEL VOLUME is the same in between INPUT source change before and after, EVENT of SURROUND MODE and CHANNEL VOLUME does NOT return.</text:p>
          </table:table-cell>
          <table:covered-table-cell table:number-columns-repeated="11" table:style-name="ce25"/>
          <table:table-cell table:number-columns-repeated="1011"/>
        </table:table-row>
        <table:table-row table:style-name="ro10">
          <table:table-cell/>
          <table:table-cell table:style-name="ce18" office:value-type="string" calcext:value-type="string" table:number-columns-spanned="12" table:number-rows-spanned="1">
            <text:p>E) <text:s/>Although EVENT of SURROUND MODE returns when the present SURROUND MODE is set up again, CHANNEL VOLUME does NOT return.</text:p>
          </table:table-cell>
          <table:covered-table-cell table:number-columns-repeated="11" table:style-name="ce25"/>
          <table:table-cell table:number-columns-repeated="1011"/>
        </table:table-row>
        <table:table-row table:style-name="ro11">
          <table:table-cell/>
          <table:table-cell table:style-name="ce18" office:value-type="string" calcext:value-type="string" table:number-columns-spanned="12" table:number-rows-spanned="1">
            <text:p>F) <text:s/>When SURROUND MODE is changed, before returning SURROUND MODE after change as EVENT, the present SURROUND MODE is returned.</text:p>
          </table:table-cell>
          <table:covered-table-cell table:number-columns-repeated="11" table:style-name="ce25"/>
          <table:table-cell table:number-columns-repeated="1011"/>
        </table:table-row>
        <table:table-row table:style-name="ro10">
          <table:table-cell/>
          <table:table-cell table:style-name="ce18" office:value-type="string" calcext:value-type="string" table:number-columns-spanned="12" table:number-rows-spanned="1">
            <text:p>G) <text:s/>The RESPONSE should be sent as opposed to the request command by all the commands with which an EVENT exists , not need to the another request commands(ex. SV command).</text:p>
          </table:table-cell>
          <table:covered-table-cell table:number-columns-repeated="11" table:style-name="ce25"/>
          <table:table-cell table:number-columns-repeated="1011"/>
        </table:table-row>
        <table:table-row table:style-name="ro12">
          <table:table-cell/>
          <table:table-cell table:style-name="ce18" office:value-type="string" calcext:value-type="string" table:number-columns-spanned="12" table:number-rows-spanned="1">
            <text:p>H) <text:s/>The PARAMETER (with COMMAND and RESPONSE, EVENT) of minimum level of MASTER VOLUME <text:s/>defines “00”.</text:p>
          </table:table-cell>
          <table:covered-table-cell table:number-columns-repeated="11" table:style-name="ce25"/>
          <table:table-cell table:number-columns-repeated="1011"/>
        </table:table-row>
        <table:table-row table:style-name="ro13">
          <table:table-cell/>
          <table:table-cell table:style-name="ce18" office:value-type="string" calcext:value-type="string" table:number-columns-spanned="12" table:number-rows-spanned="1">
            <text:p>I) <text:s/>If the MASTER VOLUME &amp; CHANNEL VOLUME set with 0.5dB step, the PARAMETER (with COMMAND and RESPONSE, EVENT) defines three ASCII characters as bellows.</text:p>
          </table:table-cell>
          <table:covered-table-cell table:number-columns-repeated="11" table:style-name="ce2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<text:s text:c="6"/>Ex. <text:s text:c="3"/>MASTER VOLUME <text:s text:c="4"/>= <text:s text:c="4"/>+18.0dB : <text:s/>MV98&lt;CR&gt;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 calcext:value-type="string">
            <text:p><text:s text:c="24"/>+1.0dB : <text:s text:c="2"/>MV81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<text:s text:c="24"/>+0.5dB : <text:s text:c="2"/>MV805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<text:s text:c="29"/>0dB : <text:s text:c="2"/>MV80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<text:s text:c="25"/>-0.5dB : <text:s text:c="2"/>MV795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<text:s text:c="25"/>-1.0dB : <text:s text:c="2"/>MV79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<text:s text:c="34"/>| <text:s text:c="8"/>|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<text:s text:c="23"/>-79.5dB : <text:s text:c="2"/>MV005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<text:s text:c="28"/>--- <text:s text:c="4"/>: <text:s text:c="2"/>MV00&lt;CR&gt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* At the **.0dB step, only uses two ASCII characters as PARAMETER, same as usual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J)  1 second later, please transmit the next COMMAND after transmitting a power on COMMAND<text:span text:style-name="T10">（</text:span><text:span text:style-name="T11">PWON</text:span><text:span text:style-name="T12">）</text:span><text:span text:style-name="T11">.</text:span></text:p>
          </table:table-cell>
          <table:table-cell table:number-columns-repeated="1022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mand List" table:style-name="ta2" table:print-ranges="'Command List'.A1:'Command List'.AH965">
        <office:forms form:automatic-focus="false" form:apply-design-mode="false"/>
        <table:table-column table:style-name="co3" table:default-cell-style-name="ce65"/>
        <table:table-column table:style-name="co4" table:default-cell-style-name="ce114"/>
        <table:table-column table:style-name="co5" table:default-cell-style-name="ce133"/>
        <table:table-column table:style-name="co6" table:default-cell-style-name="ce65"/>
        <table:table-column table:style-name="co7" table:default-cell-style-name="ce65"/>
        <table:table-column table:style-name="co8" table:default-cell-style-name="ce65"/>
        <table:table-column table:style-name="co9" table:default-cell-style-name="ce290"/>
        <table:table-column table:style-name="co10" table:default-cell-style-name="ce65"/>
        <table:table-column table:style-name="co11" table:default-cell-style-name="ce65"/>
        <table:table-column table:style-name="co3" table:number-columns-repeated="3" table:default-cell-style-name="ce385"/>
        <table:table-column-group table:display="false">
          <table:table-column table:style-name="co12" table:visibility="collapse" table:default-cell-style-name="ce48"/>
        </table:table-column-group>
        <table:table-column table:style-name="co3" table:number-columns-repeated="2" table:default-cell-style-name="ce385"/>
        <table:table-column-group table:display="false">
          <table:table-column table:style-name="co3" table:visibility="collapse" table:default-cell-style-name="ce385"/>
          <table:table-column table:style-name="co12" table:visibility="collapse" table:default-cell-style-name="ce385"/>
        </table:table-column-group>
        <table:table-column table:style-name="co3" table:number-columns-repeated="2" table:default-cell-style-name="ce385"/>
        <table:table-column-group table:display="false">
          <table:table-column table:style-name="co3" table:visibility="collapse" table:number-columns-repeated="2" table:default-cell-style-name="ce385"/>
          <table:table-column table:style-name="co12" table:visibility="collapse" table:default-cell-style-name="ce399"/>
        </table:table-column-group>
        <table:table-column table:style-name="co3" table:number-columns-repeated="2" table:default-cell-style-name="ce399"/>
        <table:table-column-group table:display="false">
          <table:table-column table:style-name="co3" table:visibility="collapse" table:number-columns-repeated="2" table:default-cell-style-name="ce399"/>
        </table:table-column-group>
        <table:table-column table:style-name="co3" table:number-columns-repeated="2" table:default-cell-style-name="ce399"/>
        <table:table-column-group table:display="false">
          <table:table-column table:style-name="co3" table:visibility="collapse" table:number-columns-repeated="2" table:default-cell-style-name="ce399"/>
        </table:table-column-group>
        <table:table-column table:style-name="co3" table:default-cell-style-name="ce399"/>
        <table:table-column table:style-name="co13" table:default-cell-style-name="ce64"/>
        <table:table-column-group table:display="false">
          <table:table-column table:style-name="co14" table:visibility="collapse" table:default-cell-style-name="ce420"/>
          <table:table-column table:style-name="co15" table:visibility="collapse" table:default-cell-style-name="ce420"/>
        </table:table-column-group>
        <table:table-column table:style-name="co1" table:default-cell-style-name="ce65"/>
        <table:table-column table:style-name="co16" table:default-cell-style-name="ce65"/>
        <table:table-column table:style-name="co1" table:number-columns-repeated="221" table:default-cell-style-name="ce65"/>
        <table:table-column table:style-name="co1" table:number-columns-repeated="767" table:default-cell-style-name="Default"/>
        <table:table-row table:style-name="ro14">
          <table:table-cell table:style-name="ce45" office:value-type="string" calcext:value-type="string">
            <text:p>Marantz RS-232C/IP Command Chart  <text:span text:style-name="T16">&lt;New format command&gt;</text:span></text:p>
          </table:table-cell>
          <table:table-cell table:style-name="ce67"/>
          <table:table-cell table:style-name="ce117"/>
          <table:table-cell/>
          <table:table-cell table:style-name="ce212" office:value-type="string" calcext:value-type="string">
            <text:p>Last Update:</text:p>
          </table:table-cell>
          <table:table-cell table:style-name="ce246"/>
          <table:table-cell table:style-name="ce273" office:value-type="string" calcext:value-type="string">
            <text:p>July 8. 2014</text:p>
          </table:table-cell>
          <table:table-cell table:style-name="ce291" office:value-type="string" calcext:value-type="string">
            <text:p><text:span text:style-name="T62"><text:a xlink:href="#Command List.A957" xlink:type="simple">(Refer to "Revision")</text:a></text:span></text:p>
          </table:table-cell>
          <table:table-cell table:style-name="ce320"/>
          <table:table-cell table:style-name="ce369" office:value-type="string" calcext:value-type="string">
            <text:p>X</text:p>
          </table:table-cell>
          <table:table-cell table:style-name="ce48" table:number-columns-repeated="2"/>
          <table:table-cell/>
          <table:table-cell table:style-name="ce320" table:number-columns-repeated="3"/>
          <table:table-cell table:number-columns-repeated="1008"/>
        </table:table-row>
        <table:table-row table:style-name="ro1">
          <table:table-cell table:style-name="ce46" office:value-type="string" calcext:value-type="string">
            <text:p>Item: AV Receiver</text:p>
          </table:table-cell>
          <table:table-cell table:style-name="ce68"/>
          <table:table-cell table:style-name="ce118"/>
          <table:table-cell/>
          <table:table-cell table:style-name="ce213" office:value-type="string" calcext:value-type="string">
            <text:p>Issued by:</text:p>
          </table:table-cell>
          <table:table-cell/>
          <table:table-cell table:style-name="ce213" office:value-type="string" calcext:value-type="string">
            <text:p>Marantz America, LLC.</text:p>
          </table:table-cell>
          <table:table-cell table:style-name="ce292" table:number-columns-repeated="2"/>
          <table:table-cell table:style-name="ce134" office:value-type="string" calcext:value-type="string">
            <text:p>This pink color's cell = New assined code</text:p>
          </table:table-cell>
          <table:table-cell table:style-name="ce48" table:number-columns-repeated="2"/>
          <table:table-cell table:style-name="ce392"/>
          <table:table-cell table:style-name="ce292" table:number-columns-repeated="3"/>
          <table:table-cell table:style-name="ce392" table:number-columns-repeated="15"/>
          <table:table-cell table:number-columns-repeated="993"/>
        </table:table-row>
        <table:table-row table:style-name="ro1">
          <table:table-cell table:style-name="ce47"/>
          <table:table-cell table:style-name="ce68"/>
          <table:table-cell table:style-name="ce118"/>
          <table:table-cell/>
          <table:table-cell table:style-name="ce213"/>
          <table:table-cell/>
          <table:table-cell table:style-name="ce213"/>
          <table:table-cell table:style-name="ce134"/>
          <table:table-cell table:style-name="ce292"/>
          <table:table-cell table:style-name="ce370"/>
          <table:table-cell table:style-name="ce370" office:value-type="string" calcext:value-type="string">
            <text:p>New!</text:p>
          </table:table-cell>
          <table:table-cell table:style-name="ce370" table:number-columns-repeated="2"/>
          <table:table-cell table:style-name="ce370" office:value-type="string" calcext:value-type="string">
            <text:p>New!</text:p>
          </table:table-cell>
          <table:table-cell table:style-name="ce370" table:number-columns-repeated="3"/>
          <table:table-cell table:style-name="ce370" office:value-type="string" calcext:value-type="string">
            <text:p>New!</text:p>
          </table:table-cell>
          <table:table-cell table:style-name="ce370" table:number-columns-repeated="4"/>
          <table:table-cell table:style-name="ce370" office:value-type="string" calcext:value-type="string">
            <text:p>New!</text:p>
          </table:table-cell>
          <table:table-cell table:style-name="ce370" table:number-columns-repeated="3"/>
          <table:table-cell table:style-name="ce370" office:value-type="string" calcext:value-type="string">
            <text:p>New!</text:p>
          </table:table-cell>
          <table:table-cell table:style-name="ce370" table:number-columns-repeated="4"/>
          <table:table-cell table:number-columns-repeated="993"/>
        </table:table-row>
        <table:table-row table:style-name="ro15">
          <table:table-cell table:style-name="ce47" office:value-type="string" calcext:value-type="string">
            <text:p>COMMAND PARAMETER list </text:p>
          </table:table-cell>
          <table:table-cell table:style-name="ce69"/>
          <table:table-cell table:style-name="ce119"/>
          <table:table-cell table:style-name="ce135" table:number-columns-repeated="3"/>
          <table:table-cell table:style-name="ce274"/>
          <table:table-cell table:style-name="ce135" table:number-columns-repeated="2"/>
          <table:table-cell table:style-name="ce371" office:value-type="string" calcext:value-type="string">
            <text:p>AV8801</text:p>
          </table:table-cell>
          <table:table-cell table:style-name="ce386" office:value-type="string" calcext:value-type="string">
            <text:p>AV7702</text:p>
          </table:table-cell>
          <table:table-cell table:style-name="ce371" office:value-type="string" calcext:value-type="string">
            <text:p>AV7701</text:p>
          </table:table-cell>
          <table:table-cell table:style-name="ce371" office:value-type="string" calcext:value-type="string">
            <text:p>AV7005</text:p>
          </table:table-cell>
          <table:table-cell table:style-name="ce386" office:value-type="string" calcext:value-type="string">
            <text:p>SR7009</text:p>
          </table:table-cell>
          <table:table-cell table:style-name="ce371" office:value-type="string" calcext:value-type="string">
            <text:p>SR7008</text:p>
          </table:table-cell>
          <table:table-cell table:style-name="ce371" office:value-type="string" calcext:value-type="string">
            <text:p>SR7007</text:p>
          </table:table-cell>
          <table:table-cell table:style-name="ce371" office:value-type="string" calcext:value-type="string">
            <text:p>SR7005</text:p>
          </table:table-cell>
          <table:table-cell table:style-name="ce386" office:value-type="string" calcext:value-type="string">
            <text:p>SR6009</text:p>
          </table:table-cell>
          <table:table-cell table:style-name="ce371" office:value-type="string" calcext:value-type="string">
            <text:p>SR6008</text:p>
          </table:table-cell>
          <table:table-cell table:style-name="ce371" office:value-type="string" calcext:value-type="string">
            <text:p>SR6007</text:p>
          </table:table-cell>
          <table:table-cell table:style-name="ce371" office:value-type="string" calcext:value-type="string">
            <text:p>SR6006</text:p>
          </table:table-cell>
          <table:table-cell table:style-name="ce371" office:value-type="string" calcext:value-type="string">
            <text:p>SR6005</text:p>
          </table:table-cell>
          <table:table-cell table:style-name="ce386" office:value-type="string" calcext:value-type="string">
            <text:p>SR5009</text:p>
          </table:table-cell>
          <table:table-cell table:style-name="ce371" office:value-type="string" calcext:value-type="string">
            <text:p>SR5008</text:p>
          </table:table-cell>
          <table:table-cell table:style-name="ce371" office:value-type="string" calcext:value-type="string">
            <text:p>SR5007</text:p>
          </table:table-cell>
          <table:table-cell table:style-name="ce371" office:value-type="string" calcext:value-type="string">
            <text:p>SR5006</text:p>
          </table:table-cell>
          <table:table-cell table:style-name="ce386" office:value-type="string" calcext:value-type="string">
            <text:p>NR1605</text:p>
          </table:table-cell>
          <table:table-cell table:style-name="ce371" office:value-type="string" calcext:value-type="string">
            <text:p>NR1604</text:p>
          </table:table-cell>
          <table:table-cell table:style-name="ce371" office:value-type="string" calcext:value-type="string">
            <text:p>NR1603</text:p>
          </table:table-cell>
          <table:table-cell table:style-name="ce371" office:value-type="string" calcext:value-type="string">
            <text:p>NR1602</text:p>
          </table:table-cell>
          <table:table-cell table:style-name="ce371" office:value-type="string" calcext:value-type="string">
            <text:p>NR1504</text:p>
          </table:table-cell>
          <table:table-cell table:number-columns-repeated="993"/>
        </table:table-row>
        <table:table-row table:style-name="ro16">
          <table:table-cell table:style-name="ce47"/>
          <table:table-cell table:style-name="ce69"/>
          <table:table-cell table:style-name="ce119"/>
          <table:table-cell table:style-name="ce135" table:number-columns-repeated="3"/>
          <table:table-cell table:style-name="ce274"/>
          <table:table-cell table:style-name="ce135"/>
          <table:table-cell table:style-name="ce321" office:value-type="string" calcext:value-type="string">
            <text:p>AMX Beacon</text:p>
          </table:table-cell>
          <table:table-cell table:style-name="ce372" office:value-type="string" calcext:value-type="string">
            <text:p>8.2.0</text:p>
          </table:table-cell>
          <table:table-cell table:style-name="ce372" office:value-type="string" calcext:value-type="string">
            <text:p>12.1.0</text:p>
          </table:table-cell>
          <table:table-cell table:style-name="ce372" office:value-type="string" calcext:value-type="string">
            <text:p>9.1.0</text:p>
          </table:table-cell>
          <table:table-cell table:style-name="ce372" office:value-type="string" calcext:value-type="string">
            <text:p>-</text:p>
          </table:table-cell>
          <table:table-cell table:style-name="ce372" office:value-type="string" calcext:value-type="string">
            <text:p>12.1.0</text:p>
          </table:table-cell>
          <table:table-cell table:style-name="ce372" office:value-type="string" calcext:value-type="string">
            <text:p>10.8.0</text:p>
          </table:table-cell>
          <table:table-cell table:style-name="ce372" office:value-type="string" calcext:value-type="string">
            <text:p>9.1.0</text:p>
          </table:table-cell>
          <table:table-cell table:style-name="ce372" office:value-type="string" calcext:value-type="string">
            <text:p>-</text:p>
          </table:table-cell>
          <table:table-cell table:style-name="ce372" office:value-type="string" calcext:value-type="string">
            <text:p>12.0.0</text:p>
          </table:table-cell>
          <table:table-cell table:style-name="ce372" office:value-type="string" calcext:value-type="string">
            <text:p>10.7.0</text:p>
          </table:table-cell>
          <table:table-cell table:style-name="ce372" office:value-type="string" calcext:value-type="string">
            <text:p>9.0.0</text:p>
          </table:table-cell>
          <table:table-cell table:style-name="ce372" office:value-type="string" calcext:value-type="string">
            <text:p>7.9.0</text:p>
          </table:table-cell>
          <table:table-cell table:style-name="ce372" office:value-type="string" calcext:value-type="string">
            <text:p>-</text:p>
          </table:table-cell>
          <table:table-cell table:style-name="ce372" office:value-type="string" calcext:value-type="string">
            <text:p>11.9.0</text:p>
          </table:table-cell>
          <table:table-cell table:style-name="ce372" office:value-type="string" calcext:value-type="string">
            <text:p>10.6.0</text:p>
          </table:table-cell>
          <table:table-cell table:style-name="ce372" office:value-type="string" calcext:value-type="string">
            <text:p>8.9.0</text:p>
          </table:table-cell>
          <table:table-cell table:style-name="ce372" office:value-type="string" calcext:value-type="string">
            <text:p>7.8.0</text:p>
          </table:table-cell>
          <table:table-cell table:style-name="ce372" office:value-type="string" calcext:value-type="string">
            <text:p>11.8.0</text:p>
          </table:table-cell>
          <table:table-cell table:style-name="ce372" office:value-type="string" calcext:value-type="string">
            <text:p>10.5.0</text:p>
          </table:table-cell>
          <table:table-cell table:style-name="ce372" office:value-type="string" calcext:value-type="string">
            <text:p>8.8.0</text:p>
          </table:table-cell>
          <table:table-cell table:style-name="ce372" office:value-type="string" calcext:value-type="string">
            <text:p>7.7.0</text:p>
          </table:table-cell>
          <table:table-cell table:style-name="ce372" office:value-type="string" calcext:value-type="string">
            <text:p>10.4.0</text:p>
          </table:table-cell>
          <table:table-cell table:number-columns-repeated="993"/>
        </table:table-row>
        <table:table-row table:style-name="ro7">
          <table:table-cell table:style-name="ce47"/>
          <table:table-cell table:style-name="ce69"/>
          <table:table-cell table:style-name="ce119"/>
          <table:table-cell table:style-name="ce135"/>
          <table:table-cell table:style-name="ce214" office:value-type="string" calcext:value-type="string" table:number-columns-spanned="3" table:number-rows-spanned="1">
            <text:p>Control Command</text:p>
          </table:table-cell>
          <table:covered-table-cell table:style-name="ce247"/>
          <table:covered-table-cell table:style-name="ce275"/>
          <table:table-cell table:style-name="ce135"/>
          <table:table-cell table:style-name="ce322" office:value-type="string" calcext:value-type="string">
            <text:p>(the unit return a reply against every command automatically)</text:p>
          </table:table-cell>
          <table:table-cell table:style-name="ce373" office:value-type="string" calcext:value-type="string">
            <text:p>RS-232C</text:p>
            <text:p>Control</text:p>
          </table:table-cell>
          <table:table-cell table:style-name="ce373" office:value-type="string" calcext:value-type="string">
            <text:p>RS-232C</text:p>
            <text:p>Control</text:p>
          </table:table-cell>
          <table:table-cell table:style-name="ce373" office:value-type="string" calcext:value-type="string">
            <text:p>RS-232C</text:p>
            <text:p>Control</text:p>
          </table:table-cell>
          <table:table-cell table:style-name="ce373" office:value-type="string" calcext:value-type="string">
            <text:p>RS-232C</text:p>
            <text:p>Control</text:p>
          </table:table-cell>
          <table:table-cell table:style-name="ce373" office:value-type="string" calcext:value-type="string">
            <text:p>RS-232C</text:p>
            <text:p>Control</text:p>
          </table:table-cell>
          <table:table-cell table:style-name="ce373" office:value-type="string" calcext:value-type="string">
            <text:p>RS-232C</text:p>
            <text:p>Control</text:p>
          </table:table-cell>
          <table:table-cell table:style-name="ce373" office:value-type="string" calcext:value-type="string">
            <text:p>RS-232C</text:p>
            <text:p>Control</text:p>
          </table:table-cell>
          <table:table-cell table:style-name="ce373" office:value-type="string" calcext:value-type="string">
            <text:p>RS-232C</text:p>
            <text:p>Control</text:p>
          </table:table-cell>
          <table:table-cell table:style-name="ce373" office:value-type="string" calcext:value-type="string">
            <text:p>RS-232C</text:p>
            <text:p>Control</text:p>
          </table:table-cell>
          <table:table-cell table:style-name="ce373" office:value-type="string" calcext:value-type="string">
            <text:p>RS-232C</text:p>
            <text:p>Control</text:p>
          </table:table-cell>
          <table:table-cell table:style-name="ce373" office:value-type="string" calcext:value-type="string">
            <text:p>RS-232C</text:p>
            <text:p>Control</text:p>
          </table:table-cell>
          <table:table-cell table:style-name="ce373" office:value-type="string" calcext:value-type="string">
            <text:p>RS-232C</text:p>
            <text:p>Control</text:p>
          </table:table-cell>
          <table:table-cell table:style-name="ce373" office:value-type="string" calcext:value-type="string">
            <text:p>RS-232C</text:p>
            <text:p>Control</text:p>
          </table:table-cell>
          <table:table-cell table:style-name="ce373" office:value-type="string" calcext:value-type="string">
            <text:p>RS-232C</text:p>
            <text:p>Control</text:p>
          </table:table-cell>
          <table:table-cell table:style-name="ce373" office:value-type="string" calcext:value-type="string">
            <text:p>RS-232C</text:p>
            <text:p>Control</text:p>
          </table:table-cell>
          <table:table-cell table:style-name="ce373" office:value-type="string" calcext:value-type="string">
            <text:p>RS-232C</text:p>
            <text:p>Control</text:p>
          </table:table-cell>
          <table:table-cell table:style-name="ce373" office:value-type="string" calcext:value-type="string">
            <text:p>RS-232C</text:p>
            <text:p>Control</text:p>
          </table:table-cell>
          <table:table-cell table:number-columns-repeated="5" table:style-name="ce401" office:value-type="string" calcext:value-type="string">
            <text:p>---</text:p>
          </table:table-cell>
          <table:table-cell/>
          <table:table-cell table:style-name="ce421" office:value-type="string" calcext:value-type="string" table:number-columns-spanned="2" table:number-rows-spanned="1">
            <text:p>Traditional marantz<text:span text:style-name="T69">＠</text:span><text:span text:style-name="T70">command</text:span></text:p>
            <text:p><text:span text:style-name="T71">(Reference)</text:span></text:p>
          </table:table-cell>
          <table:covered-table-cell table:style-name="ce470"/>
          <table:table-cell table:number-columns-repeated="990"/>
        </table:table-row>
        <table:table-row table:style-name="ro17">
          <table:table-cell table:style-name="ce48"/>
          <table:table-cell table:style-name="ce70"/>
          <table:table-cell table:style-name="ce120" office:value-type="string" calcext:value-type="string" table:number-columns-spanned="2" table:number-rows-spanned="1">
            <text:p>Function</text:p>
          </table:table-cell>
          <table:covered-table-cell table:style-name="ce136"/>
          <table:table-cell table:style-name="ce215" office:value-type="string" calcext:value-type="string">
            <text:p>Command code</text:p>
          </table:table-cell>
          <table:table-cell table:style-name="ce215" office:value-type="string" calcext:value-type="string">
            <text:p>Parameter </text:p>
            <text:p>code</text:p>
          </table:table-cell>
          <table:table-cell table:style-name="ce276" office:value-type="string" calcext:value-type="string">
            <text:p>CR</text:p>
          </table:table-cell>
          <table:table-cell table:style-name="ce293" office:value-type="string" calcext:value-type="string">
            <text:p>Command example</text:p>
          </table:table-cell>
          <table:table-cell table:style-name="ce323" office:value-type="string" calcext:value-type="string">
            <text:p>Response code example</text:p>
            <text:p/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374" office:value-type="string" calcext:value-type="string">
            <text:p>IP</text:p>
            <text:p>Control</text:p>
          </table:table-cell>
          <table:table-cell table:style-name="ce405" office:value-type="string" calcext:value-type="string">
            <text:p>Notes:</text:p>
          </table:table-cell>
          <table:table-cell table:style-name="ce422" office:value-type="string" calcext:value-type="string">
            <text:p>Request command</text:p>
          </table:table-cell>
          <table:table-cell table:style-name="ce471" office:value-type="string" calcext:value-type="string">
            <text:p>Reply Command</text:p>
          </table:table-cell>
          <table:table-cell table:style-name="ce48" table:number-columns-repeated="990"/>
        </table:table-row>
        <table:table-row table:style-name="ro4">
          <table:table-cell table:style-name="ce49" office:value-type="string" calcext:value-type="string">
            <text:p>MAIN</text:p>
          </table:table-cell>
          <table:table-cell table:style-name="ce71" office:value-type="string" calcext:value-type="string">
            <text:p>Power</text:p>
          </table:table-cell>
          <table:table-cell table:style-name="ce121" office:value-type="string" calcext:value-type="string">
            <text:p>POWER</text:p>
          </table:table-cell>
          <table:table-cell table:style-name="ce137" office:value-type="string" calcext:value-type="string">
            <text:p>POWER ON/STANDBY change</text:p>
          </table:table-cell>
          <table:table-cell table:style-name="ce216" office:value-type="string" calcext:value-type="string">
            <text:p>PW</text:p>
          </table:table-cell>
          <table:table-cell table:style-name="ce248" office:value-type="string" calcext:value-type="string">
            <text:p>O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WON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0" office:value-type="string" calcext:value-type="string">
            <text:p>ZONE</text:p>
          </table:table-cell>
          <table:table-cell table:style-name="ce72"/>
          <table:table-cell table:style-name="ce122"/>
          <table:table-cell table:style-name="ce138"/>
          <table:table-cell table:style-name="ce217"/>
          <table:table-cell table:style-name="ce248" office:value-type="string" calcext:value-type="string">
            <text:p>STANDBY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WSTANDBY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4" office:value-type="string" calcext:value-type="string">
            <text:p>PWR:3</text:p>
          </table:table-cell>
          <table:table-cell table:style-name="ce473" office:value-type="string" calcext:value-type="string">
            <text:p>@PWR:1,(@MPW:1),(@MPW=1)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2"/>
          <table:table-cell table:style-name="ce122"/>
          <table:table-cell table:style-name="ce139" office:value-type="string" calcext:value-type="string">
            <text:p>Request Power Status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W?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PWR:?</text:p>
          </table:table-cell>
          <table:table-cell table:style-name="ce472" office:value-type="string" calcext:value-type="string">
            <text:p>@PWR:1,@PWR:2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72"/>
          <table:table-cell table:style-name="ce121" office:value-type="string" calcext:value-type="string">
            <text:p>POWER</text:p>
          </table:table-cell>
          <table:table-cell table:style-name="ce137" office:value-type="string" calcext:value-type="string">
            <text:p>MAIN-ZONE ON/OFF change</text:p>
          </table:table-cell>
          <table:table-cell table:style-name="ce216" office:value-type="string" calcext:value-type="string">
            <text:p>ZM</text:p>
          </table:table-cell>
          <table:table-cell table:style-name="ce248" office:value-type="string" calcext:value-type="string">
            <text:p>ON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MON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PWR:2</text:p>
          </table:table-cell>
          <table:table-cell table:style-name="ce472" office:value-type="string" calcext:value-type="string">
            <text:p>@PWR:2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72"/>
          <table:table-cell table:style-name="ce122"/>
          <table:table-cell table:style-name="ce138"/>
          <table:table-cell table:style-name="ce217"/>
          <table:table-cell table:style-name="ce248" office:value-type="string" calcext:value-type="string">
            <text:p>OFF</text:p>
          </table:table-cell>
          <table:table-cell table:style-name="ce277" office:value-type="string" calcext:value-type="string">
            <text:p>&lt;CR&gt;</text:p>
          </table:table-cell>
          <table:table-cell table:style-name="ce142" office:value-type="string" calcext:value-type="string">
            <text:p>ZMOFF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PWR:1</text:p>
          </table:table-cell>
          <table:table-cell table:style-name="ce472" office:value-type="string" calcext:value-type="string">
            <text:p>@PWR: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2"/>
          <table:table-cell table:style-name="ce123"/>
          <table:table-cell table:style-name="ce140" office:value-type="string" calcext:value-type="string">
            <text:p>Request Main Zone Power Status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142" office:value-type="string" calcext:value-type="string">
            <text:p>ZM?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2" office:value-type="string" calcext:value-type="string">
            <text:p>@PWR:2,@PWR: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3" office:value-type="string" calcext:value-type="string">
            <text:p>Volume</text:p>
          </table:table-cell>
          <table:table-cell table:style-name="ce121" office:value-type="string" calcext:value-type="string">
            <text:p>Volume</text:p>
          </table:table-cell>
          <table:table-cell table:style-name="ce128" office:value-type="string" calcext:value-type="string">
            <text:p>MASTER VOLUME UP/DOWN , direct change to **dB</text:p>
          </table:table-cell>
          <table:table-cell table:style-name="ce216" office:value-type="string" calcext:value-type="string">
            <text:p>MV</text:p>
          </table:table-cell>
          <table:table-cell table:style-name="ce248" office:value-type="string" calcext:value-type="string">
            <text:p>UP</text:p>
          </table:table-cell>
          <table:table-cell table:style-name="ce277" office:value-type="string" calcext:value-type="string">
            <text:p>&lt;CR&gt;</text:p>
          </table:table-cell>
          <table:table-cell table:style-name="ce142" office:value-type="string" calcext:value-type="string">
            <text:p>MVUP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VOL:1</text:p>
          </table:table-cell>
          <table:table-cell table:style-name="ce472" office:value-type="string" calcext:value-type="string">
            <text:p>@VOL:***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4" office:value-type="string" calcext:value-type="string">
            <text:p>setting</text:p>
          </table:table-cell>
          <table:table-cell table:style-name="ce122"/>
          <table:table-cell table:style-name="ce141" office:value-type="string" calcext:value-type="string">
            <text:p>**:00 to 99 by ASCII , 80 = 0dB, 99 = ---(MIN), -80.5 = 99.5</text:p>
          </table:table-cell>
          <table:table-cell table:style-name="ce217"/>
          <table:table-cell table:style-name="ce248" office:value-type="string" calcext:value-type="string">
            <text:p>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MVDOWN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VOL:2</text:p>
          </table:table-cell>
          <table:table-cell table:style-name="ce472" office:value-type="string" calcext:value-type="string">
            <text:p>@VOL:***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Direct Volume</text:p>
          </table:table-cell>
          <table:table-cell table:style-name="ce128" office:value-type="string" calcext:value-type="string">
            <text:p>**:00 to 98 by ASCII , 80=0dB, 00=---(MIN)</text:p>
          </table:table-cell>
          <table:table-cell table:style-name="ce217"/>
          <table:table-cell table:style-name="ce216" office:value-type="string" calcext:value-type="string">
            <text:p>**</text:p>
          </table:table-cell>
          <table:table-cell table:style-name="ce279" office:value-type="string" calcext:value-type="string">
            <text:p>&lt;CR&gt;</text:p>
          </table:table-cell>
          <table:table-cell table:style-name="ce295" office:value-type="string" calcext:value-type="string">
            <text:p>MV80&lt;CR&gt;</text:p>
          </table:table-cell>
          <table:table-cell table:style-name="ce163"/>
          <table:table-cell table:number-columns-repeated="17" table:style-name="ce376" office:value-type="string" calcext:value-type="string">
            <text:p>X</text:p>
          </table:table-cell>
          <table:table-cell table:number-columns-repeated="5" table:style-name="ce403" office:value-type="string" calcext:value-type="string">
            <text:p>X</text:p>
          </table:table-cell>
          <table:table-cell table:style-name="ce406"/>
          <table:table-cell table:style-name="ce426" office:value-type="string" calcext:value-type="string">
            <text:p>VOL:0xyyy</text:p>
          </table:table-cell>
          <table:table-cell table:style-name="ce474" office:value-type="string" calcext:value-type="string">
            <text:p>"VOL:xyyy (x=+/-, xyyy=+180~-805, mute VOL:-ZZZ)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3"/>
          <table:table-cell table:style-name="ce140" office:value-type="string" calcext:value-type="string">
            <text:p>Request Master Volume Status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190" office:value-type="string" calcext:value-type="string">
            <text:p>MV?&lt;CR&gt;</text:p>
          </table:table-cell>
          <table:table-cell table:style-name="ce325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VOL:?</text:p>
          </table:table-cell>
          <table:table-cell table:style-name="ce472" office:value-type="string" calcext:value-type="string">
            <text:p>Same as above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28" office:value-type="string" calcext:value-type="string">
            <text:p>CHANNEL VOLUME UP/DOWN , direct change to **dB</text:p>
          </table:table-cell>
          <table:table-cell table:style-name="ce216" office:value-type="string" calcext:value-type="string">
            <text:p>CV</text:p>
          </table:table-cell>
          <table:table-cell table:style-name="ce248" office:value-type="string" calcext:value-type="string">
            <text:p>FL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L UP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FL</text:p>
          </table:table-cell>
          <table:table-cell table:style-name="ce128" office:value-type="string" calcext:value-type="string">
            <text:p>---FRONT Lch</text:p>
          </table:table-cell>
          <table:table-cell table:style-name="ce217"/>
          <table:table-cell table:style-name="ce248" office:value-type="string" calcext:value-type="string">
            <text:p>FL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L DOWN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38" office:value-type="string" calcext:value-type="string">
            <text:p>**:38 to 62 by ASCII , 50=0dB</text:p>
          </table:table-cell>
          <table:table-cell table:style-name="ce217"/>
          <table:table-cell table:style-name="ce248" office:value-type="string" calcext:value-type="string">
            <text:p>FL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L 50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CHL:02xxx</text:p>
          </table:table-cell>
          <table:table-cell table:style-name="ce476" office:value-type="string" calcext:value-type="string">
            <text:p>No reply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28"/>
          <table:table-cell table:style-name="ce217"/>
          <table:table-cell table:style-name="ce248" office:value-type="string" calcext:value-type="string">
            <text:p>FR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R UP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FR</text:p>
          </table:table-cell>
          <table:table-cell table:style-name="ce128" office:value-type="string" calcext:value-type="string">
            <text:p>---FRONT Rch</text:p>
          </table:table-cell>
          <table:table-cell table:style-name="ce217"/>
          <table:table-cell table:style-name="ce248" office:value-type="string" calcext:value-type="string">
            <text:p>FR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R DOWN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74"/>
          <table:table-cell table:style-name="ce122"/>
          <table:table-cell table:style-name="ce138" office:value-type="string" calcext:value-type="string">
            <text:p>**:38 to 62 by ASCII , 50=0dB</text:p>
          </table:table-cell>
          <table:table-cell table:style-name="ce217"/>
          <table:table-cell table:style-name="ce248" office:value-type="string" calcext:value-type="string">
            <text:p>FR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R 50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CHL:03xxx</text:p>
          </table:table-cell>
          <table:table-cell table:style-name="ce475" office:value-type="string" calcext:value-type="string">
            <text:p>No reply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28"/>
          <table:table-cell table:style-name="ce217"/>
          <table:table-cell table:style-name="ce248" office:value-type="string" calcext:value-type="string">
            <text:p>C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C UP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</text:p>
          </table:table-cell>
          <table:table-cell table:style-name="ce128" office:value-type="string" calcext:value-type="string">
            <text:p>---CENTERch</text:p>
          </table:table-cell>
          <table:table-cell table:style-name="ce217"/>
          <table:table-cell table:style-name="ce248" office:value-type="string" calcext:value-type="string">
            <text:p>C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C DOWN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38" office:value-type="string" calcext:value-type="string">
            <text:p>**:38 to 62 by ASCII , 50=0dB</text:p>
          </table:table-cell>
          <table:table-cell table:style-name="ce217"/>
          <table:table-cell table:style-name="ce248" office:value-type="string" calcext:value-type="string">
            <text:p>C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C 50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CHL:04xxx</text:p>
          </table:table-cell>
          <table:table-cell table:style-name="ce475" office:value-type="string" calcext:value-type="string">
            <text:p>No reply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28"/>
          <table:table-cell table:style-name="ce217"/>
          <table:table-cell table:style-name="ce248" office:value-type="string" calcext:value-type="string">
            <text:p>SW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W UP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SW</text:p>
          </table:table-cell>
          <table:table-cell table:style-name="ce128" office:value-type="string" calcext:value-type="string">
            <text:p>---SUBWOOFER 1 ch</text:p>
          </table:table-cell>
          <table:table-cell table:style-name="ce217"/>
          <table:table-cell table:style-name="ce248" office:value-type="string" calcext:value-type="string">
            <text:p>SW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W DOWN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38" office:value-type="string" calcext:value-type="string">
            <text:p>**:00,38 to 62 by ASCII , 50=0dB,00=OFF</text:p>
          </table:table-cell>
          <table:table-cell table:style-name="ce217"/>
          <table:table-cell table:style-name="ce248" office:value-type="string" calcext:value-type="string">
            <text:p>SW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W 50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CHL:0Bxxx</text:p>
          </table:table-cell>
          <table:table-cell table:style-name="ce475" office:value-type="string" calcext:value-type="string">
            <text:p>No reply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28"/>
          <table:table-cell table:style-name="ce217"/>
          <table:table-cell table:style-name="ce248" office:value-type="string" calcext:value-type="string">
            <text:p>SW2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W2 UP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6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SW 2</text:p>
          </table:table-cell>
          <table:table-cell table:style-name="ce128" office:value-type="string" calcext:value-type="string">
            <text:p>---SUBWOOFER 2 ch</text:p>
          </table:table-cell>
          <table:table-cell table:style-name="ce217"/>
          <table:table-cell table:style-name="ce248" office:value-type="string" calcext:value-type="string">
            <text:p>SW2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W2 DOWN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6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38" office:value-type="string" calcext:value-type="string">
            <text:p>**:00,38 to 62 by ASCII , 50=0dB,00=OFF</text:p>
          </table:table-cell>
          <table:table-cell table:style-name="ce217"/>
          <table:table-cell table:style-name="ce248" office:value-type="string" calcext:value-type="string">
            <text:p>SW2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W2 50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6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CHL:0Bxxx</text:p>
          </table:table-cell>
          <table:table-cell table:style-name="ce475" office:value-type="string" calcext:value-type="string">
            <text:p>No reply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28"/>
          <table:table-cell table:style-name="ce217"/>
          <table:table-cell table:style-name="ce248" office:value-type="string" calcext:value-type="string">
            <text:p>SL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L UP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SL</text:p>
          </table:table-cell>
          <table:table-cell table:style-name="ce128" office:value-type="string" calcext:value-type="string">
            <text:p>---SURROUND Lch</text:p>
          </table:table-cell>
          <table:table-cell table:style-name="ce217"/>
          <table:table-cell table:style-name="ce248" office:value-type="string" calcext:value-type="string">
            <text:p>SL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L DOWN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38" office:value-type="string" calcext:value-type="string">
            <text:p>**:38 to 62 by ASCII , 50=0dB</text:p>
          </table:table-cell>
          <table:table-cell table:style-name="ce217"/>
          <table:table-cell table:style-name="ce248" office:value-type="string" calcext:value-type="string">
            <text:p>SL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L 50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CHL:06xxx</text:p>
          </table:table-cell>
          <table:table-cell table:style-name="ce475" office:value-type="string" calcext:value-type="string">
            <text:p>No reply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28"/>
          <table:table-cell table:style-name="ce217"/>
          <table:table-cell table:style-name="ce248" office:value-type="string" calcext:value-type="string">
            <text:p>SR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R UP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74"/>
          <table:table-cell table:style-name="ce122" office:value-type="string" calcext:value-type="string">
            <text:p>SR</text:p>
          </table:table-cell>
          <table:table-cell table:style-name="ce128" office:value-type="string" calcext:value-type="string">
            <text:p>---SURROUND Rch</text:p>
          </table:table-cell>
          <table:table-cell table:style-name="ce217"/>
          <table:table-cell table:style-name="ce248" office:value-type="string" calcext:value-type="string">
            <text:p>SR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R DOWN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38" office:value-type="string" calcext:value-type="string">
            <text:p>**:38 to 62 by ASCII , 50=0dB</text:p>
          </table:table-cell>
          <table:table-cell table:style-name="ce217"/>
          <table:table-cell table:style-name="ce248" office:value-type="string" calcext:value-type="string">
            <text:p>SR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R 50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CHL:07xxx</text:p>
          </table:table-cell>
          <table:table-cell table:style-name="ce475" office:value-type="string" calcext:value-type="string">
            <text:p>No reply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28" office:value-type="string" calcext:value-type="string">
            <text:p>---SURROUND BACK Lch (SBch 2SP)</text:p>
          </table:table-cell>
          <table:table-cell table:style-name="ce217"/>
          <table:table-cell table:style-name="ce248" office:value-type="string" calcext:value-type="string">
            <text:p>SBL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BL UP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SBL</text:p>
          </table:table-cell>
          <table:table-cell table:style-name="ce128"/>
          <table:table-cell table:style-name="ce217"/>
          <table:table-cell table:style-name="ce248" office:value-type="string" calcext:value-type="string">
            <text:p>SBL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BL DOWN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38" office:value-type="string" calcext:value-type="string">
            <text:p>**:38 to 62 by ASCII , 50=0dB</text:p>
          </table:table-cell>
          <table:table-cell table:style-name="ce217"/>
          <table:table-cell table:style-name="ce248" office:value-type="string" calcext:value-type="string">
            <text:p>SBL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BL 50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CHL:09xxx</text:p>
          </table:table-cell>
          <table:table-cell table:style-name="ce475" office:value-type="string" calcext:value-type="string">
            <text:p>No reply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28" office:value-type="string" calcext:value-type="string">
            <text:p>---SURROUND BACK Rch (SBch 2SP)</text:p>
          </table:table-cell>
          <table:table-cell table:style-name="ce217"/>
          <table:table-cell table:style-name="ce248" office:value-type="string" calcext:value-type="string">
            <text:p>SBR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BR UP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SBR</text:p>
          </table:table-cell>
          <table:table-cell table:style-name="ce128"/>
          <table:table-cell table:style-name="ce217"/>
          <table:table-cell table:style-name="ce248" office:value-type="string" calcext:value-type="string">
            <text:p>SBR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BR DOWN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38 to 62 by ASCII , 50=0dB</text:p>
          </table:table-cell>
          <table:table-cell table:style-name="ce217"/>
          <table:table-cell table:style-name="ce248" office:value-type="string" calcext:value-type="string">
            <text:p>SBR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SBR 50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CHL:0Axxx</text:p>
          </table:table-cell>
          <table:table-cell table:style-name="ce475" office:value-type="string" calcext:value-type="string">
            <text:p>No reply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43" office:value-type="string" calcext:value-type="string">
            <text:p>---SURROUND BACK ch <text:s text:c="5"/>(SBch 1SP)</text:p>
          </table:table-cell>
          <table:table-cell table:style-name="ce217"/>
          <table:table-cell table:style-name="ce248" office:value-type="string" calcext:value-type="string">
            <text:p>SB UP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CVSB UP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SB</text:p>
          </table:table-cell>
          <table:table-cell table:style-name="ce143"/>
          <table:table-cell table:style-name="ce217"/>
          <table:table-cell table:style-name="ce248" office:value-type="string" calcext:value-type="string">
            <text:p>SB DOWN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CVSB DOWN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4" office:value-type="string" calcext:value-type="string">
            <text:p>**:38 to 62 by ASCII , 50=0dB</text:p>
          </table:table-cell>
          <table:table-cell table:style-name="ce217"/>
          <table:table-cell table:style-name="ce248" office:value-type="string" calcext:value-type="string">
            <text:p>SB **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CVSB 50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28" office:value-type="string" calcext:value-type="string">
            <text:p>---FRONT HEIGHT Lch <text:s/></text:p>
          </table:table-cell>
          <table:table-cell table:style-name="ce217"/>
          <table:table-cell table:style-name="ce248" office:value-type="string" calcext:value-type="string">
            <text:p>FHL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HL UP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4" table:style-name="ce402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FHL</text:p>
          </table:table-cell>
          <table:table-cell table:style-name="ce128"/>
          <table:table-cell table:style-name="ce217"/>
          <table:table-cell table:style-name="ce248" office:value-type="string" calcext:value-type="string">
            <text:p>FHL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HL DOWN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4" table:style-name="ce402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48" office:value-type="string" calcext:value-type="string">
            <text:p>FHL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HL 50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4" table:style-name="ce402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CHL:0Cxxx</text:p>
          </table:table-cell>
          <table:table-cell table:style-name="ce475" office:value-type="string" calcext:value-type="string">
            <text:p>No reply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28" office:value-type="string" calcext:value-type="string">
            <text:p>---FRONT HEIGHT Rch <text:s/></text:p>
          </table:table-cell>
          <table:table-cell table:style-name="ce217"/>
          <table:table-cell table:style-name="ce248" office:value-type="string" calcext:value-type="string">
            <text:p>FHR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HR UP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4" table:style-name="ce402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FHR</text:p>
          </table:table-cell>
          <table:table-cell table:style-name="ce128"/>
          <table:table-cell table:style-name="ce217"/>
          <table:table-cell table:style-name="ce248" office:value-type="string" calcext:value-type="string">
            <text:p>FHR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HR DOWN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4" table:style-name="ce402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48" office:value-type="string" calcext:value-type="string">
            <text:p>FHR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HR 50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4" table:style-name="ce402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CHL:0Dxxx</text:p>
          </table:table-cell>
          <table:table-cell table:style-name="ce475" office:value-type="string" calcext:value-type="string">
            <text:p>No reply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45" office:value-type="string" calcext:value-type="string">
            <text:p>---FRONT WIDE Lch</text:p>
          </table:table-cell>
          <table:table-cell table:style-name="ce217"/>
          <table:table-cell table:style-name="ce248" office:value-type="string" calcext:value-type="string">
            <text:p>FWL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WL UP&lt;CR&gt;</text:p>
          </table:table-cell>
          <table:table-cell table:style-name="ce324"/>
          <table:table-cell table:number-columns-repeated="12" table:style-name="ce375" office:value-type="string" calcext:value-type="string">
            <text:p>X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number-columns-repeated="5" table:style-name="ce393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FWL</text:p>
          </table:table-cell>
          <table:table-cell table:style-name="ce128"/>
          <table:table-cell table:style-name="ce217"/>
          <table:table-cell table:style-name="ce248" office:value-type="string" calcext:value-type="string">
            <text:p>FWL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WL DOWN&lt;CR&gt;</text:p>
          </table:table-cell>
          <table:table-cell table:style-name="ce324"/>
          <table:table-cell table:number-columns-repeated="12" table:style-name="ce375" office:value-type="string" calcext:value-type="string">
            <text:p>X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number-columns-repeated="5" table:style-name="ce393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48" office:value-type="string" calcext:value-type="string">
            <text:p>FWL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WL 50&lt;CR&gt;</text:p>
          </table:table-cell>
          <table:table-cell table:style-name="ce324"/>
          <table:table-cell table:number-columns-repeated="12" table:style-name="ce375" office:value-type="string" calcext:value-type="string">
            <text:p>X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number-columns-repeated="5" table:style-name="ce393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CHL:0Exxx</text:p>
          </table:table-cell>
          <table:table-cell table:style-name="ce475" office:value-type="string" calcext:value-type="string">
            <text:p>No reply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45" office:value-type="string" calcext:value-type="string">
            <text:p>---FRONT WIDE Rch</text:p>
          </table:table-cell>
          <table:table-cell table:style-name="ce217"/>
          <table:table-cell table:style-name="ce248" office:value-type="string" calcext:value-type="string">
            <text:p>FWR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WR UP&lt;CR&gt;</text:p>
          </table:table-cell>
          <table:table-cell table:style-name="ce324"/>
          <table:table-cell table:number-columns-repeated="12" table:style-name="ce375" office:value-type="string" calcext:value-type="string">
            <text:p>X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number-columns-repeated="5" table:style-name="ce393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FWR</text:p>
          </table:table-cell>
          <table:table-cell table:style-name="ce128"/>
          <table:table-cell table:style-name="ce217"/>
          <table:table-cell table:style-name="ce248" office:value-type="string" calcext:value-type="string">
            <text:p>FWR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WR DOWN&lt;CR&gt;</text:p>
          </table:table-cell>
          <table:table-cell table:style-name="ce324"/>
          <table:table-cell table:number-columns-repeated="12" table:style-name="ce375" office:value-type="string" calcext:value-type="string">
            <text:p>X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number-columns-repeated="5" table:style-name="ce393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48" office:value-type="string" calcext:value-type="string">
            <text:p>FWR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CVFWR 50&lt;CR&gt;</text:p>
          </table:table-cell>
          <table:table-cell table:style-name="ce324"/>
          <table:table-cell table:number-columns-repeated="12" table:style-name="ce375" office:value-type="string" calcext:value-type="string">
            <text:p>X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number-columns-repeated="5" table:style-name="ce393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CHL:0Fxxx</text:p>
          </table:table-cell>
          <table:table-cell table:style-name="ce475" office:value-type="string" calcext:value-type="string">
            <text:p>No reply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45" office:value-type="string" calcext:value-type="string">
            <text:p>---TOP FRONT Lch</text:p>
          </table:table-cell>
          <table:table-cell table:style-name="ce217"/>
          <table:table-cell table:style-name="ce250" office:value-type="string" calcext:value-type="string">
            <text:p>TFL UP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FL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TFL</text:p>
          </table:table-cell>
          <table:table-cell table:style-name="ce128"/>
          <table:table-cell table:style-name="ce217"/>
          <table:table-cell table:style-name="ce250" office:value-type="string" calcext:value-type="string">
            <text:p>TFL DOW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FL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50" office:value-type="string" calcext:value-type="string">
            <text:p>TFL 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FL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45" office:value-type="string" calcext:value-type="string">
            <text:p>---TOP FRONT Rch</text:p>
          </table:table-cell>
          <table:table-cell table:style-name="ce217"/>
          <table:table-cell table:style-name="ce250" office:value-type="string" calcext:value-type="string">
            <text:p>TFR UP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FR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TFR</text:p>
          </table:table-cell>
          <table:table-cell table:style-name="ce128"/>
          <table:table-cell table:style-name="ce217"/>
          <table:table-cell table:style-name="ce250" office:value-type="string" calcext:value-type="string">
            <text:p>TFR DOW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FR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50" office:value-type="string" calcext:value-type="string">
            <text:p>TFR 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FR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45" office:value-type="string" calcext:value-type="string">
            <text:p>---TOP MIDDLE Lch</text:p>
          </table:table-cell>
          <table:table-cell table:style-name="ce217"/>
          <table:table-cell table:style-name="ce250" office:value-type="string" calcext:value-type="string">
            <text:p>TML UP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ML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TML</text:p>
          </table:table-cell>
          <table:table-cell table:style-name="ce128"/>
          <table:table-cell table:style-name="ce217"/>
          <table:table-cell table:style-name="ce250" office:value-type="string" calcext:value-type="string">
            <text:p>TML DOW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ML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50" office:value-type="string" calcext:value-type="string">
            <text:p>TML 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ML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45" office:value-type="string" calcext:value-type="string">
            <text:p>---TOP MIDDLE Rch</text:p>
          </table:table-cell>
          <table:table-cell table:style-name="ce217"/>
          <table:table-cell table:style-name="ce250" office:value-type="string" calcext:value-type="string">
            <text:p>TMR UP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MR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TMR</text:p>
          </table:table-cell>
          <table:table-cell table:style-name="ce128"/>
          <table:table-cell table:style-name="ce217"/>
          <table:table-cell table:style-name="ce250" office:value-type="string" calcext:value-type="string">
            <text:p>TMR DOW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MR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50" office:value-type="string" calcext:value-type="string">
            <text:p>TMR 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MR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45" office:value-type="string" calcext:value-type="string">
            <text:p>---TOP REAR Lch</text:p>
          </table:table-cell>
          <table:table-cell table:style-name="ce217"/>
          <table:table-cell table:style-name="ce250" office:value-type="string" calcext:value-type="string">
            <text:p>TRL UP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RL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TRL</text:p>
          </table:table-cell>
          <table:table-cell table:style-name="ce128"/>
          <table:table-cell table:style-name="ce217"/>
          <table:table-cell table:style-name="ce250" office:value-type="string" calcext:value-type="string">
            <text:p>TRL DOW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RL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50" office:value-type="string" calcext:value-type="string">
            <text:p>TRL 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RL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45" office:value-type="string" calcext:value-type="string">
            <text:p>---TOP REAR Rch</text:p>
          </table:table-cell>
          <table:table-cell table:style-name="ce217"/>
          <table:table-cell table:style-name="ce250" office:value-type="string" calcext:value-type="string">
            <text:p>TRR UP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RR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TRR</text:p>
          </table:table-cell>
          <table:table-cell table:style-name="ce128"/>
          <table:table-cell table:style-name="ce217"/>
          <table:table-cell table:style-name="ce250" office:value-type="string" calcext:value-type="string">
            <text:p>TRR DOW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RR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50" office:value-type="string" calcext:value-type="string">
            <text:p>TRR 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TRR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45" office:value-type="string" calcext:value-type="string">
            <text:p>---REAR HEIGHT Lch</text:p>
          </table:table-cell>
          <table:table-cell table:style-name="ce217"/>
          <table:table-cell table:style-name="ce250" office:value-type="string" calcext:value-type="string">
            <text:p>RHL UP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RHL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RHL</text:p>
          </table:table-cell>
          <table:table-cell table:style-name="ce128"/>
          <table:table-cell table:style-name="ce217"/>
          <table:table-cell table:style-name="ce250" office:value-type="string" calcext:value-type="string">
            <text:p>RHL DOW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RHL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50" office:value-type="string" calcext:value-type="string">
            <text:p>RHL 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RHL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45" office:value-type="string" calcext:value-type="string">
            <text:p>---REAR HEIGHT Rch</text:p>
          </table:table-cell>
          <table:table-cell table:style-name="ce217"/>
          <table:table-cell table:style-name="ce250" office:value-type="string" calcext:value-type="string">
            <text:p>RHR UP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RHR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RHR</text:p>
          </table:table-cell>
          <table:table-cell table:style-name="ce128"/>
          <table:table-cell table:style-name="ce217"/>
          <table:table-cell table:style-name="ce250" office:value-type="string" calcext:value-type="string">
            <text:p>RHR DOW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RHR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50" office:value-type="string" calcext:value-type="string">
            <text:p>RHR 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RHR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45" office:value-type="string" calcext:value-type="string">
            <text:p>---FRONT DOLBY Lch</text:p>
          </table:table-cell>
          <table:table-cell table:style-name="ce217"/>
          <table:table-cell table:style-name="ce250" office:value-type="string" calcext:value-type="string">
            <text:p>FDL UP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FDL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FDL</text:p>
          </table:table-cell>
          <table:table-cell table:style-name="ce128"/>
          <table:table-cell table:style-name="ce217"/>
          <table:table-cell table:style-name="ce250" office:value-type="string" calcext:value-type="string">
            <text:p>FDL DOW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FDL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50" office:value-type="string" calcext:value-type="string">
            <text:p>FDL 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FDL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45" office:value-type="string" calcext:value-type="string">
            <text:p>---FRONT DOLBY Rch</text:p>
          </table:table-cell>
          <table:table-cell table:style-name="ce217"/>
          <table:table-cell table:style-name="ce250" office:value-type="string" calcext:value-type="string">
            <text:p>FDR UP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FDR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FDR</text:p>
          </table:table-cell>
          <table:table-cell table:style-name="ce128"/>
          <table:table-cell table:style-name="ce217"/>
          <table:table-cell table:style-name="ce250" office:value-type="string" calcext:value-type="string">
            <text:p>FDR DOW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FDR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50" office:value-type="string" calcext:value-type="string">
            <text:p>FDR 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FDR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45" office:value-type="string" calcext:value-type="string">
            <text:p>---SURROUND DOLBY Lch</text:p>
          </table:table-cell>
          <table:table-cell table:style-name="ce217"/>
          <table:table-cell table:style-name="ce250" office:value-type="string" calcext:value-type="string">
            <text:p>SDL UP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SDL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SDL</text:p>
          </table:table-cell>
          <table:table-cell table:style-name="ce128"/>
          <table:table-cell table:style-name="ce217"/>
          <table:table-cell table:style-name="ce250" office:value-type="string" calcext:value-type="string">
            <text:p>SDL DOW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SDL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50" office:value-type="string" calcext:value-type="string">
            <text:p>SDL 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SDL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45" office:value-type="string" calcext:value-type="string">
            <text:p>---SURROUND DOLBY Rch</text:p>
          </table:table-cell>
          <table:table-cell table:style-name="ce217"/>
          <table:table-cell table:style-name="ce250" office:value-type="string" calcext:value-type="string">
            <text:p>SDR UP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SDR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SDR</text:p>
          </table:table-cell>
          <table:table-cell table:style-name="ce128"/>
          <table:table-cell table:style-name="ce217"/>
          <table:table-cell table:style-name="ce250" office:value-type="string" calcext:value-type="string">
            <text:p>SDR DOW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SDR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50" office:value-type="string" calcext:value-type="string">
            <text:p>SDR 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SDR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45" office:value-type="string" calcext:value-type="string">
            <text:p>---BACK DOLBY Lch</text:p>
          </table:table-cell>
          <table:table-cell table:style-name="ce217"/>
          <table:table-cell table:style-name="ce250" office:value-type="string" calcext:value-type="string">
            <text:p>BDL UP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BDL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BDL</text:p>
          </table:table-cell>
          <table:table-cell table:style-name="ce128"/>
          <table:table-cell table:style-name="ce217"/>
          <table:table-cell table:style-name="ce250" office:value-type="string" calcext:value-type="string">
            <text:p>BDL DOW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BDL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50" office:value-type="string" calcext:value-type="string">
            <text:p>BDL 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BDL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annel Volume</text:p>
          </table:table-cell>
          <table:table-cell table:style-name="ce145" office:value-type="string" calcext:value-type="string">
            <text:p>---BACK DOLBY Rch</text:p>
          </table:table-cell>
          <table:table-cell table:style-name="ce217"/>
          <table:table-cell table:style-name="ce250" office:value-type="string" calcext:value-type="string">
            <text:p>BDR UP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BDR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BDR</text:p>
          </table:table-cell>
          <table:table-cell table:style-name="ce128"/>
          <table:table-cell table:style-name="ce217"/>
          <table:table-cell table:style-name="ce250" office:value-type="string" calcext:value-type="string">
            <text:p>BDR DOW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BDR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2" office:value-type="string" calcext:value-type="string">
            <text:p>**:00 to 99 by ASCII , 50=0dB</text:p>
          </table:table-cell>
          <table:table-cell table:style-name="ce217"/>
          <table:table-cell table:style-name="ce250" office:value-type="string" calcext:value-type="string">
            <text:p>BDR 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BDR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3" table:style-name="ce377" office:value-type="string" calcext:value-type="string">
            <text:p>---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 office:value-type="string" calcext:value-type="string">
            <text:p>Ch. Vol Reset</text:p>
          </table:table-cell>
          <table:table-cell table:style-name="ce142" office:value-type="string" calcext:value-type="string">
            <text:p>Reset all channel level to the factory defaults</text:p>
          </table:table-cell>
          <table:table-cell table:style-name="ce217"/>
          <table:table-cell table:style-name="ce250" office:value-type="string" calcext:value-type="string">
            <text:p>ZRL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CVZRL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93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CHL:0Fxxx</text:p>
          </table:table-cell>
          <table:table-cell table:style-name="ce475" office:value-type="string" calcext:value-type="string">
            <text:p>No reply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40" office:value-type="string" calcext:value-type="string">
            <text:p>Request A<text:span text:style-name="T13">ｌ</text:span><text:span text:style-name="T4">l Channel Volume Status</text:span>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CV?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16">
          <table:table-cell table:style-name="ce51"/>
          <table:table-cell table:style-name="ce74"/>
          <table:table-cell table:style-name="ce121" office:value-type="string" calcext:value-type="string">
            <text:p>Mute</text:p>
          </table:table-cell>
          <table:table-cell table:style-name="ce128" office:value-type="string" calcext:value-type="string">
            <text:p>OUTPUT MUTE ON/OFF change</text:p>
          </table:table-cell>
          <table:table-cell table:style-name="ce217"/>
          <table:table-cell table:style-name="ce248" office:value-type="string" calcext:value-type="string">
            <text:p>O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MUON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AMT:2</text:p>
          </table:table-cell>
          <table:table-cell table:style-name="ce472" office:value-type="string" calcext:value-type="string">
            <text:p><text:span text:style-name="T74">←</text:span>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4"/>
          <table:table-cell table:style-name="ce122"/>
          <table:table-cell table:style-name="ce138"/>
          <table:table-cell table:style-name="ce219"/>
          <table:table-cell table:style-name="ce248" office:value-type="string" calcext:value-type="string">
            <text:p>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MUOFF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AMT:1</text:p>
          </table:table-cell>
          <table:table-cell table:style-name="ce472" office:value-type="string" calcext:value-type="string">
            <text:p><text:span text:style-name="T74">←</text:span>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5"/>
          <table:table-cell table:style-name="ce123"/>
          <table:table-cell table:style-name="ce140" office:value-type="string" calcext:value-type="string">
            <text:p>Request Mute Status</text:p>
          </table:table-cell>
          <table:table-cell table:style-name="ce220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MU?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AMT:?</text:p>
          </table:table-cell>
          <table:table-cell table:style-name="ce472" office:value-type="string" calcext:value-type="string">
            <text:p>@AMT:1,@AMT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 office:value-type="string" calcext:value-type="string">
            <text:p>Input</text:p>
          </table:table-cell>
          <table:table-cell table:style-name="ce122" office:value-type="string" calcext:value-type="string">
            <text:p>Input</text:p>
          </table:table-cell>
          <table:table-cell table:style-name="ce128" office:value-type="string" calcext:value-type="string">
            <text:p>Select INPUT source</text:p>
          </table:table-cell>
          <table:table-cell table:style-name="ce216" office:value-type="string" calcext:value-type="string">
            <text:p>SI</text:p>
          </table:table-cell>
          <table:table-cell table:style-name="ce248" office:value-type="string" calcext:value-type="string">
            <text:p>PHONO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IPHONO&lt;CR&gt;</text:p>
          </table:table-cell>
          <table:table-cell table:style-name="ce324"/>
          <table:table-cell table:number-columns-repeated="12" table:style-name="ce375" office:value-type="string" calcext:value-type="string">
            <text:p>X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number-columns-repeated="5" table:style-name="ce393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SRC:L</text:p>
          </table:table-cell>
          <table:table-cell table:style-name="ce472" office:value-type="string" calcext:value-type="string">
            <text:p>@SRC:LL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 office:value-type="string" calcext:value-type="string">
            <text:p>Setting</text:p>
          </table:table-cell>
          <table:table-cell table:style-name="ce122"/>
          <table:table-cell table:style-name="ce146"/>
          <table:table-cell table:style-name="ce217"/>
          <table:table-cell table:style-name="ce248" office:value-type="string" calcext:value-type="string">
            <text:p>CD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ICD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SRC:B</text:p>
          </table:table-cell>
          <table:table-cell table:style-name="ce472" office:value-type="string" calcext:value-type="string">
            <text:p>@SRC:BB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46"/>
          <table:table-cell table:style-name="ce217"/>
          <table:table-cell table:style-name="ce248" office:value-type="string" calcext:value-type="string">
            <text:p>DVD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IDVD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4" table:style-name="ce402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SRC:2</text:p>
          </table:table-cell>
          <table:table-cell table:style-name="ce472" office:value-type="string" calcext:value-type="string">
            <text:p>@SRC:22</text:p>
          </table:table-cell>
          <table:table-cell table:number-columns-repeated="990"/>
        </table:table-row>
        <table:table-row table:style-name="ro18">
          <table:table-cell table:style-name="ce51"/>
          <table:table-cell table:style-name="ce76"/>
          <table:table-cell table:style-name="ce122"/>
          <table:table-cell table:style-name="ce146"/>
          <table:table-cell table:style-name="ce217"/>
          <table:table-cell table:style-name="ce248" office:value-type="string" calcext:value-type="string">
            <text:p>BD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IBD&lt;CR&gt;</text:p>
          </table:table-cell>
          <table:table-cell table:style-name="ce326"/>
          <table:table-cell table:number-columns-repeated="17" table:style-name="ce375" office:value-type="string" calcext:value-type="string">
            <text:p>X</text:p>
          </table:table-cell>
          <table:table-cell table:number-columns-repeated="4" table:style-name="ce402" office:value-type="string" calcext:value-type="string">
            <text:p>X</text:p>
          </table:table-cell>
          <table:table-cell table:style-name="ce404" office:value-type="string" calcext:value-type="string">
            <text:p>X</text:p>
            <text:p>(Blu-ray/DVD)</text:p>
          </table:table-cell>
          <table:table-cell table:style-name="ce406"/>
          <table:table-cell table:style-name="ce427" office:value-type="string" calcext:value-type="string">
            <text:p>SRC:M</text:p>
          </table:table-cell>
          <table:table-cell table:style-name="ce477" office:value-type="string" calcext:value-type="string">
            <text:p>@SRC:MM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/>
          <table:table-cell table:style-name="ce217"/>
          <table:table-cell table:style-name="ce248" office:value-type="string" calcext:value-type="string">
            <text:p>TV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ITV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SRC:1</text:p>
          </table:table-cell>
          <table:table-cell table:style-name="ce472" office:value-type="string" calcext:value-type="string">
            <text:p>@SRC:1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7" office:value-type="string" calcext:value-type="string">
            <text:p>CBL/SAT</text:p>
          </table:table-cell>
          <table:table-cell table:style-name="ce217"/>
          <table:table-cell table:style-name="ce248" office:value-type="string" calcext:value-type="string">
            <text:p>SAT/CBL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ISAT/CBL &lt;CR&gt;</text:p>
          </table:table-cell>
          <table:table-cell/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X<text:span text:style-name="T40">(SAT)</text:span>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X<text:span text:style-name="T40">(SAT)</text:span>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text:span text:style-name="T40">(SAT)</text:span>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65"/>
          <table:table-cell table:style-name="ce41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7"/>
          <table:table-cell table:style-name="ce217"/>
          <table:table-cell table:style-name="ce248" office:value-type="string" calcext:value-type="string">
            <text:p>SAT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ISAT&lt;CR&gt;</text:p>
          </table:table-cell>
          <table:table-cell table:style-name="ce326"/>
          <table:table-cell table:number-columns-repeated="11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2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SRC:5</text:p>
          </table:table-cell>
          <table:table-cell table:style-name="ce472" office:value-type="string" calcext:value-type="string">
            <text:p>@SRC:55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7" office:value-type="string" calcext:value-type="string">
            <text:p>MEDIA <text:s/>PLAYER</text:p>
          </table:table-cell>
          <table:table-cell table:style-name="ce217"/>
          <table:table-cell table:style-name="ce248" office:value-type="string" calcext:value-type="string">
            <text:p>MPLAY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IMPLAY&lt;CR&gt;</text:p>
          </table:table-cell>
          <table:table-cell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65"/>
          <table:table-cell table:style-name="ce41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/>
          <table:table-cell table:style-name="ce217"/>
          <table:table-cell table:style-name="ce248" office:value-type="string" calcext:value-type="string">
            <text:p>VCR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IVCR&lt;CR&gt;</text:p>
          </table:table-cell>
          <table:table-cell table:style-name="ce327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SRC:3</text:p>
          </table:table-cell>
          <table:table-cell table:style-name="ce472" office:value-type="string" calcext:value-type="string">
            <text:p>@SRC:33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/>
          <table:table-cell table:style-name="ce217"/>
          <table:table-cell table:style-name="ce248" office:value-type="string" calcext:value-type="string">
            <text:p>GAME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IGAME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SRC:O</text:p>
          </table:table-cell>
          <table:table-cell table:style-name="ce472" office:value-type="string" calcext:value-type="string">
            <text:p>@SRC:O0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AUX1</text:p>
          </table:table-cell>
          <table:table-cell table:style-name="ce217"/>
          <table:table-cell table:style-name="ce248" office:value-type="string" calcext:value-type="string">
            <text:p>V.AUX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IV.AUX&lt;CR&gt;</text:p>
          </table:table-cell>
          <table:table-cell table:style-name="ce324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text:span text:style-name="T40"> (AUX1)</text:span>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text:span text:style-name="T40"> (AUX1)</text:span>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text:span text:style-name="T40"> (AUX1)</text:span>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number-columns-repeated="5" table:style-name="ce393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TUNER (@4: Europe/Japan/China model Only)</text:p>
          </table:table-cell>
          <table:table-cell table:style-name="ce217"/>
          <table:table-cell table:style-name="ce248" office:value-type="string" calcext:value-type="string">
            <text:p>TUNER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ITUNER&lt;CR&gt;</text:p>
          </table:table-cell>
          <table:table-cell table:style-name="ce324"/>
          <table:table-cell table:number-columns-repeated="8" table:style-name="ce375" office:value-type="string" calcext:value-type="string">
            <text:p>@4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4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5" office:value-type="string" calcext:value-type="string">
            <text:p>@4: This code is available for Europe(/N1x)/Japan(F B)/China(/K1x) model.</text:p>
          </table:table-cell>
          <table:table-cell table:style-name="ce428" office:value-type="string" calcext:value-type="string">
            <text:p>SRC:F</text:p>
          </table:table-cell>
          <table:table-cell table:style-name="ce472" office:value-type="string" calcext:value-type="string">
            <text:p>@SRC:FF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TUNER (@3: North America model Only)</text:p>
          </table:table-cell>
          <table:table-cell table:style-name="ce217"/>
          <table:table-cell table:style-name="ce248" office:value-type="string" calcext:value-type="string">
            <text:p>HDRADIO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IHDRADIO&lt;CR&gt;</text:p>
          </table:table-cell>
          <table:table-cell table:style-name="ce324"/>
          <table:table-cell table:number-columns-repeated="8"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28" office:value-type="string" calcext:value-type="string">
            <text:p>SRC:F</text:p>
          </table:table-cell>
          <table:table-cell table:style-name="ce472" office:value-type="string" calcext:value-type="string">
            <text:p>@SRC:FF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 office:value-type="string" calcext:value-type="string">
            <text:p>Input</text:p>
          </table:table-cell>
          <table:table-cell table:style-name="ce146" office:value-type="string" calcext:value-type="string">
            <text:p>(@3: North America model Only)</text:p>
          </table:table-cell>
          <table:table-cell table:style-name="ce217" office:value-type="string" calcext:value-type="string">
            <text:p>SI</text:p>
          </table:table-cell>
          <table:table-cell table:style-name="ce248" office:value-type="string" calcext:value-type="string">
            <text:p>SIRIUS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ISIRIUS&lt;CR&gt;</text:p>
          </table:table-cell>
          <table:table-cell table:style-name="ce324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number-columns-repeated="5" table:style-name="ce393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25" office:value-type="string" calcext:value-type="string">
            <text:p>SRC:K</text:p>
          </table:table-cell>
          <table:table-cell table:style-name="ce472" office:value-type="string" calcext:value-type="string">
            <text:p>@SRC:KK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4"/>
          <table:table-cell table:style-name="ce146" office:value-type="string" calcext:value-type="string">
            <text:p>(@5: North America &amp; Europe model Only)</text:p>
          </table:table-cell>
          <table:table-cell table:style-name="ce217"/>
          <table:table-cell table:style-name="ce251" office:value-type="string" calcext:value-type="string">
            <text:p>SPOTIFY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SISPOTIFY&lt;CR&gt;</text:p>
          </table:table-cell>
          <table:table-cell table:style-name="ce328"/>
          <table:table-cell table:style-name="ce378" office:value-type="string" calcext:value-type="string">
            <text:p>@5</text:p>
          </table:table-cell>
          <table:table-cell table:style-name="ce388" office:value-type="string" calcext:value-type="string">
            <text:p>---</text:p>
          </table:table-cell>
          <table:table-cell table:style-name="ce378" office:value-type="string" calcext:value-type="string">
            <text:p>@5</text:p>
          </table:table-cell>
          <table:table-cell table:style-name="ce372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8" office:value-type="string" calcext:value-type="string">
            <text:p>@5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8" office:value-type="string" calcext:value-type="string">
            <text:p>@5</text:p>
          </table:table-cell>
          <table:table-cell table:number-columns-repeated="2" table:style-name="ce372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8" office:value-type="string" calcext:value-type="string">
            <text:p>@5</text:p>
          </table:table-cell>
          <table:table-cell table:style-name="ce372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8" office:value-type="string" calcext:value-type="string">
            <text:p>@5</text:p>
          </table:table-cell>
          <table:table-cell table:style-name="ce372" office:value-type="string" calcext:value-type="string">
            <text:p>---</text:p>
          </table:table-cell>
          <table:table-cell table:style-name="ce378" office:value-type="string" calcext:value-type="string">
            <text:p>@5</text:p>
          </table:table-cell>
          <table:table-cell table:style-name="ce405" office:value-type="string" calcext:value-type="string">
            <text:p>@5: This code is available for North America &amp; Europe model Only</text:p>
          </table:table-cell>
          <table:table-cell table:style-name="ce262"/>
          <table:table-cell table:style-name="ce478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(@3: North America model Only)</text:p>
          </table:table-cell>
          <table:table-cell table:style-name="ce217"/>
          <table:table-cell table:style-name="ce251" office:value-type="string" calcext:value-type="string">
            <text:p>SIRIUSXM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SISIRIUSXM&lt;CR&gt;</text:p>
          </table:table-cell>
          <table:table-cell table:style-name="ce328"/>
          <table:table-cell table:number-columns-repeated="3" table:style-name="ce375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@3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(@3: North America model Only)</text:p>
          </table:table-cell>
          <table:table-cell table:style-name="ce217"/>
          <table:table-cell table:style-name="ce251" office:value-type="string" calcext:value-type="string">
            <text:p>RHAPSODY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SIRHAPSODY&lt;CR&gt;</text:p>
          </table:table-cell>
          <table:table-cell table:style-name="ce328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2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(@3: North America model Only)</text:p>
          </table:table-cell>
          <table:table-cell table:style-name="ce217"/>
          <table:table-cell table:style-name="ce251" office:value-type="string" calcext:value-type="string">
            <text:p>PANDORA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SIPANDORA&lt;CR&gt;</text:p>
          </table:table-cell>
          <table:table-cell table:style-name="ce328"/>
          <table:table-cell table:number-columns-repeated="12" table:style-name="ce375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@3</text:p>
          </table:table-cell>
          <table:table-cell table:number-columns-repeated="5" table:style-name="ce402" office:value-type="string" calcext:value-type="string">
            <text:p>@3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(@5: North America &amp; Europe model Only)</text:p>
          </table:table-cell>
          <table:table-cell table:style-name="ce217"/>
          <table:table-cell table:style-name="ce251" office:value-type="string" calcext:value-type="string">
            <text:p>NAPSTER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SINAPSTER&lt;CR&gt;</text:p>
          </table:table-cell>
          <table:table-cell table:style-name="ce328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5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5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5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5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2" office:value-type="string" calcext:value-type="string">
            <text:p>@5</text:p>
          </table:table-cell>
          <table:table-cell table:style-name="ce377" office:value-type="string" calcext:value-type="string">
            <text:p>---</text:p>
          </table:table-cell>
          <table:table-cell table:style-name="ce405" office:value-type="string" calcext:value-type="string">
            <text:p>@5: This code is available for North America &amp; Europe model Only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19">
          <table:table-cell table:style-name="ce50" office:value-type="string" calcext:value-type="string">
            <text:p>MAIN</text:p>
          </table:table-cell>
          <table:table-cell table:style-name="ce76" office:value-type="string" calcext:value-type="string">
            <text:p>Input </text:p>
          </table:table-cell>
          <table:table-cell table:style-name="ce122"/>
          <table:table-cell table:style-name="ce146" office:value-type="string" calcext:value-type="string">
            <text:p>(@6: Europe model Only)</text:p>
          </table:table-cell>
          <table:table-cell table:style-name="ce217"/>
          <table:table-cell table:style-name="ce251" office:value-type="string" calcext:value-type="string">
            <text:p>LASTFM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SILASTFM&lt;CR&gt;</text:p>
          </table:table-cell>
          <table:table-cell table:style-name="ce328"/>
          <table:table-cell table:number-columns-repeated="22" table:style-name="ce377" office:value-type="string" calcext:value-type="string">
            <text:p>---</text:p>
          </table:table-cell>
          <table:table-cell table:style-name="ce405" office:value-type="string" calcext:value-type="string">
            <text:p>@6: This code is available for Europe model Only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0" office:value-type="string" calcext:value-type="string">
            <text:p>ZONE</text:p>
          </table:table-cell>
          <table:table-cell table:style-name="ce76" office:value-type="string" calcext:value-type="string">
            <text:p>Setting</text:p>
          </table:table-cell>
          <table:table-cell table:style-name="ce122"/>
          <table:table-cell table:style-name="ce128"/>
          <table:table-cell table:style-name="ce217"/>
          <table:table-cell table:style-name="ce251" office:value-type="string" calcext:value-type="string">
            <text:p>FLICKR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SIFLICKR&lt;CR&gt;</text:p>
          </table:table-cell>
          <table:table-cell table:style-name="ce328"/>
          <table:table-cell table:number-columns-repeated="1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Internet Radio</text:p>
          </table:table-cell>
          <table:table-cell table:style-name="ce217"/>
          <table:table-cell table:style-name="ce251" office:value-type="string" calcext:value-type="string">
            <text:p>IRADIO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SIIRADIO&lt;CR&gt;</text:p>
          </table:table-cell>
          <table:table-cell table:style-name="ce328"/>
          <table:table-cell table:number-columns-repeated="1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8" office:value-type="string" calcext:value-type="string">
            <text:p>SRC:P</text:p>
          </table:table-cell>
          <table:table-cell table:style-name="ce472" office:value-type="string" calcext:value-type="string">
            <text:p>@SRC:88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28"/>
          <table:table-cell table:style-name="ce217"/>
          <table:table-cell table:style-name="ce251" office:value-type="string" calcext:value-type="string">
            <text:p>SERVER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SISERVER&lt;CR&gt;</text:p>
          </table:table-cell>
          <table:table-cell table:style-name="ce328"/>
          <table:table-cell table:number-columns-repeated="1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8" office:value-type="string" calcext:value-type="string">
            <text:p>SRC:Q</text:p>
          </table:table-cell>
          <table:table-cell table:style-name="ce472" office:value-type="string" calcext:value-type="string">
            <text:p>@SRC:88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FAVORITES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SIFAVORITES&lt;CR&gt;</text:p>
          </table:table-cell>
          <table:table-cell table:style-name="ce326"/>
          <table:table-cell table:number-columns-repeated="1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8" office:value-type="string" calcext:value-type="string">
            <text:p>SRC:R</text:p>
          </table:table-cell>
          <table:table-cell table:style-name="ce472" office:value-type="string" calcext:value-type="string">
            <text:p>@SRC:88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CDR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SICDR&lt;CR&gt;</text:p>
          </table:table-cell>
          <table:table-cell table:style-name="ce144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393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1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IAUX1&lt;CR&gt;</text:p>
          </table:table-cell>
          <table:table-cell table:style-name="ce14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402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SRC:9</text:p>
          </table:table-cell>
          <table:table-cell table:style-name="ce472" office:value-type="string" calcext:value-type="string">
            <text:p>@SRC:99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2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IAUX2&lt;CR&gt;</text:p>
          </table:table-cell>
          <table:table-cell table:style-name="ce14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93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SRC:A</text:p>
          </table:table-cell>
          <table:table-cell table:style-name="ce472" office:value-type="string" calcext:value-type="string">
            <text:p>@SRC:AA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3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IAUX3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4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IAUX4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5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IAUX5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6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IAUX6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7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IAUX7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Online Music</text:p>
          </table:table-cell>
          <table:table-cell table:style-name="ce217"/>
          <table:table-cell table:style-name="ce248" office:value-type="string" calcext:value-type="string">
            <text:p>NET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SINET&lt;CR&gt;</text:p>
          </table:table-cell>
          <table:table-cell table:style-name="ce326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7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7"/>
          <table:table-cell table:style-name="ce425" office:value-type="string" calcext:value-type="string">
            <text:p>SRC:8</text:p>
          </table:table-cell>
          <table:table-cell table:style-name="ce472" office:value-type="string" calcext:value-type="string">
            <text:p>@SRC:88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/>
          <table:table-cell table:style-name="ce217"/>
          <table:table-cell table:style-name="ce248" office:value-type="string" calcext:value-type="string">
            <text:p>NET/USB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SINET/USB&lt;CR&gt;</text:p>
          </table:table-cell>
          <table:table-cell table:style-name="ce326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2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7"/>
          <table:table-cell table:style-name="ce425" office:value-type="string" calcext:value-type="string">
            <text:p>SRC:8</text:p>
          </table:table-cell>
          <table:table-cell table:style-name="ce472" office:value-type="string" calcext:value-type="string">
            <text:p>@SRC:88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Bluetooth</text:p>
          </table:table-cell>
          <table:table-cell table:style-name="ce217"/>
          <table:table-cell table:style-name="ce250" office:value-type="string" calcext:value-type="string">
            <text:p>BT</text:p>
          </table:table-cell>
          <table:table-cell table:style-name="ce280" office:value-type="string" calcext:value-type="string">
            <text:p>&lt;CR&gt;</text:p>
          </table:table-cell>
          <table:table-cell table:style-name="ce300" office:value-type="string" calcext:value-type="string">
            <text:p>SIBT&lt;CR&gt;</text:p>
          </table:table-cell>
          <table:table-cell table:style-name="ce14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7"/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M-XPORT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IMXPORT&lt;CR&gt;</text:p>
          </table:table-cell>
          <table:table-cell table:style-name="ce148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SRC:N</text:p>
          </table:table-cell>
          <table:table-cell table:style-name="ce472" office:value-type="string" calcext:value-type="string">
            <text:p>@SRC:NN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16" office:value-type="string" calcext:value-type="string">
            <text:p>USB/IPOD</text:p>
          </table:table-cell>
          <table:table-cell table:style-name="ce279" office:value-type="string" calcext:value-type="string">
            <text:p>&lt;CR&gt;</text:p>
          </table:table-cell>
          <table:table-cell table:style-name="ce301" office:value-type="string" calcext:value-type="string">
            <text:p>SIUSB/IPOD&lt;CR&gt;</text:p>
          </table:table-cell>
          <table:table-cell table:style-name="ce148" office:value-type="string" calcext:value-type="string">
            <text:p>SIUSB/IPOD&lt;CR&gt;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SRC:7</text:p>
          </table:table-cell>
          <table:table-cell table:style-name="ce472" office:value-type="string" calcext:value-type="string">
            <text:p>@SRC:88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2"/>
          <table:table-cell table:style-name="ce217"/>
          <table:table-cell table:style-name="ce232"/>
          <table:table-cell table:style-name="ce281"/>
          <table:table-cell table:style-name="ce301"/>
          <table:table-cell table:style-name="ce148" office:value-type="string" calcext:value-type="string">
            <text:p>SIIPOD DIRECT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402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2" office:value-type="string" calcext:value-type="string">
            <text:p>Select INPUT source USB and USB Start Playback</text:p>
          </table:table-cell>
          <table:table-cell table:style-name="ce217" office:value-type="string" calcext:value-type="string">
            <text:p>SI</text:p>
          </table:table-cell>
          <table:table-cell table:style-name="ce248" office:value-type="string" calcext:value-type="string">
            <text:p>USB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SIUSB&lt;CR&gt;</text:p>
          </table:table-cell>
          <table:table-cell table:style-name="ce296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42" office:value-type="string" calcext:value-type="string">
            <text:p>Select INPUT source USB and iPod DIRECT Start Playback</text:p>
          </table:table-cell>
          <table:table-cell table:style-name="ce217"/>
          <table:table-cell table:style-name="ce248" office:value-type="string" calcext:value-type="string">
            <text:p>IPD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IIPD&lt;CR&gt;</text:p>
          </table:table-cell>
          <table:table-cell table:style-name="ce296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48" office:value-type="string" calcext:value-type="string">
            <text:p>Select INPUT source Internet Radio and Recent Play</text:p>
          </table:table-cell>
          <table:table-cell table:style-name="ce221"/>
          <table:table-cell table:style-name="ce252" office:value-type="string" calcext:value-type="string">
            <text:p>IRP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IIRP&lt;CR&gt;</text:p>
          </table:table-cell>
          <table:table-cell table:style-name="ce329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30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48" office:value-type="string" calcext:value-type="string">
            <text:p>Select INPUT source NETWORK and Favorites Play</text:p>
          </table:table-cell>
          <table:table-cell table:style-name="ce221"/>
          <table:table-cell table:style-name="ce252" office:value-type="string" calcext:value-type="string">
            <text:p>FVP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IFVP&lt;CR&gt;</text:p>
          </table:table-cell>
          <table:table-cell table:style-name="ce329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30"/>
          <table:table-cell table:style-name="ce475"/>
          <table:table-cell table:number-columns-repeated="990"/>
        </table:table-row>
        <table:table-row table:style-name="ro20">
          <table:table-cell table:style-name="ce50"/>
          <table:table-cell table:style-name="ce76"/>
          <table:table-cell table:style-name="ce122"/>
          <table:table-cell table:style-name="ce149" office:value-type="string" calcext:value-type="string">
            <text:p>Select One Touch Play</text:p>
            <text:p>(Select INPUT source USB and Music and Slideshow Start Playback)</text:p>
          </table:table-cell>
          <table:table-cell table:style-name="ce222"/>
          <table:table-cell table:style-name="ce253" office:value-type="string" calcext:value-type="string">
            <text:p>OTP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IOTP&lt;CR&gt;</text:p>
          </table:table-cell>
          <table:table-cell table:style-name="ce324"/>
          <table:table-cell table:number-columns-repeated="11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2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1" office:value-type="string" calcext:value-type="string">
            <text:p>OTP:1</text:p>
          </table:table-cell>
          <table:table-cell table:style-name="ce475" office:value-type="string" calcext:value-type="string">
            <text:p>@OTP:1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50" office:value-type="string" calcext:value-type="string">
            <text:p>Request Input Source Status</text:p>
          </table:table-cell>
          <table:table-cell table:style-name="ce223"/>
          <table:table-cell table:style-name="ce223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6" office:value-type="string" calcext:value-type="string">
            <text:p>SI?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SRC:?</text:p>
          </table:table-cell>
          <table:table-cell table:style-name="ce473" office:value-type="string" calcext:value-type="string">
            <text:p>@SRC:XY (X:Video Source, Y:Audio Source)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1" office:value-type="string" calcext:value-type="string">
            <text:p>Smart Select</text:p>
          </table:table-cell>
          <table:table-cell table:style-name="ce128" office:value-type="string" calcext:value-type="string">
            <text:p>Smart Select 1-5 call</text:p>
          </table:table-cell>
          <table:table-cell table:style-name="ce217" office:value-type="string" calcext:value-type="string">
            <text:p>MS</text:p>
          </table:table-cell>
          <table:table-cell table:style-name="ce250" office:value-type="string" calcext:value-type="string">
            <text:p>SMART1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MSSMART1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2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MSSMART2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3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MSSMART3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4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MSSMART4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5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MSSMART5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1" office:value-type="string" calcext:value-type="string">
            <text:p>Smart Select 1-5 memory</text:p>
          </table:table-cell>
          <table:table-cell table:style-name="ce217"/>
          <table:table-cell table:style-name="ce250" office:value-type="string" calcext:value-type="string">
            <text:p>SMART1 MEMORY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MSSMART1 MEMORY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2 MEMORY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MSSMART2 MEMORY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3 MEMORY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MSSMART3 MEMORY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4 MEMORY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MSSMART4 MEMORY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38"/>
          <table:table-cell table:style-name="ce217"/>
          <table:table-cell table:style-name="ce250" office:value-type="string" calcext:value-type="string">
            <text:p>SMART5 MEMORY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MSSMART5 MEMORY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21">
          <table:table-cell table:style-name="ce51"/>
          <table:table-cell table:style-name="ce76"/>
          <table:table-cell table:style-name="ce122"/>
          <table:table-cell table:style-name="ce128" office:value-type="string" calcext:value-type="string">
            <text:p>(cancel smart seelct)</text:p>
          </table:table-cell>
          <table:table-cell table:style-name="ce217"/>
          <table:table-cell table:style-name="ce250"/>
          <table:table-cell table:style-name="ce280"/>
          <table:table-cell table:style-name="ce297"/>
          <table:table-cell table:style-name="ce324" office:value-type="string" calcext:value-type="string">
            <text:p>MSSMART0&lt;CR&gt;</text:p>
          </table:table-cell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21">
          <table:table-cell table:style-name="ce51"/>
          <table:table-cell table:style-name="ce76"/>
          <table:table-cell table:style-name="ce122"/>
          <table:table-cell table:style-name="ce152" office:value-type="string" calcext:value-type="string">
            <text:p>Request Smart Select Status</text:p>
          </table:table-cell>
          <table:table-cell table:style-name="ce218"/>
          <table:table-cell table:style-name="ce250" office:value-type="string" calcext:value-type="string">
            <text:p>SMART ?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MSSMART ?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1"/>
          <table:table-cell table:style-name="ce72"/>
          <table:table-cell table:style-name="ce121" office:value-type="string" calcext:value-type="string">
            <text:p>Favorite Station</text:p>
          </table:table-cell>
          <table:table-cell table:style-name="ce137" office:value-type="string" calcext:value-type="string">
            <text:p>Favorite Station 1-4 Mode select</text:p>
          </table:table-cell>
          <table:table-cell table:style-name="ce216" office:value-type="string" calcext:value-type="string">
            <text:p>ZM</text:p>
          </table:table-cell>
          <table:table-cell table:style-name="ce248" office:value-type="string" calcext:value-type="string">
            <text:p>FAVORITE1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MFAVORITE1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2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FAVORITE2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MFAVORITE2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2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FAVORITE3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MFAVORITE3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2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FAVORITE4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MFAVORITE4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5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2"/>
          <table:table-cell table:style-name="ce122"/>
          <table:table-cell table:style-name="ce137" office:value-type="string" calcext:value-type="string">
            <text:p>Favorite Station 1-4 Mode memory</text:p>
          </table:table-cell>
          <table:table-cell table:style-name="ce217"/>
          <table:table-cell table:style-name="ce248" office:value-type="string" calcext:value-type="string">
            <text:p>FAVORITE1 MEMORY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MFAVORITE1 MEMORY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2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FAVORITE2 MEMORY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MFAVORITE2 MEMORY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2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FAVORITE3 MEMORY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MFAVORITE3 MEMORY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2"/>
          <table:table-cell table:style-name="ce122"/>
          <table:table-cell table:style-name="ce142"/>
          <table:table-cell table:style-name="ce217"/>
          <table:table-cell table:style-name="ce248" office:value-type="string" calcext:value-type="string">
            <text:p>FAVORITE4 MEMORY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MFAVORITE4 MEMORY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5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2"/>
          <table:table-cell table:style-name="ce121" office:value-type="string" calcext:value-type="string">
            <text:p>Audio Input</text:p>
          </table:table-cell>
          <table:table-cell table:style-name="ce128" office:value-type="string" calcext:value-type="string">
            <text:p>set AUTO mode <text:s/>(Priority:HDMI&gt;&gt;DIGITAL&gt;&gt;ANALOG)</text:p>
          </table:table-cell>
          <table:table-cell table:style-name="ce216" office:value-type="string" calcext:value-type="string">
            <text:p>SD</text:p>
          </table:table-cell>
          <table:table-cell table:style-name="ce216" office:value-type="string" calcext:value-type="string">
            <text:p>AUTO</text:p>
          </table:table-cell>
          <table:table-cell table:style-name="ce279" office:value-type="string" calcext:value-type="string">
            <text:p>&lt;CR&gt;</text:p>
          </table:table-cell>
          <table:table-cell table:style-name="ce295" office:value-type="string" calcext:value-type="string">
            <text:p>SDAUTO&lt;CR&gt;</text:p>
          </table:table-cell>
          <table:table-cell table:style-name="ce163"/>
          <table:table-cell table:number-columns-repeated="17" table:style-name="ce376" office:value-type="string" calcext:value-type="string">
            <text:p>X</text:p>
          </table:table-cell>
          <table:table-cell table:number-columns-repeated="5" table:style-name="ce403" office:value-type="string" calcext:value-type="string">
            <text:p>X</text:p>
          </table:table-cell>
          <table:table-cell table:style-name="ce406"/>
          <table:table-cell table:style-name="ce426" office:value-type="string" calcext:value-type="string">
            <text:p>INP:0</text:p>
          </table:table-cell>
          <table:table-cell table:style-name="ce481" office:value-type="string" calcext:value-type="string">
            <text:p>@INP:0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 office:value-type="string" calcext:value-type="string">
            <text:p>Signal</text:p>
          </table:table-cell>
          <table:table-cell table:style-name="ce138" office:value-type="string" calcext:value-type="string">
            <text:p>set force HDMI INPUT mode</text:p>
          </table:table-cell>
          <table:table-cell table:style-name="ce217"/>
          <table:table-cell table:style-name="ce248" office:value-type="string" calcext:value-type="string">
            <text:p>HDMI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DHDMI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INP:4</text:p>
          </table:table-cell>
          <table:table-cell table:style-name="ce472" office:value-type="string" calcext:value-type="string">
            <text:p>@INP:4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 office:value-type="string" calcext:value-type="string">
            <text:p>set force DIGITAL INPUT (Optical,Coaxial) mode</text:p>
          </table:table-cell>
          <table:table-cell table:style-name="ce217"/>
          <table:table-cell table:style-name="ce216" office:value-type="string" calcext:value-type="string">
            <text:p>DIGITAL</text:p>
          </table:table-cell>
          <table:table-cell table:style-name="ce279" office:value-type="string" calcext:value-type="string">
            <text:p>&lt;CR&gt;</text:p>
          </table:table-cell>
          <table:table-cell table:style-name="ce295" office:value-type="string" calcext:value-type="string">
            <text:p>SDDIGITAL&lt;CR&gt;</text:p>
          </table:table-cell>
          <table:table-cell table:style-name="ce163"/>
          <table:table-cell table:number-columns-repeated="17" table:style-name="ce376" office:value-type="string" calcext:value-type="string">
            <text:p>X</text:p>
          </table:table-cell>
          <table:table-cell table:number-columns-repeated="5" table:style-name="ce403" office:value-type="string" calcext:value-type="string">
            <text:p>X</text:p>
          </table:table-cell>
          <table:table-cell table:style-name="ce406"/>
          <table:table-cell table:style-name="ce426" office:value-type="string" calcext:value-type="string">
            <text:p>INP:2</text:p>
          </table:table-cell>
          <table:table-cell table:style-name="ce481" office:value-type="string" calcext:value-type="string">
            <text:p>@INP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38" office:value-type="string" calcext:value-type="string">
            <text:p>set force ANALOG INPUT mode</text:p>
          </table:table-cell>
          <table:table-cell table:style-name="ce217"/>
          <table:table-cell table:style-name="ce248" office:value-type="string" calcext:value-type="string">
            <text:p>ANALOG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DANALOG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INP:1</text:p>
          </table:table-cell>
          <table:table-cell table:style-name="ce472" office:value-type="string" calcext:value-type="string">
            <text:p>@INP: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3" office:value-type="string" calcext:value-type="string">
            <text:p>(7.1ch input)</text:p>
          </table:table-cell>
          <table:table-cell table:style-name="ce217"/>
          <table:table-cell table:style-name="ce248" office:value-type="string" calcext:value-type="string">
            <text:p>EXT.I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DEXT.IN&lt;CR&gt;</text:p>
          </table:table-cell>
          <table:table-cell table:style-name="ce296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number-columns-repeated="5" table:style-name="ce393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4" office:value-type="string" calcext:value-type="string">
            <text:p>---Set 7.1CH IN mode</text:p>
          </table:table-cell>
          <table:table-cell table:style-name="ce224"/>
          <table:table-cell table:style-name="ce252" office:value-type="string" calcext:value-type="string">
            <text:p>7.1IN</text:p>
          </table:table-cell>
          <table:table-cell table:style-name="ce277" office:value-type="string" calcext:value-type="string">
            <text:p>&lt;CR&gt;</text:p>
          </table:table-cell>
          <table:table-cell table:style-name="ce196" office:value-type="string" calcext:value-type="string">
            <text:p>SD7.1IN&lt;CR&gt;</text:p>
          </table:table-cell>
          <table:table-cell table:style-name="ce330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393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71C:2</text:p>
          </table:table-cell>
          <table:table-cell table:style-name="ce472" office:value-type="string" calcext:value-type="string">
            <text:p>@71C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5" office:value-type="string" calcext:value-type="string">
            <text:p>---When no input</text:p>
          </table:table-cell>
          <table:table-cell table:style-name="ce222"/>
          <table:table-cell table:style-name="ce253" office:value-type="string" calcext:value-type="string">
            <text:p>NO</text:p>
          </table:table-cell>
          <table:table-cell table:style-name="ce277" office:value-type="string" calcext:value-type="string">
            <text:p>&lt;CR&gt;</text:p>
          </table:table-cell>
          <table:table-cell table:style-name="ce196" office:value-type="string" calcext:value-type="string">
            <text:p>SDNO&lt;CR&gt;</text:p>
          </table:table-cell>
          <table:table-cell table:style-name="ce296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393" office:value-type="string" calcext:value-type="string">
            <text:p>---</text:p>
          </table:table-cell>
          <table:table-cell table:style-name="ce406"/>
          <table:table-cell table:style-name="ce432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6"/>
          <table:table-cell table:style-name="ce225"/>
          <table:table-cell table:style-name="ce240" office:value-type="string" calcext:value-type="string">
            <text:p>?</text:p>
          </table:table-cell>
          <table:table-cell table:style-name="ce282" office:value-type="string" calcext:value-type="string">
            <text:p>&lt;CR&gt;</text:p>
          </table:table-cell>
          <table:table-cell table:style-name="ce301" office:value-type="string" calcext:value-type="string">
            <text:p>SD?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6"/>
          <table:table-cell table:style-name="ce225" table:number-columns-repeated="2"/>
          <table:table-cell table:style-name="ce283"/>
          <table:table-cell table:style-name="ce301"/>
          <table:table-cell table:style-name="ce296" office:value-type="string" calcext:value-type="string">
            <text:p>SDARC&lt;CR&gt;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8" office:value-type="string" calcext:value-type="string">
            <text:p>EVENT only</text:p>
          </table:table-cell>
          <table:table-cell table:style-name="ce432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39" office:value-type="string" calcext:value-type="string">
            <text:p>Request Audio Input Mode Status</text:p>
          </table:table-cell>
          <table:table-cell table:style-name="ce218" table:number-columns-repeated="2"/>
          <table:table-cell table:style-name="ce284"/>
          <table:table-cell table:style-name="ce301"/>
          <table:table-cell table:style-name="ce296" office:value-type="string" calcext:value-type="string">
            <text:p>SDNO&lt;CR&gt;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8" office:value-type="string" calcext:value-type="string">
            <text:p>EVENT only</text:p>
          </table:table-cell>
          <table:table-cell table:style-name="ce432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2"/>
          <table:table-cell table:style-name="ce121" office:value-type="string" calcext:value-type="string">
            <text:p>Audio Decode</text:p>
          </table:table-cell>
          <table:table-cell table:style-name="ce157" office:value-type="string" calcext:value-type="string">
            <text:p>set the digital input AUTO mode</text:p>
          </table:table-cell>
          <table:table-cell table:style-name="ce216" office:value-type="string" calcext:value-type="string">
            <text:p>DC</text:p>
          </table:table-cell>
          <table:table-cell table:style-name="ce248" office:value-type="string" calcext:value-type="string">
            <text:p>AUTO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DCAUTO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DCM:3</text:p>
          </table:table-cell>
          <table:table-cell table:style-name="ce472" office:value-type="string" calcext:value-type="string">
            <text:p>@DCM:3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 office:value-type="string" calcext:value-type="string">
            <text:p>mode</text:p>
          </table:table-cell>
          <table:table-cell table:style-name="ce138" office:value-type="string" calcext:value-type="string">
            <text:p>set digital input force PCM mode</text:p>
          </table:table-cell>
          <table:table-cell table:style-name="ce217"/>
          <table:table-cell table:style-name="ce248" office:value-type="string" calcext:value-type="string">
            <text:p>PCM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DCPCM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DCM:1</text:p>
          </table:table-cell>
          <table:table-cell table:style-name="ce472" office:value-type="string" calcext:value-type="string">
            <text:p>@DCM: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38" office:value-type="string" calcext:value-type="string">
            <text:p>set digital input force DTS mode</text:p>
          </table:table-cell>
          <table:table-cell table:style-name="ce217"/>
          <table:table-cell table:style-name="ce248" office:value-type="string" calcext:value-type="string">
            <text:p>DTS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DCDTS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DCM:2</text:p>
          </table:table-cell>
          <table:table-cell table:style-name="ce472" office:value-type="string" calcext:value-type="string">
            <text:p>@DCM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0" office:value-type="string" calcext:value-type="string">
            <text:p>Request Audio Decode Status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DC?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2"/>
          <table:table-cell table:style-name="ce121" office:value-type="string" calcext:value-type="string">
            <text:p>Video signal</text:p>
          </table:table-cell>
          <table:table-cell table:style-name="ce128" office:value-type="string" calcext:value-type="string">
            <text:p>VIDEO SELECT mode set , and select source</text:p>
          </table:table-cell>
          <table:table-cell table:style-name="ce216" office:value-type="string" calcext:value-type="string">
            <text:p>SV</text:p>
          </table:table-cell>
          <table:table-cell table:style-name="ce248" office:value-type="string" calcext:value-type="string">
            <text:p>DVD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VDVD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table-cell table:style-name="ce473" office:value-type="string" calcext:value-type="string" table:number-columns-spanned="1" table:number-rows-spanned="21">
            <text:p>@SRC:XY (X:Video Source, Y:Audio Source)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BD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VBD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covered-table-cell table:style-name="ce482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TV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VTV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covered-table-cell table:style-name="ce482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46" office:value-type="string" calcext:value-type="string">
            <text:p>CBL/SAT</text:p>
          </table:table-cell>
          <table:table-cell table:style-name="ce217"/>
          <table:table-cell table:style-name="ce248" office:value-type="string" calcext:value-type="string">
            <text:p>SAT/CBL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VSAT/CBL&lt;CR&gt;</text:p>
          </table:table-cell>
          <table:table-cell table:style-name="ce324"/>
          <table:table-cell table:number-columns-repeated="3" table:style-name="ce375" office:value-type="string" calcext:value-type="string">
            <text:p>X(CBL/SAT)</text:p>
          </table:table-cell>
          <table:table-cell table:style-name="ce375" office:value-type="string" calcext:value-type="string">
            <text:p>X<text:span text:style-name="T40"> (SAT)</text:span></text:p>
          </table:table-cell>
          <table:table-cell table:number-columns-repeated="3" table:style-name="ce375" office:value-type="string" calcext:value-type="string">
            <text:p>X(CBL/SAT)</text:p>
          </table:table-cell>
          <table:table-cell table:style-name="ce375" office:value-type="string" calcext:value-type="string">
            <text:p>X<text:span text:style-name="T40"> (SAT)</text:span></text:p>
          </table:table-cell>
          <table:table-cell table:number-columns-repeated="3" table:style-name="ce375" office:value-type="string" calcext:value-type="string">
            <text:p>X(CBL/SAT)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text:span text:style-name="T40"> (SAT)</text:span></text:p>
          </table:table-cell>
          <table:table-cell table:number-columns-repeated="3" table:style-name="ce375" office:value-type="string" calcext:value-type="string">
            <text:p>X(CBL/SAT)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(CBL/SAT)</text:p>
          </table:table-cell>
          <table:table-cell table:style-name="ce393" office:value-type="string" calcext:value-type="string">
            <text:p>---</text:p>
          </table:table-cell>
          <table:table-cell table:style-name="ce375" office:value-type="string" calcext:value-type="string">
            <text:p>X(CBL/SAT)</text:p>
          </table:table-cell>
          <table:table-cell table:style-name="ce406"/>
          <table:table-cell table:style-name="ce423"/>
          <table:covered-table-cell table:style-name="ce482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46"/>
          <table:table-cell table:style-name="ce226"/>
          <table:table-cell table:style-name="ce253" office:value-type="string" calcext:value-type="string">
            <text:p>SAT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VSAT&lt;CR&gt;</text:p>
          </table:table-cell>
          <table:table-cell table:style-name="ce324"/>
          <table:table-cell table:number-columns-repeated="11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3"/>
          <table:covered-table-cell table:style-name="ce482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46" office:value-type="string" calcext:value-type="string">
            <text:p>MEDIA PLAYER</text:p>
          </table:table-cell>
          <table:table-cell table:style-name="ce226"/>
          <table:table-cell table:style-name="ce248" office:value-type="string" calcext:value-type="string">
            <text:p>MPLAY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VMPLAY&lt;CR&gt;</text:p>
          </table:table-cell>
          <table:table-cell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3"/>
          <table:covered-table-cell table:style-name="ce48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VCR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VVCR&lt;CR&gt;</text:p>
          </table:table-cell>
          <table:table-cell table:style-name="ce331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393" office:value-type="string" calcext:value-type="string">
            <text:p>---</text:p>
          </table:table-cell>
          <table:table-cell table:style-name="ce406"/>
          <table:table-cell table:style-name="ce432"/>
          <table:covered-table-cell table:style-name="ce48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GAME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VGAME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3"/>
          <table:covered-table-cell table:style-name="ce48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AUX1</text:p>
          </table:table-cell>
          <table:table-cell table:style-name="ce217"/>
          <table:table-cell table:style-name="ce248" office:value-type="string" calcext:value-type="string">
            <text:p>V.AUX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VV.AUX&lt;CR&gt;</text:p>
          </table:table-cell>
          <table:table-cell table:style-name="ce324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text:span text:style-name="T40"> (AUX1)</text:span>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text:span text:style-name="T40"> (AUX1)</text:span>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text:span text:style-name="T40"> (AUX1)</text:span>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number-columns-repeated="5" table:style-name="ce393" office:value-type="string" calcext:value-type="string">
            <text:p>---</text:p>
          </table:table-cell>
          <table:table-cell table:style-name="ce406"/>
          <table:table-cell table:style-name="ce423"/>
          <table:covered-table-cell table:style-name="ce48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/>
          <table:table-cell table:style-name="ce226"/>
          <table:table-cell table:style-name="ce253" office:value-type="string" calcext:value-type="string">
            <text:p>AUX1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VAUX1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6" table:style-name="ce375" office:value-type="string" calcext:value-type="string">
            <text:p>X</text:p>
          </table:table-cell>
          <table:table-cell table:number-columns-repeated="2" table:style-name="ce393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3"/>
          <table:covered-table-cell table:style-name="ce48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/>
          <table:table-cell table:style-name="ce227"/>
          <table:table-cell table:style-name="ce253" office:value-type="string" calcext:value-type="string">
            <text:p>AUX2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VAUX2&lt;CR&gt;</text:p>
          </table:table-cell>
          <table:table-cell table:style-name="ce332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93" office:value-type="string" calcext:value-type="string">
            <text:p>---</text:p>
          </table:table-cell>
          <table:table-cell table:style-name="ce406"/>
          <table:table-cell table:style-name="ce423"/>
          <table:covered-table-cell table:style-name="ce48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3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VAUX3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covered-table-cell table:style-name="ce48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4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VAUX4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covered-table-cell table:style-name="ce48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5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VAUX5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covered-table-cell table:style-name="ce48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6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VAUX6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covered-table-cell table:style-name="ce48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7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VAUX7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covered-table-cell table:style-name="ce48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/>
          <table:table-cell table:style-name="ce227"/>
          <table:table-cell table:style-name="ce253" office:value-type="string" calcext:value-type="string">
            <text:p>CD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SVCD&lt;CR&gt;</text:p>
          </table:table-cell>
          <table:table-cell table:style-name="ce332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3"/>
          <table:covered-table-cell table:style-name="ce48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38"/>
          <table:table-cell table:style-name="ce217"/>
          <table:table-cell table:style-name="ce248" office:value-type="string" calcext:value-type="string">
            <text:p>SOURCE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VSOURCE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402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3"/>
          <table:covered-table-cell table:style-name="ce48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 office:value-type="string" calcext:value-type="string">
            <text:p>VIDEO SELECT mode set to ON</text:p>
          </table:table-cell>
          <table:table-cell table:style-name="ce217" office:value-type="string" calcext:value-type="string">
            <text:p>SV</text:p>
          </table:table-cell>
          <table:table-cell table:style-name="ce248" office:value-type="string" calcext:value-type="string">
            <text:p>O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VON&lt;CR&gt;</text:p>
          </table:table-cell>
          <table:table-cell table:style-name="ce324"/>
          <table:table-cell table:number-columns-repeated="4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3"/>
          <table:covered-table-cell table:style-name="ce48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 office:value-type="string" calcext:value-type="string">
            <text:p>VIDEO SELECT mode set to OFF</text:p>
          </table:table-cell>
          <table:table-cell table:style-name="ce217"/>
          <table:table-cell table:style-name="ce248" office:value-type="string" calcext:value-type="string">
            <text:p>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VOFF&lt;CR&gt;</text:p>
          </table:table-cell>
          <table:table-cell table:style-name="ce324"/>
          <table:table-cell table:number-columns-repeated="4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3"/>
          <table:covered-table-cell table:style-name="ce48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0" office:value-type="string" calcext:value-type="string">
            <text:p>Request Video Select Status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SV?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SRC:?</text:p>
          </table:table-cell>
          <table:covered-table-cell table:style-name="ce480"/>
          <table:table-cell table:number-columns-repeated="990"/>
        </table:table-row>
        <table:table-row table:style-name="ro4">
          <table:table-cell table:style-name="ce50"/>
          <table:table-cell table:style-name="ce49" office:value-type="string" calcext:value-type="string">
            <text:p>Auto Standby</text:p>
          </table:table-cell>
          <table:table-cell table:style-name="ce121" office:value-type="string" calcext:value-type="string">
            <text:p>Auto Standby</text:p>
          </table:table-cell>
          <table:table-cell table:style-name="ce137" office:value-type="string" calcext:value-type="string">
            <text:p>MAIN ZONE Auto Standby setting</text:p>
          </table:table-cell>
          <table:table-cell table:style-name="ce228" office:value-type="string" calcext:value-type="string">
            <text:p>STBY</text:p>
          </table:table-cell>
          <table:table-cell table:style-name="ce250" office:value-type="string" calcext:value-type="string">
            <text:p>15M</text:p>
          </table:table-cell>
          <table:table-cell table:style-name="ce280" office:value-type="string" calcext:value-type="string">
            <text:p>&lt;CR&gt;</text:p>
          </table:table-cell>
          <table:table-cell table:style-name="ce302" office:value-type="string" calcext:value-type="string">
            <text:p>STBY15M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PWR:2</text:p>
          </table:table-cell>
          <table:table-cell table:style-name="ce472" office:value-type="string" calcext:value-type="string">
            <text:p>@PWR:2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72"/>
          <table:table-cell table:style-name="ce122"/>
          <table:table-cell table:style-name="ce128"/>
          <table:table-cell table:style-name="ce229"/>
          <table:table-cell table:style-name="ce250" office:value-type="string" calcext:value-type="string">
            <text:p>30M</text:p>
          </table:table-cell>
          <table:table-cell table:style-name="ce280" office:value-type="string" calcext:value-type="string">
            <text:p>&lt;CR&gt;</text:p>
          </table:table-cell>
          <table:table-cell table:style-name="ce303" office:value-type="string" calcext:value-type="string">
            <text:p>STBY30M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PWR:1</text:p>
          </table:table-cell>
          <table:table-cell table:style-name="ce472" office:value-type="string" calcext:value-type="string">
            <text:p>@PWR:1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72"/>
          <table:table-cell table:style-name="ce122"/>
          <table:table-cell table:style-name="ce138"/>
          <table:table-cell table:style-name="ce229"/>
          <table:table-cell table:style-name="ce250" office:value-type="string" calcext:value-type="string">
            <text:p>60M</text:p>
          </table:table-cell>
          <table:table-cell table:style-name="ce280" office:value-type="string" calcext:value-type="string">
            <text:p>&lt;CR&gt;</text:p>
          </table:table-cell>
          <table:table-cell table:style-name="ce303" office:value-type="string" calcext:value-type="string">
            <text:p>STBY60M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2"/>
          <table:table-cell table:number-columns-repeated="990"/>
        </table:table-row>
        <table:table-row table:style-name="ro4">
          <table:table-cell table:style-name="ce50"/>
          <table:table-cell table:style-name="ce72"/>
          <table:table-cell table:style-name="ce122"/>
          <table:table-cell table:style-name="ce138"/>
          <table:table-cell table:style-name="ce229"/>
          <table:table-cell table:style-name="ce250" office:value-type="string" calcext:value-type="string">
            <text:p>OFF</text:p>
          </table:table-cell>
          <table:table-cell table:style-name="ce280" office:value-type="string" calcext:value-type="string">
            <text:p>&lt;CR&gt;</text:p>
          </table:table-cell>
          <table:table-cell table:style-name="ce303" office:value-type="string" calcext:value-type="string">
            <text:p>STBYOFF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7"/>
          <table:table-cell table:style-name="ce123"/>
          <table:table-cell table:style-name="ce140" office:value-type="string" calcext:value-type="string">
            <text:p>Request Main Zone Auto Standby Status</text:p>
          </table:table-cell>
          <table:table-cell table:style-name="ce230"/>
          <table:table-cell table:style-name="ce250" office:value-type="string" calcext:value-type="string">
            <text:p>?</text:p>
          </table:table-cell>
          <table:table-cell table:style-name="ce280" office:value-type="string" calcext:value-type="string">
            <text:p>&lt;CR&gt;</text:p>
          </table:table-cell>
          <table:table-cell table:style-name="ce303" office:value-type="string" calcext:value-type="string">
            <text:p>STBY?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 office:value-type="string" calcext:value-type="string">
            <text:p>@PWR:2,@PWR: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1" office:value-type="string" calcext:value-type="string">
            <text:p>ECO</text:p>
          </table:table-cell>
          <table:table-cell table:style-name="ce121" office:value-type="string" calcext:value-type="string">
            <text:p>ECO</text:p>
          </table:table-cell>
          <table:table-cell table:style-name="ce137" office:value-type="string" calcext:value-type="string">
            <text:p>ECO mode setting</text:p>
          </table:table-cell>
          <table:table-cell table:style-name="ce228" office:value-type="string" calcext:value-type="string">
            <text:p>ECO</text:p>
          </table:table-cell>
          <table:table-cell table:style-name="ce250" office:value-type="string" calcext:value-type="string">
            <text:p>O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ECOON&lt;CR&gt;</text:p>
          </table:table-cell>
          <table:table-cell table:style-name="ce324"/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SLP:1</text:p>
          </table:table-cell>
          <table:table-cell table:style-name="ce472" office:value-type="string" calcext:value-type="string">
            <text:p>@SLP: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2"/>
          <table:table-cell table:style-name="ce122"/>
          <table:table-cell table:style-name="ce128"/>
          <table:table-cell table:style-name="ce229"/>
          <table:table-cell table:style-name="ce250" office:value-type="string" calcext:value-type="string">
            <text:p>AUTO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ECOAUTO&lt;CR&gt;</text:p>
          </table:table-cell>
          <table:table-cell table:style-name="ce324"/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2"/>
          <table:table-cell table:style-name="ce122"/>
          <table:table-cell table:style-name="ce128"/>
          <table:table-cell table:style-name="ce229"/>
          <table:table-cell table:style-name="ce250" office:value-type="string" calcext:value-type="string">
            <text:p>OFF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ECOOFF&lt;CR&gt;</text:p>
          </table:table-cell>
          <table:table-cell table:style-name="ce324"/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SLP:0xxx</text:p>
          </table:table-cell>
          <table:table-cell table:style-name="ce472" office:value-type="string" calcext:value-type="string">
            <text:p>@SLP:0xxx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7"/>
          <table:table-cell table:style-name="ce122"/>
          <table:table-cell table:style-name="ce152" office:value-type="string" calcext:value-type="string">
            <text:p>Request ECO mode Status</text:p>
          </table:table-cell>
          <table:table-cell table:style-name="ce230"/>
          <table:table-cell table:style-name="ce250" office:value-type="string" calcext:value-type="string">
            <text:p>?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ECO?&lt;CR&gt;</text:p>
          </table:table-cell>
          <table:table-cell table:style-name="ce324"/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SLP:?</text:p>
          </table:table-cell>
          <table:table-cell table:style-name="ce472" office:value-type="string" calcext:value-type="string">
            <text:p>@SLP:0xxx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1" office:value-type="string" calcext:value-type="string">
            <text:p>Sleep</text:p>
          </table:table-cell>
          <table:table-cell table:style-name="ce121" office:value-type="string" calcext:value-type="string">
            <text:p>Sleep</text:p>
          </table:table-cell>
          <table:table-cell table:style-name="ce137" office:value-type="string" calcext:value-type="string">
            <text:p>MAIN ZONE SLEEP TIMER setting</text:p>
          </table:table-cell>
          <table:table-cell table:style-name="ce216" office:value-type="string" calcext:value-type="string">
            <text:p>SLP</text:p>
          </table:table-cell>
          <table:table-cell table:style-name="ce248" office:value-type="string" calcext:value-type="string">
            <text:p>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LPOFF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SLP:1</text:p>
          </table:table-cell>
          <table:table-cell table:style-name="ce472" office:value-type="string" calcext:value-type="string">
            <text:p>@SLP: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2"/>
          <table:table-cell table:style-name="ce122"/>
          <table:table-cell table:style-name="ce128" office:value-type="string" calcext:value-type="string">
            <text:p>***:001 to 120 by ASCII , 010=10min</text:p>
          </table:table-cell>
          <table:table-cell table:style-name="ce217"/>
          <table:table-cell table:style-name="ce248" office:value-type="string" calcext:value-type="string">
            <text:p>*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LP***&lt;CR&gt;</text:p>
          </table:table-cell>
          <table:table-cell table:style-name="ce324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SLP:0xxx</text:p>
          </table:table-cell>
          <table:table-cell table:style-name="ce472" office:value-type="string" calcext:value-type="string">
            <text:p>@SLP:0xxx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7"/>
          <table:table-cell table:style-name="ce122"/>
          <table:table-cell table:style-name="ce152" office:value-type="string" calcext:value-type="string">
            <text:p>Request Sleep Status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SLP?&lt;CR&gt;</text:p>
          </table:table-cell>
          <table:table-cell table:style-name="ce324" office:value-type="string" calcext:value-type="string">
            <text:p>(Reply remain time)</text:p>
          </table:table-cell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SLP:?</text:p>
          </table:table-cell>
          <table:table-cell table:style-name="ce472" office:value-type="string" calcext:value-type="string">
            <text:p>@SLP:0xxx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72" office:value-type="string" calcext:value-type="string">
            <text:p>Surround</text:p>
          </table:table-cell>
          <table:table-cell table:style-name="ce121" office:value-type="string" calcext:value-type="string">
            <text:p>Surround mode</text:p>
          </table:table-cell>
          <table:table-cell table:style-name="ce137" office:value-type="string" calcext:value-type="string">
            <text:p>Select SURROUND mode</text:p>
          </table:table-cell>
          <table:table-cell table:style-name="ce216" office:value-type="string" calcext:value-type="string">
            <text:p>MS</text:p>
          </table:table-cell>
          <table:table-cell table:style-name="ce248" office:value-type="string" calcext:value-type="string">
            <text:p>MOVIE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MSMOVIE&lt;CR&gt;</text:p>
          </table:table-cell>
          <table:table-cell table:style-name="ce296"/>
          <table:table-cell table:number-columns-repeated="3" table:style-name="ce375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93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SUR:0T</text:p>
          </table:table-cell>
          <table:table-cell table:style-name="ce472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MUSIC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MSMUSIC&lt;CR&gt;</text:p>
          </table:table-cell>
          <table:table-cell table:style-name="ce296"/>
          <table:table-cell table:number-columns-repeated="3" table:style-name="ce375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93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SUR:0U</text:p>
          </table:table-cell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GAME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MSGAME&lt;CR&gt;</text:p>
          </table:table-cell>
          <table:table-cell table:style-name="ce296"/>
          <table:table-cell table:number-columns-repeated="3" table:style-name="ce375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93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93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DIRECT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MSDIRECT&lt;CR&gt;</text:p>
          </table:table-cell>
          <table:table-cell table:style-name="ce324" office:value-type="string" calcext:value-type="string">
            <text:p>MSDIRECT&lt;CR&gt;</text:p>
          </table:table-cell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PURE DIRECT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MSPURE DIRECT&lt;CR&gt;</text:p>
          </table:table-cell>
          <table:table-cell table:style-name="ce324" office:value-type="string" calcext:value-type="string">
            <text:p>MSPURE DIRECT&lt;CR&gt;</text:p>
          </table:table-cell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25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STEREO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MSSTEREO&lt;CR&gt;</text:p>
          </table:table-cell>
          <table:table-cell table:style-name="ce324" office:value-type="string" calcext:value-type="string">
            <text:p>MSSTEREO&lt;CR&gt;</text:p>
          </table:table-cell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372"/>
          <table:table-cell table:style-name="ce425" office:value-type="string" calcext:value-type="string">
            <text:p>SUR:01</text:p>
          </table:table-cell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TO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MSAUTO&lt;CR&gt;</text:p>
          </table:table-cell>
          <table:table-cell table:style-name="ce333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372"/>
          <table:table-cell table:style-name="ce425" office:value-type="string" calcext:value-type="string">
            <text:p>SUR:00</text:p>
          </table:table-cell>
          <table:table-cell table:style-name="ce479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NEURAL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MSNEURAL&lt;CR&gt;</text:p>
          </table:table-cell>
          <table:table-cell table:style-name="ce334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number-columns-repeated="5" table:style-name="ce393" office:value-type="string" calcext:value-type="string">
            <text:p>---</text:p>
          </table:table-cell>
          <table:table-cell table:style-name="ce372"/>
          <table:table-cell table:style-name="ce427"/>
          <table:table-cell table:style-name="ce483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/>
          <table:table-cell table:style-name="ce248" office:value-type="string" calcext:value-type="string">
            <text:p>STANDARD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MSSTANDARD&lt;CR&gt;</text:p>
          </table:table-cell>
          <table:table-cell table:style-name="ce334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number-columns-repeated="5" table:style-name="ce393" office:value-type="string" calcext:value-type="string">
            <text:p>---</text:p>
          </table:table-cell>
          <table:table-cell table:style-name="ce406"/>
          <table:table-cell table:style-name="ce433"/>
          <table:table-cell table:style-name="ce484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office:value-type="string" calcext:value-type="string">
            <text:p>MS</text:p>
          </table:table-cell>
          <table:table-cell table:style-name="ce216" office:value-type="string" calcext:value-type="string">
            <text:p>DOLBY</text:p>
          </table:table-cell>
          <table:table-cell table:style-name="ce279" office:value-type="string" calcext:value-type="string">
            <text:p>&lt;CR&gt;</text:p>
          </table:table-cell>
          <table:table-cell table:style-name="ce137" office:value-type="string" calcext:value-type="string">
            <text:p>MSDOLBY DIGITAL&lt;CR&gt;</text:p>
          </table:table-cell>
          <table:table-cell table:style-name="ce335"/>
          <table:table-cell table:number-columns-repeated="17" table:style-name="ce375" office:value-type="string" calcext:value-type="string">
            <text:p>X</text:p>
          </table:table-cell>
          <table:table-cell table:number-columns-repeated="5" table:style-name="ce402" office:value-type="string" calcext:value-type="string">
            <text:p>X</text:p>
          </table:table-cell>
          <table:table-cell table:style-name="ce406"/>
          <table:table-cell table:style-name="ce434" office:value-type="string" calcext:value-type="string">
            <text:p>SUR:02</text:p>
          </table:table-cell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PRO LOGIC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PL2 C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7" table:style-name="ce375" office:value-type="string" calcext:value-type="string">
            <text:p>X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PL2 M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7" table:style-name="ce375" office:value-type="string" calcext:value-type="string">
            <text:p>X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PL2 G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7" table:style-name="ce375" office:value-type="string" calcext:value-type="string">
            <text:p>X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PL2X C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PL2X M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PL2X G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PL2Z H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7" office:value-type="string" calcext:value-type="string">
            <text:p>MSDOLBY SURROUND&lt;CR&gt;</text:p>
          </table:table-cell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7" office:value-type="string" calcext:value-type="string">
            <text:p>MSDOLBY ATMOS&lt;CR&gt;</text:p>
          </table:table-cell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DIGITAL&lt;CR&gt;</text:p>
          </table:table-cell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D EX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0"/>
          <table:table-cell table:style-name="ce72"/>
          <table:table-cell table:style-name="ce122" office:value-type="string" calcext:value-type="string">
            <text:p>Surround mode</text:p>
          </table:table-cell>
          <table:table-cell table:style-name="ce158"/>
          <table:table-cell table:style-name="ce217" office:value-type="string" calcext:value-type="string">
            <text:p>MS</text:p>
          </table:table-cell>
          <table:table-cell table:style-name="ce216" office:value-type="string" calcext:value-type="string">
            <text:p>DOLBY</text:p>
          </table:table-cell>
          <table:table-cell table:style-name="ce279" office:value-type="string" calcext:value-type="string">
            <text:p>&lt;CR&gt;</text:p>
          </table:table-cell>
          <table:table-cell table:style-name="ce128"/>
          <table:table-cell table:style-name="ce336" office:value-type="string" calcext:value-type="string">
            <text:p>MSDOLBY D+PL2X C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D+PL2X M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D+PL2Z H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7" office:value-type="string" calcext:value-type="string">
            <text:p>MSDOLBY D+DS&lt;CR&gt;</text:p>
          </table:table-cell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D+NEO:X C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D+NEO:X M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D+NEO:X G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D+&lt;CR&gt;</text:p>
          </table:table-cell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D+ +EX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D+ +PL2X C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D+ +PL2X M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D+ +PL2Z H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7" office:value-type="string" calcext:value-type="string">
            <text:p>MSDOLBY D+ +DS&lt;CR&gt;</text:p>
          </table:table-cell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D+ +NEO:X C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D+ +NEO:X M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D+ +NEO:X G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0" office:value-type="string" calcext:value-type="string">
            <text:p>MAIN</text:p>
          </table:table-cell>
          <table:table-cell table:style-name="ce72" office:value-type="string" calcext:value-type="string">
            <text:p>Surround</text:p>
          </table:table-cell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HD&lt;CR&gt;</text:p>
          </table:table-cell>
          <table:table-cell table:number-columns-repeated="22" table:style-name="ce375" office:value-type="string" calcext:value-type="string">
            <text:p>X</text:p>
          </table:table-cell>
          <table:table-cell table:style-name="ce406" office:value-type="string" calcext:value-type="string">
            <text:p>DOLBY TURE HD or DOLBY HD</text:p>
          </table:table-cell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0" office:value-type="string" calcext:value-type="string">
            <text:p>ZONE</text:p>
          </table:table-cell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HD+EX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HD+PL2X C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HD+PL2X M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HD+PL2Z H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7" office:value-type="string" calcext:value-type="string">
            <text:p>MSDOLBY HD+DS&lt;CR&gt;</text:p>
          </table:table-cell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HD+NEO:X C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HD+NEO:X M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6" office:value-type="string" calcext:value-type="string">
            <text:p>MSDOLBY HD+NEO:X G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58"/>
          <table:table-cell table:style-name="ce217" office:value-type="string" calcext:value-type="string">
            <text:p>MS</text:p>
          </table:table-cell>
          <table:table-cell table:style-name="ce216" office:value-type="string" calcext:value-type="string">
            <text:p>DTS</text:p>
          </table:table-cell>
          <table:table-cell table:style-name="ce279" office:value-type="string" calcext:value-type="string">
            <text:p>&lt;CR&gt;</text:p>
          </table:table-cell>
          <table:table-cell table:style-name="ce137" office:value-type="string" calcext:value-type="string">
            <text:p>MSDTS SURROUND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34" office:value-type="string" calcext:value-type="string">
            <text:p>SUR:0M</text:p>
          </table:table-cell>
          <table:table-cell table:style-name="ce479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NEO:6 C&lt;CR&gt;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12" table:style-name="ce375" office:value-type="string" calcext:value-type="string">
            <text:p>X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NEO:6 M&lt;CR&gt;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12" table:style-name="ce375" office:value-type="string" calcext:value-type="string">
            <text:p>X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NEO:X C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NEO:X M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NEO:X G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SURROUND&lt;CR&gt;</text:p>
          </table:table-cell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ES DSCRT6.1&lt;CR&gt;</text:p>
          </table:table-cell>
          <table:table-cell table:number-columns-repeated="2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ES MTRX6.1&lt;CR&gt;</text:p>
          </table:table-cell>
          <table:table-cell table:number-columns-repeated="2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+PL2X C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+PL2X M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+PL2Z H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7" office:value-type="string" calcext:value-type="string">
            <text:p>MSDTS+DS&lt;CR&gt;</text:p>
          </table:table-cell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+NEO:6&lt;CR&gt;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1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+NEO:X C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+NEO:X M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+NEO:X G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96/24&lt;CR&gt;</text:p>
          </table:table-cell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96 ES MTRX&lt;CR&gt;</text:p>
          </table:table-cell>
          <table:table-cell table:number-columns-repeated="2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HD&lt;CR&gt;</text:p>
          </table:table-cell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HD MSTR&lt;CR&gt;</text:p>
          </table:table-cell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HD+PL2X C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HD+PL2X M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HD+PL2Z H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7" office:value-type="string" calcext:value-type="string">
            <text:p>MSDTS HD+DS&lt;CR&gt;</text:p>
          </table:table-cell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HD+NEO:6&lt;CR&gt;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1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HD+NEO:X C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HD+NEO:X M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HD+NEO:X G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EXPRESS&lt;CR&gt;</text:p>
          </table:table-cell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8" office:value-type="string" calcext:value-type="string">
            <text:p>MSDTS ES 8CH DSCRT&lt;CR&gt;</text:p>
          </table:table-cell>
          <table:table-cell table:number-columns-repeated="2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9" office:value-type="string" calcext:value-type="string">
            <text:p>MSMULTI CH IN&lt;CR&gt;</text:p>
          </table:table-cell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9" office:value-type="string" calcext:value-type="string">
            <text:p>MSM CH IN+DOLBY EX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9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9" office:value-type="string" calcext:value-type="string">
            <text:p>MSM CH IN+PL2X C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9" office:value-type="string" calcext:value-type="string">
            <text:p>MSM CH IN+PL2X M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9" office:value-type="string" calcext:value-type="string">
            <text:p>MSM CH IN+PL2Z H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7" office:value-type="string" calcext:value-type="string">
            <text:p>MSM CH IN+DS&lt;CR&gt;</text:p>
          </table:table-cell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9" office:value-type="string" calcext:value-type="string">
            <text:p>MSM CH IN+NEO:X C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9" office:value-type="string" calcext:value-type="string">
            <text:p>MSM CH IN+NEO:X M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39" office:value-type="string" calcext:value-type="string">
            <text:p>MSM CH IN+NEO:X G&lt;CR&gt;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40" office:value-type="string" calcext:value-type="string">
            <text:p>MSMULTI CH IN 7.1&lt;CR&gt;</text:p>
          </table:table-cell>
          <table:table-cell table:number-columns-repeated="2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5"/>
          <table:table-cell table:style-name="ce485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(@7: Japan model Only)</text:p>
          </table:table-cell>
          <table:table-cell table:style-name="ce217" table:number-columns-repeated="2"/>
          <table:table-cell table:style-name="ce285"/>
          <table:table-cell table:style-name="ce128"/>
          <table:table-cell table:style-name="ce341" office:value-type="string" calcext:value-type="string">
            <text:p>MSMPEG2 AAC&lt;CR&gt;</text:p>
          </table:table-cell>
          <table:table-cell table:style-name="ce375" office:value-type="string" calcext:value-type="string">
            <text:p>@7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7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@7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@7</text:p>
          </table:table-cell>
          <table:table-cell table:style-name="ce377" office:value-type="string" calcext:value-type="string">
            <text:p>---</text:p>
          </table:table-cell>
          <table:table-cell table:style-name="ce405" office:value-type="string" calcext:value-type="string">
            <text:p>@7: This code is available for Japan model Only</text:p>
          </table:table-cell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(@7: Japan model Only)</text:p>
          </table:table-cell>
          <table:table-cell table:style-name="ce217" table:number-columns-repeated="2"/>
          <table:table-cell table:style-name="ce285"/>
          <table:table-cell table:style-name="ce128"/>
          <table:table-cell table:style-name="ce341" office:value-type="string" calcext:value-type="string">
            <text:p>MSAAC+DOLBY EX&lt;CR&gt;</text:p>
          </table:table-cell>
          <table:table-cell table:style-name="ce375" office:value-type="string" calcext:value-type="string">
            <text:p>@7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@7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@7</text:p>
          </table:table-cell>
          <table:table-cell table:style-name="ce377" office:value-type="string" calcext:value-type="string">
            <text:p>---</text:p>
          </table:table-cell>
          <table:table-cell table:style-name="ce405" office:value-type="string" calcext:value-type="string">
            <text:p>@7: This code is available for Japan model Only</text:p>
          </table:table-cell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(@7: Japan model Only)</text:p>
          </table:table-cell>
          <table:table-cell table:style-name="ce217" table:number-columns-repeated="2"/>
          <table:table-cell table:style-name="ce285"/>
          <table:table-cell table:style-name="ce128"/>
          <table:table-cell table:style-name="ce341" office:value-type="string" calcext:value-type="string">
            <text:p>MSAAC+PL2X C&lt;CR&gt;</text:p>
          </table:table-cell>
          <table:table-cell table:style-name="ce375" office:value-type="string" calcext:value-type="string">
            <text:p>@7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@7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@7</text:p>
          </table:table-cell>
          <table:table-cell table:style-name="ce377" office:value-type="string" calcext:value-type="string">
            <text:p>---</text:p>
          </table:table-cell>
          <table:table-cell table:style-name="ce405" office:value-type="string" calcext:value-type="string">
            <text:p>@7: This code is available for Japan model Only</text:p>
          </table:table-cell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(@7: Japan model Only)</text:p>
          </table:table-cell>
          <table:table-cell table:style-name="ce217" table:number-columns-repeated="2"/>
          <table:table-cell table:style-name="ce285"/>
          <table:table-cell table:style-name="ce128"/>
          <table:table-cell table:style-name="ce341" office:value-type="string" calcext:value-type="string">
            <text:p>MSAAC+PL2X M&lt;CR&gt;</text:p>
          </table:table-cell>
          <table:table-cell table:style-name="ce375" office:value-type="string" calcext:value-type="string">
            <text:p>@7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@7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@7</text:p>
          </table:table-cell>
          <table:table-cell table:style-name="ce377" office:value-type="string" calcext:value-type="string">
            <text:p>---</text:p>
          </table:table-cell>
          <table:table-cell table:style-name="ce405" office:value-type="string" calcext:value-type="string">
            <text:p>@7: This code is available for Japan model Only</text:p>
          </table:table-cell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(@7: Japan model Only)</text:p>
          </table:table-cell>
          <table:table-cell table:style-name="ce217" table:number-columns-repeated="2"/>
          <table:table-cell table:style-name="ce285"/>
          <table:table-cell table:style-name="ce128"/>
          <table:table-cell table:style-name="ce341" office:value-type="string" calcext:value-type="string">
            <text:p>MSAAC+PL2Z H&lt;CR&gt;</text:p>
          </table:table-cell>
          <table:table-cell table:style-name="ce375" office:value-type="string" calcext:value-type="string">
            <text:p>@7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@7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@7</text:p>
          </table:table-cell>
          <table:table-cell table:style-name="ce377" office:value-type="string" calcext:value-type="string">
            <text:p>---</text:p>
          </table:table-cell>
          <table:table-cell table:style-name="ce405" office:value-type="string" calcext:value-type="string">
            <text:p>@7: This code is available for Japan model Only</text:p>
          </table:table-cell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/>
          <table:table-cell table:style-name="ce217" table:number-columns-repeated="2"/>
          <table:table-cell table:style-name="ce285"/>
          <table:table-cell table:style-name="ce128"/>
          <table:table-cell table:style-name="ce337" office:value-type="string" calcext:value-type="string">
            <text:p>MSAAC+DS&lt;CR&gt;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@7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style-name="ce375" table:number-columns-repeated="3"/>
          <table:table-cell table:style-name="ce377" table:number-columns-repeated="5"/>
          <table:table-cell table:style-name="ce375" table:number-columns-repeated="4"/>
          <table:table-cell table:style-name="ce377"/>
          <table:table-cell table:style-name="ce405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(@7: Japan model Only)</text:p>
          </table:table-cell>
          <table:table-cell table:style-name="ce217" table:number-columns-repeated="2"/>
          <table:table-cell table:style-name="ce285"/>
          <table:table-cell table:style-name="ce128"/>
          <table:table-cell table:style-name="ce341" office:value-type="string" calcext:value-type="string">
            <text:p>MSAAC+NEO:X C&lt;CR&gt;</text:p>
          </table:table-cell>
          <table:table-cell table:style-name="ce375" office:value-type="string" calcext:value-type="string">
            <text:p>@7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(@7: Japan model Only)</text:p>
          </table:table-cell>
          <table:table-cell table:style-name="ce217" table:number-columns-repeated="2"/>
          <table:table-cell table:style-name="ce285"/>
          <table:table-cell table:style-name="ce128"/>
          <table:table-cell table:style-name="ce341" office:value-type="string" calcext:value-type="string">
            <text:p>MSAAC+NEO:X M&lt;CR&gt;</text:p>
          </table:table-cell>
          <table:table-cell table:style-name="ce375" office:value-type="string" calcext:value-type="string">
            <text:p>@7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6" office:value-type="string" calcext:value-type="string">
            <text:p>(@7: Japan model Only)</text:p>
          </table:table-cell>
          <table:table-cell table:style-name="ce217" table:number-columns-repeated="2"/>
          <table:table-cell table:style-name="ce285"/>
          <table:table-cell table:style-name="ce128"/>
          <table:table-cell table:style-name="ce341" office:value-type="string" calcext:value-type="string">
            <text:p>MSAAC+NEO:X G&lt;CR&gt;</text:p>
          </table:table-cell>
          <table:table-cell table:style-name="ce375" office:value-type="string" calcext:value-type="string">
            <text:p>@7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42" office:value-type="string" calcext:value-type="string">
            <text:p>MSPL DSX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42" office:value-type="string" calcext:value-type="string">
            <text:p>MSPL2 C DSX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0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42" office:value-type="string" calcext:value-type="string">
            <text:p>MSPL2 M DSX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0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42" office:value-type="string" calcext:value-type="string">
            <text:p>MSPL2 G DSX&lt;CR&gt;</text:p>
          </table:table-cell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0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42" office:value-type="string" calcext:value-type="string">
            <text:p>MSNEO:6 C DSX&lt;CR&gt;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 table:number-columns-repeated="2"/>
          <table:table-cell table:style-name="ce285"/>
          <table:table-cell table:style-name="ce128"/>
          <table:table-cell table:style-name="ce342" office:value-type="string" calcext:value-type="string">
            <text:p>MSNEO:6 M DSX&lt;CR&gt;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/>
          <table:table-cell table:style-name="ce232"/>
          <table:table-cell table:style-name="ce281"/>
          <table:table-cell table:style-name="ce142"/>
          <table:table-cell table:style-name="ce342" office:value-type="string" calcext:value-type="string">
            <text:p>MSAUDYSSEY DSX&lt;CR&gt;</text:p>
          </table:table-cell>
          <table:table-cell table:number-columns-repeated="12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28"/>
          <table:table-cell table:style-name="ce217" office:value-type="string" calcext:value-type="string">
            <text:p>MS</text:p>
          </table:table-cell>
          <table:table-cell table:style-name="ce216" office:value-type="string" calcext:value-type="string">
            <text:p>MCH STEREO</text:p>
          </table:table-cell>
          <table:table-cell table:style-name="ce279" office:value-type="string" calcext:value-type="string">
            <text:p>&lt;CR&gt;</text:p>
          </table:table-cell>
          <table:table-cell table:style-name="ce137" office:value-type="string" calcext:value-type="string">
            <text:p>MSMCH STEREO&lt;CR&gt;</text:p>
          </table:table-cell>
          <table:table-cell table:style-name="ce343" office:value-type="string" calcext:value-type="string">
            <text:p>MSMCH STEREO&lt;CR&gt;</text:p>
          </table:table-cell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7" office:value-type="string" calcext:value-type="string">
            <text:p>SUR:0H</text:p>
          </table:table-cell>
          <table:table-cell table:style-name="ce477" office:value-type="string" calcext:value-type="string">
            <text:p>SUR:0H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58"/>
          <table:table-cell table:style-name="ce217"/>
          <table:table-cell table:style-name="ce248" office:value-type="string" calcext:value-type="string">
            <text:p>MATRIX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MSMATRIX&lt;CR&gt;</text:p>
          </table:table-cell>
          <table:table-cell table:style-name="ce308" office:value-type="string" calcext:value-type="string">
            <text:p>MSMATRIX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34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VIRTUAL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MSVIRTUAL&lt;CR&gt;</text:p>
          </table:table-cell>
          <table:table-cell table:style-name="ce296" office:value-type="string" calcext:value-type="string">
            <text:p>MSVIRTUAL&lt;CR&gt;</text:p>
          </table:table-cell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SUR:0L</text:p>
          </table:table-cell>
          <table:table-cell table:style-name="ce472" office:value-type="string" calcext:value-type="string">
            <text:p>SUR:0L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/>
          <table:table-cell table:style-name="ce252" office:value-type="string" calcext:value-type="string">
            <text:p>LEFT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MSLEFT&lt;CR&gt;</text:p>
          </table:table-cell>
          <table:table-cell table:style-name="ce296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5" office:value-type="string" calcext:value-type="string">
            <text:p>Change to Previous surround mode (Same as left turn operation of front knob)</text:p>
          </table:table-cell>
          <table:table-cell table:style-name="ce428" office:value-type="string" calcext:value-type="string">
            <text:p>SUR:1</text:p>
          </table:table-cell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58"/>
          <table:table-cell table:style-name="ce217"/>
          <table:table-cell table:style-name="ce253" office:value-type="string" calcext:value-type="string">
            <text:p>RIGHT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MSRIGHT&lt;CR&gt;</text:p>
          </table:table-cell>
          <table:table-cell table:style-name="ce296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5" office:value-type="string" calcext:value-type="string">
            <text:p>Change to Next surround mode (Same as right turn operation of front knob)</text:p>
          </table:table-cell>
          <table:table-cell table:style-name="ce428" office:value-type="string" calcext:value-type="string">
            <text:p>SUR:2</text:p>
          </table:table-cell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0" office:value-type="string" calcext:value-type="string">
            <text:p>Request Surround mode Status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MS?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71" office:value-type="string" calcext:value-type="string">
            <text:p>Aspect</text:p>
          </table:table-cell>
          <table:table-cell table:style-name="ce121" office:value-type="string" calcext:value-type="string">
            <text:p>Aspect </text:p>
          </table:table-cell>
          <table:table-cell table:style-name="ce128" office:value-type="string" calcext:value-type="string">
            <text:p>Set Normal(4:3) mode</text:p>
          </table:table-cell>
          <table:table-cell table:style-name="ce216" office:value-type="string" calcext:value-type="string">
            <text:p>VS</text:p>
          </table:table-cell>
          <table:table-cell table:style-name="ce248" office:value-type="string" calcext:value-type="string">
            <text:p>ASPNRM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ASPNRM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76"/>
          <table:table-cell table:style-name="ce122"/>
          <table:table-cell table:style-name="ce138" office:value-type="string" calcext:value-type="string">
            <text:p>Set FULL(16:9) mode</text:p>
          </table:table-cell>
          <table:table-cell table:style-name="ce217"/>
          <table:table-cell table:style-name="ce248" office:value-type="string" calcext:value-type="string">
            <text:p>ASPFUL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ASPFUL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0" office:value-type="string" calcext:value-type="string">
            <text:p>Request Aspect Status</text:p>
          </table:table-cell>
          <table:table-cell table:style-name="ce225"/>
          <table:table-cell table:style-name="ce249" office:value-type="string" calcext:value-type="string">
            <text:p>ASP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VSASP ?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8" office:value-type="string" calcext:value-type="string">
            <text:p>HDMI</text:p>
          </table:table-cell>
          <table:table-cell table:style-name="ce121" office:value-type="string" calcext:value-type="string">
            <text:p>HDMI out</text:p>
          </table:table-cell>
          <table:table-cell table:style-name="ce159" office:value-type="string" calcext:value-type="string">
            <text:p>Set HDMI MONITOR automatic detection</text:p>
          </table:table-cell>
          <table:table-cell table:style-name="ce222" office:value-type="string" calcext:value-type="string">
            <text:p>VS</text:p>
          </table:table-cell>
          <table:table-cell table:style-name="ce254" office:value-type="string" calcext:value-type="string">
            <text:p>MONIAUTO</text:p>
          </table:table-cell>
          <table:table-cell table:style-name="ce277" office:value-type="string" calcext:value-type="string">
            <text:p>&lt;CR&gt;</text:p>
          </table:table-cell>
          <table:table-cell table:style-name="ce304" office:value-type="string" calcext:value-type="string">
            <text:p>VSMONIAUTO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8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9" office:value-type="string" calcext:value-type="string">
            <text:p>Setting</text:p>
          </table:table-cell>
          <table:table-cell table:style-name="ce122"/>
          <table:table-cell table:style-name="ce128" office:value-type="string" calcext:value-type="string">
            <text:p>Set HDMI MONITOR OUT-1</text:p>
          </table:table-cell>
          <table:table-cell table:style-name="ce217"/>
          <table:table-cell table:style-name="ce251" office:value-type="string" calcext:value-type="string">
            <text:p>MONI1</text:p>
          </table:table-cell>
          <table:table-cell table:style-name="ce277" office:value-type="string" calcext:value-type="string">
            <text:p>&lt;CR&gt;</text:p>
          </table:table-cell>
          <table:table-cell table:style-name="ce305" office:value-type="string" calcext:value-type="string">
            <text:p>VSMONI1&lt;CR&gt;</text:p>
          </table:table-cell>
          <table:table-cell table:style-name="ce324"/>
          <table:table-cell table:number-columns-repeated="8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400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8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HDM:1</text:p>
          </table:table-cell>
          <table:table-cell table:style-name="ce472" office:value-type="string" calcext:value-type="string">
            <text:p>@HAM: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2"/>
          <table:table-cell table:style-name="ce128" office:value-type="string" calcext:value-type="string">
            <text:p>Set HDMI MONITOR OUT-2</text:p>
          </table:table-cell>
          <table:table-cell table:style-name="ce217"/>
          <table:table-cell table:style-name="ce251" office:value-type="string" calcext:value-type="string">
            <text:p>MONI2</text:p>
          </table:table-cell>
          <table:table-cell table:style-name="ce277" office:value-type="string" calcext:value-type="string">
            <text:p>&lt;CR&gt;</text:p>
          </table:table-cell>
          <table:table-cell table:style-name="ce305" office:value-type="string" calcext:value-type="string">
            <text:p>VSMONI2&lt;CR&gt;</text:p>
          </table:table-cell>
          <table:table-cell table:style-name="ce324"/>
          <table:table-cell table:number-columns-repeated="8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400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8" table:style-name="ce377" office:value-type="string" calcext:value-type="string">
            <text:p>---</text:p>
          </table:table-cell>
          <table:table-cell table:style-name="ce406"/>
          <table:table-cell table:style-name="ce428" office:value-type="string" calcext:value-type="string">
            <text:p>HDM:2</text:p>
          </table:table-cell>
          <table:table-cell table:style-name="ce472" office:value-type="string" calcext:value-type="string">
            <text:p>@HDM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2"/>
          <table:table-cell table:style-name="ce160" office:value-type="string" calcext:value-type="string">
            <text:p>Request HDMI monitor output Status</text:p>
          </table:table-cell>
          <table:table-cell table:style-name="ce225"/>
          <table:table-cell table:style-name="ce255" office:value-type="string" calcext:value-type="string">
            <text:p>MONI ?</text:p>
          </table:table-cell>
          <table:table-cell table:style-name="ce278" office:value-type="string" calcext:value-type="string">
            <text:p>&lt;CR&gt;</text:p>
          </table:table-cell>
          <table:table-cell table:style-name="ce305" office:value-type="string" calcext:value-type="string">
            <text:p>VSMONI ?&lt;CR&gt;</text:p>
          </table:table-cell>
          <table:table-cell table:style-name="ce324"/>
          <table:table-cell table:number-columns-repeated="8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400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8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HDM:?</text:p>
          </table:table-cell>
          <table:table-cell table:style-name="ce472" office:value-type="string" calcext:value-type="string">
            <text:p>@HAM:1,@HAM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1" office:value-type="string" calcext:value-type="string">
            <text:p>HDMI Output</text:p>
          </table:table-cell>
          <table:table-cell table:style-name="ce138" office:value-type="string" calcext:value-type="string">
            <text:p>Set Resolution to 480p/576p </text:p>
          </table:table-cell>
          <table:table-cell table:style-name="ce217" office:value-type="string" calcext:value-type="string">
            <text:p>VS</text:p>
          </table:table-cell>
          <table:table-cell table:style-name="ce248" office:value-type="string" calcext:value-type="string">
            <text:p>SC48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SC48P&lt;CR&gt;</text:p>
          </table:table-cell>
          <table:table-cell table:style-name="ce324"/>
          <table:table-cell table:number-columns-repeated="15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0"/>
          <table:table-cell table:style-name="ce122"/>
          <table:table-cell table:style-name="ce138" office:value-type="string" calcext:value-type="string">
            <text:p>Set Resolution to 1080i</text:p>
          </table:table-cell>
          <table:table-cell table:style-name="ce217"/>
          <table:table-cell table:style-name="ce248" office:value-type="string" calcext:value-type="string">
            <text:p>SC10I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SC10I&lt;CR&gt;</text:p>
          </table:table-cell>
          <table:table-cell table:style-name="ce324"/>
          <table:table-cell table:number-columns-repeated="15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0"/>
          <table:table-cell table:style-name="ce122"/>
          <table:table-cell table:style-name="ce138" office:value-type="string" calcext:value-type="string">
            <text:p>Set Resolution to 720p</text:p>
          </table:table-cell>
          <table:table-cell table:style-name="ce217"/>
          <table:table-cell table:style-name="ce248" office:value-type="string" calcext:value-type="string">
            <text:p>SC72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SC72P&lt;CR&gt;</text:p>
          </table:table-cell>
          <table:table-cell table:style-name="ce324"/>
          <table:table-cell table:number-columns-repeated="15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5">
          <table:table-cell table:style-name="ce51"/>
          <table:table-cell table:style-name="ce80"/>
          <table:table-cell table:style-name="ce122"/>
          <table:table-cell table:style-name="ce138" office:value-type="string" calcext:value-type="string">
            <text:p>Set Resolution to 1080p</text:p>
          </table:table-cell>
          <table:table-cell table:style-name="ce217"/>
          <table:table-cell table:style-name="ce248" office:value-type="string" calcext:value-type="string">
            <text:p>SC10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SC10P&lt;CR&gt;</text:p>
          </table:table-cell>
          <table:table-cell table:style-name="ce324"/>
          <table:table-cell table:number-columns-repeated="15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2"/>
          <table:table-cell table:style-name="ce128" office:value-type="string" calcext:value-type="string">
            <text:p>Set Resolution to 1080p:24Hz</text:p>
          </table:table-cell>
          <table:table-cell table:style-name="ce217"/>
          <table:table-cell table:style-name="ce248" office:value-type="string" calcext:value-type="string">
            <text:p>SC10P24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SC10P24&lt;CR&gt;</text:p>
          </table:table-cell>
          <table:table-cell table:style-name="ce324"/>
          <table:table-cell table:number-columns-repeated="15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2"/>
          <table:table-cell table:style-name="ce128" office:value-type="string" calcext:value-type="string">
            <text:p>Set Resolution to 4K</text:p>
          </table:table-cell>
          <table:table-cell table:style-name="ce217"/>
          <table:table-cell table:style-name="ce248" office:value-type="string" calcext:value-type="string">
            <text:p>SC4K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SC4K&lt;CR&gt;</text:p>
          </table:table-cell>
          <table:table-cell table:style-name="ce324"/>
          <table:table-cell table:number-columns-repeated="15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2"/>
          <table:table-cell table:style-name="ce128" office:value-type="string" calcext:value-type="string">
            <text:p>Set Resolution to 4K 60/50</text:p>
          </table:table-cell>
          <table:table-cell table:style-name="ce217"/>
          <table:table-cell table:style-name="ce250" office:value-type="string" calcext:value-type="string">
            <text:p>SC4KF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VSSC4KF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2"/>
          <table:table-cell table:style-name="ce138" office:value-type="string" calcext:value-type="string">
            <text:p>Set Resolution to AUTO</text:p>
          </table:table-cell>
          <table:table-cell table:style-name="ce217"/>
          <table:table-cell table:style-name="ce248" office:value-type="string" calcext:value-type="string">
            <text:p>SCAUTO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SCAUTO&lt;CR&gt;</text:p>
          </table:table-cell>
          <table:table-cell table:style-name="ce324"/>
          <table:table-cell table:number-columns-repeated="15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2"/>
          <table:table-cell table:style-name="ce140" office:value-type="string" calcext:value-type="string">
            <text:p>Request HDMI output Status</text:p>
          </table:table-cell>
          <table:table-cell table:style-name="ce225"/>
          <table:table-cell table:style-name="ce249" office:value-type="string" calcext:value-type="string">
            <text:p>SC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VSSC ?&lt;CR&gt;</text:p>
          </table:table-cell>
          <table:table-cell table:style-name="ce324"/>
          <table:table-cell table:number-columns-repeated="15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0"/>
          <table:table-cell table:style-name="ce121" office:value-type="string" calcext:value-type="string">
            <text:p>HDMI</text:p>
          </table:table-cell>
          <table:table-cell table:style-name="ce128" office:value-type="string" calcext:value-type="string">
            <text:p>Set Resolution to 480p/576p (HDMI)</text:p>
          </table:table-cell>
          <table:table-cell table:style-name="ce217" office:value-type="string" calcext:value-type="string">
            <text:p>VS</text:p>
          </table:table-cell>
          <table:table-cell table:style-name="ce248" office:value-type="string" calcext:value-type="string">
            <text:p>SCH48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SCH48P&lt;CR&gt;</text:p>
          </table:table-cell>
          <table:table-cell table:style-name="ce324"/>
          <table:table-cell table:number-columns-repeated="15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0"/>
          <table:table-cell table:style-name="ce122" office:value-type="string" calcext:value-type="string">
            <text:p>Resolution</text:p>
          </table:table-cell>
          <table:table-cell table:style-name="ce128" office:value-type="string" calcext:value-type="string">
            <text:p>Set Resolution to 1080i(HDMI)</text:p>
          </table:table-cell>
          <table:table-cell table:style-name="ce217"/>
          <table:table-cell table:style-name="ce248" office:value-type="string" calcext:value-type="string">
            <text:p>SCH10I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SCH10I&lt;CR&gt;</text:p>
          </table:table-cell>
          <table:table-cell table:style-name="ce324"/>
          <table:table-cell table:number-columns-repeated="15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2"/>
          <table:table-cell table:style-name="ce128" office:value-type="string" calcext:value-type="string">
            <text:p>Set Resolution to 720p(HDMI)</text:p>
          </table:table-cell>
          <table:table-cell table:style-name="ce217"/>
          <table:table-cell table:style-name="ce248" office:value-type="string" calcext:value-type="string">
            <text:p>SCH72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SCH72P&lt;CR&gt;</text:p>
          </table:table-cell>
          <table:table-cell table:style-name="ce324"/>
          <table:table-cell table:number-columns-repeated="15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2"/>
          <table:table-cell table:style-name="ce128" office:value-type="string" calcext:value-type="string">
            <text:p>Set Resolution to 1080p(HDMI)</text:p>
          </table:table-cell>
          <table:table-cell table:style-name="ce217"/>
          <table:table-cell table:style-name="ce248" office:value-type="string" calcext:value-type="string">
            <text:p>SCH10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SCH10P&lt;CR&gt;</text:p>
          </table:table-cell>
          <table:table-cell table:style-name="ce324"/>
          <table:table-cell table:number-columns-repeated="15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2"/>
          <table:table-cell table:style-name="ce128" office:value-type="string" calcext:value-type="string">
            <text:p>Set Resolution to 1080p:24Hz(HDMI)</text:p>
          </table:table-cell>
          <table:table-cell table:style-name="ce217"/>
          <table:table-cell table:style-name="ce248" office:value-type="string" calcext:value-type="string">
            <text:p>SCH10P24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SCH10P24&lt;CR&gt;</text:p>
          </table:table-cell>
          <table:table-cell table:style-name="ce324"/>
          <table:table-cell table:number-columns-repeated="15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2"/>
          <table:table-cell table:style-name="ce128" office:value-type="string" calcext:value-type="string">
            <text:p>Set Resolution to 4K(HDMI)</text:p>
          </table:table-cell>
          <table:table-cell table:style-name="ce217"/>
          <table:table-cell table:style-name="ce248" office:value-type="string" calcext:value-type="string">
            <text:p>SCH4K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SCH4K&lt;CR&gt;</text:p>
          </table:table-cell>
          <table:table-cell table:style-name="ce324"/>
          <table:table-cell table:number-columns-repeated="15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/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2"/>
          <table:table-cell table:style-name="ce128" office:value-type="string" calcext:value-type="string">
            <text:p>Set Resolution to 4K <text:s/>60/50(HDMI)</text:p>
          </table:table-cell>
          <table:table-cell table:style-name="ce217"/>
          <table:table-cell table:style-name="ce250" office:value-type="string" calcext:value-type="string">
            <text:p>SC4KF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VSSCH4KF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2"/>
          <table:table-cell table:style-name="ce128" office:value-type="string" calcext:value-type="string">
            <text:p>Set Resolution to AUTO(HDMI)</text:p>
          </table:table-cell>
          <table:table-cell table:style-name="ce217"/>
          <table:table-cell table:style-name="ce248" office:value-type="string" calcext:value-type="string">
            <text:p>SCHAUTO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SCHAUTO&lt;CR&gt;</text:p>
          </table:table-cell>
          <table:table-cell table:style-name="ce324"/>
          <table:table-cell table:number-columns-repeated="15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2"/>
          <table:table-cell table:style-name="ce161" office:value-type="string" calcext:value-type="string">
            <text:p>Request HDMI Resolution Status</text:p>
          </table:table-cell>
          <table:table-cell table:style-name="ce225"/>
          <table:table-cell table:style-name="ce249" office:value-type="string" calcext:value-type="string">
            <text:p>SCH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VSSCH ?&lt;CR&gt;</text:p>
          </table:table-cell>
          <table:table-cell table:style-name="ce324"/>
          <table:table-cell table:number-columns-repeated="15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1" office:value-type="string" calcext:value-type="string">
            <text:p>Vertical Stretch</text:p>
          </table:table-cell>
          <table:table-cell table:style-name="ce137" office:value-type="string" calcext:value-type="string">
            <text:p>Set Vertical Stretch to ON</text:p>
          </table:table-cell>
          <table:table-cell table:style-name="ce217"/>
          <table:table-cell table:style-name="ce248" office:value-type="string" calcext:value-type="string">
            <text:p>VST O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VST ON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2"/>
          <table:table-cell table:style-name="ce138" office:value-type="string" calcext:value-type="string">
            <text:p>Set Vertical Stretch to OFF</text:p>
          </table:table-cell>
          <table:table-cell table:style-name="ce217"/>
          <table:table-cell table:style-name="ce248" office:value-type="string" calcext:value-type="string">
            <text:p>VST 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VST OFF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2"/>
          <table:table-cell table:style-name="ce140" office:value-type="string" calcext:value-type="string">
            <text:p>Request Vertical Stretch Status</text:p>
          </table:table-cell>
          <table:table-cell table:style-name="ce225"/>
          <table:table-cell table:style-name="ce249" office:value-type="string" calcext:value-type="string">
            <text:p>VSVST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VSVST ?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0"/>
          <table:table-cell table:style-name="ce121" office:value-type="string" calcext:value-type="string">
            <text:p>HDMI</text:p>
          </table:table-cell>
          <table:table-cell table:style-name="ce128" office:value-type="string" calcext:value-type="string">
            <text:p>Set HDMI AUDIO Output to AMP </text:p>
          </table:table-cell>
          <table:table-cell table:style-name="ce217" office:value-type="string" calcext:value-type="string">
            <text:p>VS</text:p>
          </table:table-cell>
          <table:table-cell table:style-name="ce248" office:value-type="string" calcext:value-type="string">
            <text:p>AUDIO AM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AUDIO AMP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HAM:1</text:p>
          </table:table-cell>
          <table:table-cell table:style-name="ce472" office:value-type="string" calcext:value-type="string">
            <text:p>@HAM:1</text:p>
          </table:table-cell>
          <table:table-cell table:number-columns-repeated="990"/>
        </table:table-row>
        <table:table-row table:style-name="ro4">
          <table:table-cell table:style-name="ce50" office:value-type="string" calcext:value-type="string">
            <text:p>MAIN</text:p>
          </table:table-cell>
          <table:table-cell table:style-name="ce81" office:value-type="string" calcext:value-type="string">
            <text:p>HDMI</text:p>
          </table:table-cell>
          <table:table-cell table:style-name="ce122" office:value-type="string" calcext:value-type="string">
            <text:p>Audio Decode</text:p>
          </table:table-cell>
          <table:table-cell table:style-name="ce138" office:value-type="string" calcext:value-type="string">
            <text:p>Set HDMI AUDIO Output to TV</text:p>
          </table:table-cell>
          <table:table-cell table:style-name="ce217"/>
          <table:table-cell table:style-name="ce248" office:value-type="string" calcext:value-type="string">
            <text:p>AUDIO TV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AUDIO TV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HAM:2</text:p>
          </table:table-cell>
          <table:table-cell table:style-name="ce472" office:value-type="string" calcext:value-type="string">
            <text:p>@HAM:2</text:p>
          </table:table-cell>
          <table:table-cell table:number-columns-repeated="990"/>
        </table:table-row>
        <table:table-row table:style-name="ro4">
          <table:table-cell table:style-name="ce50" office:value-type="string" calcext:value-type="string">
            <text:p>ZONE</text:p>
          </table:table-cell>
          <table:table-cell table:style-name="ce82" office:value-type="string" calcext:value-type="string">
            <text:p>Setting</text:p>
          </table:table-cell>
          <table:table-cell table:style-name="ce122"/>
          <table:table-cell table:style-name="ce140" office:value-type="string" calcext:value-type="string">
            <text:p>Request HDMI Audio Decode Status</text:p>
          </table:table-cell>
          <table:table-cell table:style-name="ce225"/>
          <table:table-cell table:style-name="ce249" office:value-type="string" calcext:value-type="string">
            <text:p>AUDIO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VSAUDIO ?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HAM:?</text:p>
          </table:table-cell>
          <table:table-cell table:style-name="ce472" office:value-type="string" calcext:value-type="string">
            <text:p>@HAM:1,@HAM:1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72" office:value-type="string" calcext:value-type="string">
            <text:p>Video</text:p>
          </table:table-cell>
          <table:table-cell table:style-name="ce121" office:value-type="string" calcext:value-type="string">
            <text:p>Video Process</text:p>
          </table:table-cell>
          <table:table-cell table:style-name="ce128" office:value-type="string" calcext:value-type="string">
            <text:p>Set Video Processing <text:s/>Mode to AUTO</text:p>
          </table:table-cell>
          <table:table-cell table:style-name="ce217" office:value-type="string" calcext:value-type="string">
            <text:p>VS</text:p>
          </table:table-cell>
          <table:table-cell table:style-name="ce248" office:value-type="string" calcext:value-type="string">
            <text:p>VPMAUTO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VPMAUTO&lt;CR&gt;</text:p>
          </table:table-cell>
          <table:table-cell table:style-name="ce324"/>
          <table:table-cell table:number-columns-repeated="2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76" office:value-type="string" calcext:value-type="string">
            <text:p>Process</text:p>
          </table:table-cell>
          <table:table-cell table:style-name="ce122"/>
          <table:table-cell table:style-name="ce128" office:value-type="string" calcext:value-type="string">
            <text:p>Set Video Processing <text:s/>Mode to GAME</text:p>
          </table:table-cell>
          <table:table-cell table:style-name="ce217"/>
          <table:table-cell table:style-name="ce248" office:value-type="string" calcext:value-type="string">
            <text:p>VPMGAME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VSVPMGAME&lt;CR&gt;</text:p>
          </table:table-cell>
          <table:table-cell table:style-name="ce324"/>
          <table:table-cell table:number-columns-repeated="2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38" office:value-type="string" calcext:value-type="string">
            <text:p>Set Video Processing <text:s/>Mode to MOVIE</text:p>
          </table:table-cell>
          <table:table-cell table:style-name="ce217"/>
          <table:table-cell table:style-name="ce256" office:value-type="string" calcext:value-type="string">
            <text:p>VPMMOVI</text:p>
          </table:table-cell>
          <table:table-cell table:style-name="ce277" office:value-type="string" calcext:value-type="string">
            <text:p>&lt;CR&gt;</text:p>
          </table:table-cell>
          <table:table-cell table:style-name="ce306" office:value-type="string" calcext:value-type="string">
            <text:p>VSVPMMOVI&lt;CR&gt;</text:p>
          </table:table-cell>
          <table:table-cell table:style-name="ce324"/>
          <table:table-cell table:number-columns-repeated="2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76"/>
          <table:table-cell table:style-name="ce122"/>
          <table:table-cell table:style-name="ce140" office:value-type="string" calcext:value-type="string">
            <text:p>Request Video Process Status</text:p>
          </table:table-cell>
          <table:table-cell table:style-name="ce218"/>
          <table:table-cell table:style-name="ce249" office:value-type="string" calcext:value-type="string">
            <text:p>VPM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VSVPM ?&lt;CR&gt;</text:p>
          </table:table-cell>
          <table:table-cell table:style-name="ce324"/>
          <table:table-cell table:number-columns-repeated="2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3" office:value-type="string" calcext:value-type="string">
            <text:p>Audio</text:p>
          </table:table-cell>
          <table:table-cell table:style-name="ce121" office:value-type="string" calcext:value-type="string">
            <text:p>Speaker A/B</text:p>
          </table:table-cell>
          <table:table-cell table:style-name="ce137" office:value-type="string" calcext:value-type="string">
            <text:p>FRONT SPEAKER direct change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FRONT SPA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FRONT SPA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@9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@9</text:p>
          </table:table-cell>
          <table:table-cell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9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@9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@9</text:p>
          </table:table-cell>
          <table:table-cell table:style-name="ce377" office:value-type="string" calcext:value-type="string">
            <text:p>---</text:p>
          </table:table-cell>
          <table:table-cell table:style-name="ce409" office:value-type="string" calcext:value-type="string">
            <text:p>@9 : Requires to be set "Amp assign = Front B"</text:p>
          </table:table-cell>
          <table:table-cell table:style-name="ce425" office:value-type="string" calcext:value-type="string">
            <text:p>SPK:2</text:p>
          </table:table-cell>
          <table:table-cell table:style-name="ce472" office:value-type="string" calcext:value-type="string">
            <text:p>@SPK:21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84" office:value-type="string" calcext:value-type="string">
            <text:p>Setting</text:p>
          </table:table-cell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FRONT SPB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FRONT SPB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@9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@9</text:p>
          </table:table-cell>
          <table:table-cell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9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@9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@9</text:p>
          </table:table-cell>
          <table:table-cell table:style-name="ce377" office:value-type="string" calcext:value-type="string">
            <text:p>---</text:p>
          </table:table-cell>
          <table:table-cell table:style-name="ce409" office:value-type="string" calcext:value-type="string">
            <text:p>@9 : Requires to be set "Amp assign = Front B"</text:p>
          </table:table-cell>
          <table:table-cell table:style-name="ce425" office:value-type="string" calcext:value-type="string">
            <text:p>SPK:4</text:p>
          </table:table-cell>
          <table:table-cell table:style-name="ce472" office:value-type="string" calcext:value-type="string">
            <text:p>@SPK:1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8"/>
          <table:table-cell table:style-name="ce217"/>
          <table:table-cell table:style-name="ce248" office:value-type="string" calcext:value-type="string">
            <text:p>FRONT A+B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FRONT A+B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@9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@9</text:p>
          </table:table-cell>
          <table:table-cell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9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@9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@9</text:p>
          </table:table-cell>
          <table:table-cell table:style-name="ce377" office:value-type="string" calcext:value-type="string">
            <text:p>---</text:p>
          </table:table-cell>
          <table:table-cell table:style-name="ce409" office:value-type="string" calcext:value-type="string">
            <text:p>@9 : Requires to be set "Amp assign = Front B"</text:p>
          </table:table-cell>
          <table:table-cell table:style-name="ce423"/>
          <table:table-cell table:style-name="ce472" office:value-type="string" calcext:value-type="string">
            <text:p>@SPK:22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40" office:value-type="string" calcext:value-type="string">
            <text:p>Request Front Speaker A/B Status</text:p>
          </table:table-cell>
          <table:table-cell table:style-name="ce225"/>
          <table:table-cell table:style-name="ce249" office:value-type="string" calcext:value-type="string">
            <text:p>FRONT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FRONT?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@9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@9</text:p>
          </table:table-cell>
          <table:table-cell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9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@9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@9</text:p>
          </table:table-cell>
          <table:table-cell table:style-name="ce377" office:value-type="string" calcext:value-type="string">
            <text:p>---</text:p>
          </table:table-cell>
          <table:table-cell table:style-name="ce409" office:value-type="string" calcext:value-type="string">
            <text:p>@9 : Requires to be set "Amp assign = Front B"</text:p>
          </table:table-cell>
          <table:table-cell table:style-name="ce425" office:value-type="string" calcext:value-type="string">
            <text:p>SPK:?</text:p>
          </table:table-cell>
          <table:table-cell table:style-name="ce472" office:value-type="string" calcext:value-type="string">
            <text:p>@SPK:**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1" office:value-type="string" calcext:value-type="string">
            <text:p>Effect Speaker </text:p>
          </table:table-cell>
          <table:table-cell table:style-name="ce137" office:value-type="string" calcext:value-type="string">
            <text:p>Front Height, Front Wide or Surround back</text:p>
          </table:table-cell>
          <table:table-cell table:style-name="ce219" office:value-type="string" calcext:value-type="string">
            <text:p>PS</text:p>
          </table:table-cell>
          <table:table-cell table:style-name="ce248" office:value-type="string" calcext:value-type="string">
            <text:p>SP:FH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SP:FH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9" office:value-type="string" calcext:value-type="string">
            <text:p>---</text:p>
          </table:table-cell>
          <table:table-cell table:number-columns-repeated="7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 office:value-type="string" calcext:value-type="string">
            <text:p>selection</text:p>
          </table:table-cell>
          <table:table-cell table:style-name="ce128"/>
          <table:table-cell table:style-name="ce219"/>
          <table:table-cell table:style-name="ce248" office:value-type="string" calcext:value-type="string">
            <text:p>SP:FW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PSSP:FW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9" office:value-type="string" calcext:value-type="string">
            <text:p>---</text:p>
          </table:table-cell>
          <table:table-cell table:number-columns-repeated="7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28"/>
          <table:table-cell table:style-name="ce219"/>
          <table:table-cell table:style-name="ce248" office:value-type="string" calcext:value-type="string">
            <text:p>SP:SB</text:p>
          </table:table-cell>
          <table:table-cell table:style-name="ce277" office:value-type="string" calcext:value-type="string">
            <text:p>&lt;CR&gt;</text:p>
          </table:table-cell>
          <table:table-cell table:style-name="ce142" office:value-type="string" calcext:value-type="string">
            <text:p>PSSP:SB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9" office:value-type="string" calcext:value-type="string">
            <text:p>---</text:p>
          </table:table-cell>
          <table:table-cell table:number-columns-repeated="7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28" office:value-type="string" calcext:value-type="string">
            <text:p>Front Height &amp; Front Wide</text:p>
          </table:table-cell>
          <table:table-cell table:style-name="ce219"/>
          <table:table-cell table:style-name="ce248" office:value-type="string" calcext:value-type="string">
            <text:p>SP:HW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PSSP:HW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9" office:value-type="string" calcext:value-type="string">
            <text:p>---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28" office:value-type="string" calcext:value-type="string">
            <text:p>Surround back &amp; Front Height</text:p>
          </table:table-cell>
          <table:table-cell table:style-name="ce219"/>
          <table:table-cell table:style-name="ce248" office:value-type="string" calcext:value-type="string">
            <text:p>SP:BH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PSSP:BH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9" office:value-type="string" calcext:value-type="string">
            <text:p>---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62" office:value-type="string" calcext:value-type="string">
            <text:p>Surround back &amp; Front Wide</text:p>
          </table:table-cell>
          <table:table-cell table:style-name="ce219"/>
          <table:table-cell table:style-name="ce248" office:value-type="string" calcext:value-type="string">
            <text:p>SP:BW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PSSP:BW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9" office:value-type="string" calcext:value-type="string">
            <text:p>---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28" office:value-type="string" calcext:value-type="string">
            <text:p>Floor</text:p>
          </table:table-cell>
          <table:table-cell table:style-name="ce219"/>
          <table:table-cell table:style-name="ce248" office:value-type="string" calcext:value-type="string">
            <text:p>SP:FL</text:p>
          </table:table-cell>
          <table:table-cell table:style-name="ce277" office:value-type="string" calcext:value-type="string">
            <text:p>&lt;CR&gt;</text:p>
          </table:table-cell>
          <table:table-cell table:style-name="ce142" office:value-type="string" calcext:value-type="string">
            <text:p>PSSP:FL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28" office:value-type="string" calcext:value-type="string">
            <text:p>Height&amp;Floor</text:p>
          </table:table-cell>
          <table:table-cell table:style-name="ce219"/>
          <table:table-cell table:style-name="ce248" office:value-type="string" calcext:value-type="string">
            <text:p>SP:HF</text:p>
          </table:table-cell>
          <table:table-cell table:style-name="ce277" office:value-type="string" calcext:value-type="string">
            <text:p>&lt;CR&gt;</text:p>
          </table:table-cell>
          <table:table-cell table:style-name="ce142" office:value-type="string" calcext:value-type="string">
            <text:p>PSSP:HF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62" office:value-type="string" calcext:value-type="string">
            <text:p>Front</text:p>
          </table:table-cell>
          <table:table-cell table:style-name="ce219"/>
          <table:table-cell table:style-name="ce248" office:value-type="string" calcext:value-type="string">
            <text:p>SP:FR</text:p>
          </table:table-cell>
          <table:table-cell table:style-name="ce277" office:value-type="string" calcext:value-type="string">
            <text:p>&lt;CR&gt;</text:p>
          </table:table-cell>
          <table:table-cell table:style-name="ce142" office:value-type="string" calcext:value-type="string">
            <text:p>PSSP:FR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28"/>
          <table:table-cell table:style-name="ce219"/>
          <table:table-cell table:style-name="ce248" office:value-type="string" calcext:value-type="string">
            <text:p>SP:OFF</text:p>
          </table:table-cell>
          <table:table-cell table:style-name="ce277" office:value-type="string" calcext:value-type="string">
            <text:p>&lt;CR&gt;</text:p>
          </table:table-cell>
          <table:table-cell table:style-name="ce142" office:value-type="string" calcext:value-type="string">
            <text:p>PSSP:OFF&lt;CR&gt;</text:p>
          </table:table-cell>
          <table:table-cell table:style-name="ce324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52" office:value-type="string" calcext:value-type="string">
            <text:p>Request Speaker Output Status</text:p>
          </table:table-cell>
          <table:table-cell table:style-name="ce231"/>
          <table:table-cell table:style-name="ce249" office:value-type="string" calcext:value-type="string">
            <text:p>PSSP: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SP: ?&lt;CR&gt;</text:p>
          </table:table-cell>
          <table:table-cell table:style-name="ce324"/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37" office:value-type="string" calcext:value-type="string">
            <text:p>Front Height output change</text:p>
          </table:table-cell>
          <table:table-cell table:style-name="ce219" office:value-type="string" calcext:value-type="string">
            <text:p>PS</text:p>
          </table:table-cell>
          <table:table-cell table:style-name="ce248" office:value-type="string" calcext:value-type="string">
            <text:p>FH:ON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PSFH:ON&lt;CR&gt;</text:p>
          </table:table-cell>
          <table:table-cell table:style-name="ce325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42"/>
          <table:table-cell table:style-name="ce219"/>
          <table:table-cell table:style-name="ce248" office:value-type="string" calcext:value-type="string">
            <text:p>FH:OFF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PSFH:OFF&lt;CR&gt;</text:p>
          </table:table-cell>
          <table:table-cell table:style-name="ce325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52" office:value-type="string" calcext:value-type="string">
            <text:p>Request Front Height Output Status</text:p>
          </table:table-cell>
          <table:table-cell table:style-name="ce225"/>
          <table:table-cell table:style-name="ce249" office:value-type="string" calcext:value-type="string">
            <text:p>PSFH: ?</text:p>
          </table:table-cell>
          <table:table-cell table:style-name="ce278"/>
          <table:table-cell table:style-name="ce294" office:value-type="string" calcext:value-type="string">
            <text:p>PSFH: ?&lt;CR&gt;</text:p>
          </table:table-cell>
          <table:table-cell table:style-name="ce324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1" office:value-type="string" calcext:value-type="string">
            <text:p>Subwoofer</text:p>
          </table:table-cell>
          <table:table-cell table:style-name="ce163" office:value-type="string" calcext:value-type="string">
            <text:p>SW ON/OFF</text:p>
          </table:table-cell>
          <table:table-cell table:style-name="ce217" office:value-type="string" calcext:value-type="string">
            <text:p>PS</text:p>
          </table:table-cell>
          <table:table-cell table:style-name="ce257" office:value-type="string" calcext:value-type="string">
            <text:p>SWR ON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PSSWR ON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64" office:value-type="string" calcext:value-type="string">
            <text:p><text:span text:style-name="T5">※</text:span><text:span text:style-name="T6">DIRECT,STEREO(2ch) mode </text:span></text:p>
          </table:table-cell>
          <table:table-cell table:style-name="ce217"/>
          <table:table-cell table:style-name="ce257" office:value-type="string" calcext:value-type="string">
            <text:p>SWR OFF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PSSWR OFF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50" office:value-type="string" calcext:value-type="string">
            <text:p>Request Subwoofer Output Status</text:p>
          </table:table-cell>
          <table:table-cell table:style-name="ce225"/>
          <table:table-cell table:style-name="ce223" office:value-type="string" calcext:value-type="string">
            <text:p>SWR ? </text:p>
          </table:table-cell>
          <table:table-cell table:style-name="ce278" office:value-type="string" calcext:value-type="string">
            <text:p>&lt;CR&gt;</text:p>
          </table:table-cell>
          <table:table-cell table:style-name="ce296" office:value-type="string" calcext:value-type="string">
            <text:p>PSSWR ?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5"/>
          <table:table-cell table:style-name="ce121" office:value-type="string" calcext:value-type="string">
            <text:p>TONE</text:p>
          </table:table-cell>
          <table:table-cell table:style-name="ce137" office:value-type="string" calcext:value-type="string">
            <text:p>PARAMETER setting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TONE CTRL O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TONE CTRL ON&lt;CR&gt;</text:p>
          </table:table-cell>
          <table:table-cell table:style-name="ce296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32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38" office:value-type="string" calcext:value-type="string">
            <text:p>TONE CONTROL ON/OFF</text:p>
          </table:table-cell>
          <table:table-cell table:style-name="ce217"/>
          <table:table-cell table:style-name="ce248" office:value-type="string" calcext:value-type="string">
            <text:p>TONE CTRL 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TONE CTRL OFF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40" office:value-type="string" calcext:value-type="string">
            <text:p>Request Tone Control Status</text:p>
          </table:table-cell>
          <table:table-cell table:style-name="ce225"/>
          <table:table-cell table:style-name="ce249" office:value-type="string" calcext:value-type="string">
            <text:p>TONE CTRL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TONE CTRL ?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6"/>
          <table:table-cell table:style-name="ce121" office:value-type="string" calcext:value-type="string">
            <text:p>BASS</text:p>
          </table:table-cell>
          <table:table-cell table:style-name="ce128" office:value-type="string" calcext:value-type="string">
            <text:p>BASS UP/DOWN , direct change to **dB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BAS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BAS UP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TOB:1</text:p>
          </table:table-cell>
          <table:table-cell table:style-name="ce472" office:value-type="string" calcext:value-type="string">
            <text:p>@TOB:+0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**:00 to 99 by ASCII , 50=0dB</text:p>
          </table:table-cell>
          <table:table-cell table:style-name="ce217"/>
          <table:table-cell table:style-name="ce248" office:value-type="string" calcext:value-type="string">
            <text:p>BAS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BAS DOWN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TOB:2</text:p>
          </table:table-cell>
          <table:table-cell table:style-name="ce472" office:value-type="string" calcext:value-type="string">
            <text:p>@TOB:-01 and so on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8" office:value-type="string" calcext:value-type="string">
            <text:p><text:s/>from -6 to +6(44 to 56)</text:p>
          </table:table-cell>
          <table:table-cell table:style-name="ce217"/>
          <table:table-cell table:style-name="ce248" office:value-type="string" calcext:value-type="string">
            <text:p>BAS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BAS 50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TOB:0xxx</text:p>
          </table:table-cell>
          <table:table-cell table:style-name="ce472" office:value-type="string" calcext:value-type="string">
            <text:p>Same as above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9" office:value-type="string" calcext:value-type="string">
            <text:p>Request Bass Status</text:p>
          </table:table-cell>
          <table:table-cell table:style-name="ce225"/>
          <table:table-cell table:style-name="ce249" office:value-type="string" calcext:value-type="string">
            <text:p>BAS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BAS ?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TOB:?</text:p>
          </table:table-cell>
          <table:table-cell table:style-name="ce472" office:value-type="string" calcext:value-type="string">
            <text:p>Same as above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6"/>
          <table:table-cell table:style-name="ce121" office:value-type="string" calcext:value-type="string">
            <text:p>TREBLE</text:p>
          </table:table-cell>
          <table:table-cell table:style-name="ce137" office:value-type="string" calcext:value-type="string">
            <text:p>TREBLE UP/DOWN , direct change to **dB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TRE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TRE UP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TOT:1</text:p>
          </table:table-cell>
          <table:table-cell table:style-name="ce472" office:value-type="string" calcext:value-type="string">
            <text:p>@TOT:+0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**:00 to 99 by ASCII , 50=0dB </text:p>
          </table:table-cell>
          <table:table-cell table:style-name="ce217"/>
          <table:table-cell table:style-name="ce248" office:value-type="string" calcext:value-type="string">
            <text:p>TRE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TRE DOWN&lt;CR&gt; 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TOT:2</text:p>
          </table:table-cell>
          <table:table-cell table:style-name="ce472" office:value-type="string" calcext:value-type="string">
            <text:p>@TOT:-0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8" office:value-type="string" calcext:value-type="string">
            <text:p><text:s/>from -6 to +6(44 to 56)</text:p>
          </table:table-cell>
          <table:table-cell table:style-name="ce217"/>
          <table:table-cell table:style-name="ce248" office:value-type="string" calcext:value-type="string">
            <text:p>TRE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TRE 50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TOT:0xxx</text:p>
          </table:table-cell>
          <table:table-cell table:style-name="ce472" office:value-type="string" calcext:value-type="string">
            <text:p>Same as above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40" office:value-type="string" calcext:value-type="string">
            <text:p>Request Treble Status</text:p>
          </table:table-cell>
          <table:table-cell table:style-name="ce225"/>
          <table:table-cell table:style-name="ce249" office:value-type="string" calcext:value-type="string">
            <text:p>TRE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TRE ?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TOT:?</text:p>
          </table:table-cell>
          <table:table-cell table:style-name="ce472" office:value-type="string" calcext:value-type="string">
            <text:p>Same as above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6"/>
          <table:table-cell table:style-name="ce121" office:value-type="string" calcext:value-type="string">
            <text:p>Loudness </text:p>
          </table:table-cell>
          <table:table-cell table:style-name="ce128" office:value-type="string" calcext:value-type="string">
            <text:p>Loudness Management, ON/OFF direct change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LOM O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LOM ON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 office:value-type="string" calcext:value-type="string">
            <text:p>Management</text:p>
          </table:table-cell>
          <table:table-cell table:style-name="ce128"/>
          <table:table-cell table:style-name="ce217"/>
          <table:table-cell table:style-name="ce248" office:value-type="string" calcext:value-type="string">
            <text:p>LOM 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LOM OFF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40" office:value-type="string" calcext:value-type="string">
            <text:p>Request Loudness Management Status</text:p>
          </table:table-cell>
          <table:table-cell table:style-name="ce225"/>
          <table:table-cell table:style-name="ce249" office:value-type="string" calcext:value-type="string">
            <text:p>LOM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LOM ?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6"/>
          <table:table-cell table:style-name="ce121" office:value-type="string" calcext:value-type="string">
            <text:p>Bass Sync</text:p>
          </table:table-cell>
          <table:table-cell table:style-name="ce137" office:value-type="string" calcext:value-type="string">
            <text:p>Bass Sync UP/DOWN , direct change to **dB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BSC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BSC UP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TOT:1</text:p>
          </table:table-cell>
          <table:table-cell table:style-name="ce472" office:value-type="string" calcext:value-type="string">
            <text:p>@TOT:+0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**:00 to 99 by ASCII , 00=0</text:p>
          </table:table-cell>
          <table:table-cell table:style-name="ce217"/>
          <table:table-cell table:style-name="ce248" office:value-type="string" calcext:value-type="string">
            <text:p>BSC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BSC DOWN&lt;CR&gt; 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TOT:2</text:p>
          </table:table-cell>
          <table:table-cell table:style-name="ce472" office:value-type="string" calcext:value-type="string">
            <text:p>@TOT:-0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8" office:value-type="string" calcext:value-type="string">
            <text:p><text:s/>from 0 to 16</text:p>
          </table:table-cell>
          <table:table-cell table:style-name="ce217"/>
          <table:table-cell table:style-name="ce248" office:value-type="string" calcext:value-type="string">
            <text:p>BSC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BSC 16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TOT:0xxx</text:p>
          </table:table-cell>
          <table:table-cell table:style-name="ce472" office:value-type="string" calcext:value-type="string">
            <text:p>Same as above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40" office:value-type="string" calcext:value-type="string">
            <text:p>Return Bass Sync Status</text:p>
          </table:table-cell>
          <table:table-cell table:style-name="ce225"/>
          <table:table-cell table:style-name="ce249" office:value-type="string" calcext:value-type="string">
            <text:p>BSC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BSC ?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TOT:?</text:p>
          </table:table-cell>
          <table:table-cell table:style-name="ce472" office:value-type="string" calcext:value-type="string">
            <text:p>Same as above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1" office:value-type="string" calcext:value-type="string">
            <text:p>Dialog Enhancer</text:p>
          </table:table-cell>
          <table:table-cell table:style-name="ce128" office:value-type="string" calcext:value-type="string">
            <text:p>Dialog Enhancer direct change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DEH 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EH OFF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DEH LOW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EH LOW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DEH MED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EH MED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DEH HIGH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EH HIGH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3"/>
          <table:table-cell table:style-name="ce152" office:value-type="string" calcext:value-type="string">
            <text:p>Return Dialog Enhancer <text:s/>Status</text:p>
          </table:table-cell>
          <table:table-cell table:style-name="ce225"/>
          <table:table-cell table:style-name="ce249" office:value-type="string" calcext:value-type="string">
            <text:p>DEH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DEH ?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1" office:value-type="string" calcext:value-type="string">
            <text:p>Subwoofer Level</text:p>
          </table:table-cell>
          <table:table-cell table:style-name="ce128" office:value-type="string" calcext:value-type="string">
            <text:p>Subwoofer Level Adjust = ON</text:p>
          </table:table-cell>
          <table:table-cell table:style-name="ce217" office:value-type="string" calcext:value-type="string">
            <text:p>PS</text:p>
          </table:table-cell>
          <table:table-cell table:style-name="ce250" office:value-type="string" calcext:value-type="string">
            <text:p>SWL O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SWL ON&lt;CR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Subwoofer Level Adjust = OFF</text:p>
          </table:table-cell>
          <table:table-cell table:style-name="ce217"/>
          <table:table-cell table:style-name="ce250" office:value-type="string" calcext:value-type="string">
            <text:p>SWL OFF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SWL OFF&lt;CR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Subwoofer1 Level UP/DOWN , direct change to **dB</text:p>
          </table:table-cell>
          <table:table-cell table:style-name="ce217"/>
          <table:table-cell table:style-name="ce250" office:value-type="string" calcext:value-type="string">
            <text:p>SWL <text:s/>UP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SWL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**:38 to 62 by ASCII , 50=0dB</text:p>
          </table:table-cell>
          <table:table-cell table:style-name="ce217"/>
          <table:table-cell table:style-name="ce250" office:value-type="string" calcext:value-type="string">
            <text:p>SWL <text:s/>DOW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SWL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WL2 <text:s/>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SWL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Subwoofer2 Level UP/DOWN , direct change to **dB</text:p>
          </table:table-cell>
          <table:table-cell table:style-name="ce217"/>
          <table:table-cell table:style-name="ce250" office:value-type="string" calcext:value-type="string">
            <text:p>SWL2 <text:s/>UP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SWL2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**:38 to 62 by ASCII , 50=0dB</text:p>
          </table:table-cell>
          <table:table-cell table:style-name="ce217"/>
          <table:table-cell table:style-name="ce250" office:value-type="string" calcext:value-type="string">
            <text:p>SWL2 <text:s/>DOW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SWL2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WL2 <text:s/>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SWL2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22">
          <table:table-cell table:style-name="ce51"/>
          <table:table-cell table:style-name="ce84"/>
          <table:table-cell table:style-name="ce123"/>
          <table:table-cell table:style-name="ce152" office:value-type="string" calcext:value-type="string">
            <text:p>Return Subwoofer Level <text:s/>Status</text:p>
          </table:table-cell>
          <table:table-cell table:style-name="ce225"/>
          <table:table-cell table:style-name="ce250" office:value-type="string" calcext:value-type="string">
            <text:p>SWL ?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SWL ?&lt;CR&gt;</text:p>
          </table:table-cell>
          <table:table-cell table:style-name="ce344" office:value-type="string" calcext:value-type="string">
            <text:p>PSSWL ON&lt;CR&gt;</text:p>
            <text:p>PSSWL 50&lt;CR&gt;</text:p>
            <text:p>PSSWL2 50&lt;CR&gt;</text:p>
            <text:p><text:span text:style-name="T13">※</text:span><text:span text:style-name="T4">If SW2 is none,"PSSWL2" command is not output.</text:span></text:p>
          </table:table-cell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1" office:value-type="string" calcext:value-type="string">
            <text:p>Dialog Level</text:p>
          </table:table-cell>
          <table:table-cell table:style-name="ce128" office:value-type="string" calcext:value-type="string">
            <text:p>Dialog Level Adjust = ON</text:p>
          </table:table-cell>
          <table:table-cell table:style-name="ce217" office:value-type="string" calcext:value-type="string">
            <text:p>PS</text:p>
          </table:table-cell>
          <table:table-cell table:style-name="ce250" office:value-type="string" calcext:value-type="string">
            <text:p>DIL O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DIL O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Dialog Level Adjust = OFF</text:p>
          </table:table-cell>
          <table:table-cell table:style-name="ce217"/>
          <table:table-cell table:style-name="ce250" office:value-type="string" calcext:value-type="string">
            <text:p>DIL OFF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DIL OFF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Dialog Level UP/DOWN , direct change to **dB</text:p>
          </table:table-cell>
          <table:table-cell table:style-name="ce217"/>
          <table:table-cell table:style-name="ce250" office:value-type="string" calcext:value-type="string">
            <text:p>DIL UP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DIL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**:38 to 62 by ASCII , 50=0dB</text:p>
          </table:table-cell>
          <table:table-cell table:style-name="ce217"/>
          <table:table-cell table:style-name="ce250" office:value-type="string" calcext:value-type="string">
            <text:p>DIL DOW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DIL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DIL 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DIL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20">
          <table:table-cell table:style-name="ce51"/>
          <table:table-cell table:style-name="ce84"/>
          <table:table-cell table:style-name="ce123"/>
          <table:table-cell table:style-name="ce152" office:value-type="string" calcext:value-type="string">
            <text:p>Return Dialog Level <text:s/>Status</text:p>
          </table:table-cell>
          <table:table-cell table:style-name="ce225"/>
          <table:table-cell table:style-name="ce250" office:value-type="string" calcext:value-type="string">
            <text:p>DIL ?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DIL ?&lt;CR&gt;</text:p>
          </table:table-cell>
          <table:table-cell table:style-name="ce344" office:value-type="string" calcext:value-type="string">
            <text:p>PSDIL ON&lt;CR&gt;</text:p>
            <text:p>PSDIL 50&lt;CR&gt;</text:p>
          </table:table-cell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6"/>
          <table:table-cell table:style-name="ce121" office:value-type="string" calcext:value-type="string">
            <text:p>LFE</text:p>
          </table:table-cell>
          <table:table-cell table:style-name="ce128" office:value-type="string" calcext:value-type="string">
            <text:p>LFE UP/DOWN , direct change to **dB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LFE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LEE UP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**:00 to 99 by ASCII , 00=0dB, 10=-10dB</text:p>
          </table:table-cell>
          <table:table-cell table:style-name="ce217"/>
          <table:table-cell table:style-name="ce248" office:value-type="string" calcext:value-type="string">
            <text:p>LFE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LFE DOWN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8" office:value-type="string" calcext:value-type="string">
            <text:p><text:s/>from 0 to -10</text:p>
          </table:table-cell>
          <table:table-cell table:style-name="ce217"/>
          <table:table-cell table:style-name="ce248" office:value-type="string" calcext:value-type="string">
            <text:p>LFE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LFE 10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40" office:value-type="string" calcext:value-type="string">
            <text:p>Request LFE Status</text:p>
          </table:table-cell>
          <table:table-cell table:style-name="ce225"/>
          <table:table-cell table:style-name="ce249" office:value-type="string" calcext:value-type="string">
            <text:p>LFE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LFE ?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6"/>
          <table:table-cell table:style-name="ce121" office:value-type="string" calcext:value-type="string">
            <text:p>LFE</text:p>
          </table:table-cell>
          <table:table-cell table:style-name="ce128" office:value-type="string" calcext:value-type="string">
            <text:p>LFE Level direct change(When input mode is 7.1CH IN)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LFL 00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PSLFL 00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6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 office:value-type="string" calcext:value-type="string">
            <text:p>in 7.1 CH mode</text:p>
          </table:table-cell>
          <table:table-cell table:style-name="ce128"/>
          <table:table-cell table:style-name="ce217"/>
          <table:table-cell table:style-name="ce248" office:value-type="string" calcext:value-type="string">
            <text:p>LFL 05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PSLFL 05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6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LFL 10</text:p>
          </table:table-cell>
          <table:table-cell table:style-name="ce277" office:value-type="string" calcext:value-type="string">
            <text:p>&lt;CR&gt;</text:p>
          </table:table-cell>
          <table:table-cell table:style-name="ce142" office:value-type="string" calcext:value-type="string">
            <text:p>PSLFL 10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6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LFL 15</text:p>
          </table:table-cell>
          <table:table-cell table:style-name="ce277" office:value-type="string" calcext:value-type="string">
            <text:p>&lt;CR&gt;</text:p>
          </table:table-cell>
          <table:table-cell table:style-name="ce142" office:value-type="string" calcext:value-type="string">
            <text:p>PSLFL 15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6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40" office:value-type="string" calcext:value-type="string">
            <text:p>Return LFE Status</text:p>
          </table:table-cell>
          <table:table-cell table:style-name="ce225"/>
          <table:table-cell table:style-name="ce249" office:value-type="string" calcext:value-type="string">
            <text:p>LFL ?</text:p>
          </table:table-cell>
          <table:table-cell table:style-name="ce278" office:value-type="string" calcext:value-type="string">
            <text:p>&lt;CR&gt;</text:p>
          </table:table-cell>
          <table:table-cell table:style-name="ce142" office:value-type="string" calcext:value-type="string">
            <text:p>PSLFL ?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6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6"/>
          <table:table-cell table:style-name="ce121" office:value-type="string" calcext:value-type="string">
            <text:p>PANORAMA</text:p>
          </table:table-cell>
          <table:table-cell table:style-name="ce128" office:value-type="string" calcext:value-type="string">
            <text:p>PANORAMA ON/OFF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PAN O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PAN ON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7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8"/>
          <table:table-cell table:style-name="ce217"/>
          <table:table-cell table:style-name="ce248" office:value-type="string" calcext:value-type="string">
            <text:p>PAN 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PAN OFF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7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40" office:value-type="string" calcext:value-type="string">
            <text:p>Request PSPAN Status</text:p>
          </table:table-cell>
          <table:table-cell table:style-name="ce225"/>
          <table:table-cell table:style-name="ce249" office:value-type="string" calcext:value-type="string">
            <text:p>PAN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PAN ?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7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6"/>
          <table:table-cell table:style-name="ce121" office:value-type="string" calcext:value-type="string">
            <text:p>DIMENSION</text:p>
          </table:table-cell>
          <table:table-cell table:style-name="ce128" office:value-type="string" calcext:value-type="string">
            <text:p>DIMENSION UP/DOWN , direct change to **dB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DIM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IM UP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3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**:00 to 99 by ASCII , 00=0, </text:p>
          </table:table-cell>
          <table:table-cell table:style-name="ce217"/>
          <table:table-cell table:style-name="ce248" office:value-type="string" calcext:value-type="string">
            <text:p>DIM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IM DOWN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3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8" office:value-type="string" calcext:value-type="string">
            <text:p><text:s/>from 0 to 6</text:p>
          </table:table-cell>
          <table:table-cell table:style-name="ce217"/>
          <table:table-cell table:style-name="ce248" office:value-type="string" calcext:value-type="string">
            <text:p>DIM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IM **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3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21">
          <table:table-cell table:style-name="ce51"/>
          <table:table-cell table:style-name="ce84"/>
          <table:table-cell table:style-name="ce122"/>
          <table:table-cell table:style-name="ce140" office:value-type="string" calcext:value-type="string">
            <text:p>Request Dimension Status</text:p>
          </table:table-cell>
          <table:table-cell table:style-name="ce225"/>
          <table:table-cell table:style-name="ce249" office:value-type="string" calcext:value-type="string">
            <text:p>DIM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DIM ?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3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6"/>
          <table:table-cell table:style-name="ce121" office:value-type="string" calcext:value-type="string">
            <text:p>CENTER Width</text:p>
          </table:table-cell>
          <table:table-cell table:style-name="ce128" office:value-type="string" calcext:value-type="string">
            <text:p>CENTER WIDTH UP/DOWN , direct change to **dB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CEN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CEN UP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3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**:00 to 99 by ASCII , 00=0</text:p>
          </table:table-cell>
          <table:table-cell table:style-name="ce217"/>
          <table:table-cell table:style-name="ce248" office:value-type="string" calcext:value-type="string">
            <text:p>CEN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CEN DOWN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3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8" office:value-type="string" calcext:value-type="string">
            <text:p><text:s/>from 0 to 7</text:p>
          </table:table-cell>
          <table:table-cell table:style-name="ce217"/>
          <table:table-cell table:style-name="ce248" office:value-type="string" calcext:value-type="string">
            <text:p>CEN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CEN 07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3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40" office:value-type="string" calcext:value-type="string">
            <text:p>Request Center Width Status</text:p>
          </table:table-cell>
          <table:table-cell table:style-name="ce225"/>
          <table:table-cell table:style-name="ce249" office:value-type="string" calcext:value-type="string">
            <text:p>CEN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CEN ?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13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6"/>
          <table:table-cell table:style-name="ce121" office:value-type="string" calcext:value-type="string">
            <text:p>CENTER Spread</text:p>
          </table:table-cell>
          <table:table-cell table:style-name="ce128" office:value-type="string" calcext:value-type="string">
            <text:p>CENTER SPREAD ON/OFF</text:p>
          </table:table-cell>
          <table:table-cell table:style-name="ce217" office:value-type="string" calcext:value-type="string">
            <text:p>PS</text:p>
          </table:table-cell>
          <table:table-cell table:style-name="ce250" office:value-type="string" calcext:value-type="string">
            <text:p>CES ON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CES ON&lt;CR&gt;</text:p>
          </table:table-cell>
          <table:table-cell table:style-name="ce324"/>
          <table:table-cell table:style-name="ce379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9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8"/>
          <table:table-cell table:style-name="ce217"/>
          <table:table-cell table:style-name="ce250" office:value-type="string" calcext:value-type="string">
            <text:p>CES OFF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CES OFF&lt;CR&gt;</text:p>
          </table:table-cell>
          <table:table-cell table:style-name="ce324"/>
          <table:table-cell table:style-name="ce379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9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40" office:value-type="string" calcext:value-type="string">
            <text:p>Request PSPAN Status</text:p>
          </table:table-cell>
          <table:table-cell table:style-name="ce225"/>
          <table:table-cell table:style-name="ce250" office:value-type="string" calcext:value-type="string">
            <text:p>CES ?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SCES ?&lt;CR&gt;</text:p>
          </table:table-cell>
          <table:table-cell table:style-name="ce324"/>
          <table:table-cell table:style-name="ce379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9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6"/>
          <table:table-cell table:style-name="ce121" office:value-type="string" calcext:value-type="string">
            <text:p>CENTER Image</text:p>
          </table:table-cell>
          <table:table-cell table:style-name="ce128" office:value-type="string" calcext:value-type="string">
            <text:p>CENTER IMAGE UP/DOWN , direct change to **dB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CEI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CEI UP&lt;CR&gt;</text:p>
          </table:table-cell>
          <table:table-cell table:style-name="ce324"/>
          <table:table-cell table:style-name="ce379" office:value-type="string" calcext:value-type="string">
            <text:p>---</text:p>
          </table:table-cell>
          <table:table-cell table:style-name="ce390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number-columns-repeated="1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**:00 to 99 by ASCII , 00=0.0</text:p>
          </table:table-cell>
          <table:table-cell table:style-name="ce217"/>
          <table:table-cell table:style-name="ce248" office:value-type="string" calcext:value-type="string">
            <text:p>CEI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CEI DOWN&lt;CR&gt;</text:p>
          </table:table-cell>
          <table:table-cell table:style-name="ce324"/>
          <table:table-cell table:style-name="ce379" office:value-type="string" calcext:value-type="string">
            <text:p>---</text:p>
          </table:table-cell>
          <table:table-cell table:style-name="ce390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number-columns-repeated="1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8" office:value-type="string" calcext:value-type="string">
            <text:p><text:s/>from 0.0 to 1.0</text:p>
          </table:table-cell>
          <table:table-cell table:style-name="ce217"/>
          <table:table-cell table:style-name="ce248" office:value-type="string" calcext:value-type="string">
            <text:p>CEI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CEI 10&lt;CR&gt;</text:p>
          </table:table-cell>
          <table:table-cell table:style-name="ce324"/>
          <table:table-cell table:style-name="ce379" office:value-type="string" calcext:value-type="string">
            <text:p>---</text:p>
          </table:table-cell>
          <table:table-cell table:style-name="ce390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number-columns-repeated="1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40" office:value-type="string" calcext:value-type="string">
            <text:p>Request Center Image Status</text:p>
          </table:table-cell>
          <table:table-cell table:style-name="ce225"/>
          <table:table-cell table:style-name="ce249" office:value-type="string" calcext:value-type="string">
            <text:p>CEI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CEI ?&lt;CR&gt;</text:p>
          </table:table-cell>
          <table:table-cell table:style-name="ce324"/>
          <table:table-cell table:style-name="ce379" office:value-type="string" calcext:value-type="string">
            <text:p>---</text:p>
          </table:table-cell>
          <table:table-cell table:style-name="ce390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number-columns-repeated="1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6"/>
          <table:table-cell table:style-name="ce121" office:value-type="string" calcext:value-type="string">
            <text:p>CENTER Gain</text:p>
          </table:table-cell>
          <table:table-cell table:style-name="ce128" office:value-type="string" calcext:value-type="string">
            <text:p>CENTER GAIN UP/DOWN , direct change to **dB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CEG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CEG UP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9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**:00 to 99 by ASCII , 00=0.0</text:p>
          </table:table-cell>
          <table:table-cell table:style-name="ce217"/>
          <table:table-cell table:style-name="ce248" office:value-type="string" calcext:value-type="string">
            <text:p>CEG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CEG DOWN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9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8" office:value-type="string" calcext:value-type="string">
            <text:p><text:s/>from 0.0 to 1.0</text:p>
          </table:table-cell>
          <table:table-cell table:style-name="ce217"/>
          <table:table-cell table:style-name="ce248" office:value-type="string" calcext:value-type="string">
            <text:p>CEG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CEG 10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9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40" office:value-type="string" calcext:value-type="string">
            <text:p>Request Center Gain Status</text:p>
          </table:table-cell>
          <table:table-cell table:style-name="ce225"/>
          <table:table-cell table:style-name="ce249" office:value-type="string" calcext:value-type="string">
            <text:p>CEG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CEG ?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2" table:style-name="ce379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20">
          <table:table-cell table:style-name="ce51"/>
          <table:table-cell table:style-name="ce86"/>
          <table:table-cell table:style-name="ce121" office:value-type="string" calcext:value-type="string">
            <text:p>Surround</text:p>
          </table:table-cell>
          <table:table-cell table:style-name="ce165" office:value-type="string" calcext:value-type="string">
            <text:p>CINEMA / MUSIC / GAME / PL mode change</text:p>
            <text:p>(This parameter can change DOLBY PL2,PL2x,NEO:6 mode.)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MODE:MUSIC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MODE:MUSIC&lt;CR&gt;</text:p>
          </table:table-cell>
          <table:table-cell table:style-name="ce324"/>
          <table:table-cell table:number-columns-repeated="1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* Under SB=ON<text:span text:style-name="T21">：</text:span><text:span text:style-name="T22">PL2x mode, SB=OFF</text:span><text:span text:style-name="T23">：</text:span><text:span text:style-name="T22">PL2 mode</text:span></text:p>
          </table:table-cell>
          <table:table-cell table:style-name="ce217"/>
          <table:table-cell table:style-name="ce248" office:value-type="string" calcext:value-type="string">
            <text:p>MODE:CINEMA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MODE:CINEMA&lt;CR&gt;</text:p>
          </table:table-cell>
          <table:table-cell table:style-name="ce324"/>
          <table:table-cell table:number-columns-repeated="1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* GAME mode can be changed DOLBY PL2 &amp; PL2x mode </text:p>
          </table:table-cell>
          <table:table-cell table:style-name="ce217"/>
          <table:table-cell table:style-name="ce248" office:value-type="string" calcext:value-type="string">
            <text:p>MODE:GAME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MODE:GAME&lt;CR&gt;</text:p>
          </table:table-cell>
          <table:table-cell table:style-name="ce324"/>
          <table:table-cell table:number-columns-repeated="1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* PL mode can be changed to DOLBY PL2 mode only</text:p>
          </table:table-cell>
          <table:table-cell table:style-name="ce217"/>
          <table:table-cell table:style-name="ce216" office:value-type="string" calcext:value-type="string">
            <text:p>MODE:PRO LOGIC</text:p>
          </table:table-cell>
          <table:table-cell table:style-name="ce279" office:value-type="string" calcext:value-type="string">
            <text:p>&lt;CR&gt;</text:p>
          </table:table-cell>
          <table:table-cell table:style-name="ce295" office:value-type="string" calcext:value-type="string">
            <text:p>PSMODE:PRO LOGIC&lt;CR&gt;</text:p>
          </table:table-cell>
          <table:table-cell table:style-name="ce163"/>
          <table:table-cell table:number-columns-repeated="3" table:style-name="ce379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9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number-columns-repeated="9" table:style-name="ce379" office:value-type="string" calcext:value-type="string">
            <text:p>---</text:p>
          </table:table-cell>
          <table:table-cell table:style-name="ce410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66" office:value-type="string" calcext:value-type="string">
            <text:p>--- PL2z HEIGHT mode (EVENT only)</text:p>
          </table:table-cell>
          <table:table-cell table:style-name="ce217"/>
          <table:table-cell table:style-name="ce232"/>
          <table:table-cell table:style-name="ce281"/>
          <table:table-cell table:style-name="ce294"/>
          <table:table-cell table:style-name="ce324" office:value-type="string" calcext:value-type="string">
            <text:p>PSMODE:HEIGHT&lt;CR&gt;</text:p>
          </table:table-cell>
          <table:table-cell table:style-name="ce380" table:number-columns-repeated="3"/>
          <table:table-cell table:style-name="ce381"/>
          <table:table-cell table:style-name="ce380" table:number-columns-repeated="3"/>
          <table:table-cell table:style-name="ce381"/>
          <table:table-cell table:style-name="ce380" table:number-columns-repeated="4"/>
          <table:table-cell table:style-name="ce381"/>
          <table:table-cell table:style-name="ce380" table:number-columns-repeated="9"/>
          <table:table-cell table:style-name="ce311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9" office:value-type="string" calcext:value-type="string">
            <text:p>Request Surround Mode Status</text:p>
          </table:table-cell>
          <table:table-cell table:style-name="ce225"/>
          <table:table-cell table:style-name="ce240" office:value-type="string" calcext:value-type="string">
            <text:p>MODE: ?</text:p>
          </table:table-cell>
          <table:table-cell table:style-name="ce282" office:value-type="string" calcext:value-type="string">
            <text:p>&lt;CR&gt;</text:p>
          </table:table-cell>
          <table:table-cell table:style-name="ce301" office:value-type="string" calcext:value-type="string">
            <text:p>PSMODE: ?&lt;CR&gt;</text:p>
          </table:table-cell>
          <table:table-cell table:style-name="ce343"/>
          <table:table-cell table:number-columns-repeated="21" table:style-name="ce376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PL2z HEIGHT GAIN direct change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PHG LOW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PSPHG LOW&lt;CR&gt;</text:p>
          </table:table-cell>
          <table:table-cell table:style-name="ce326"/>
          <table:table-cell table:number-columns-repeated="2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PHG MID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PHG MID&lt;CR&gt;</text:p>
          </table:table-cell>
          <table:table-cell table:style-name="ce324"/>
          <table:table-cell table:number-columns-repeated="2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8"/>
          <table:table-cell table:style-name="ce217"/>
          <table:table-cell table:style-name="ce248" office:value-type="string" calcext:value-type="string">
            <text:p>PHG HI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PHG HI&lt;CR&gt;</text:p>
          </table:table-cell>
          <table:table-cell table:style-name="ce324"/>
          <table:table-cell table:number-columns-repeated="2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40" office:value-type="string" calcext:value-type="string">
            <text:p>Request PSPHG Status</text:p>
          </table:table-cell>
          <table:table-cell table:style-name="ce225"/>
          <table:table-cell table:style-name="ce249" office:value-type="string" calcext:value-type="string">
            <text:p>PHG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PHG ?&lt;CR&gt;</text:p>
          </table:table-cell>
          <table:table-cell table:style-name="ce324"/>
          <table:table-cell table:number-columns-repeated="2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1" office:value-type="string" calcext:value-type="string">
            <text:p>Audyssey DSX</text:p>
          </table:table-cell>
          <table:table-cell table:style-name="ce167" office:value-type="string" calcext:value-type="string">
            <text:p>Audyssey DSX ON(Wide/Height)</text:p>
          </table:table-cell>
          <table:table-cell table:style-name="ce217" office:value-type="string" calcext:value-type="string">
            <text:p>PS</text:p>
          </table:table-cell>
          <table:table-cell table:style-name="ce251" office:value-type="string" calcext:value-type="string">
            <text:p>DSX ONHW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PSDSX ONHW&lt;CR&gt;</text:p>
          </table:table-cell>
          <table:table-cell table:style-name="ce345"/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9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6" table:style-name="ce379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0"/>
          <table:table-cell table:style-name="ce86"/>
          <table:table-cell table:style-name="ce122"/>
          <table:table-cell table:style-name="ce167" office:value-type="string" calcext:value-type="string">
            <text:p>Audyssey DSX ON(Height)</text:p>
          </table:table-cell>
          <table:table-cell table:style-name="ce217"/>
          <table:table-cell table:style-name="ce251" office:value-type="string" calcext:value-type="string">
            <text:p>DSX ONH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PSDSX ONH&lt;CR&gt;</text:p>
          </table:table-cell>
          <table:table-cell table:style-name="ce345"/>
          <table:table-cell table:number-columns-repeated="12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DSX:2</text:p>
          </table:table-cell>
          <table:table-cell table:style-name="ce472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67" office:value-type="string" calcext:value-type="string">
            <text:p>Audyssey DSX ON(Width)</text:p>
          </table:table-cell>
          <table:table-cell table:style-name="ce217"/>
          <table:table-cell table:style-name="ce251" office:value-type="string" calcext:value-type="string">
            <text:p>DSX ONW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PSDSX ONW&lt;CR&gt;</text:p>
          </table:table-cell>
          <table:table-cell table:style-name="ce345"/>
          <table:table-cell table:number-columns-repeated="12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DSX:3</text:p>
          </table:table-cell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67" office:value-type="string" calcext:value-type="string">
            <text:p>Audyssey DSX OFF</text:p>
          </table:table-cell>
          <table:table-cell table:style-name="ce217"/>
          <table:table-cell table:style-name="ce251" office:value-type="string" calcext:value-type="string">
            <text:p>DSX OFF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PSDSX OFF&lt;CR&gt;</text:p>
          </table:table-cell>
          <table:table-cell table:style-name="ce345"/>
          <table:table-cell table:number-columns-repeated="12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DSX:1</text:p>
          </table:table-cell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68" office:value-type="string" calcext:value-type="string">
            <text:p>Request <text:s/>Audyssey DSX Status</text:p>
          </table:table-cell>
          <table:table-cell table:style-name="ce225"/>
          <table:table-cell table:style-name="ce255" office:value-type="string" calcext:value-type="string">
            <text:p>DSX ?</text:p>
          </table:table-cell>
          <table:table-cell table:style-name="ce278" office:value-type="string" calcext:value-type="string">
            <text:p>&lt;CR&gt;</text:p>
          </table:table-cell>
          <table:table-cell table:style-name="ce298" office:value-type="string" calcext:value-type="string">
            <text:p>PSDSX ?&lt;CR&gt;</text:p>
          </table:table-cell>
          <table:table-cell table:style-name="ce345"/>
          <table:table-cell table:number-columns-repeated="12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DSX:?</text:p>
          </table:table-cell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86"/>
          <table:table-cell table:style-name="ce121" office:value-type="string" calcext:value-type="string">
            <text:p>Stage Width</text:p>
          </table:table-cell>
          <table:table-cell table:style-name="ce169" office:value-type="string" calcext:value-type="string">
            <text:p>STAGE WIDTH UP/DOWN , direct change to **dB</text:p>
          </table:table-cell>
          <table:table-cell table:style-name="ce217" office:value-type="string" calcext:value-type="string">
            <text:p>PS</text:p>
          </table:table-cell>
          <table:table-cell table:style-name="ce251" office:value-type="string" calcext:value-type="string">
            <text:p>STW UP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PSSTW UP&lt;CR&gt;</text:p>
          </table:table-cell>
          <table:table-cell table:style-name="ce324"/>
          <table:table-cell table:number-columns-repeated="12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7"/>
          <table:table-cell table:style-name="ce479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67" office:value-type="string" calcext:value-type="string">
            <text:p>**:00 to 99 by ASCII , 50=0dB</text:p>
          </table:table-cell>
          <table:table-cell table:style-name="ce217"/>
          <table:table-cell table:style-name="ce251" office:value-type="string" calcext:value-type="string">
            <text:p>STW DOWN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PSSTW DOWN&lt;CR&gt;</text:p>
          </table:table-cell>
          <table:table-cell table:style-name="ce345"/>
          <table:table-cell table:number-columns-repeated="12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7"/>
          <table:table-cell table:style-name="ce479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70" office:value-type="string" calcext:value-type="string">
            <text:p> from -10 to <text:span text:style-name="T24">+10(</text:span><text:span text:style-name="T25">40 to </text:span><text:span text:style-name="T26">60</text:span><text:span text:style-name="T25">)</text:span></text:p>
          </table:table-cell>
          <table:table-cell table:style-name="ce217"/>
          <table:table-cell table:style-name="ce251" office:value-type="string" calcext:value-type="string">
            <text:p>STW **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PSSTW 50&lt;CR&gt;</text:p>
          </table:table-cell>
          <table:table-cell table:style-name="ce345"/>
          <table:table-cell table:number-columns-repeated="12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7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71" office:value-type="string" calcext:value-type="string">
            <text:p>Request Width Status</text:p>
          </table:table-cell>
          <table:table-cell table:style-name="ce225"/>
          <table:table-cell table:style-name="ce255" office:value-type="string" calcext:value-type="string">
            <text:p>STW ?</text:p>
          </table:table-cell>
          <table:table-cell table:style-name="ce278" office:value-type="string" calcext:value-type="string">
            <text:p>&lt;CR&gt;</text:p>
          </table:table-cell>
          <table:table-cell table:style-name="ce298" office:value-type="string" calcext:value-type="string">
            <text:p>PSSTW ?&lt;CR&gt;</text:p>
          </table:table-cell>
          <table:table-cell table:style-name="ce345"/>
          <table:table-cell table:number-columns-repeated="12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7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86"/>
          <table:table-cell table:style-name="ce121" office:value-type="string" calcext:value-type="string">
            <text:p>Stage Height</text:p>
          </table:table-cell>
          <table:table-cell table:style-name="ce169" office:value-type="string" calcext:value-type="string">
            <text:p>STAGE HEIGHT UP/DOWN , direct change to **dB</text:p>
          </table:table-cell>
          <table:table-cell table:style-name="ce217" office:value-type="string" calcext:value-type="string">
            <text:p>PS</text:p>
          </table:table-cell>
          <table:table-cell table:style-name="ce251" office:value-type="string" calcext:value-type="string">
            <text:p>STH UP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PSSTH UP&lt;CR&gt;</text:p>
          </table:table-cell>
          <table:table-cell table:style-name="ce345"/>
          <table:table-cell table:number-columns-repeated="12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7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67" office:value-type="string" calcext:value-type="string">
            <text:p>**:00 to 99 by ASCII , 50=0dB </text:p>
          </table:table-cell>
          <table:table-cell table:style-name="ce217"/>
          <table:table-cell table:style-name="ce251" office:value-type="string" calcext:value-type="string">
            <text:p>STH DOWN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PSSTH DOWN&lt;CR&gt; </text:p>
          </table:table-cell>
          <table:table-cell table:style-name="ce345"/>
          <table:table-cell table:number-columns-repeated="12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7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70" office:value-type="string" calcext:value-type="string">
            <text:p> from -10 to <text:span text:style-name="T24">+10(</text:span><text:span text:style-name="T25">40 to </text:span><text:span text:style-name="T26">60</text:span><text:span text:style-name="T25">)</text:span></text:p>
          </table:table-cell>
          <table:table-cell table:style-name="ce217"/>
          <table:table-cell table:style-name="ce251" office:value-type="string" calcext:value-type="string">
            <text:p>STH **</text:p>
          </table:table-cell>
          <table:table-cell table:style-name="ce277" office:value-type="string" calcext:value-type="string">
            <text:p>&lt;CR&gt;</text:p>
          </table:table-cell>
          <table:table-cell table:style-name="ce298" office:value-type="string" calcext:value-type="string">
            <text:p>PSSTH 50&lt;CR&gt;</text:p>
          </table:table-cell>
          <table:table-cell table:style-name="ce345"/>
          <table:table-cell table:number-columns-repeated="12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7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71" office:value-type="string" calcext:value-type="string">
            <text:p>Request Height Status</text:p>
          </table:table-cell>
          <table:table-cell table:style-name="ce225"/>
          <table:table-cell table:style-name="ce255" office:value-type="string" calcext:value-type="string">
            <text:p>STH ?</text:p>
          </table:table-cell>
          <table:table-cell table:style-name="ce278" office:value-type="string" calcext:value-type="string">
            <text:p>&lt;CR&gt;</text:p>
          </table:table-cell>
          <table:table-cell table:style-name="ce298" office:value-type="string" calcext:value-type="string">
            <text:p>PSSTH ?&lt;CR&gt;</text:p>
          </table:table-cell>
          <table:table-cell table:style-name="ce345"/>
          <table:table-cell table:number-columns-repeated="12"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7"/>
          <table:table-cell table:style-name="ce479"/>
          <table:table-cell table:number-columns-repeated="990"/>
        </table:table-row>
        <table:table-row table:style-name="ro19">
          <table:table-cell table:style-name="ce50" office:value-type="string" calcext:value-type="string">
            <text:p>MAIN</text:p>
          </table:table-cell>
          <table:table-cell table:style-name="ce84" office:value-type="string" calcext:value-type="string">
            <text:p>Audio</text:p>
          </table:table-cell>
          <table:table-cell table:style-name="ce121" office:value-type="string" calcext:value-type="string">
            <text:p>HT-EQ</text:p>
          </table:table-cell>
          <table:table-cell table:style-name="ce128" office:value-type="string" calcext:value-type="string">
            <text:p>HT-EQ ON <text:s text:c="2"/>/ <text:s/>CINEMA EQ. ON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CINEMA EQ.O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CINEMA EQ.O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38" office:value-type="string" calcext:value-type="string">
            <text:p>REQ:2</text:p>
          </table:table-cell>
          <table:table-cell table:style-name="ce486" office:value-type="string" calcext:value-type="string">
            <text:p>REQ:2</text:p>
          </table:table-cell>
          <table:table-cell table:number-columns-repeated="990"/>
        </table:table-row>
        <table:table-row table:style-name="ro4">
          <table:table-cell table:style-name="ce50" office:value-type="string" calcext:value-type="string">
            <text:p>ZONE</text:p>
          </table:table-cell>
          <table:table-cell table:style-name="ce84" office:value-type="string" calcext:value-type="string">
            <text:p>Setting</text:p>
          </table:table-cell>
          <table:table-cell table:style-name="ce122"/>
          <table:table-cell table:style-name="ce138" office:value-type="string" calcext:value-type="string">
            <text:p>HT-EQ OFF / <text:s/>CINEMA EQ. OFF</text:p>
          </table:table-cell>
          <table:table-cell table:style-name="ce217"/>
          <table:table-cell table:style-name="ce248" office:value-type="string" calcext:value-type="string">
            <text:p>CINEMA EQ.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CINEMA EQ.OFF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38" office:value-type="string" calcext:value-type="string">
            <text:p>REQ:1</text:p>
          </table:table-cell>
          <table:table-cell table:style-name="ce486" office:value-type="string" calcext:value-type="string">
            <text:p>REQ:1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40" office:value-type="string" calcext:value-type="string">
            <text:p>Request CINEMA EQ Status</text:p>
          </table:table-cell>
          <table:table-cell table:style-name="ce225"/>
          <table:table-cell table:style-name="ce249" office:value-type="string" calcext:value-type="string">
            <text:p>CINEMA EQ.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CINEMA EQ. ?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38" office:value-type="string" calcext:value-type="string">
            <text:p>REQ:?</text:p>
          </table:table-cell>
          <table:table-cell table:style-name="ce486" office:value-type="string" calcext:value-type="string">
            <text:p>REQ:?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43" office:value-type="string" calcext:value-type="string">
            <text:p>HT-EQ ON/OFF</text:p>
          </table:table-cell>
          <table:table-cell table:style-name="ce217" office:value-type="string" calcext:value-type="string">
            <text:p>PS</text:p>
          </table:table-cell>
          <table:table-cell table:style-name="ce253" office:value-type="string" calcext:value-type="string">
            <text:p>HTEQ ON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PSHTEQ ON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406"/>
          <table:table-cell table:style-name="ce428" office:value-type="string" calcext:value-type="string">
            <text:p>REQ:2</text:p>
          </table:table-cell>
          <table:table-cell table:style-name="ce472" office:value-type="string" calcext:value-type="string">
            <text:p>@REQ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72"/>
          <table:table-cell table:style-name="ce217"/>
          <table:table-cell table:style-name="ce253" office:value-type="string" calcext:value-type="string">
            <text:p>HTEQ OFF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PSHTEQ OFF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406"/>
          <table:table-cell table:style-name="ce428" office:value-type="string" calcext:value-type="string">
            <text:p>REQ:1</text:p>
          </table:table-cell>
          <table:table-cell table:style-name="ce472" office:value-type="string" calcext:value-type="string">
            <text:p>@REQ: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50" office:value-type="string" calcext:value-type="string">
            <text:p>Request HT-EQ Status</text:p>
          </table:table-cell>
          <table:table-cell table:style-name="ce225"/>
          <table:table-cell table:style-name="ce223" office:value-type="string" calcext:value-type="string">
            <text:p>HTEQ ?</text:p>
          </table:table-cell>
          <table:table-cell table:style-name="ce278" office:value-type="string" calcext:value-type="string">
            <text:p>&lt;CR&gt;</text:p>
          </table:table-cell>
          <table:table-cell table:style-name="ce296" office:value-type="string" calcext:value-type="string">
            <text:p>PSHTEQ ?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406"/>
          <table:table-cell table:style-name="ce428" office:value-type="string" calcext:value-type="string">
            <text:p>REQ:?</text:p>
          </table:table-cell>
          <table:table-cell table:style-name="ce472" office:value-type="string" calcext:value-type="string">
            <text:p>@REQ:1,@REQ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6"/>
          <table:table-cell table:style-name="ce121" office:value-type="string" calcext:value-type="string">
            <text:p>MultEQ</text:p>
          </table:table-cell>
          <table:table-cell table:style-name="ce128" office:value-type="string" calcext:value-type="string">
            <text:p>AUDYSSEY= Reference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MULTEQ:AUDYSSEY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MULTEQ:AUDYSSEY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EQM:5</text:p>
          </table:table-cell>
          <table:table-cell table:style-name="ce472" office:value-type="string" calcext:value-type="string">
            <text:p>@EQM:5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BYP.LR= L/R Bypass</text:p>
          </table:table-cell>
          <table:table-cell table:style-name="ce217"/>
          <table:table-cell table:style-name="ce248" office:value-type="string" calcext:value-type="string">
            <text:p>MULTEQ:BYP.LR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MULTEQ:BYP.LR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EQM:3</text:p>
          </table:table-cell>
          <table:table-cell table:style-name="ce472" office:value-type="string" calcext:value-type="string">
            <text:p>@EQM:3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MULTEQ:FLAT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MULTEQ:FLAT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EQM:4</text:p>
          </table:table-cell>
          <table:table-cell table:style-name="ce472" office:value-type="string" calcext:value-type="string">
            <text:p>@EQM:4</text:p>
          </table:table-cell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MULTEQ:MANUAL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MULTEQ:MANUAL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EQM:1</text:p>
          </table:table-cell>
          <table:table-cell table:style-name="ce472" office:value-type="string" calcext:value-type="string">
            <text:p>@EQM:10</text:p>
          </table:table-cell>
          <table:table-cell table:number-columns-repeated="990"/>
        </table:table-row>
        <table:table-row table:style-name="ro5">
          <table:table-cell table:style-name="ce50"/>
          <table:table-cell table:style-name="ce84"/>
          <table:table-cell table:style-name="ce122"/>
          <table:table-cell table:style-name="ce138"/>
          <table:table-cell table:style-name="ce217"/>
          <table:table-cell table:style-name="ce248" office:value-type="string" calcext:value-type="string">
            <text:p>MULTEQ: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MULTEQ:OFF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EQM:0</text:p>
          </table:table-cell>
          <table:table-cell table:style-name="ce472" office:value-type="string" calcext:value-type="string">
            <text:p>@EQM:0</text:p>
          </table:table-cell>
          <table:table-cell table:number-columns-repeated="990"/>
        </table:table-row>
        <table:table-row table:style-name="ro5">
          <table:table-cell table:style-name="ce50"/>
          <table:table-cell table:style-name="ce84"/>
          <table:table-cell table:style-name="ce122"/>
          <table:table-cell table:style-name="ce140" office:value-type="string" calcext:value-type="string">
            <text:p>Request MultEQ Status</text:p>
          </table:table-cell>
          <table:table-cell table:style-name="ce225"/>
          <table:table-cell table:style-name="ce249" office:value-type="string" calcext:value-type="string">
            <text:p>MULTEQ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MULTEQ: ?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EQM:?</text:p>
          </table:table-cell>
          <table:table-cell table:style-name="ce472" office:value-type="string" calcext:value-type="string">
            <text:p>@EQM:*</text:p>
          </table:table-cell>
          <table:table-cell table:number-columns-repeated="990"/>
        </table:table-row>
        <table:table-row table:style-name="ro5">
          <table:table-cell table:style-name="ce50"/>
          <table:table-cell table:style-name="ce86"/>
          <table:table-cell table:style-name="ce121" office:value-type="string" calcext:value-type="string">
            <text:p>Dynamic EQ</text:p>
          </table:table-cell>
          <table:table-cell table:style-name="ce128" office:value-type="string" calcext:value-type="string">
            <text:p>Dynamic EQ = ON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DYNEQ O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YNEQ ON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ADE:2</text:p>
          </table:table-cell>
          <table:table-cell table:style-name="ce472" office:value-type="string" calcext:value-type="string">
            <text:p>@ADE:2</text:p>
          </table:table-cell>
          <table:table-cell table:number-columns-repeated="990"/>
        </table:table-row>
        <table:table-row table:style-name="ro5">
          <table:table-cell table:style-name="ce50"/>
          <table:table-cell table:style-name="ce84"/>
          <table:table-cell table:style-name="ce122"/>
          <table:table-cell table:style-name="ce138" office:value-type="string" calcext:value-type="string">
            <text:p>Dynamic EQ = OFF</text:p>
          </table:table-cell>
          <table:table-cell table:style-name="ce217"/>
          <table:table-cell table:style-name="ce248" office:value-type="string" calcext:value-type="string">
            <text:p>DYNEQ 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YNEQ OFF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ADE:1</text:p>
          </table:table-cell>
          <table:table-cell table:style-name="ce472" office:value-type="string" calcext:value-type="string">
            <text:p>@ADE:1</text:p>
          </table:table-cell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2"/>
          <table:table-cell table:style-name="ce140" office:value-type="string" calcext:value-type="string">
            <text:p>Request Dynamic EQ Status</text:p>
          </table:table-cell>
          <table:table-cell table:style-name="ce225"/>
          <table:table-cell table:style-name="ce249" office:value-type="string" calcext:value-type="string">
            <text:p>DYNEQ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DYNEQ ?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ADE:?</text:p>
          </table:table-cell>
          <table:table-cell table:style-name="ce472" office:value-type="string" calcext:value-type="string">
            <text:p>@ADE:1, @ADE:2</text:p>
          </table:table-cell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Reference Level Offset=0dB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REFLEV 0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REFLEV 0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ADA:1</text:p>
          </table:table-cell>
          <table:table-cell table:style-name="ce472" office:value-type="string" calcext:value-type="string">
            <text:p>@ADA:1</text:p>
          </table:table-cell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Reference Level Offset=5dB</text:p>
          </table:table-cell>
          <table:table-cell table:style-name="ce217"/>
          <table:table-cell table:style-name="ce248" office:value-type="string" calcext:value-type="string">
            <text:p>REFLEV 5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REFLEV 5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ADA:2</text:p>
          </table:table-cell>
          <table:table-cell table:style-name="ce472" office:value-type="string" calcext:value-type="string">
            <text:p>@ADA:2</text:p>
          </table:table-cell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Reference Level Offset=10dB</text:p>
          </table:table-cell>
          <table:table-cell table:style-name="ce217"/>
          <table:table-cell table:style-name="ce248" office:value-type="string" calcext:value-type="string">
            <text:p>REFLEV 10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REFLEV 10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ADA:3</text:p>
          </table:table-cell>
          <table:table-cell table:style-name="ce472" office:value-type="string" calcext:value-type="string">
            <text:p>@ADA:3</text:p>
          </table:table-cell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2"/>
          <table:table-cell table:style-name="ce138" office:value-type="string" calcext:value-type="string">
            <text:p>Reference Level Offset=15dB</text:p>
          </table:table-cell>
          <table:table-cell table:style-name="ce217"/>
          <table:table-cell table:style-name="ce248" office:value-type="string" calcext:value-type="string">
            <text:p>REFLEV 15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REFLEV 15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ADA:4</text:p>
          </table:table-cell>
          <table:table-cell table:style-name="ce472" office:value-type="string" calcext:value-type="string">
            <text:p>@ADA:4</text:p>
          </table:table-cell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2"/>
          <table:table-cell table:style-name="ce140" office:value-type="string" calcext:value-type="string">
            <text:p>Request Dynamic EQ Reference Level Status</text:p>
          </table:table-cell>
          <table:table-cell table:style-name="ce225"/>
          <table:table-cell table:style-name="ce249" office:value-type="string" calcext:value-type="string">
            <text:p>REFREV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REFLEV ?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ADA:?</text:p>
          </table:table-cell>
          <table:table-cell table:style-name="ce472" office:value-type="string" calcext:value-type="string">
            <text:p>@ADA:*</text:p>
          </table:table-cell>
          <table:table-cell table:number-columns-repeated="990"/>
        </table:table-row>
        <table:table-row table:style-name="ro5">
          <table:table-cell table:style-name="ce51"/>
          <table:table-cell table:style-name="ce86"/>
          <table:table-cell table:style-name="ce121" office:value-type="string" calcext:value-type="string">
            <text:p>Dynamic Vol.</text:p>
          </table:table-cell>
          <table:table-cell table:style-name="ce128" office:value-type="string" calcext:value-type="string">
            <text:p>Dynamic Vol = High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DYNVOL NGT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YNVOL NGT&lt;CR&gt;</text:p>
          </table:table-cell>
          <table:table-cell table:style-name="ce324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Dynamic Vol = Medium</text:p>
          </table:table-cell>
          <table:table-cell table:style-name="ce217"/>
          <table:table-cell table:style-name="ce248" office:value-type="string" calcext:value-type="string">
            <text:p>DYNVOL EVE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YNVOL EVE&lt;CR&gt;</text:p>
          </table:table-cell>
          <table:table-cell table:style-name="ce324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Dynamic Vol = Low</text:p>
          </table:table-cell>
          <table:table-cell table:style-name="ce217"/>
          <table:table-cell table:style-name="ce248" office:value-type="string" calcext:value-type="string">
            <text:p>DYNVOL DAY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YNVOL DAY&lt;CR&gt;</text:p>
          </table:table-cell>
          <table:table-cell table:style-name="ce324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2"/>
          <table:table-cell table:style-name="ce143" office:value-type="string" calcext:value-type="string">
            <text:p>Dynamic Vol = Heavy</text:p>
          </table:table-cell>
          <table:table-cell table:style-name="ce217"/>
          <table:table-cell table:style-name="ce253" office:value-type="string" calcext:value-type="string">
            <text:p>DYNVOL HEV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PSDYNVOL HEV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@11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@11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5" office:value-type="string" calcext:value-type="string">
            <text:p>@11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ADV:2</text:p>
          </table:table-cell>
          <table:table-cell table:style-name="ce472" office:value-type="string" calcext:value-type="string">
            <text:p>@ADV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43" office:value-type="string" calcext:value-type="string">
            <text:p>Dynamic Vol = Medium</text:p>
          </table:table-cell>
          <table:table-cell table:style-name="ce217"/>
          <table:table-cell table:style-name="ce258" office:value-type="string" calcext:value-type="string">
            <text:p>DYNVOL MED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PSDYNVOL MED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@12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@12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5" office:value-type="string" calcext:value-type="string">
            <text:p>@12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ADV:3</text:p>
          </table:table-cell>
          <table:table-cell table:style-name="ce472" office:value-type="string" calcext:value-type="string">
            <text:p>@ADV:3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43" office:value-type="string" calcext:value-type="string">
            <text:p>Dynamic Vol = Light</text:p>
          </table:table-cell>
          <table:table-cell table:style-name="ce217"/>
          <table:table-cell table:style-name="ce253" office:value-type="string" calcext:value-type="string">
            <text:p>DYNVOL LIT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PSDYNVOL LIT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@13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@13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5" office:value-type="string" calcext:value-type="string">
            <text:p>@13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ADV:4</text:p>
          </table:table-cell>
          <table:table-cell table:style-name="ce472" office:value-type="string" calcext:value-type="string">
            <text:p>@ADV:4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8" office:value-type="string" calcext:value-type="string">
            <text:p>Dynamic VOLUME = OFF</text:p>
          </table:table-cell>
          <table:table-cell table:style-name="ce217"/>
          <table:table-cell table:style-name="ce248" office:value-type="string" calcext:value-type="string">
            <text:p>DYNVOL 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YNVOL OFF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ADV:1</text:p>
          </table:table-cell>
          <table:table-cell table:style-name="ce472" office:value-type="string" calcext:value-type="string">
            <text:p>@ADV: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40" office:value-type="string" calcext:value-type="string">
            <text:p>Request Dynamic Volume Status</text:p>
          </table:table-cell>
          <table:table-cell table:style-name="ce225"/>
          <table:table-cell table:style-name="ce249" office:value-type="string" calcext:value-type="string">
            <text:p>DYNVOL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DYNVOL ?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ADV:?</text:p>
          </table:table-cell>
          <table:table-cell table:style-name="ce472" office:value-type="string" calcext:value-type="string">
            <text:p>@ADV:?</text:p>
          </table:table-cell>
          <table:table-cell table:number-columns-repeated="990"/>
        </table:table-row>
        <table:table-row table:style-name="ro5">
          <table:table-cell table:style-name="ce50"/>
          <table:table-cell table:style-name="ce86"/>
          <table:table-cell table:style-name="ce121" office:value-type="string" calcext:value-type="string">
            <text:p>Audyssey LFC</text:p>
          </table:table-cell>
          <table:table-cell table:style-name="ce128" office:value-type="string" calcext:value-type="string">
            <text:p>Audyssey LFC = ON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LFC O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LFC ON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6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ADE:2</text:p>
          </table:table-cell>
          <table:table-cell table:style-name="ce472" office:value-type="string" calcext:value-type="string">
            <text:p>@ADE:2</text:p>
          </table:table-cell>
          <table:table-cell table:number-columns-repeated="990"/>
        </table:table-row>
        <table:table-row table:style-name="ro5">
          <table:table-cell table:style-name="ce50"/>
          <table:table-cell table:style-name="ce84"/>
          <table:table-cell table:style-name="ce122"/>
          <table:table-cell table:style-name="ce138" office:value-type="string" calcext:value-type="string">
            <text:p>Audyssey LFC = OFF</text:p>
          </table:table-cell>
          <table:table-cell table:style-name="ce217"/>
          <table:table-cell table:style-name="ce248" office:value-type="string" calcext:value-type="string">
            <text:p>LFC 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LFC OFF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6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ADE:1</text:p>
          </table:table-cell>
          <table:table-cell table:style-name="ce472" office:value-type="string" calcext:value-type="string">
            <text:p>@ADE:1</text:p>
          </table:table-cell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2"/>
          <table:table-cell table:style-name="ce140" office:value-type="string" calcext:value-type="string">
            <text:p>Request <text:s/>Audyssey LFC Status</text:p>
          </table:table-cell>
          <table:table-cell table:style-name="ce225"/>
          <table:table-cell table:style-name="ce249" office:value-type="string" calcext:value-type="string">
            <text:p>PSLFC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LFC ?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6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ADE:?</text:p>
          </table:table-cell>
          <table:table-cell table:style-name="ce472" office:value-type="string" calcext:value-type="string">
            <text:p>@ADE:1, @ADE:2</text:p>
          </table:table-cell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Containment Amount UP/DOWN , direct change to **</text:p>
          </table:table-cell>
          <table:table-cell table:style-name="ce217"/>
          <table:table-cell table:style-name="ce248" office:value-type="string" calcext:value-type="string">
            <text:p>CNTAMT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CNTAMT UP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6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**:00 to 99 by ASCII , 00=0, <text:s/>from 1 to 7 (01 to 07)</text:p>
          </table:table-cell>
          <table:table-cell table:style-name="ce217"/>
          <table:table-cell table:style-name="ce248" office:value-type="string" calcext:value-type="string">
            <text:p>CNTAMT DOWN</text:p>
          </table:table-cell>
          <table:table-cell table:style-name="ce277" office:value-type="string" calcext:value-type="string">
            <text:p>&lt;CR&gt;</text:p>
          </table:table-cell>
          <table:table-cell table:style-name="ce232" office:value-type="string" calcext:value-type="string">
            <text:p>PSCNTAMT DOWN&lt;CR&gt;</text:p>
          </table:table-cell>
          <table:table-cell table:style-name="ce326"/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6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CNTAMT **</text:p>
          </table:table-cell>
          <table:table-cell table:style-name="ce277" office:value-type="string" calcext:value-type="string">
            <text:p>&lt;CR&gt;</text:p>
          </table:table-cell>
          <table:table-cell table:style-name="ce248" office:value-type="string" calcext:value-type="string">
            <text:p>PSCNTAMT 07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6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2"/>
          <table:table-cell table:style-name="ce152" office:value-type="string" calcext:value-type="string">
            <text:p>Return Containment Amount Status</text:p>
          </table:table-cell>
          <table:table-cell table:style-name="ce218"/>
          <table:table-cell table:style-name="ce249" office:value-type="string" calcext:value-type="string">
            <text:p>CNTAMT ?</text:p>
          </table:table-cell>
          <table:table-cell table:style-name="ce278" office:value-type="string" calcext:value-type="string">
            <text:p>&lt;CR&gt;</text:p>
          </table:table-cell>
          <table:table-cell table:style-name="ce248" office:value-type="string" calcext:value-type="string">
            <text:p>PSCNTAMT ?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6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1" office:value-type="string" calcext:value-type="string">
            <text:p>Graphic EQ</text:p>
          </table:table-cell>
          <table:table-cell table:style-name="ce128" office:value-type="string" calcext:value-type="string">
            <text:p>Graphic EQ = ON</text:p>
          </table:table-cell>
          <table:table-cell table:style-name="ce217"/>
          <table:table-cell table:style-name="ce250" office:value-type="string" calcext:value-type="string">
            <text:p>GEQ ON</text:p>
          </table:table-cell>
          <table:table-cell table:style-name="ce280" office:value-type="string" calcext:value-type="string">
            <text:p>&lt;CR&gt;</text:p>
          </table:table-cell>
          <table:table-cell table:style-name="ce230" office:value-type="string" calcext:value-type="string">
            <text:p>PSGEQ ON&lt;CR&gt;</text:p>
          </table:table-cell>
          <table:table-cell table:style-name="ce14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2"/>
          <table:table-cell table:style-name="ce138" office:value-type="string" calcext:value-type="string">
            <text:p>Graphic EQ = OFF</text:p>
          </table:table-cell>
          <table:table-cell table:style-name="ce217"/>
          <table:table-cell table:style-name="ce250" office:value-type="string" calcext:value-type="string">
            <text:p>GEQ OFF</text:p>
          </table:table-cell>
          <table:table-cell table:style-name="ce280" office:value-type="string" calcext:value-type="string">
            <text:p>&lt;CR&gt;</text:p>
          </table:table-cell>
          <table:table-cell table:style-name="ce230" office:value-type="string" calcext:value-type="string">
            <text:p>PSGEQ OFF&lt;CR&gt;</text:p>
          </table:table-cell>
          <table:table-cell table:style-name="ce14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5">
          <table:table-cell table:style-name="ce51"/>
          <table:table-cell table:style-name="ce84"/>
          <table:table-cell table:style-name="ce122"/>
          <table:table-cell table:style-name="ce152" office:value-type="string" calcext:value-type="string">
            <text:p>Return Graphic EQ Status</text:p>
          </table:table-cell>
          <table:table-cell table:style-name="ce218"/>
          <table:table-cell table:style-name="ce250" office:value-type="string" calcext:value-type="string">
            <text:p>GEQ ?</text:p>
          </table:table-cell>
          <table:table-cell table:style-name="ce280" office:value-type="string" calcext:value-type="string">
            <text:p>&lt;CR&gt;</text:p>
          </table:table-cell>
          <table:table-cell table:style-name="ce230" office:value-type="string" calcext:value-type="string">
            <text:p>PSGEQ ?&lt;CR&gt;</text:p>
          </table:table-cell>
          <table:table-cell table:style-name="ce14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6"/>
          <table:table-cell table:style-name="ce121" office:value-type="string" calcext:value-type="string">
            <text:p>DRC</text:p>
          </table:table-cell>
          <table:table-cell table:style-name="ce128" office:value-type="string" calcext:value-type="string">
            <text:p>DRC direct change</text:p>
          </table:table-cell>
          <table:table-cell table:style-name="ce217" office:value-type="string" calcext:value-type="string">
            <text:p>PS</text:p>
          </table:table-cell>
          <table:table-cell table:style-name="ce232" office:value-type="string" calcext:value-type="string">
            <text:p>DRC AUTO</text:p>
          </table:table-cell>
          <table:table-cell table:style-name="ce277" office:value-type="string" calcext:value-type="string">
            <text:p>&lt;CR&gt;</text:p>
          </table:table-cell>
          <table:table-cell table:style-name="ce232" office:value-type="string" calcext:value-type="string">
            <text:p>PSDRC AUTO&lt;CR&gt;</text:p>
          </table:table-cell>
          <table:table-cell table:style-name="ce14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DRC LOW </text:p>
          </table:table-cell>
          <table:table-cell table:style-name="ce277" office:value-type="string" calcext:value-type="string">
            <text:p>&lt;CR&gt;</text:p>
          </table:table-cell>
          <table:table-cell table:style-name="ce232" office:value-type="string" calcext:value-type="string">
            <text:p>PSDRC LOW&lt;CR&gt;</text:p>
          </table:table-cell>
          <table:table-cell table:style-name="ce14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DRC MID</text:p>
          </table:table-cell>
          <table:table-cell table:style-name="ce277" office:value-type="string" calcext:value-type="string">
            <text:p>&lt;CR&gt;</text:p>
          </table:table-cell>
          <table:table-cell table:style-name="ce232" office:value-type="string" calcext:value-type="string">
            <text:p>PSDRC MID&lt;CR&gt;</text:p>
          </table:table-cell>
          <table:table-cell table:style-name="ce14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DRC HI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RC HI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DRC 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RC OFF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52" office:value-type="string" calcext:value-type="string">
            <text:p>Request DRC status</text:p>
          </table:table-cell>
          <table:table-cell table:style-name="ce225"/>
          <table:table-cell table:style-name="ce249" office:value-type="string" calcext:value-type="string">
            <text:p>DRC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DRC ?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6"/>
          <table:table-cell table:style-name="ce121" office:value-type="string" calcext:value-type="string">
            <text:p>D.COMP</text:p>
          </table:table-cell>
          <table:table-cell table:style-name="ce137" office:value-type="string" calcext:value-type="string">
            <text:p>D.COMP direct change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DCO 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CO OFF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DCO LOW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CO LOW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DCO MID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CO MID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8"/>
          <table:table-cell table:style-name="ce217"/>
          <table:table-cell table:style-name="ce248" office:value-type="string" calcext:value-type="string">
            <text:p>DCO HIGH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CO HIGH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40" office:value-type="string" calcext:value-type="string">
            <text:p>Request Dynamic compressor Status</text:p>
          </table:table-cell>
          <table:table-cell table:style-name="ce225"/>
          <table:table-cell table:style-name="ce249" office:value-type="string" calcext:value-type="string">
            <text:p>DCO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DCO ?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6"/>
          <table:table-cell table:style-name="ce121" office:value-type="string" calcext:value-type="string">
            <text:p>M-DAX</text:p>
          </table:table-cell>
          <table:table-cell table:style-name="ce137" office:value-type="string" calcext:value-type="string">
            <text:p>M-DAX Off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MDAX OFF</text:p>
          </table:table-cell>
          <table:table-cell table:style-name="ce277" office:value-type="string" calcext:value-type="string">
            <text:p>&lt;CR&gt;</text:p>
          </table:table-cell>
          <table:table-cell table:style-name="ce253" office:value-type="string" calcext:value-type="string">
            <text:p>PSMDAX OFF&lt;CR&gt;</text:p>
          </table:table-cell>
          <table:table-cell table:style-name="ce326"/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@8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@8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5" office:value-type="string" calcext:value-type="string">
            <text:p>@8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MDA:1</text:p>
          </table:table-cell>
          <table:table-cell table:style-name="ce472" office:value-type="string" calcext:value-type="string">
            <text:p>@MDA: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M-DAX Low</text:p>
          </table:table-cell>
          <table:table-cell table:style-name="ce217"/>
          <table:table-cell table:style-name="ce248" office:value-type="string" calcext:value-type="string">
            <text:p>MDAX LOW</text:p>
          </table:table-cell>
          <table:table-cell table:style-name="ce277" office:value-type="string" calcext:value-type="string">
            <text:p>&lt;CR&gt;</text:p>
          </table:table-cell>
          <table:table-cell table:style-name="ce253" office:value-type="string" calcext:value-type="string">
            <text:p>PSMDAX LOW&lt;CR&gt;</text:p>
          </table:table-cell>
          <table:table-cell table:style-name="ce144"/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@8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@8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5" office:value-type="string" calcext:value-type="string">
            <text:p>@8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MDA:2</text:p>
          </table:table-cell>
          <table:table-cell table:style-name="ce472" office:value-type="string" calcext:value-type="string">
            <text:p>@MDA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28" office:value-type="string" calcext:value-type="string">
            <text:p>M-DAX Mid</text:p>
          </table:table-cell>
          <table:table-cell table:style-name="ce217"/>
          <table:table-cell table:style-name="ce248" office:value-type="string" calcext:value-type="string">
            <text:p>MDAX MID</text:p>
          </table:table-cell>
          <table:table-cell table:style-name="ce277" office:value-type="string" calcext:value-type="string">
            <text:p>&lt;CR&gt;</text:p>
          </table:table-cell>
          <table:table-cell table:style-name="ce253" office:value-type="string" calcext:value-type="string">
            <text:p>PSMDAX MID&lt;CR&gt;</text:p>
          </table:table-cell>
          <table:table-cell table:style-name="ce144"/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@8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@8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5" office:value-type="string" calcext:value-type="string">
            <text:p>@8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/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8" office:value-type="string" calcext:value-type="string">
            <text:p>M-DAX High</text:p>
          </table:table-cell>
          <table:table-cell table:style-name="ce217"/>
          <table:table-cell table:style-name="ce248" office:value-type="string" calcext:value-type="string">
            <text:p>MDAX HI</text:p>
          </table:table-cell>
          <table:table-cell table:style-name="ce277" office:value-type="string" calcext:value-type="string">
            <text:p>&lt;CR&gt;</text:p>
          </table:table-cell>
          <table:table-cell table:style-name="ce253" office:value-type="string" calcext:value-type="string">
            <text:p>PSMDAX HI&lt;CR&gt;</text:p>
          </table:table-cell>
          <table:table-cell table:style-name="ce144"/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@8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@8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5" office:value-type="string" calcext:value-type="string">
            <text:p>@8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MDA:3</text:p>
          </table:table-cell>
          <table:table-cell table:style-name="ce472" office:value-type="string" calcext:value-type="string">
            <text:p>@MDA:3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9" office:value-type="string" calcext:value-type="string">
            <text:p>Request M-DAX Status</text:p>
          </table:table-cell>
          <table:table-cell table:style-name="ce225"/>
          <table:table-cell table:style-name="ce249" office:value-type="string" calcext:value-type="string">
            <text:p>MDAX ?</text:p>
          </table:table-cell>
          <table:table-cell table:style-name="ce278" office:value-type="string" calcext:value-type="string">
            <text:p>&lt;CR&gt;</text:p>
          </table:table-cell>
          <table:table-cell table:style-name="ce253" office:value-type="string" calcext:value-type="string">
            <text:p>PSMDAX ?&lt;CR&gt;</text:p>
          </table:table-cell>
          <table:table-cell table:style-name="ce144"/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@8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5" office:value-type="string" calcext:value-type="string">
            <text:p>@8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5" office:value-type="string" calcext:value-type="string">
            <text:p>@8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MDA:?</text:p>
          </table:table-cell>
          <table:table-cell table:style-name="ce472" office:value-type="string" calcext:value-type="string">
            <text:p>@MDA:*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86"/>
          <table:table-cell table:style-name="ce121" office:value-type="string" calcext:value-type="string">
            <text:p>Audio Delay</text:p>
          </table:table-cell>
          <table:table-cell table:style-name="ce137" office:value-type="string" calcext:value-type="string">
            <text:p>AUDIO DELAY UP/DOWN , direct change to ***dB</text:p>
          </table:table-cell>
          <table:table-cell table:style-name="ce217" office:value-type="string" calcext:value-type="string">
            <text:p>PS</text:p>
          </table:table-cell>
          <table:table-cell table:style-name="ce248" office:value-type="string" calcext:value-type="string">
            <text:p>DELAY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ELAY UP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LIP:1</text:p>
          </table:table-cell>
          <table:table-cell table:style-name="ce472" office:value-type="string" calcext:value-type="string">
            <text:p>@LIP:0xxx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84"/>
          <table:table-cell table:style-name="ce122"/>
          <table:table-cell table:style-name="ce128" office:value-type="string" calcext:value-type="string">
            <text:p>***:000 to 999 by ASCII , 000=0ms, 200=200ms</text:p>
          </table:table-cell>
          <table:table-cell table:style-name="ce217"/>
          <table:table-cell table:style-name="ce248" office:value-type="string" calcext:value-type="string">
            <text:p>DELAY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ELAY DOWN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LIP:2</text:p>
          </table:table-cell>
          <table:table-cell table:style-name="ce472" office:value-type="string" calcext:value-type="string">
            <text:p>@LIP:0xxx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38" office:value-type="string" calcext:value-type="string">
            <text:p><text:s/>from 0 to 200</text:p>
          </table:table-cell>
          <table:table-cell table:style-name="ce217"/>
          <table:table-cell table:style-name="ce248" office:value-type="string" calcext:value-type="string">
            <text:p>DELAY *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SDELAY 200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LIP:0xxx</text:p>
          </table:table-cell>
          <table:table-cell table:style-name="ce472" office:value-type="string" calcext:value-type="string">
            <text:p>Same as above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4"/>
          <table:table-cell table:style-name="ce122"/>
          <table:table-cell table:style-name="ce140" office:value-type="string" calcext:value-type="string">
            <text:p>Request Audio Delay Status</text:p>
          </table:table-cell>
          <table:table-cell table:style-name="ce225"/>
          <table:table-cell table:style-name="ce249" office:value-type="string" calcext:value-type="string">
            <text:p>DELAY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SDELAY ?&lt;CR&gt; 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LIP:?</text:p>
          </table:table-cell>
          <table:table-cell table:style-name="ce472" office:value-type="string" calcext:value-type="string">
            <text:p>Same as above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87" office:value-type="string" calcext:value-type="string">
            <text:p>Video</text:p>
          </table:table-cell>
          <table:table-cell table:style-name="ce121" office:value-type="string" calcext:value-type="string">
            <text:p>Picture Mode</text:p>
          </table:table-cell>
          <table:table-cell table:style-name="ce128" office:value-type="string" calcext:value-type="string">
            <text:p>Picture Mode = OFF</text:p>
          </table:table-cell>
          <table:table-cell table:style-name="ce217" office:value-type="string" calcext:value-type="string">
            <text:p>PV</text:p>
          </table:table-cell>
          <table:table-cell table:style-name="ce248" office:value-type="string" calcext:value-type="string">
            <text:p>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OFF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8" office:value-type="string" calcext:value-type="string">
            <text:p>Setting</text:p>
          </table:table-cell>
          <table:table-cell table:style-name="ce122"/>
          <table:table-cell table:style-name="ce128" office:value-type="string" calcext:value-type="string">
            <text:p>Picture Mode = Standard</text:p>
          </table:table-cell>
          <table:table-cell table:style-name="ce217"/>
          <table:table-cell table:style-name="ce248" office:value-type="string" calcext:value-type="string">
            <text:p>STD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STD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9"/>
          <table:table-cell table:style-name="ce122"/>
          <table:table-cell table:style-name="ce128" office:value-type="string" calcext:value-type="string">
            <text:p>Picture Mode = Movie</text:p>
          </table:table-cell>
          <table:table-cell table:style-name="ce217"/>
          <table:table-cell table:style-name="ce248" office:value-type="string" calcext:value-type="string">
            <text:p>MOV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MOV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9"/>
          <table:table-cell table:style-name="ce122"/>
          <table:table-cell table:style-name="ce128" office:value-type="string" calcext:value-type="string">
            <text:p>Picture Mode = Vivid</text:p>
          </table:table-cell>
          <table:table-cell table:style-name="ce217"/>
          <table:table-cell table:style-name="ce248" office:value-type="string" calcext:value-type="string">
            <text:p>VVD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VVD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9"/>
          <table:table-cell table:style-name="ce122"/>
          <table:table-cell table:style-name="ce128" office:value-type="string" calcext:value-type="string">
            <text:p>Picture Mode = Stream</text:p>
          </table:table-cell>
          <table:table-cell table:style-name="ce217"/>
          <table:table-cell table:style-name="ce248" office:value-type="string" calcext:value-type="string">
            <text:p>STM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STM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9"/>
          <table:table-cell table:style-name="ce122"/>
          <table:table-cell table:style-name="ce128" office:value-type="string" calcext:value-type="string">
            <text:p>Picture Mode = Custom</text:p>
          </table:table-cell>
          <table:table-cell table:style-name="ce217"/>
          <table:table-cell table:style-name="ce248" office:value-type="string" calcext:value-type="string">
            <text:p>CTM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CTM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9"/>
          <table:table-cell table:style-name="ce122"/>
          <table:table-cell table:style-name="ce128" office:value-type="string" calcext:value-type="string">
            <text:p>Picture Mode = ISF Day</text:p>
          </table:table-cell>
          <table:table-cell table:style-name="ce217"/>
          <table:table-cell table:style-name="ce250" office:value-type="string" calcext:value-type="string">
            <text:p>DAY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VDAY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9"/>
          <table:table-cell table:style-name="ce122"/>
          <table:table-cell table:style-name="ce128" office:value-type="string" calcext:value-type="string">
            <text:p>Picture Mode = ISF Night</text:p>
          </table:table-cell>
          <table:table-cell table:style-name="ce217"/>
          <table:table-cell table:style-name="ce250" office:value-type="string" calcext:value-type="string">
            <text:p>NGT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VNGT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1"/>
          <table:table-cell table:style-name="ce89"/>
          <table:table-cell table:style-name="ce122"/>
          <table:table-cell table:style-name="ce140" office:value-type="string" calcext:value-type="string">
            <text:p>Request Picture Mode Status</text:p>
          </table:table-cell>
          <table:table-cell table:style-name="ce225"/>
          <table:table-cell table:style-name="ce249" office:value-type="string" calcext:value-type="string">
            <text:p>?</text:p>
          </table:table-cell>
          <table:table-cell table:style-name="ce278"/>
          <table:table-cell table:style-name="ce294" office:value-type="string" calcext:value-type="string">
            <text:p>PV?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0"/>
          <table:table-cell table:style-name="ce89"/>
          <table:table-cell table:style-name="ce121" office:value-type="string" calcext:value-type="string">
            <text:p>Contrast</text:p>
          </table:table-cell>
          <table:table-cell table:style-name="ce137" office:value-type="string" calcext:value-type="string">
            <text:p>CONTRAST <text:s/>UP/DOWN , direct change to **dB, <text:s/>***dB(FY14)</text:p>
          </table:table-cell>
          <table:table-cell table:style-name="ce216" office:value-type="string" calcext:value-type="string">
            <text:p>PV</text:p>
          </table:table-cell>
          <table:table-cell table:style-name="ce248" office:value-type="string" calcext:value-type="string">
            <text:p>CN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CN UP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9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CN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CN DOWN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28" office:value-type="string" calcext:value-type="string">
            <text:p><text:s/>**:44 to 56 by ASCII , 50=0 from -6 to +6(44 to 56)</text:p>
          </table:table-cell>
          <table:table-cell table:style-name="ce217"/>
          <table:table-cell table:style-name="ce248" office:value-type="string" calcext:value-type="string">
            <text:p>CN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CN 50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38" office:value-type="string" calcext:value-type="string">
            <text:p>***:000 to 100 by ASCII , 050=0 <text:s text:c="2"/>from -50 to +50(000 to 100) ( FY14)</text:p>
          </table:table-cell>
          <table:table-cell table:style-name="ce217"/>
          <table:table-cell table:style-name="ce250" office:value-type="string" calcext:value-type="string">
            <text:p>CN *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VCN 0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40" office:value-type="string" calcext:value-type="string">
            <text:p>Request Contrast Status</text:p>
          </table:table-cell>
          <table:table-cell table:style-name="ce225"/>
          <table:table-cell table:style-name="ce249" office:value-type="string" calcext:value-type="string">
            <text:p>CN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VCN ?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1" office:value-type="string" calcext:value-type="string">
            <text:p>Brightness</text:p>
          </table:table-cell>
          <table:table-cell table:style-name="ce128" office:value-type="string" calcext:value-type="string">
            <text:p>BRIGHTNESS UP/DOWN , direct change to **dB, <text:s/>***dB(FY14)</text:p>
          </table:table-cell>
          <table:table-cell table:style-name="ce217" office:value-type="string" calcext:value-type="string">
            <text:p>PV</text:p>
          </table:table-cell>
          <table:table-cell table:style-name="ce248" office:value-type="string" calcext:value-type="string">
            <text:p>BR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BR UP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BR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BR DOWN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28" office:value-type="string" calcext:value-type="string">
            <text:p>**:00 to 12 by ASCII , 00=0 <text:s text:c="2"/>from <text:s/>0 to 12</text:p>
          </table:table-cell>
          <table:table-cell table:style-name="ce217"/>
          <table:table-cell table:style-name="ce248" office:value-type="string" calcext:value-type="string">
            <text:p>BR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BR 12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38" office:value-type="string" calcext:value-type="string">
            <text:p>***:000 to 100 by ASCII , 050=0 <text:s text:c="2"/>from -50 to +50(000 to 100) ( FY14)</text:p>
          </table:table-cell>
          <table:table-cell table:style-name="ce217"/>
          <table:table-cell table:style-name="ce250" office:value-type="string" calcext:value-type="string">
            <text:p>BR *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VCN 0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40" office:value-type="string" calcext:value-type="string">
            <text:p>Request Brightness Status</text:p>
          </table:table-cell>
          <table:table-cell table:style-name="ce225"/>
          <table:table-cell table:style-name="ce249" office:value-type="string" calcext:value-type="string">
            <text:p>BR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VBR ?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1" office:value-type="string" calcext:value-type="string">
            <text:p>Chroma</text:p>
          </table:table-cell>
          <table:table-cell table:style-name="ce128" office:value-type="string" calcext:value-type="string">
            <text:p>Saturation UP/DOWN , direct change to **dB</text:p>
          </table:table-cell>
          <table:table-cell table:style-name="ce217" office:value-type="string" calcext:value-type="string">
            <text:p>PV</text:p>
          </table:table-cell>
          <table:table-cell table:style-name="ce248" office:value-type="string" calcext:value-type="string">
            <text:p>CM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CM UP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28" office:value-type="string" calcext:value-type="string">
            <text:p>**:44 to 56 by ASCII , 50=0</text:p>
          </table:table-cell>
          <table:table-cell table:style-name="ce217"/>
          <table:table-cell table:style-name="ce248" office:value-type="string" calcext:value-type="string">
            <text:p>CM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CM DOWN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38" office:value-type="string" calcext:value-type="string">
            <text:p><text:s/>from -6 to +6(44 to 56)</text:p>
          </table:table-cell>
          <table:table-cell table:style-name="ce217"/>
          <table:table-cell table:style-name="ce248" office:value-type="string" calcext:value-type="string">
            <text:p>CM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CM 50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40" office:value-type="string" calcext:value-type="string">
            <text:p>Request Saturation Status</text:p>
          </table:table-cell>
          <table:table-cell table:style-name="ce225"/>
          <table:table-cell table:style-name="ce249" office:value-type="string" calcext:value-type="string">
            <text:p>CM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VCM ?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1" office:value-type="string" calcext:value-type="string">
            <text:p>Saturation</text:p>
          </table:table-cell>
          <table:table-cell table:style-name="ce128" office:value-type="string" calcext:value-type="string">
            <text:p>Saturation UP/DOWN , direct change to **dB, <text:s/>***dB(FY14)</text:p>
          </table:table-cell>
          <table:table-cell table:style-name="ce217" office:value-type="string" calcext:value-type="string">
            <text:p>PV</text:p>
          </table:table-cell>
          <table:table-cell table:style-name="ce248" office:value-type="string" calcext:value-type="string">
            <text:p>ST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ST UP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ST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ST DOWN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28" office:value-type="string" calcext:value-type="string">
            <text:p><text:s/>**:44 to 56 by ASCII , 50=0 <text:s text:c="2"/>from -6 to +6(44 to 56)</text:p>
          </table:table-cell>
          <table:table-cell table:style-name="ce217"/>
          <table:table-cell table:style-name="ce248" office:value-type="string" calcext:value-type="string">
            <text:p>ST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ST 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38" office:value-type="string" calcext:value-type="string">
            <text:p>***:000 to 100 by ASCII , 050=0 <text:s text:c="2"/>from -50 to +50(000 to 100) ( FY14)</text:p>
          </table:table-cell>
          <table:table-cell table:style-name="ce217"/>
          <table:table-cell table:style-name="ce250" office:value-type="string" calcext:value-type="string">
            <text:p>ST***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PVST 050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40" office:value-type="string" calcext:value-type="string">
            <text:p>Request Saturation Status</text:p>
          </table:table-cell>
          <table:table-cell table:style-name="ce225"/>
          <table:table-cell table:style-name="ce249" office:value-type="string" calcext:value-type="string">
            <text:p>ST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VST ?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1" office:value-type="string" calcext:value-type="string">
            <text:p>Hue</text:p>
          </table:table-cell>
          <table:table-cell table:style-name="ce128" office:value-type="string" calcext:value-type="string">
            <text:p>HUE UP/DOWN , direct change to **dB</text:p>
          </table:table-cell>
          <table:table-cell table:style-name="ce217" office:value-type="string" calcext:value-type="string">
            <text:p>PV</text:p>
          </table:table-cell>
          <table:table-cell table:style-name="ce248" office:value-type="string" calcext:value-type="string">
            <text:p>HUE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HUE UP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28" office:value-type="string" calcext:value-type="string">
            <text:p>**:44 to 56 by ASCII , 50=0</text:p>
          </table:table-cell>
          <table:table-cell table:style-name="ce217"/>
          <table:table-cell table:style-name="ce248" office:value-type="string" calcext:value-type="string">
            <text:p>HUE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HUE DOWN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38" office:value-type="string" calcext:value-type="string">
            <text:p><text:s/>from -6 to +6(44 to 56)</text:p>
          </table:table-cell>
          <table:table-cell table:style-name="ce217"/>
          <table:table-cell table:style-name="ce248" office:value-type="string" calcext:value-type="string">
            <text:p>HUE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HUE 50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39" office:value-type="string" calcext:value-type="string">
            <text:p>Request Hue Status</text:p>
          </table:table-cell>
          <table:table-cell table:style-name="ce225"/>
          <table:table-cell table:style-name="ce249" office:value-type="string" calcext:value-type="string">
            <text:p>HUE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VHUE ?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1" office:value-type="string" calcext:value-type="string">
            <text:p>DNR</text:p>
          </table:table-cell>
          <table:table-cell table:style-name="ce137" office:value-type="string" calcext:value-type="string">
            <text:p>Noise Reduction direct change</text:p>
          </table:table-cell>
          <table:table-cell table:style-name="ce217" office:value-type="string" calcext:value-type="string">
            <text:p>PV</text:p>
          </table:table-cell>
          <table:table-cell table:style-name="ce248" office:value-type="string" calcext:value-type="string">
            <text:p>DNR 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DNR OFF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DNR LOW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DNR LOW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DNR MID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DNR MID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8"/>
          <table:table-cell table:style-name="ce122"/>
          <table:table-cell table:style-name="ce138"/>
          <table:table-cell table:style-name="ce217"/>
          <table:table-cell table:style-name="ce248" office:value-type="string" calcext:value-type="string">
            <text:p>DNR HI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DNR HI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88"/>
          <table:table-cell table:style-name="ce122"/>
          <table:table-cell table:style-name="ce139" office:value-type="string" calcext:value-type="string">
            <text:p>Request Noise Reduction Status</text:p>
          </table:table-cell>
          <table:table-cell table:style-name="ce225"/>
          <table:table-cell table:style-name="ce249" office:value-type="string" calcext:value-type="string">
            <text:p>DNR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VDNR ?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1" office:value-type="string" calcext:value-type="string">
            <text:p>Enhancer</text:p>
          </table:table-cell>
          <table:table-cell table:style-name="ce137" office:value-type="string" calcext:value-type="string">
            <text:p>ENHANCER UP/DOWN, direct change to **dB</text:p>
          </table:table-cell>
          <table:table-cell table:style-name="ce217" office:value-type="string" calcext:value-type="string">
            <text:p>PV</text:p>
          </table:table-cell>
          <table:table-cell table:style-name="ce248" office:value-type="string" calcext:value-type="string">
            <text:p>ENH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ENH UP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28" office:value-type="string" calcext:value-type="string">
            <text:p><text:s/>**:00 to 12 by ASCII, 00=0</text:p>
          </table:table-cell>
          <table:table-cell table:style-name="ce217"/>
          <table:table-cell table:style-name="ce248" office:value-type="string" calcext:value-type="string">
            <text:p>ENH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ENH DOWN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88"/>
          <table:table-cell table:style-name="ce122"/>
          <table:table-cell table:style-name="ce138" office:value-type="string" calcext:value-type="string">
            <text:p><text:s/>from <text:s/>0 to 12</text:p>
          </table:table-cell>
          <table:table-cell table:style-name="ce217"/>
          <table:table-cell table:style-name="ce248" office:value-type="string" calcext:value-type="string">
            <text:p>ENH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PVENH 12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90"/>
          <table:table-cell table:style-name="ce123"/>
          <table:table-cell table:style-name="ce140" office:value-type="string" calcext:value-type="string">
            <text:p>Request PVENH Status</text:p>
          </table:table-cell>
          <table:table-cell table:style-name="ce218"/>
          <table:table-cell table:style-name="ce249" office:value-type="string" calcext:value-type="string">
            <text:p>ENH 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PVENH ?&lt;CR&gt;</text:p>
          </table:table-cell>
          <table:table-cell table:style-name="ce324"/>
          <table:table-cell table:number-columns-repeated="16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91" office:value-type="string" calcext:value-type="string">
            <text:p>System</text:p>
          </table:table-cell>
          <table:table-cell table:style-name="ce122" office:value-type="string" calcext:value-type="string">
            <text:p>Cursor</text:p>
          </table:table-cell>
          <table:table-cell table:style-name="ce128" office:value-type="string" calcext:value-type="string">
            <text:p>“Cursor Up” Control</text:p>
          </table:table-cell>
          <table:table-cell table:style-name="ce217" office:value-type="string" calcext:value-type="string">
            <text:p>MN</text:p>
          </table:table-cell>
          <table:table-cell table:style-name="ce232" office:value-type="string" calcext:value-type="string">
            <text:p>CUP</text:p>
          </table:table-cell>
          <table:table-cell table:style-name="ce281" office:value-type="string" calcext:value-type="string">
            <text:p>&lt;CR&gt;</text:p>
          </table:table-cell>
          <table:table-cell table:style-name="ce294" office:value-type="string" calcext:value-type="string">
            <text:p>MNCUP&lt;CR&gt;</text:p>
          </table:table-cell>
          <table:table-cell table:style-name="ce144"/>
          <table:table-cell table:number-columns-repeated="3" table:style-name="ce375" office:value-type="string" calcext:value-type="string">
            <text:p>X</text:p>
          </table:table-cell>
          <table:table-cell table:style-name="ce381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1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10" table:style-name="ce381" office:value-type="string" calcext:value-type="string">
            <text:p>X</text:p>
          </table:table-cell>
          <table:table-cell table:style-name="ce406"/>
          <table:table-cell table:style-name="ce439" office:value-type="string" calcext:value-type="string">
            <text:p>CUR:1</text:p>
          </table:table-cell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1" office:value-type="string" calcext:value-type="string">
            <text:p>Control</text:p>
          </table:table-cell>
          <table:table-cell table:style-name="ce122"/>
          <table:table-cell table:style-name="ce173" office:value-type="string" calcext:value-type="string">
            <text:p>“Cursor Down” Control</text:p>
          </table:table-cell>
          <table:table-cell table:style-name="ce217"/>
          <table:table-cell table:style-name="ce248" office:value-type="string" calcext:value-type="string">
            <text:p>CD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MNCDN&lt;CR&gt;</text:p>
          </table:table-cell>
          <table:table-cell table:style-name="ce324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81" office:value-type="string" calcext:value-type="string">
            <text:p>X</text:p>
          </table:table-cell>
          <table:table-cell table:style-name="ce406"/>
          <table:table-cell table:style-name="ce439" office:value-type="string" calcext:value-type="string">
            <text:p>CUR:2</text:p>
          </table:table-cell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38" office:value-type="string" calcext:value-type="string">
            <text:p>“Cursor Left” Control</text:p>
          </table:table-cell>
          <table:table-cell table:style-name="ce217"/>
          <table:table-cell table:style-name="ce248" office:value-type="string" calcext:value-type="string">
            <text:p>CLT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MNCLT&lt;CR&gt;</text:p>
          </table:table-cell>
          <table:table-cell table:style-name="ce324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81" office:value-type="string" calcext:value-type="string">
            <text:p>X</text:p>
          </table:table-cell>
          <table:table-cell table:style-name="ce406"/>
          <table:table-cell table:style-name="ce439" office:value-type="string" calcext:value-type="string">
            <text:p>CUR:3</text:p>
          </table:table-cell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38" office:value-type="string" calcext:value-type="string">
            <text:p>“Cursor Right” Control</text:p>
          </table:table-cell>
          <table:table-cell table:style-name="ce217"/>
          <table:table-cell table:style-name="ce248" office:value-type="string" calcext:value-type="string">
            <text:p>CRT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MNCRT&lt;CR&gt;</text:p>
          </table:table-cell>
          <table:table-cell table:style-name="ce324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81" office:value-type="string" calcext:value-type="string">
            <text:p>X</text:p>
          </table:table-cell>
          <table:table-cell table:style-name="ce406"/>
          <table:table-cell table:style-name="ce439" office:value-type="string" calcext:value-type="string">
            <text:p>CUR:4</text:p>
          </table:table-cell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38" office:value-type="string" calcext:value-type="string">
            <text:p>“Enter” Control</text:p>
          </table:table-cell>
          <table:table-cell table:style-name="ce217"/>
          <table:table-cell table:style-name="ce248" office:value-type="string" calcext:value-type="string">
            <text:p>ENT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MNENT&lt;CR&gt;</text:p>
          </table:table-cell>
          <table:table-cell table:style-name="ce324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81" office:value-type="string" calcext:value-type="string">
            <text:p>X</text:p>
          </table:table-cell>
          <table:table-cell table:style-name="ce406"/>
          <table:table-cell table:style-name="ce440" office:value-type="string" calcext:value-type="string">
            <text:p>MNU:3</text:p>
          </table:table-cell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28" office:value-type="string" calcext:value-type="string">
            <text:p>“Return/Back” Control</text:p>
          </table:table-cell>
          <table:table-cell table:style-name="ce217"/>
          <table:table-cell table:style-name="ce248" office:value-type="string" calcext:value-type="string">
            <text:p>RT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MNRTN&lt;CR&gt;</text:p>
          </table:table-cell>
          <table:table-cell table:style-name="ce324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81" office:value-type="string" calcext:value-type="string">
            <text:p>X</text:p>
          </table:table-cell>
          <table:table-cell table:style-name="ce406"/>
          <table:table-cell table:style-name="ce439" office:value-type="string" calcext:value-type="string">
            <text:p>MNU:5</text:p>
          </table:table-cell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1" office:value-type="string" calcext:value-type="string">
            <text:p>Menu</text:p>
          </table:table-cell>
          <table:table-cell table:style-name="ce157" office:value-type="string" calcext:value-type="string">
            <text:p>Setup Menu ON Control</text:p>
          </table:table-cell>
          <table:table-cell table:style-name="ce217"/>
          <table:table-cell table:style-name="ce248" office:value-type="string" calcext:value-type="string">
            <text:p>MEN O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MNMEN ON&lt;CR&gt;</text:p>
          </table:table-cell>
          <table:table-cell table:style-name="ce324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81" office:value-type="string" calcext:value-type="string">
            <text:p>X</text:p>
          </table:table-cell>
          <table:table-cell table:style-name="ce406"/>
          <table:table-cell table:style-name="ce439" office:value-type="string" calcext:value-type="string">
            <text:p>MNU:2</text:p>
          </table:table-cell>
          <table:table-cell table:style-name="ce476"/>
          <table:table-cell table:number-columns-repeated="990"/>
        </table:table-row>
        <table:table-row table:style-name="ro4">
          <table:table-cell table:style-name="ce50" office:value-type="string" calcext:value-type="string">
            <text:p>MAIN</text:p>
          </table:table-cell>
          <table:table-cell table:style-name="ce91" office:value-type="string" calcext:value-type="string">
            <text:p>System</text:p>
          </table:table-cell>
          <table:table-cell table:style-name="ce122"/>
          <table:table-cell table:style-name="ce128" office:value-type="string" calcext:value-type="string">
            <text:p>Setup Menu OFF Control</text:p>
          </table:table-cell>
          <table:table-cell table:style-name="ce217"/>
          <table:table-cell table:style-name="ce248" office:value-type="string" calcext:value-type="string">
            <text:p>MEN OFF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MNMEN OFF&lt;CR&gt;</text:p>
          </table:table-cell>
          <table:table-cell table:style-name="ce324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81" office:value-type="string" calcext:value-type="string">
            <text:p>X</text:p>
          </table:table-cell>
          <table:table-cell table:style-name="ce406"/>
          <table:table-cell table:style-name="ce439" office:value-type="string" calcext:value-type="string">
            <text:p>MNU:1</text:p>
          </table:table-cell>
          <table:table-cell table:style-name="ce476"/>
          <table:table-cell table:number-columns-repeated="990"/>
        </table:table-row>
        <table:table-row table:style-name="ro4">
          <table:table-cell table:style-name="ce50" office:value-type="string" calcext:value-type="string">
            <text:p>ZONE</text:p>
          </table:table-cell>
          <table:table-cell table:style-name="ce91" office:value-type="string" calcext:value-type="string">
            <text:p>Control</text:p>
          </table:table-cell>
          <table:table-cell table:style-name="ce122"/>
          <table:table-cell table:style-name="ce174" office:value-type="string" calcext:value-type="string">
            <text:p>Request Menu Status</text:p>
          </table:table-cell>
          <table:table-cell table:style-name="ce225"/>
          <table:table-cell table:style-name="ce249" office:value-type="string" calcext:value-type="string">
            <text:p>MEN?</text:p>
          </table:table-cell>
          <table:table-cell table:style-name="ce278" office:value-type="string" calcext:value-type="string">
            <text:p>&lt;CR&gt;</text:p>
          </table:table-cell>
          <table:table-cell table:style-name="ce190" office:value-type="string" calcext:value-type="string">
            <text:p>MNMEN?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75" office:value-type="string" calcext:value-type="string">
            <text:p>“OPTION” Control</text:p>
          </table:table-cell>
          <table:table-cell table:style-name="ce217"/>
          <table:table-cell table:style-name="ce248" office:value-type="string" calcext:value-type="string">
            <text:p>OPT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MNOPT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28" office:value-type="string" calcext:value-type="string">
            <text:p>“INFO” Control</text:p>
          </table:table-cell>
          <table:table-cell table:style-name="ce217"/>
          <table:table-cell table:style-name="ce216" office:value-type="string" calcext:value-type="string">
            <text:p>INF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MNINF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28" office:value-type="string" calcext:value-type="string">
            <text:p>“Channel Level Adjust”menu on/offControl</text:p>
          </table:table-cell>
          <table:table-cell table:style-name="ce217"/>
          <table:table-cell table:style-name="ce228" office:value-type="string" calcext:value-type="string">
            <text:p>CHL</text:p>
          </table:table-cell>
          <table:table-cell table:style-name="ce280" office:value-type="string" calcext:value-type="string">
            <text:p>&lt;CR&gt;</text:p>
          </table:table-cell>
          <table:table-cell table:style-name="ce302" office:value-type="string" calcext:value-type="string">
            <text:p>MNCHL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1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1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76" office:value-type="string" calcext:value-type="string">
            <text:p>“GUI Source Select Menu ON” Control</text:p>
          </table:table-cell>
          <table:table-cell table:style-name="ce217"/>
          <table:table-cell table:style-name="ce248" office:value-type="string" calcext:value-type="string">
            <text:p>SRC ON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MNSRC ON&lt;CR&gt;</text:p>
          </table:table-cell>
          <table:table-cell table:style-name="ce324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1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1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42" office:value-type="string" calcext:value-type="string">
            <text:p>“GUI Source Select Menu OFF” Control</text:p>
          </table:table-cell>
          <table:table-cell table:style-name="ce232"/>
          <table:table-cell table:style-name="ce248" office:value-type="string" calcext:value-type="string">
            <text:p>SRC 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MNSRC OFF&lt;CR&gt;</text:p>
          </table:table-cell>
          <table:table-cell table:style-name="ce324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1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1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1" office:value-type="string" calcext:value-type="string">
            <text:p>InstaPrevue </text:p>
          </table:table-cell>
          <table:table-cell table:style-name="ce137" office:value-type="string" calcext:value-type="string">
            <text:p>InstaPrevue ON Control</text:p>
          </table:table-cell>
          <table:table-cell table:style-name="ce217" office:value-type="string" calcext:value-type="string">
            <text:p>MN</text:p>
          </table:table-cell>
          <table:table-cell table:style-name="ce216" office:value-type="string" calcext:value-type="string">
            <text:p>PRV ON</text:p>
          </table:table-cell>
          <table:table-cell table:style-name="ce279" office:value-type="string" calcext:value-type="string">
            <text:p>&lt;CR&gt;</text:p>
          </table:table-cell>
          <table:table-cell table:style-name="ce137" office:value-type="string" calcext:value-type="string">
            <text:p>MNPRV ON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38" office:value-type="string" calcext:value-type="string">
            <text:p>InstaPrevue OFF Control</text:p>
          </table:table-cell>
          <table:table-cell table:style-name="ce217"/>
          <table:table-cell table:style-name="ce248" office:value-type="string" calcext:value-type="string">
            <text:p>PRV OFF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MNPRV OFF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74" office:value-type="string" calcext:value-type="string">
            <text:p>Request InstaPrevue Status</text:p>
          </table:table-cell>
          <table:table-cell table:style-name="ce225"/>
          <table:table-cell table:style-name="ce218" office:value-type="string" calcext:value-type="string">
            <text:p>PRV?</text:p>
          </table:table-cell>
          <table:table-cell table:style-name="ce284" office:value-type="string" calcext:value-type="string">
            <text:p>&lt;CR&gt;</text:p>
          </table:table-cell>
          <table:table-cell table:style-name="ce142" office:value-type="string" calcext:value-type="string">
            <text:p>MNPRV?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2" table:style-name="ce377" office:value-type="string" calcext:value-type="string">
            <text:p>---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1" office:value-type="string" calcext:value-type="string">
            <text:p>All Zone Stereo</text:p>
          </table:table-cell>
          <table:table-cell table:style-name="ce137" office:value-type="string" calcext:value-type="string">
            <text:p>All Zone Stereo ON Control</text:p>
          </table:table-cell>
          <table:table-cell table:style-name="ce233" office:value-type="string" calcext:value-type="string">
            <text:p>MN</text:p>
          </table:table-cell>
          <table:table-cell table:style-name="ce216" office:value-type="string" calcext:value-type="string">
            <text:p>ZST ON</text:p>
          </table:table-cell>
          <table:table-cell table:style-name="ce279" office:value-type="string" calcext:value-type="string">
            <text:p>&lt;CR&gt;</text:p>
          </table:table-cell>
          <table:table-cell table:style-name="ce137" office:value-type="string" calcext:value-type="string">
            <text:p>MNZST ON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81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81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42" office:value-type="string" calcext:value-type="string">
            <text:p>All Zone Stereo OFF Control</text:p>
          </table:table-cell>
          <table:table-cell table:style-name="ce217"/>
          <table:table-cell table:style-name="ce216" office:value-type="string" calcext:value-type="string">
            <text:p>ZST OFF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MNZST OFF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81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81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74" office:value-type="string" calcext:value-type="string">
            <text:p>Request All Zone Stereo Status</text:p>
          </table:table-cell>
          <table:table-cell table:style-name="ce225"/>
          <table:table-cell table:style-name="ce230" office:value-type="string" calcext:value-type="string">
            <text:p>ZST?</text:p>
          </table:table-cell>
          <table:table-cell table:style-name="ce286" office:value-type="string" calcext:value-type="string">
            <text:p>&lt;CR&gt;</text:p>
          </table:table-cell>
          <table:table-cell table:style-name="ce303" office:value-type="string" calcext:value-type="string">
            <text:p>MNZST?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0"/>
          <table:table-cell table:style-name="ce91"/>
          <table:table-cell table:style-name="ce121" office:value-type="string" calcext:value-type="string">
            <text:p>Control Lock</text:p>
          </table:table-cell>
          <table:table-cell table:style-name="ce128" office:value-type="string" calcext:value-type="string">
            <text:p>REMOTE CONTROL LOCK ON/OFF</text:p>
          </table:table-cell>
          <table:table-cell table:style-name="ce216" office:value-type="string" calcext:value-type="string">
            <text:p>SY</text:p>
          </table:table-cell>
          <table:table-cell table:style-name="ce248" office:value-type="string" calcext:value-type="string">
            <text:p>REMOTE LOCK O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YREMOTE LOCK ON&lt;CR&gt;</text:p>
          </table:table-cell>
          <table:table-cell table:style-name="ce324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81" office:value-type="string" calcext:value-type="string">
            <text:p>X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0"/>
          <table:table-cell table:style-name="ce91"/>
          <table:table-cell table:style-name="ce122"/>
          <table:table-cell table:style-name="ce142"/>
          <table:table-cell table:style-name="ce217"/>
          <table:table-cell table:style-name="ce248" office:value-type="string" calcext:value-type="string">
            <text:p>REMOTE LOCK 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YREMOTE LOCK OFF&lt;CR&gt;</text:p>
          </table:table-cell>
          <table:table-cell table:style-name="ce324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81" office:value-type="string" calcext:value-type="string">
            <text:p>X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28" office:value-type="string" calcext:value-type="string">
            <text:p>PANEL BUTTON(Except MASTER VOL.)CONTROL LOCK ON</text:p>
          </table:table-cell>
          <table:table-cell table:style-name="ce217"/>
          <table:table-cell table:style-name="ce248" office:value-type="string" calcext:value-type="string">
            <text:p>PANEL LOCK O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YPANEL LOCK ON&lt;CR&gt;</text:p>
          </table:table-cell>
          <table:table-cell table:style-name="ce324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81" office:value-type="string" calcext:value-type="string">
            <text:p>X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28" office:value-type="string" calcext:value-type="string">
            <text:p>PANEL BUTTON &amp; MASTER VOL. CONTROL LOCK ON </text:p>
          </table:table-cell>
          <table:table-cell table:style-name="ce217"/>
          <table:table-cell table:style-name="ce248" office:value-type="string" calcext:value-type="string">
            <text:p>PANEL+V LOCK O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SYPANEL+V LOCK ON&lt;CR&gt;</text:p>
          </table:table-cell>
          <table:table-cell table:style-name="ce324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81" office:value-type="string" calcext:value-type="string">
            <text:p>X</text:p>
          </table:table-cell>
          <table:table-cell table:style-name="ce407"/>
          <table:table-cell table:style-name="ce439" office:value-type="string" calcext:value-type="string">
            <text:p>FKL:2</text:p>
          </table:table-cell>
          <table:table-cell table:style-name="ce476" office:value-type="string" calcext:value-type="string">
            <text:p>@FKL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28" office:value-type="string" calcext:value-type="string">
            <text:p>PANEL BUTTON &amp; MASTER VOL. CONTROL LOCK OFF</text:p>
          </table:table-cell>
          <table:table-cell table:style-name="ce232"/>
          <table:table-cell table:style-name="ce248" office:value-type="string" calcext:value-type="string">
            <text:p>PANEL LOCK OFF</text:p>
          </table:table-cell>
          <table:table-cell table:style-name="ce277" office:value-type="string" calcext:value-type="string">
            <text:p>&lt;CR&gt;</text:p>
          </table:table-cell>
          <table:table-cell table:style-name="ce301" office:value-type="string" calcext:value-type="string">
            <text:p>SYPANEL LOCK OFF&lt;CR&gt;</text:p>
          </table:table-cell>
          <table:table-cell table:style-name="ce343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81" office:value-type="string" calcext:value-type="string">
            <text:p>X</text:p>
          </table:table-cell>
          <table:table-cell table:style-name="ce407"/>
          <table:table-cell table:style-name="ce436" office:value-type="string" calcext:value-type="string">
            <text:p>FKL:1</text:p>
          </table:table-cell>
          <table:table-cell table:style-name="ce485" office:value-type="string" calcext:value-type="string">
            <text:p>@FKL: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1" office:value-type="string" calcext:value-type="string">
            <text:p>Trigger</text:p>
          </table:table-cell>
          <table:table-cell table:style-name="ce163" office:value-type="string" calcext:value-type="string">
            <text:p>Trigger 1 ON/OFF Control</text:p>
          </table:table-cell>
          <table:table-cell table:style-name="ce234" office:value-type="string" calcext:value-type="string">
            <text:p>TR</text:p>
          </table:table-cell>
          <table:table-cell table:style-name="ce259" office:value-type="string" calcext:value-type="string">
            <text:p>1 ON</text:p>
          </table:table-cell>
          <table:table-cell table:style-name="ce277" office:value-type="string" calcext:value-type="string">
            <text:p>&lt;CR&gt;</text:p>
          </table:table-cell>
          <table:table-cell table:style-name="ce196" office:value-type="string" calcext:value-type="string">
            <text:p>TR1 ON&lt;CR&gt;</text:p>
          </table:table-cell>
          <table:table-cell table:style-name="ce325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2" table:style-name="ce381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81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7"/>
          <table:table-cell table:style-name="ce440" office:value-type="string" calcext:value-type="string">
            <text:p>DCT:12</text:p>
          </table:table-cell>
          <table:table-cell table:style-name="ce476" office:value-type="string" calcext:value-type="string">
            <text:p>@DCT:1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43"/>
          <table:table-cell table:style-name="ce222"/>
          <table:table-cell table:style-name="ce259" office:value-type="string" calcext:value-type="string">
            <text:p>1 OFF</text:p>
          </table:table-cell>
          <table:table-cell table:style-name="ce277" office:value-type="string" calcext:value-type="string">
            <text:p>&lt;CR&gt;</text:p>
          </table:table-cell>
          <table:table-cell table:style-name="ce196" office:value-type="string" calcext:value-type="string">
            <text:p>TR1 OFF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2" table:style-name="ce381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81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7"/>
          <table:table-cell table:style-name="ce440" office:value-type="string" calcext:value-type="string">
            <text:p>DCT:11</text:p>
          </table:table-cell>
          <table:table-cell table:style-name="ce476" office:value-type="string" calcext:value-type="string">
            <text:p>@DCT:1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63" office:value-type="string" calcext:value-type="string">
            <text:p>Trigger 2 ON/OFF Control</text:p>
          </table:table-cell>
          <table:table-cell table:style-name="ce222"/>
          <table:table-cell table:style-name="ce259" office:value-type="string" calcext:value-type="string">
            <text:p>2 ON</text:p>
          </table:table-cell>
          <table:table-cell table:style-name="ce277" office:value-type="string" calcext:value-type="string">
            <text:p>&lt;CR&gt;</text:p>
          </table:table-cell>
          <table:table-cell table:style-name="ce196" office:value-type="string" calcext:value-type="string">
            <text:p>TR2 ON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7"/>
          <table:table-cell table:style-name="ce440" office:value-type="string" calcext:value-type="string">
            <text:p>DCT:22</text:p>
          </table:table-cell>
          <table:table-cell table:style-name="ce476" office:value-type="string" calcext:value-type="string">
            <text:p>@DCT:2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77"/>
          <table:table-cell table:style-name="ce222"/>
          <table:table-cell table:style-name="ce259" office:value-type="string" calcext:value-type="string">
            <text:p>2 OFF</text:p>
          </table:table-cell>
          <table:table-cell table:style-name="ce277" office:value-type="string" calcext:value-type="string">
            <text:p>&lt;CR&gt;</text:p>
          </table:table-cell>
          <table:table-cell table:style-name="ce196" office:value-type="string" calcext:value-type="string">
            <text:p>TR2 OFF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7"/>
          <table:table-cell table:style-name="ce440" office:value-type="string" calcext:value-type="string">
            <text:p>DCT:21</text:p>
          </table:table-cell>
          <table:table-cell table:style-name="ce476" office:value-type="string" calcext:value-type="string">
            <text:p>@DCT:21</text:p>
          </table:table-cell>
          <table:table-cell table:number-columns-repeated="990"/>
        </table:table-row>
        <table:table-row table:style-name="ro20">
          <table:table-cell table:style-name="ce51"/>
          <table:table-cell table:style-name="ce92"/>
          <table:table-cell table:style-name="ce122"/>
          <table:table-cell table:style-name="ce174" office:value-type="string" calcext:value-type="string">
            <text:p>Request Trigger Output Status</text:p>
          </table:table-cell>
          <table:table-cell table:style-name="ce235"/>
          <table:table-cell table:style-name="ce260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6" office:value-type="string" calcext:value-type="string">
            <text:p>TR?&lt;CR&gt;</text:p>
          </table:table-cell>
          <table:table-cell table:style-name="ce346" office:value-type="string" calcext:value-type="string">
            <text:p>TR1 ON&lt;CR&gt;</text:p>
            <text:p>TR2 ON&lt;CR&gt;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2" table:style-name="ce381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81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7"/>
          <table:table-cell table:style-name="ce441" office:value-type="string" calcext:value-type="string">
            <text:p>DCT:?</text:p>
          </table:table-cell>
          <table:table-cell table:style-name="ce476" office:value-type="string" calcext:value-type="string">
            <text:p>@DCT:22,@DCT:2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1" office:value-type="string" calcext:value-type="string">
            <text:p>Dimmer</text:p>
          </table:table-cell>
          <table:table-cell table:style-name="ce178" office:value-type="string" calcext:value-type="string">
            <text:p>Dimmer = Bright</text:p>
          </table:table-cell>
          <table:table-cell table:style-name="ce236" office:value-type="string" calcext:value-type="string">
            <text:p>DIM</text:p>
          </table:table-cell>
          <table:table-cell table:style-name="ce261" office:value-type="string" calcext:value-type="string">
            <text:p>BRI</text:p>
          </table:table-cell>
          <table:table-cell table:style-name="ce280" office:value-type="string" calcext:value-type="string">
            <text:p>&lt;CR&gt;</text:p>
          </table:table-cell>
          <table:table-cell table:style-name="ce307" office:value-type="string" calcext:value-type="string">
            <text:p>DIM<text:span text:style-name="T13">　</text:span><text:span text:style-name="T4">BRI&lt;CR&gt;</text:span></text:p>
          </table:table-cell>
          <table:table-cell table:style-name="ce347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7"/>
          <table:table-cell table:style-name="ce440" office:value-type="string" calcext:value-type="string">
            <text:p>ALS:1</text:p>
          </table:table-cell>
          <table:table-cell table:style-name="ce476" office:value-type="string" calcext:value-type="string">
            <text:p>@ALS: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79" office:value-type="string" calcext:value-type="string">
            <text:p>Dimmer = Dim</text:p>
          </table:table-cell>
          <table:table-cell table:style-name="ce237"/>
          <table:table-cell table:style-name="ce261" office:value-type="string" calcext:value-type="string">
            <text:p>DIM</text:p>
          </table:table-cell>
          <table:table-cell table:style-name="ce280" office:value-type="string" calcext:value-type="string">
            <text:p>&lt;CR&gt;</text:p>
          </table:table-cell>
          <table:table-cell table:style-name="ce307" office:value-type="string" calcext:value-type="string">
            <text:p>DIM<text:span text:style-name="T13">　</text:span><text:span text:style-name="T4">DIM&lt;CR&gt;</text:span></text:p>
          </table:table-cell>
          <table:table-cell table:style-name="ce347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40" office:value-type="string" calcext:value-type="string">
            <text:p>ALS:2</text:p>
          </table:table-cell>
          <table:table-cell table:style-name="ce476" office:value-type="string" calcext:value-type="string">
            <text:p>@ALS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79" office:value-type="string" calcext:value-type="string">
            <text:p>Dimmer = Dark</text:p>
          </table:table-cell>
          <table:table-cell table:style-name="ce237"/>
          <table:table-cell table:style-name="ce261" office:value-type="string" calcext:value-type="string">
            <text:p>DAR</text:p>
          </table:table-cell>
          <table:table-cell table:style-name="ce280" office:value-type="string" calcext:value-type="string">
            <text:p>&lt;CR&gt;</text:p>
          </table:table-cell>
          <table:table-cell table:style-name="ce307" office:value-type="string" calcext:value-type="string">
            <text:p>DIM<text:span text:style-name="T13">　</text:span><text:span text:style-name="T4">DAR&lt;CR&gt;</text:span></text:p>
          </table:table-cell>
          <table:table-cell table:style-name="ce347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40" office:value-type="string" calcext:value-type="string">
            <text:p>ALS:2</text:p>
          </table:table-cell>
          <table:table-cell table:style-name="ce476" office:value-type="string" calcext:value-type="string">
            <text:p>@ALS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79" office:value-type="string" calcext:value-type="string">
            <text:p>Dimmer = Off</text:p>
          </table:table-cell>
          <table:table-cell table:style-name="ce237"/>
          <table:table-cell table:style-name="ce261" office:value-type="string" calcext:value-type="string">
            <text:p>OFF</text:p>
          </table:table-cell>
          <table:table-cell table:style-name="ce280" office:value-type="string" calcext:value-type="string">
            <text:p>&lt;CR&gt;</text:p>
          </table:table-cell>
          <table:table-cell table:style-name="ce307" office:value-type="string" calcext:value-type="string">
            <text:p>DIM<text:span text:style-name="T13">　</text:span><text:span text:style-name="T4">OFF&lt;CR&gt;</text:span></text:p>
          </table:table-cell>
          <table:table-cell table:style-name="ce347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40" office:value-type="string" calcext:value-type="string">
            <text:p>ALS:2</text:p>
          </table:table-cell>
          <table:table-cell table:style-name="ce476" office:value-type="string" calcext:value-type="string">
            <text:p>@ALS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80" office:value-type="string" calcext:value-type="string">
            <text:p>Dimmer setting change</text:p>
          </table:table-cell>
          <table:table-cell table:style-name="ce237"/>
          <table:table-cell table:style-name="ce261" office:value-type="string" calcext:value-type="string">
            <text:p>SEL</text:p>
          </table:table-cell>
          <table:table-cell table:style-name="ce280" office:value-type="string" calcext:value-type="string">
            <text:p>&lt;CR&gt;</text:p>
          </table:table-cell>
          <table:table-cell table:style-name="ce307" office:value-type="string" calcext:value-type="string">
            <text:p>DIM<text:span text:style-name="T13">　</text:span><text:span text:style-name="T4">SEL&lt;CR&gt;</text:span></text:p>
          </table:table-cell>
          <table:table-cell table:style-name="ce347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40" office:value-type="string" calcext:value-type="string">
            <text:p>ALS:2</text:p>
          </table:table-cell>
          <table:table-cell table:style-name="ce476" office:value-type="string" calcext:value-type="string">
            <text:p>@ALS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81" office:value-type="string" calcext:value-type="string">
            <text:p>Request Dimmer status</text:p>
          </table:table-cell>
          <table:table-cell table:style-name="ce237"/>
          <table:table-cell table:style-name="ce236" office:value-type="string" calcext:value-type="string">
            <text:p>?</text:p>
          </table:table-cell>
          <table:table-cell table:style-name="ce280" office:value-type="string" calcext:value-type="string">
            <text:p>&lt;CR&gt;</text:p>
          </table:table-cell>
          <table:table-cell table:style-name="ce307" office:value-type="string" calcext:value-type="string">
            <text:p>DIM<text:span text:style-name="T13">　</text:span><text:span text:style-name="T4">?&lt;CR&gt;</text:span></text:p>
          </table:table-cell>
          <table:table-cell table:style-name="ce347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40" office:value-type="string" calcext:value-type="string">
            <text:p>ALS:?</text:p>
          </table:table-cell>
          <table:table-cell table:style-name="ce476" office:value-type="string" calcext:value-type="string">
            <text:p>@ALS:1,@ALS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1" office:value-type="string" calcext:value-type="string">
            <text:p>Remote</text:p>
          </table:table-cell>
          <table:table-cell table:style-name="ce178" office:value-type="string" calcext:value-type="string">
            <text:p>REMOTE MAINTENANCE Mode Start</text:p>
          </table:table-cell>
          <table:table-cell table:style-name="ce234" office:value-type="string" calcext:value-type="string">
            <text:p>RM</text:p>
          </table:table-cell>
          <table:table-cell table:style-name="ce262" office:value-type="string" calcext:value-type="string">
            <text:p>STA</text:p>
          </table:table-cell>
          <table:table-cell table:style-name="ce277" office:value-type="string" calcext:value-type="string">
            <text:p>&lt;CR&gt;</text:p>
          </table:table-cell>
          <table:table-cell table:style-name="ce238" office:value-type="string" calcext:value-type="string">
            <text:p>RM<text:span text:style-name="T13">　</text:span><text:span text:style-name="T4">STA&lt;CR&gt;</text:span></text:p>
          </table:table-cell>
          <table:table-cell table:style-name="ce196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6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7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 office:value-type="string" calcext:value-type="string">
            <text:p>Maintenance</text:p>
          </table:table-cell>
          <table:table-cell table:style-name="ce182" office:value-type="string" calcext:value-type="string">
            <text:p>REMOTE MAINTENANCE Mode End</text:p>
          </table:table-cell>
          <table:table-cell table:style-name="ce222"/>
          <table:table-cell table:style-name="ce262" office:value-type="string" calcext:value-type="string">
            <text:p>END</text:p>
          </table:table-cell>
          <table:table-cell table:style-name="ce277" office:value-type="string" calcext:value-type="string">
            <text:p>&lt;CR&gt;</text:p>
          </table:table-cell>
          <table:table-cell table:style-name="ce238" office:value-type="string" calcext:value-type="string">
            <text:p>RM<text:span text:style-name="T13">　</text:span><text:span text:style-name="T4">END&lt;CR&gt;</text:span></text:p>
          </table:table-cell>
          <table:table-cell table:style-name="ce310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6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7"/>
          <table:table-cell table:style-name="ce439"/>
          <table:table-cell table:style-name="ce476"/>
          <table:table-cell table:number-columns-repeated="990"/>
        </table:table-row>
        <table:table-row table:style-name="ro20">
          <table:table-cell table:style-name="ce51"/>
          <table:table-cell table:style-name="ce92"/>
          <table:table-cell table:style-name="ce122" office:value-type="string" calcext:value-type="string">
            <text:p>Mode</text:p>
          </table:table-cell>
          <table:table-cell table:style-name="ce174" office:value-type="string" calcext:value-type="string">
            <text:p>Request RM Status</text:p>
          </table:table-cell>
          <table:table-cell table:style-name="ce223"/>
          <table:table-cell table:style-name="ce263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308" office:value-type="string" calcext:value-type="string">
            <text:p>RM ?&lt;CR&gt;</text:p>
          </table:table-cell>
          <table:table-cell table:style-name="ce310" office:value-type="string" calcext:value-type="string">
            <text:p>RM<text:span text:style-name="T13">　</text:span><text:span text:style-name="T4">ON&lt;CR&gt;</text:span></text:p>
            <text:p><text:span text:style-name="T63">RM</text:span><text:span text:style-name="T59">　</text:span><text:span text:style-name="T56">OFF&lt;CR&gt;</text:span>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6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7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1" office:value-type="string" calcext:value-type="string">
            <text:p>Auto Lip Sync</text:p>
          </table:table-cell>
          <table:table-cell table:style-name="ce178" office:value-type="string" calcext:value-type="string">
            <text:p>AUTO LIP SYNC=DISABLE</text:p>
          </table:table-cell>
          <table:table-cell table:style-name="ce238" office:value-type="string" calcext:value-type="string">
            <text:p>SS</text:p>
          </table:table-cell>
          <table:table-cell table:style-name="ce254" office:value-type="string" calcext:value-type="string">
            <text:p>HOSALS ON</text:p>
          </table:table-cell>
          <table:table-cell table:style-name="ce277" office:value-type="string" calcext:value-type="string">
            <text:p>&lt;CR&gt;</text:p>
          </table:table-cell>
          <table:table-cell table:style-name="ce309" office:value-type="string" calcext:value-type="string">
            <text:p>SSHOSALS ON&lt;CR&gt;</text:p>
          </table:table-cell>
          <table:table-cell table:style-name="ce347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7"/>
          <table:table-cell table:style-name="ce440" office:value-type="string" calcext:value-type="string">
            <text:p>ALS:1</text:p>
          </table:table-cell>
          <table:table-cell table:style-name="ce476" office:value-type="string" calcext:value-type="string">
            <text:p>@ALS: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80" office:value-type="string" calcext:value-type="string">
            <text:p>AUTO LIP SYNC=ENABLE</text:p>
          </table:table-cell>
          <table:table-cell table:style-name="ce226"/>
          <table:table-cell table:style-name="ce254" office:value-type="string" calcext:value-type="string">
            <text:p>HOSALS OFF</text:p>
          </table:table-cell>
          <table:table-cell table:style-name="ce277" office:value-type="string" calcext:value-type="string">
            <text:p>&lt;CR&gt;</text:p>
          </table:table-cell>
          <table:table-cell table:style-name="ce309" office:value-type="string" calcext:value-type="string">
            <text:p>SSHOSALS OFF&lt;CR&gt;</text:p>
          </table:table-cell>
          <table:table-cell table:style-name="ce347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/>
          <table:table-cell table:style-name="ce440" office:value-type="string" calcext:value-type="string">
            <text:p>ALS:2</text:p>
          </table:table-cell>
          <table:table-cell table:style-name="ce476" office:value-type="string" calcext:value-type="string">
            <text:p>@ALS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81" office:value-type="string" calcext:value-type="string">
            <text:p>Request Auto Lip Sync status</text:p>
          </table:table-cell>
          <table:table-cell table:style-name="ce235"/>
          <table:table-cell table:style-name="ce264" office:value-type="string" calcext:value-type="string">
            <text:p>HOS ?</text:p>
          </table:table-cell>
          <table:table-cell table:style-name="ce278" office:value-type="string" calcext:value-type="string">
            <text:p>&lt;CR&gt;</text:p>
          </table:table-cell>
          <table:table-cell table:style-name="ce309" office:value-type="string" calcext:value-type="string">
            <text:p>SSHOS ?&lt;CR&gt;</text:p>
          </table:table-cell>
          <table:table-cell table:style-name="ce347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/>
          <table:table-cell table:style-name="ce440" office:value-type="string" calcext:value-type="string">
            <text:p>ALS:?</text:p>
          </table:table-cell>
          <table:table-cell table:style-name="ce476" office:value-type="string" calcext:value-type="string">
            <text:p>@ALS:1,@ALS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1" office:value-type="string" calcext:value-type="string">
            <text:p>Component Video</text:p>
          </table:table-cell>
          <table:table-cell table:style-name="ce183" office:value-type="string" calcext:value-type="string">
            <text:p>COMPONENT VIDEO OUT=ZONE MAIN</text:p>
          </table:table-cell>
          <table:table-cell table:style-name="ce238" office:value-type="string" calcext:value-type="string">
            <text:p>SS</text:p>
          </table:table-cell>
          <table:table-cell table:style-name="ce254" office:value-type="string" calcext:value-type="string">
            <text:p>CVO ZMA</text:p>
          </table:table-cell>
          <table:table-cell table:style-name="ce277"/>
          <table:table-cell table:style-name="ce309" office:value-type="string" calcext:value-type="string">
            <text:p>SSCVO ZMA&lt;CR&gt;</text:p>
          </table:table-cell>
          <table:table-cell table:style-name="ce347"/>
          <table:table-cell table:style-name="ce377" office:value-type="string" calcext:value-type="string">
            <text:p>---</text:p>
          </table:table-cell>
          <table:table-cell table:number-columns-repeated="7" table:style-name="ce375" office:value-type="string" calcext:value-type="string">
            <text:p>X</text:p>
          </table:table-cell>
          <table:table-cell table:number-columns-repeated="14" table:style-name="ce377" office:value-type="string" calcext:value-type="string">
            <text:p>---</text:p>
          </table:table-cell>
          <table:table-cell table:style-name="ce406"/>
          <table:table-cell table:style-name="ce440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 office:value-type="string" calcext:value-type="string">
            <text:p>Output</text:p>
          </table:table-cell>
          <table:table-cell table:style-name="ce184" office:value-type="string" calcext:value-type="string">
            <text:p>COMPONENT VIDEO OUT=ZONE2 </text:p>
          </table:table-cell>
          <table:table-cell table:style-name="ce226"/>
          <table:table-cell table:style-name="ce254" office:value-type="string" calcext:value-type="string">
            <text:p>CVO Z2S</text:p>
          </table:table-cell>
          <table:table-cell table:style-name="ce277"/>
          <table:table-cell table:style-name="ce309" office:value-type="string" calcext:value-type="string">
            <text:p>SSCVO Z2S&lt;CR&gt;</text:p>
          </table:table-cell>
          <table:table-cell table:style-name="ce347"/>
          <table:table-cell table:style-name="ce377" office:value-type="string" calcext:value-type="string">
            <text:p>---</text:p>
          </table:table-cell>
          <table:table-cell table:number-columns-repeated="7" table:style-name="ce375" office:value-type="string" calcext:value-type="string">
            <text:p>X</text:p>
          </table:table-cell>
          <table:table-cell table:number-columns-repeated="14" table:style-name="ce377" office:value-type="string" calcext:value-type="string">
            <text:p>---</text:p>
          </table:table-cell>
          <table:table-cell table:style-name="ce406"/>
          <table:table-cell table:style-name="ce440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81" office:value-type="string" calcext:value-type="string">
            <text:p>Return Component Video Output Status</text:p>
          </table:table-cell>
          <table:table-cell table:style-name="ce235"/>
          <table:table-cell table:style-name="ce263" office:value-type="string" calcext:value-type="string">
            <text:p>CVO ?</text:p>
          </table:table-cell>
          <table:table-cell table:style-name="ce278"/>
          <table:table-cell table:style-name="ce309" office:value-type="string" calcext:value-type="string">
            <text:p>SSCVO ?&lt;CR&gt;</text:p>
          </table:table-cell>
          <table:table-cell table:style-name="ce347"/>
          <table:table-cell table:style-name="ce377" office:value-type="string" calcext:value-type="string">
            <text:p>---</text:p>
          </table:table-cell>
          <table:table-cell table:number-columns-repeated="7" table:style-name="ce375" office:value-type="string" calcext:value-type="string">
            <text:p>X</text:p>
          </table:table-cell>
          <table:table-cell table:number-columns-repeated="14" table:style-name="ce377" office:value-type="string" calcext:value-type="string">
            <text:p>---</text:p>
          </table:table-cell>
          <table:table-cell table:style-name="ce406"/>
          <table:table-cell table:style-name="ce440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1" office:value-type="string" calcext:value-type="string">
            <text:p>Audio Channel</text:p>
          </table:table-cell>
          <table:table-cell table:style-name="ce178" office:value-type="string" calcext:value-type="string">
            <text:p>Audio Channel(Bilingual)=MAIN</text:p>
          </table:table-cell>
          <table:table-cell table:style-name="ce226" office:value-type="string" calcext:value-type="string">
            <text:p>SS</text:p>
          </table:table-cell>
          <table:table-cell table:style-name="ce254" office:value-type="string" calcext:value-type="string">
            <text:p>BLN MAI</text:p>
          </table:table-cell>
          <table:table-cell table:style-name="ce277" office:value-type="string" calcext:value-type="string">
            <text:p>&lt;CR&gt;</text:p>
          </table:table-cell>
          <table:table-cell table:style-name="ce309" office:value-type="string" calcext:value-type="string">
            <text:p>SSBLN MAI&lt;CR&gt;</text:p>
          </table:table-cell>
          <table:table-cell table:style-name="ce347"/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7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@7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number-columns-repeated="5" table:style-name="ce375" office:value-type="string" calcext:value-type="string">
            <text:p>@7</text:p>
          </table:table-cell>
          <table:table-cell table:style-name="ce405" office:value-type="string" calcext:value-type="string">
            <text:p>@7: This code is available for Japan model Only</text:p>
          </table:table-cell>
          <table:table-cell table:style-name="ce440" office:value-type="string" calcext:value-type="string">
            <text:p>BIL:1</text:p>
          </table:table-cell>
          <table:table-cell table:style-name="ce476" office:value-type="string" calcext:value-type="string">
            <text:p>@BIL: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79" office:value-type="string" calcext:value-type="string">
            <text:p>Audio Channel(Bilingual)=SUB</text:p>
          </table:table-cell>
          <table:table-cell table:style-name="ce226"/>
          <table:table-cell table:style-name="ce254" office:value-type="string" calcext:value-type="string">
            <text:p>BLN SUB</text:p>
          </table:table-cell>
          <table:table-cell table:style-name="ce277" office:value-type="string" calcext:value-type="string">
            <text:p>&lt;CR&gt;</text:p>
          </table:table-cell>
          <table:table-cell table:style-name="ce309" office:value-type="string" calcext:value-type="string">
            <text:p>SSBLN SUB&lt;CR&gt;</text:p>
          </table:table-cell>
          <table:table-cell table:style-name="ce347"/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7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@7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number-columns-repeated="5" table:style-name="ce375" office:value-type="string" calcext:value-type="string">
            <text:p>@7</text:p>
          </table:table-cell>
          <table:table-cell table:style-name="ce405" office:value-type="string" calcext:value-type="string">
            <text:p>@7: This code is available for Japan model Only</text:p>
          </table:table-cell>
          <table:table-cell table:style-name="ce440" office:value-type="string" calcext:value-type="string">
            <text:p>BIL:2</text:p>
          </table:table-cell>
          <table:table-cell table:style-name="ce476" office:value-type="string" calcext:value-type="string">
            <text:p>@BIL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79" office:value-type="string" calcext:value-type="string">
            <text:p>Audio Channel(Bilingual)=MAIN+SUB</text:p>
          </table:table-cell>
          <table:table-cell table:style-name="ce226"/>
          <table:table-cell table:style-name="ce254" office:value-type="string" calcext:value-type="string">
            <text:p>BLN M+S</text:p>
          </table:table-cell>
          <table:table-cell table:style-name="ce277" office:value-type="string" calcext:value-type="string">
            <text:p>&lt;CR&gt;</text:p>
          </table:table-cell>
          <table:table-cell table:style-name="ce309" office:value-type="string" calcext:value-type="string">
            <text:p>SSBLN M+S&lt;CR&gt;</text:p>
          </table:table-cell>
          <table:table-cell table:style-name="ce347"/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7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@7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number-columns-repeated="5" table:style-name="ce375" office:value-type="string" calcext:value-type="string">
            <text:p>@7</text:p>
          </table:table-cell>
          <table:table-cell table:style-name="ce405" office:value-type="string" calcext:value-type="string">
            <text:p>@7: This code is available for Japan model Only</text:p>
          </table:table-cell>
          <table:table-cell table:style-name="ce440" office:value-type="string" calcext:value-type="string">
            <text:p>BIL:3</text:p>
          </table:table-cell>
          <table:table-cell table:style-name="ce476" office:value-type="string" calcext:value-type="string">
            <text:p>@BIL:3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85" office:value-type="string" calcext:value-type="string">
            <text:p>Request Bilingual Mode status</text:p>
          </table:table-cell>
          <table:table-cell table:style-name="ce235"/>
          <table:table-cell table:style-name="ce263" office:value-type="string" calcext:value-type="string">
            <text:p>BLN ?</text:p>
          </table:table-cell>
          <table:table-cell table:style-name="ce278" office:value-type="string" calcext:value-type="string">
            <text:p>&lt;CR&gt;</text:p>
          </table:table-cell>
          <table:table-cell table:style-name="ce309" office:value-type="string" calcext:value-type="string">
            <text:p>SSBLN ?&lt;CR&gt;</text:p>
          </table:table-cell>
          <table:table-cell table:style-name="ce347"/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7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@7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@7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number-columns-repeated="5" table:style-name="ce375" office:value-type="string" calcext:value-type="string">
            <text:p>@7</text:p>
          </table:table-cell>
          <table:table-cell table:style-name="ce405" office:value-type="string" calcext:value-type="string">
            <text:p>@7: This code is available for Japan model Only</text:p>
          </table:table-cell>
          <table:table-cell table:style-name="ce440" office:value-type="string" calcext:value-type="string">
            <text:p>BIL:?</text:p>
          </table:table-cell>
          <table:table-cell table:style-name="ce476" office:value-type="string" calcext:value-type="string">
            <text:p>@BIL:*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1" office:value-type="string" calcext:value-type="string">
            <text:p>Screen Saver</text:p>
          </table:table-cell>
          <table:table-cell table:style-name="ce182" office:value-type="string" calcext:value-type="string">
            <text:p>Screen Saver Off</text:p>
          </table:table-cell>
          <table:table-cell table:style-name="ce226" office:value-type="string" calcext:value-type="string">
            <text:p>SS</text:p>
          </table:table-cell>
          <table:table-cell table:style-name="ce254" office:value-type="string" calcext:value-type="string">
            <text:p>OSDSCR ON</text:p>
          </table:table-cell>
          <table:table-cell table:style-name="ce277" office:value-type="string" calcext:value-type="string">
            <text:p>&lt;CR&gt;</text:p>
          </table:table-cell>
          <table:table-cell table:style-name="ce309" office:value-type="string" calcext:value-type="string">
            <text:p>SSOSDSCR ON&lt;CR&gt;</text:p>
          </table:table-cell>
          <table:table-cell table:style-name="ce347"/>
          <table:table-cell table:number-columns-repeated="11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40" office:value-type="string" calcext:value-type="string">
            <text:p>USN:1</text:p>
          </table:table-cell>
          <table:table-cell table:style-name="ce476" office:value-type="string" calcext:value-type="string">
            <text:p>@USN: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2"/>
          <table:table-cell table:style-name="ce122"/>
          <table:table-cell table:style-name="ce186" office:value-type="string" calcext:value-type="string">
            <text:p>Screen Saver On</text:p>
          </table:table-cell>
          <table:table-cell table:style-name="ce226"/>
          <table:table-cell table:style-name="ce254" office:value-type="string" calcext:value-type="string">
            <text:p>OSDSCR OFF</text:p>
          </table:table-cell>
          <table:table-cell table:style-name="ce277" office:value-type="string" calcext:value-type="string">
            <text:p>&lt;CR&gt;</text:p>
          </table:table-cell>
          <table:table-cell table:style-name="ce309" office:value-type="string" calcext:value-type="string">
            <text:p>SSOSDSCR OFF&lt;CR&gt;</text:p>
          </table:table-cell>
          <table:table-cell table:style-name="ce347"/>
          <table:table-cell table:number-columns-repeated="11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40" office:value-type="string" calcext:value-type="string">
            <text:p>USN:2</text:p>
          </table:table-cell>
          <table:table-cell table:style-name="ce476" office:value-type="string" calcext:value-type="string">
            <text:p>@USN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3"/>
          <table:table-cell table:style-name="ce123"/>
          <table:table-cell table:style-name="ce185" office:value-type="string" calcext:value-type="string">
            <text:p>Request GUI setting status</text:p>
          </table:table-cell>
          <table:table-cell table:style-name="ce223"/>
          <table:table-cell table:style-name="ce263" office:value-type="string" calcext:value-type="string">
            <text:p>OSD ?</text:p>
          </table:table-cell>
          <table:table-cell table:style-name="ce278" office:value-type="string" calcext:value-type="string">
            <text:p>&lt;CR&gt;</text:p>
          </table:table-cell>
          <table:table-cell table:style-name="ce310" office:value-type="string" calcext:value-type="string">
            <text:p>SSOSD ?</text:p>
          </table:table-cell>
          <table:table-cell table:style-name="ce347"/>
          <table:table-cell table:number-columns-repeated="3" table:style-name="ce377" office:value-type="string" calcext:value-type="string">
            <text:p>---</text:p>
          </table:table-cell>
          <table:table-cell table:style-name="ce377"/>
          <table:table-cell table:number-columns-repeated="3" table:style-name="ce377" office:value-type="string" calcext:value-type="string">
            <text:p>---</text:p>
          </table:table-cell>
          <table:table-cell table:style-name="ce377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40" office:value-type="string" calcext:value-type="string">
            <text:p>USN:?</text:p>
          </table:table-cell>
          <table:table-cell table:style-name="ce476" office:value-type="string" calcext:value-type="string">
            <text:p>@USN:1,@USN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4" office:value-type="string" calcext:value-type="string">
            <text:p>Tuner</text:p>
          </table:table-cell>
          <table:table-cell table:style-name="ce122" office:value-type="string" calcext:value-type="string">
            <text:p>Seek +/-</text:p>
          </table:table-cell>
          <table:table-cell table:style-name="ce128" office:value-type="string" calcext:value-type="string">
            <text:p>TUNER Frequency UP/DOWN </text:p>
          </table:table-cell>
          <table:table-cell table:style-name="ce217" office:value-type="string" calcext:value-type="string">
            <text:p>TF</text:p>
          </table:table-cell>
          <table:table-cell table:style-name="ce232" office:value-type="string" calcext:value-type="string">
            <text:p>ANUP</text:p>
          </table:table-cell>
          <table:table-cell table:style-name="ce281" office:value-type="string" calcext:value-type="string">
            <text:p>&lt;CR&gt;</text:p>
          </table:table-cell>
          <table:table-cell table:style-name="ce294" office:value-type="string" calcext:value-type="string">
            <text:p>TFANUP&lt;CR&gt;</text:p>
          </table:table-cell>
          <table:table-cell table:style-name="ce324"/>
          <table:table-cell table:number-columns-repeated="8" table:style-name="ce381" office:value-type="string" calcext:value-type="string">
            <text:p>@4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81" office:value-type="string" calcext:value-type="string">
            <text:p>@4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5" office:value-type="string" calcext:value-type="string">
            <text:p>@4: This code is available for Europe(/N1x)/Japan(F B)/China(/K1x) model.</text:p>
          </table:table-cell>
          <table:table-cell table:style-name="ce425" office:value-type="string" calcext:value-type="string">
            <text:p>TFQ:1</text:p>
          </table:table-cell>
          <table:table-cell table:style-name="ce481" office:value-type="string" calcext:value-type="string">
            <text:p>@TFQ:0xxxxx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4" office:value-type="string" calcext:value-type="string">
            <text:p>(Analog </text:p>
          </table:table-cell>
          <table:table-cell table:style-name="ce122"/>
          <table:table-cell table:style-name="ce142"/>
          <table:table-cell table:style-name="ce217"/>
          <table:table-cell table:style-name="ce248" office:value-type="string" calcext:value-type="string">
            <text:p>AN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TFANDOWN&lt;CR&gt;</text:p>
          </table:table-cell>
          <table:table-cell table:style-name="ce324"/>
          <table:table-cell table:number-columns-repeated="3"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3"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 office:value-type="string" calcext:value-type="string">
            <text:p>@4: This code is available for Europe(/N1x)/Japan(F B)/China(/K1x) model.</text:p>
          </table:table-cell>
          <table:table-cell table:style-name="ce425" office:value-type="string" calcext:value-type="string">
            <text:p>TFQ:2</text:p>
          </table:table-cell>
          <table:table-cell table:style-name="ce481" office:value-type="string" calcext:value-type="string">
            <text:p>@TFQ:0xxxxx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94" office:value-type="string" calcext:value-type="string">
            <text:p>Tuner</text:p>
          </table:table-cell>
          <table:table-cell table:style-name="ce121" office:value-type="string" calcext:value-type="string">
            <text:p>Frequency</text:p>
          </table:table-cell>
          <table:table-cell table:style-name="ce128" office:value-type="string" calcext:value-type="string">
            <text:p>--- ****.** kHz at AM band (&gt;050000 is AM.)</text:p>
          </table:table-cell>
          <table:table-cell table:style-name="ce217"/>
          <table:table-cell table:style-name="ce216" office:value-type="string" calcext:value-type="string">
            <text:p>AN******</text:p>
          </table:table-cell>
          <table:table-cell table:style-name="ce279" office:value-type="string" calcext:value-type="string">
            <text:p>&lt;CR&gt;</text:p>
          </table:table-cell>
          <table:table-cell table:style-name="ce301" office:value-type="string" calcext:value-type="string">
            <text:p>TFAN105000&lt;CR&gt;</text:p>
          </table:table-cell>
          <table:table-cell table:style-name="ce343"/>
          <table:table-cell table:number-columns-repeated="3"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3"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 office:value-type="string" calcext:value-type="string">
            <text:p>@4: This code is available for Europe(/N1x)/Japan(F B)/China(/K1x) model.</text:p>
          </table:table-cell>
          <table:table-cell table:style-name="ce426" office:value-type="string" calcext:value-type="string">
            <text:p>TFQ:0xxxxx</text:p>
          </table:table-cell>
          <table:table-cell table:style-name="ce481" office:value-type="string" calcext:value-type="string">
            <text:p>@TFQ:0xxxxx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94" office:value-type="string" calcext:value-type="string">
            <text:p>Model)</text:p>
          </table:table-cell>
          <table:table-cell table:style-name="ce122" office:value-type="string" calcext:value-type="string">
            <text:p>Direct</text:p>
          </table:table-cell>
          <table:table-cell table:style-name="ce142" office:value-type="string" calcext:value-type="string">
            <text:p><text:s text:c="4"/>****.** MHz at FM band (&lt;050000 is FM.)</text:p>
          </table:table-cell>
          <table:table-cell table:style-name="ce217"/>
          <table:table-cell table:style-name="ce232" office:value-type="string" calcext:value-type="string">
            <text:p>(6 digits)</text:p>
          </table:table-cell>
          <table:table-cell table:style-name="ce281"/>
          <table:table-cell table:style-name="ce294" office:value-type="string" calcext:value-type="string">
            <text:p><text:s/>(1050.00kHz at AM)</text:p>
          </table:table-cell>
          <table:table-cell table:style-name="ce324"/>
          <table:table-cell table:number-columns-repeated="3"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3"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 office:value-type="string" calcext:value-type="string">
            <text:p>@4: This code is available for Europe(/N1x)/Japan(F B)/China(/K1x) model.</text:p>
          </table:table-cell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94"/>
          <table:table-cell table:style-name="ce123"/>
          <table:table-cell table:style-name="ce140" office:value-type="string" calcext:value-type="string">
            <text:p>Request TF Status</text:p>
          </table:table-cell>
          <table:table-cell table:style-name="ce218"/>
          <table:table-cell table:style-name="ce249" office:value-type="string" calcext:value-type="string">
            <text:p>AN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TFAN?&lt;CR&gt;</text:p>
          </table:table-cell>
          <table:table-cell table:style-name="ce324"/>
          <table:table-cell table:number-columns-repeated="3"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3"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 office:value-type="string" calcext:value-type="string">
            <text:p>@4: This code is available for Europe(/N1x)/Japan(F B)/China(/K1x) model.</text:p>
          </table:table-cell>
          <table:table-cell table:style-name="ce425" office:value-type="string" calcext:value-type="string">
            <text:p>TFQ:?</text:p>
          </table:table-cell>
          <table:table-cell table:style-name="ce472" office:value-type="string" calcext:value-type="string">
            <text:p>Same as above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4"/>
          <table:table-cell table:style-name="ce122" office:value-type="string" calcext:value-type="string">
            <text:p>Preset</text:p>
          </table:table-cell>
          <table:table-cell table:style-name="ce128" office:value-type="string" calcext:value-type="string">
            <text:p>TUNER PRESET CH UP/DOWN , direct change to No.**</text:p>
          </table:table-cell>
          <table:table-cell table:style-name="ce216" office:value-type="string" calcext:value-type="string">
            <text:p>TP</text:p>
          </table:table-cell>
          <table:table-cell table:style-name="ce248" office:value-type="string" calcext:value-type="string">
            <text:p>AN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TPANUP&lt;CR&gt;</text:p>
          </table:table-cell>
          <table:table-cell table:style-name="ce324"/>
          <table:table-cell table:number-columns-repeated="3"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3"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 office:value-type="string" calcext:value-type="string">
            <text:p>@4: This code is available for Europe(/N1x)/Japan(F B)/China(/K1x) model.</text:p>
          </table:table-cell>
          <table:table-cell table:style-name="ce425" office:value-type="string" calcext:value-type="string">
            <text:p>TPR:1</text:p>
          </table:table-cell>
          <table:table-cell table:style-name="ce481" office:value-type="string" calcext:value-type="string">
            <text:p>@TPR:0xx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4"/>
          <table:table-cell table:style-name="ce122"/>
          <table:table-cell table:style-name="ce128" office:value-type="string" calcext:value-type="string">
            <text:p>FY12 model (SRx007/NR1x03) Preset CH 01-56,</text:p>
          </table:table-cell>
          <table:table-cell table:style-name="ce217"/>
          <table:table-cell table:style-name="ce248" office:value-type="string" calcext:value-type="string">
            <text:p>AN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TPANDOWN&lt;CR&gt;</text:p>
          </table:table-cell>
          <table:table-cell table:style-name="ce324"/>
          <table:table-cell table:number-columns-repeated="3"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3"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 office:value-type="string" calcext:value-type="string">
            <text:p>@4: This code is available for Europe(/N1x)/Japan(F B)/China(/K1x) model.</text:p>
          </table:table-cell>
          <table:table-cell table:style-name="ce425" office:value-type="string" calcext:value-type="string">
            <text:p>TPR:2</text:p>
          </table:table-cell>
          <table:table-cell table:style-name="ce481" office:value-type="string" calcext:value-type="string">
            <text:p>@TPR:0xx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94"/>
          <table:table-cell table:style-name="ce122"/>
          <table:table-cell table:style-name="ce128" office:value-type="string" calcext:value-type="string">
            <text:p> <text:span text:style-name="T27">　～</text:span><text:span text:style-name="T28">FY11:</text:span><text:span text:style-name="T29">　</text:span><text:span text:style-name="T28">Preset channel (**)= A1</text:span><text:span text:style-name="T29">～</text:span><text:span text:style-name="T28">G8</text:span></text:p>
          </table:table-cell>
          <table:table-cell table:style-name="ce217"/>
          <table:table-cell table:style-name="ce216" office:value-type="string" calcext:value-type="string">
            <text:p>AN**(PRESET No.)</text:p>
          </table:table-cell>
          <table:table-cell table:style-name="ce279" office:value-type="string" calcext:value-type="string">
            <text:p>&lt;CR&gt;</text:p>
          </table:table-cell>
          <table:table-cell table:style-name="ce301" office:value-type="string" calcext:value-type="string">
            <text:p>TPANA1&lt;CR&gt;</text:p>
          </table:table-cell>
          <table:table-cell table:style-name="ce343"/>
          <table:table-cell table:number-columns-repeated="3" table:style-name="ce377" office:value-type="string" calcext:value-type="string">
            <text:p>---</text:p>
          </table:table-cell>
          <table:table-cell table:style-name="ce376" office:value-type="string" calcext:value-type="string">
            <text:p>@4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6" office:value-type="string" calcext:value-type="string">
            <text:p>@4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2" office:value-type="string" calcext:value-type="string">
            <text:p>@4</text:p>
          </table:table-cell>
          <table:table-cell table:style-name="ce376" office:value-type="string" calcext:value-type="string">
            <text:p>@4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10" office:value-type="string" calcext:value-type="string">
            <text:p>@4: This code is available for Europe(/N1x)/Japan(F B)/China(/K1x) model.</text:p>
          </table:table-cell>
          <table:table-cell table:style-name="ce426" office:value-type="string" calcext:value-type="string">
            <text:p>TPR:0xx</text:p>
          </table:table-cell>
          <table:table-cell table:style-name="ce481" office:value-type="string" calcext:value-type="string">
            <text:p>@TPR:0xx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94"/>
          <table:table-cell table:style-name="ce122"/>
          <table:table-cell table:style-name="ce138" office:value-type="string" calcext:value-type="string">
            <text:p> <text:span text:style-name="T30">　</text:span><text:span text:style-name="T31">FY12</text:span><text:span text:style-name="T32">～</text:span><text:span text:style-name="T31">:</text:span><text:span text:style-name="T32">　</text:span><text:span text:style-name="T31">Preset channel (**)= 01</text:span><text:span text:style-name="T32">～</text:span><text:span text:style-name="T31">56</text:span></text:p>
          </table:table-cell>
          <table:table-cell table:style-name="ce217"/>
          <table:table-cell table:style-name="ce232"/>
          <table:table-cell table:style-name="ce281"/>
          <table:table-cell table:style-name="ce190" office:value-type="string" calcext:value-type="string">
            <text:p>TPAN01&lt;CR&gt;</text:p>
          </table:table-cell>
          <table:table-cell table:style-name="ce325"/>
          <table:table-cell table:number-columns-repeated="3" table:style-name="ce381" office:value-type="string" calcext:value-type="string">
            <text:p>@4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81" office:value-type="string" calcext:value-type="string">
            <text:p>@4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11"/>
          <table:table-cell table:style-name="ce423"/>
          <table:table-cell table:style-name="ce487"/>
          <table:table-cell table:number-columns-repeated="990"/>
        </table:table-row>
        <table:table-row table:style-name="ro23">
          <table:table-cell table:style-name="ce51"/>
          <table:table-cell table:style-name="ce94"/>
          <table:table-cell table:style-name="ce122"/>
          <table:table-cell table:style-name="ce165" office:value-type="string" calcext:value-type="string">
            <text:p>TUNER PRESET MEMORY</text:p>
            <text:p/>
          </table:table-cell>
          <table:table-cell table:style-name="ce217"/>
          <table:table-cell table:style-name="ce216" office:value-type="string" calcext:value-type="string">
            <text:p>ANMEM</text:p>
          </table:table-cell>
          <table:table-cell table:style-name="ce285" office:value-type="string" calcext:value-type="string">
            <text:p>&lt;CR&gt;</text:p>
          </table:table-cell>
          <table:table-cell table:style-name="ce301" office:value-type="string" calcext:value-type="string">
            <text:p>TPANMEM&lt;CR&gt;</text:p>
          </table:table-cell>
          <table:table-cell table:style-name="ce348" office:value-type="string" calcext:value-type="string">
            <text:p>TPANMEM&lt;CR&gt;</text:p>
            <text:p><text:span text:style-name="T7">↓</text:span></text:p>
            <text:p><text:span text:style-name="T64">TPANUP&lt;CR&gt;</text:span></text:p>
            <text:p><text:span text:style-name="T40"> or TPANDOWN&lt;CR&gt;</text:span></text:p>
            <text:p><text:span text:style-name="T40"> or TPAN**&lt;CR&gt;</text:span></text:p>
            <text:p><text:span text:style-name="T65">↓</text:span></text:p>
            <text:p><text:span text:style-name="T64">TPANMEM&lt;CR&gt;</text:span></text:p>
          </table:table-cell>
          <table:table-cell table:number-columns-repeated="8" table:style-name="ce382" office:value-type="string" calcext:value-type="string">
            <text:p>@4</text:p>
          </table:table-cell>
          <table:table-cell table:number-columns-repeated="3" table:style-name="ce382" office:value-type="string" calcext:value-type="string">
            <text:p>X</text:p>
          </table:table-cell>
          <table:table-cell table:number-columns-repeated="2" table:style-name="ce382" office:value-type="string" calcext:value-type="string">
            <text:p>@4</text:p>
          </table:table-cell>
          <table:table-cell table:number-columns-repeated="9" table:style-name="ce382" office:value-type="string" calcext:value-type="string">
            <text:p>X</text:p>
          </table:table-cell>
          <table:table-cell table:style-name="ce411" office:value-type="string" calcext:value-type="string">
            <text:p>@4: This code is available for Europe(/N1x)/Japan(F B)/China(/K1x) model.</text:p>
          </table:table-cell>
          <table:table-cell table:style-name="ce425" office:value-type="string" calcext:value-type="string">
            <text:p>MEM:0</text:p>
          </table:table-cell>
          <table:table-cell table:style-name="ce488"/>
          <table:table-cell table:number-columns-repeated="990"/>
        </table:table-row>
        <table:table-row table:style-name="ro4">
          <table:table-cell table:style-name="ce51"/>
          <table:table-cell table:style-name="ce94"/>
          <table:table-cell table:style-name="ce122"/>
          <table:table-cell table:style-name="ce187"/>
          <table:table-cell table:style-name="ce217"/>
          <table:table-cell table:style-name="ce265" office:value-type="string" calcext:value-type="string">
            <text:p>ANMEM**</text:p>
          </table:table-cell>
          <table:table-cell table:style-name="ce279" office:value-type="string" calcext:value-type="string">
            <text:p>&lt;CR&gt;</text:p>
          </table:table-cell>
          <table:table-cell table:style-name="ce304" office:value-type="string" calcext:value-type="string">
            <text:p>TPANMEMA1&lt;CR&gt;</text:p>
          </table:table-cell>
          <table:table-cell table:style-name="ce349"/>
          <table:table-cell table:number-columns-repeated="3" table:style-name="ce377" office:value-type="string" calcext:value-type="string">
            <text:p>---</text:p>
          </table:table-cell>
          <table:table-cell table:style-name="ce376" office:value-type="string" calcext:value-type="string">
            <text:p>@4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6" office:value-type="string" calcext:value-type="string">
            <text:p>@4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4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11" office:value-type="string" calcext:value-type="string">
            <text:p>@4: This code is available for Europe(/N1x)/Japan(F B)/China(/K1x) model.</text:p>
          </table:table-cell>
          <table:table-cell table:style-name="ce442"/>
          <table:table-cell table:style-name="ce489"/>
          <table:table-cell table:number-columns-repeated="990"/>
        </table:table-row>
        <table:table-row table:style-name="ro4">
          <table:table-cell table:style-name="ce51"/>
          <table:table-cell table:style-name="ce94"/>
          <table:table-cell table:style-name="ce122"/>
          <table:table-cell table:style-name="ce128" office:value-type="string" calcext:value-type="string">
            <text:p>FY12 <text:span text:style-name="T13">～</text:span><text:span text:style-name="T4">: Preset CH 01-56</text:span></text:p>
          </table:table-cell>
          <table:table-cell table:style-name="ce217"/>
          <table:table-cell table:style-name="ce266" office:value-type="string" calcext:value-type="string">
            <text:p>(**=PRESET No.)</text:p>
          </table:table-cell>
          <table:table-cell table:style-name="ce281"/>
          <table:table-cell table:style-name="ce190" office:value-type="string" calcext:value-type="string">
            <text:p>TPANMEM01&lt;CR&gt;</text:p>
          </table:table-cell>
          <table:table-cell table:style-name="ce349"/>
          <table:table-cell table:number-columns-repeated="3" table:style-name="ce376" office:value-type="string" calcext:value-type="string">
            <text:p>@4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6" office:value-type="string" calcext:value-type="string">
            <text:p>@4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6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6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style-name="ce412"/>
          <table:table-cell table:style-name="ce442"/>
          <table:table-cell table:style-name="ce489"/>
          <table:table-cell table:number-columns-repeated="990"/>
        </table:table-row>
        <table:table-row table:style-name="ro4">
          <table:table-cell table:style-name="ce51"/>
          <table:table-cell table:style-name="ce94"/>
          <table:table-cell table:style-name="ce122"/>
          <table:table-cell table:style-name="ce161" office:value-type="string" calcext:value-type="string">
            <text:p>Request TP Status</text:p>
          </table:table-cell>
          <table:table-cell table:style-name="ce225"/>
          <table:table-cell table:style-name="ce240" office:value-type="string" calcext:value-type="string">
            <text:p>AN?</text:p>
          </table:table-cell>
          <table:table-cell table:style-name="ce282" office:value-type="string" calcext:value-type="string">
            <text:p>&lt;CR&gt;</text:p>
          </table:table-cell>
          <table:table-cell table:style-name="ce301" office:value-type="string" calcext:value-type="string">
            <text:p>TPAN?&lt;CR&gt;</text:p>
          </table:table-cell>
          <table:table-cell table:style-name="ce343"/>
          <table:table-cell table:number-columns-repeated="8" table:style-name="ce376" office:value-type="string" calcext:value-type="string">
            <text:p>@4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2" table:style-name="ce376" office:value-type="string" calcext:value-type="string">
            <text:p>@4</text:p>
          </table:table-cell>
          <table:table-cell table:number-columns-repeated="9" table:style-name="ce376" office:value-type="string" calcext:value-type="string">
            <text:p>X</text:p>
          </table:table-cell>
          <table:table-cell table:style-name="ce410" office:value-type="string" calcext:value-type="string">
            <text:p>@4: This code is available for Europe(/N1x)/Japan(F B)/China(/K1x) model.</text:p>
          </table:table-cell>
          <table:table-cell table:style-name="ce443"/>
          <table:table-cell table:style-name="ce488"/>
          <table:table-cell table:number-columns-repeated="990"/>
        </table:table-row>
        <table:table-row table:style-name="ro4">
          <table:table-cell table:style-name="ce51"/>
          <table:table-cell table:style-name="ce94"/>
          <table:table-cell table:style-name="ce122"/>
          <table:table-cell table:style-name="ce188"/>
          <table:table-cell table:style-name="ce220"/>
          <table:table-cell table:style-name="ce267"/>
          <table:table-cell table:style-name="ce287"/>
          <table:table-cell table:style-name="ce311"/>
          <table:table-cell table:style-name="ce148" office:value-type="string" calcext:value-type="string">
            <text:p>TPANOFF&lt;CR&gt;</text:p>
          </table:table-cell>
          <table:table-cell table:style-name="ce381" table:number-columns-repeated="22"/>
          <table:table-cell table:style-name="ce413" office:value-type="string" calcext:value-type="string">
            <text:p>Event only</text:p>
          </table:table-cell>
          <table:table-cell table:style-name="ce444"/>
          <table:table-cell table:style-name="ce475"/>
          <table:table-cell table:number-columns-repeated="990"/>
        </table:table-row>
        <table:table-row table:style-name="ro22">
          <table:table-cell table:style-name="ce51"/>
          <table:table-cell table:style-name="ce94"/>
          <table:table-cell table:style-name="ce122"/>
          <table:table-cell table:style-name="ce139" office:value-type="string" calcext:value-type="string">
            <text:p>Return RDS Station Name (EU,AP Only)</text:p>
          </table:table-cell>
          <table:table-cell table:style-name="ce225"/>
          <table:table-cell table:style-name="ce240" office:value-type="string" calcext:value-type="string">
            <text:p>ANNAME?</text:p>
          </table:table-cell>
          <table:table-cell table:style-name="ce282" office:value-type="string" calcext:value-type="string">
            <text:p>&lt;CR&gt;</text:p>
          </table:table-cell>
          <table:table-cell table:style-name="ce302" office:value-type="string" calcext:value-type="string">
            <text:p>ANNAME?&lt;CR&gt;</text:p>
          </table:table-cell>
          <table:table-cell table:style-name="ce350" office:value-type="string" calcext:value-type="string">
            <text:p>TFANNAME123456878&lt;CR&gt;</text:p>
            <text:p>(Station Name”12345678”)</text:p>
            <text:p>If station name is NULL:</text:p>
            <text:p>TFANNAME________&lt;CR&gt;("_"is space)</text:p>
          </table:table-cell>
          <table:table-cell table:style-name="ce377" office:value-type="string" calcext:value-type="string">
            <text:p>---</text:p>
          </table:table-cell>
          <table:table-cell table:style-name="ce391" office:value-type="string" calcext:value-type="string">
            <text:p>@6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91" office:value-type="string" calcext:value-type="string">
            <text:p>@6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91" office:value-type="string" calcext:value-type="string">
            <text:p>@6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91" office:value-type="string" calcext:value-type="string">
            <text:p>@6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91" office:value-type="string" calcext:value-type="string">
            <text:p>@6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10"/>
          <table:table-cell table:style-name="ce443"/>
          <table:table-cell table:style-name="ce488"/>
          <table:table-cell table:number-columns-repeated="990"/>
        </table:table-row>
        <table:table-row table:style-name="ro20">
          <table:table-cell table:style-name="ce51"/>
          <table:table-cell table:style-name="ce94"/>
          <table:table-cell table:style-name="ce121" office:value-type="string" calcext:value-type="string">
            <text:p>Band</text:p>
          </table:table-cell>
          <table:table-cell table:style-name="ce189" office:value-type="string" calcext:value-type="string">
            <text:p>---Band set to AM</text:p>
          </table:table-cell>
          <table:table-cell table:style-name="ce216" office:value-type="string" calcext:value-type="string">
            <text:p>TM</text:p>
          </table:table-cell>
          <table:table-cell table:style-name="ce248" office:value-type="string" calcext:value-type="string">
            <text:p>ANAM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TMANAM&lt;CR&gt;</text:p>
          </table:table-cell>
          <table:table-cell table:style-name="ce351"/>
          <table:table-cell table:style-name="ce377" office:value-type="string" calcext:value-type="string">
            <text:p>---</text:p>
          </table:table-cell>
          <table:table-cell table:style-name="ce391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6" office:value-type="string" calcext:value-type="string">
            <text:p>@4</text:p>
          </table:table-cell>
          <table:table-cell table:style-name="ce391" office:value-type="string" calcext:value-type="string">
            <text:p>X</text:p>
          </table:table-cell>
          <table:table-cell table:style-name="ce375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style-name="ce376" office:value-type="string" calcext:value-type="string">
            <text:p>@4</text:p>
          </table:table-cell>
          <table:table-cell table:style-name="ce391" office:value-type="string" calcext:value-type="string">
            <text:p>X</text:p>
          </table:table-cell>
          <table:table-cell table:style-name="ce375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4</text:p>
          </table:table-cell>
          <table:table-cell table:style-name="ce391" office:value-type="string" calcext:value-type="string">
            <text:p>X</text:p>
          </table:table-cell>
          <table:table-cell table:style-name="ce375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style-name="ce391" office:value-type="string" calcext:value-type="string">
            <text:p>X</text:p>
          </table:table-cell>
          <table:table-cell table:style-name="ce375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style-name="ce375" office:value-type="string" calcext:value-type="string">
            <text:p>@3</text:p>
          </table:table-cell>
          <table:table-cell table:style-name="ce414" office:value-type="string" calcext:value-type="string">
            <text:p>@3: This code is available for North America model (/U1B) Only.</text:p>
            <text:p>@4: This code is available for Europe(/N1x)/Japan(F B)/China(/K1x) model.</text:p>
          </table:table-cell>
          <table:table-cell table:style-name="ce445" office:value-type="string" calcext:value-type="string">
            <text:p>SRC:H</text:p>
          </table:table-cell>
          <table:table-cell table:style-name="ce487" office:value-type="string" calcext:value-type="string">
            <text:p>@SRC:H</text:p>
          </table:table-cell>
          <table:table-cell table:number-columns-repeated="990"/>
        </table:table-row>
        <table:table-row table:style-name="ro20">
          <table:table-cell table:style-name="ce51"/>
          <table:table-cell table:style-name="ce94"/>
          <table:table-cell table:style-name="ce122"/>
          <table:table-cell table:style-name="ce190" office:value-type="string" calcext:value-type="string">
            <text:p>---Band set to FM</text:p>
          </table:table-cell>
          <table:table-cell table:style-name="ce217"/>
          <table:table-cell table:style-name="ce248" office:value-type="string" calcext:value-type="string">
            <text:p>ANFM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TMANFM&lt;CR&gt;</text:p>
          </table:table-cell>
          <table:table-cell table:style-name="ce326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@4</text:p>
          </table:table-cell>
          <table:table-cell table:style-name="ce387" office:value-type="string" calcext:value-type="string">
            <text:p>X</text:p>
          </table:table-cell>
          <table:table-cell table:style-name="ce375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@4</text:p>
          </table:table-cell>
          <table:table-cell table:style-name="ce387" office:value-type="string" calcext:value-type="string">
            <text:p>X</text:p>
          </table:table-cell>
          <table:table-cell table:style-name="ce375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4</text:p>
          </table:table-cell>
          <table:table-cell table:style-name="ce387" office:value-type="string" calcext:value-type="string">
            <text:p>X</text:p>
          </table:table-cell>
          <table:table-cell table:style-name="ce375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91" office:value-type="string" calcext:value-type="string">
            <text:p>X</text:p>
          </table:table-cell>
          <table:table-cell table:style-name="ce375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5" office:value-type="string" calcext:value-type="string">
            <text:p>@3</text:p>
          </table:table-cell>
          <table:table-cell table:style-name="ce414" office:value-type="string" calcext:value-type="string">
            <text:p>@3: This code is available for North America model (/U1B) Only.</text:p>
            <text:p>@4: This code is available for Europe(/N1x)/Japan(F B)/China(/K1x) model.</text:p>
          </table:table-cell>
          <table:table-cell table:style-name="ce446" office:value-type="string" calcext:value-type="string">
            <text:p>SRC:G</text:p>
          </table:table-cell>
          <table:table-cell table:style-name="ce476" office:value-type="string" calcext:value-type="string">
            <text:p>@SRC:G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4"/>
          <table:table-cell table:style-name="ce121" office:value-type="string" calcext:value-type="string">
            <text:p>MODE</text:p>
          </table:table-cell>
          <table:table-cell table:style-name="ce190" office:value-type="string" calcext:value-type="string">
            <text:p>---Tuning mode set to AUTO mode</text:p>
          </table:table-cell>
          <table:table-cell table:style-name="ce217"/>
          <table:table-cell table:style-name="ce248" office:value-type="string" calcext:value-type="string">
            <text:p>ANAUTO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TMANAUTO&lt;CR&gt;</text:p>
          </table:table-cell>
          <table:table-cell table:style-name="ce324"/>
          <table:table-cell table:number-columns-repeated="8" table:style-name="ce381" office:value-type="string" calcext:value-type="string">
            <text:p>@4</text:p>
          </table:table-cell>
          <table:table-cell table:number-columns-repeated="3" table:style-name="ce381" office:value-type="string" calcext:value-type="string">
            <text:p>X</text:p>
          </table:table-cell>
          <table:table-cell table:number-columns-repeated="2" table:style-name="ce381" office:value-type="string" calcext:value-type="string">
            <text:p>@4</text:p>
          </table:table-cell>
          <table:table-cell table:style-name="ce381" office:value-type="string" calcext:value-type="string">
            <text:p>X</text:p>
          </table:table-cell>
          <table:table-cell table:number-columns-repeated="8" table:style-name="ce375" office:value-type="string" calcext:value-type="string">
            <text:p>X</text:p>
          </table:table-cell>
          <table:table-cell table:style-name="ce406" office:value-type="string" calcext:value-type="string">
            <text:p>@4: This code is available for Europe(/N1x)/Japan(F B)/China(/K1x) model.</text:p>
          </table:table-cell>
          <table:table-cell table:style-name="ce425" office:value-type="string" calcext:value-type="string">
            <text:p>TMD:2</text:p>
          </table:table-cell>
          <table:table-cell table:style-name="ce472" office:value-type="string" calcext:value-type="string">
            <text:p>@TMD:2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4"/>
          <table:table-cell table:style-name="ce122"/>
          <table:table-cell table:style-name="ce190" office:value-type="string" calcext:value-type="string">
            <text:p>---Tuning mode set to MANUAL mode</text:p>
          </table:table-cell>
          <table:table-cell table:style-name="ce217"/>
          <table:table-cell table:style-name="ce248" office:value-type="string" calcext:value-type="string">
            <text:p>ANMANUAL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TMANMANUAL&lt;CR&gt;</text:p>
          </table:table-cell>
          <table:table-cell table:style-name="ce324"/>
          <table:table-cell table:number-columns-repeated="3"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3"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 office:value-type="string" calcext:value-type="string">
            <text:p>@4: This code is available for Europe(/N1x)/Japan(F B)/China(/K1x) model.</text:p>
          </table:table-cell>
          <table:table-cell table:style-name="ce427" office:value-type="string" calcext:value-type="string">
            <text:p>TMD:1</text:p>
          </table:table-cell>
          <table:table-cell table:style-name="ce472" office:value-type="string" calcext:value-type="string">
            <text:p>@TMD:1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5"/>
          <table:table-cell table:style-name="ce123"/>
          <table:table-cell table:style-name="ce140" office:value-type="string" calcext:value-type="string">
            <text:p>Request TM Status</text:p>
          </table:table-cell>
          <table:table-cell table:style-name="ce239"/>
          <table:table-cell table:style-name="ce249" office:value-type="string" calcext:value-type="string">
            <text:p>AN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TMAN?&lt;CR&gt;</text:p>
          </table:table-cell>
          <table:table-cell table:style-name="ce324"/>
          <table:table-cell table:number-columns-repeated="3"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3"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1" office:value-type="string" calcext:value-type="string">
            <text:p>@4</text:p>
          </table:table-cell>
          <table:table-cell table:style-name="ce375" office:value-type="string" calcext:value-type="string">
            <text:p>@4</text:p>
          </table:table-cell>
          <table:table-cell table:number-columns-repeated="9" table:style-name="ce375" office:value-type="string" calcext:value-type="string">
            <text:p>X</text:p>
          </table:table-cell>
          <table:table-cell table:style-name="ce406" office:value-type="string" calcext:value-type="string">
            <text:p>@4: This code is available for Europe(/N1x)/Japan(F B)/China(/K1x) model.</text:p>
          </table:table-cell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96" office:value-type="string" calcext:value-type="string">
            <text:p>Tuner</text:p>
          </table:table-cell>
          <table:table-cell table:style-name="ce122" office:value-type="string" calcext:value-type="string">
            <text:p>Channel +/-</text:p>
          </table:table-cell>
          <table:table-cell table:style-name="ce128" office:value-type="string" calcext:value-type="string">
            <text:p>HD Channel UP/DOWN , direct change </text:p>
          </table:table-cell>
          <table:table-cell table:style-name="ce217" office:value-type="string" calcext:value-type="string">
            <text:p>TF</text:p>
          </table:table-cell>
          <table:table-cell table:style-name="ce232" office:value-type="string" calcext:value-type="string">
            <text:p>HDUP</text:p>
          </table:table-cell>
          <table:table-cell table:style-name="ce281" office:value-type="string" calcext:value-type="string">
            <text:p>&lt;CR&gt;</text:p>
          </table:table-cell>
          <table:table-cell table:style-name="ce294" office:value-type="string" calcext:value-type="string">
            <text:p>TFHDUP&lt;CR&gt;</text:p>
          </table:table-cell>
          <table:table-cell table:style-name="ce324"/>
          <table:table-cell table:number-columns-repeated="3" table:style-name="ce375" office:value-type="string" calcext:value-type="string">
            <text:p>@3</text:p>
          </table:table-cell>
          <table:table-cell table:style-name="ce381" office:value-type="string" calcext:value-type="string">
            <text:p>@3</text:p>
          </table:table-cell>
          <table:table-cell table:number-columns-repeated="3" table:style-name="ce375" office:value-type="string" calcext:value-type="string">
            <text:p>@3</text:p>
          </table:table-cell>
          <table:table-cell table:style-name="ce381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style-name="ce381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5" office:value-type="string" calcext:value-type="string">
            <text:p>TFQ:1</text:p>
          </table:table-cell>
          <table:table-cell table:style-name="ce481" office:value-type="string" calcext:value-type="string">
            <text:p>@TFQ:0xxxxx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6" office:value-type="string" calcext:value-type="string">
            <text:p>(HD Radio</text:p>
          </table:table-cell>
          <table:table-cell table:style-name="ce122"/>
          <table:table-cell table:style-name="ce142"/>
          <table:table-cell table:style-name="ce217"/>
          <table:table-cell table:style-name="ce248" office:value-type="string" calcext:value-type="string">
            <text:p>HD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TFHDDOWN&lt;CR&gt;</text:p>
          </table:table-cell>
          <table:table-cell table:style-name="ce324"/>
          <table:table-cell table:number-columns-repeated="8"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5" office:value-type="string" calcext:value-type="string">
            <text:p>TFQ:2</text:p>
          </table:table-cell>
          <table:table-cell table:style-name="ce481" office:value-type="string" calcext:value-type="string">
            <text:p>@TFQ:0xxxxx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6" office:value-type="string" calcext:value-type="string">
            <text:p>Tuner</text:p>
          </table:table-cell>
          <table:table-cell table:style-name="ce121" office:value-type="string" calcext:value-type="string">
            <text:p>Band</text:p>
          </table:table-cell>
          <table:table-cell table:style-name="ce128" office:value-type="string" calcext:value-type="string">
            <text:p>--- ****.** kHz at AM band (&gt;050000 is AM.)</text:p>
          </table:table-cell>
          <table:table-cell table:style-name="ce217"/>
          <table:table-cell table:style-name="ce216" office:value-type="string" calcext:value-type="string">
            <text:p>HD******</text:p>
          </table:table-cell>
          <table:table-cell table:style-name="ce279" office:value-type="string" calcext:value-type="string">
            <text:p>&lt;CR&gt;</text:p>
          </table:table-cell>
          <table:table-cell table:style-name="ce301" office:value-type="string" calcext:value-type="string">
            <text:p>TFHD105000&lt;CR&gt;</text:p>
          </table:table-cell>
          <table:table-cell table:style-name="ce343"/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9" office:value-type="string" calcext:value-type="string">
            <text:p>---</text:p>
          </table:table-cell>
          <table:table-cell table:style-name="ce410" office:value-type="string" calcext:value-type="string">
            <text:p>@3: This code is available for North America model (/U1B) Only.</text:p>
          </table:table-cell>
          <table:table-cell table:style-name="ce426" office:value-type="string" calcext:value-type="string">
            <text:p>TFQ:0xxxxx</text:p>
          </table:table-cell>
          <table:table-cell table:style-name="ce481" office:value-type="string" calcext:value-type="string">
            <text:p>@TFQ:0xxxxx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6" office:value-type="string" calcext:value-type="string">
            <text:p>Model,</text:p>
          </table:table-cell>
          <table:table-cell table:style-name="ce123"/>
          <table:table-cell table:style-name="ce190" office:value-type="string" calcext:value-type="string">
            <text:p><text:s text:c="5"/>****.** MHz at FM band (&lt;050000 is FM.) </text:p>
          </table:table-cell>
          <table:table-cell table:style-name="ce217"/>
          <table:table-cell table:style-name="ce232" office:value-type="string" calcext:value-type="string">
            <text:p>(6 digits)</text:p>
          </table:table-cell>
          <table:table-cell table:style-name="ce281"/>
          <table:table-cell table:style-name="ce294" office:value-type="string" calcext:value-type="string">
            <text:p>(AM1050.00kHz)</text:p>
          </table:table-cell>
          <table:table-cell table:style-name="ce324"/>
          <table:table-cell table:style-name="ce381" table:number-columns-repeated="8"/>
          <table:table-cell table:style-name="ce380" table:number-columns-repeated="3"/>
          <table:table-cell table:style-name="ce381" table:number-columns-repeated="2"/>
          <table:table-cell table:style-name="ce380" table:number-columns-repeated="9"/>
          <table:table-cell table:style-name="ce311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96" office:value-type="string" calcext:value-type="string">
            <text:p>North </text:p>
          </table:table-cell>
          <table:table-cell table:style-name="ce122" office:value-type="string" calcext:value-type="string">
            <text:p>Multi Cast</text:p>
          </table:table-cell>
          <table:table-cell table:style-name="ce191" office:value-type="string" calcext:value-type="string">
            <text:p>---HD Multi Cast CH Select</text:p>
          </table:table-cell>
          <table:table-cell table:style-name="ce217"/>
          <table:table-cell table:style-name="ce216" office:value-type="string" calcext:value-type="string">
            <text:p>HDMC*</text:p>
          </table:table-cell>
          <table:table-cell table:style-name="ce279" office:value-type="string" calcext:value-type="string">
            <text:p>&lt;CR&gt;</text:p>
          </table:table-cell>
          <table:table-cell table:style-name="ce295" office:value-type="string" calcext:value-type="string">
            <text:p>TFHDMC2&lt;CR&gt;</text:p>
          </table:table-cell>
          <table:table-cell table:style-name="ce163"/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9" office:value-type="string" calcext:value-type="string">
            <text:p>---</text:p>
          </table:table-cell>
          <table:table-cell table:style-name="ce410" office:value-type="string" calcext:value-type="string">
            <text:p>@3: This code is available for North America model (/U1B) Only.</text:p>
          </table:table-cell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0"/>
          <table:table-cell table:style-name="ce96" office:value-type="string" calcext:value-type="string">
            <text:p>America</text:p>
          </table:table-cell>
          <table:table-cell table:style-name="ce122"/>
          <table:table-cell table:style-name="ce129" office:value-type="string" calcext:value-type="string">
            <text:p>(*<text:span text:style-name="T33">：</text:span><text:span text:style-name="T34">Multi Cast 1-8, Analog 0)</text:span></text:p>
          </table:table-cell>
          <table:table-cell table:style-name="ce217"/>
          <table:table-cell table:style-name="ce232" office:value-type="string" calcext:value-type="string">
            <text:p>(1 digit)</text:p>
          </table:table-cell>
          <table:table-cell table:style-name="ce281"/>
          <table:table-cell table:style-name="ce294" office:value-type="string" calcext:value-type="string">
            <text:p>(Multi Cast Ch.2)</text:p>
          </table:table-cell>
          <table:table-cell table:style-name="ce144"/>
          <table:table-cell table:style-name="ce381" table:number-columns-repeated="8"/>
          <table:table-cell table:style-name="ce380" table:number-columns-repeated="3"/>
          <table:table-cell table:style-name="ce381" table:number-columns-repeated="2"/>
          <table:table-cell table:style-name="ce380" table:number-columns-repeated="9"/>
          <table:table-cell table:style-name="ce412"/>
          <table:table-cell table:style-name="ce423"/>
          <table:table-cell table:style-name="ce475"/>
          <table:table-cell table:number-columns-repeated="990"/>
        </table:table-row>
        <table:table-row table:style-name="ro17">
          <table:table-cell table:style-name="ce51"/>
          <table:table-cell table:style-name="ce96" office:value-type="string" calcext:value-type="string">
            <text:p>Vision</text:p>
          </table:table-cell>
          <table:table-cell table:style-name="ce125" office:value-type="string" calcext:value-type="string">
            <text:p>Frequency +</text:p>
            <text:p>Multi cast ch.</text:p>
          </table:table-cell>
          <table:table-cell table:style-name="ce192" office:value-type="string" calcext:value-type="string">
            <text:p>---Frequency and HD Multi Cast CH Select</text:p>
          </table:table-cell>
          <table:table-cell table:style-name="ce217"/>
          <table:table-cell table:style-name="ce248" office:value-type="string" calcext:value-type="string">
            <text:p>HD******MC*</text:p>
          </table:table-cell>
          <table:table-cell table:style-name="ce277" office:value-type="string" calcext:value-type="string">
            <text:p>&lt;CR&gt;</text:p>
          </table:table-cell>
          <table:table-cell table:style-name="ce312" office:value-type="string" calcext:value-type="string">
            <text:p>TFHD008750MC5&lt;CR&gt;</text:p>
            <text:p>(FM87.50MHz Multi Cast Ch.5)</text:p>
          </table:table-cell>
          <table:table-cell table:style-name="ce352" office:value-type="string" calcext:value-type="string">
            <text:p><text:span text:style-name="T3">※</text:span><text:span text:style-name="T4">command only</text:span></text:p>
          </table:table-cell>
          <table:table-cell table:number-columns-repeated="8"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47"/>
          <table:table-cell table:style-name="ce490"/>
          <table:table-cell table:number-columns-repeated="990"/>
        </table:table-row>
        <table:table-row table:style-name="ro4">
          <table:table-cell table:style-name="ce51"/>
          <table:table-cell table:style-name="ce96" office:value-type="string" calcext:value-type="string">
            <text:p>only)</text:p>
          </table:table-cell>
          <table:table-cell table:style-name="ce122"/>
          <table:table-cell table:style-name="ce140" office:value-type="string" calcext:value-type="string">
            <text:p>Request TFHD Status</text:p>
          </table:table-cell>
          <table:table-cell table:style-name="ce218"/>
          <table:table-cell table:style-name="ce249" office:value-type="string" calcext:value-type="string">
            <text:p>HD?</text:p>
          </table:table-cell>
          <table:table-cell table:style-name="ce278" office:value-type="string" calcext:value-type="string">
            <text:p>&lt;CR&gt;</text:p>
          </table:table-cell>
          <table:table-cell table:style-name="ce299" office:value-type="string" calcext:value-type="string">
            <text:p>TFHD?&lt;CR&gt;</text:p>
          </table:table-cell>
          <table:table-cell table:style-name="ce325"/>
          <table:table-cell table:number-columns-repeated="8"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5" office:value-type="string" calcext:value-type="string">
            <text:p>TFQ:?</text:p>
          </table:table-cell>
          <table:table-cell table:style-name="ce472" office:value-type="string" calcext:value-type="string">
            <text:p>Same as above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1" office:value-type="string" calcext:value-type="string">
            <text:p>Preset</text:p>
          </table:table-cell>
          <table:table-cell table:style-name="ce128" office:value-type="string" calcext:value-type="string">
            <text:p>HD PRESET CH UP/DOWN , direct change to No.**</text:p>
          </table:table-cell>
          <table:table-cell table:style-name="ce216" office:value-type="string" calcext:value-type="string">
            <text:p>TP</text:p>
          </table:table-cell>
          <table:table-cell table:style-name="ce248" office:value-type="string" calcext:value-type="string">
            <text:p>HD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TPHDUP&lt;CR&gt;</text:p>
          </table:table-cell>
          <table:table-cell table:style-name="ce324"/>
          <table:table-cell table:number-columns-repeated="8"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5" office:value-type="string" calcext:value-type="string">
            <text:p>TPR:1</text:p>
          </table:table-cell>
          <table:table-cell table:style-name="ce481" office:value-type="string" calcext:value-type="string">
            <text:p>@TPR:0xx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28" office:value-type="string" calcext:value-type="string">
            <text:p>FY12 model (SRx007/NR1x03) Preset CH 01-56,</text:p>
          </table:table-cell>
          <table:table-cell table:style-name="ce217"/>
          <table:table-cell table:style-name="ce248" office:value-type="string" calcext:value-type="string">
            <text:p>HD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TPHDDOWN&lt;CR&gt;</text:p>
          </table:table-cell>
          <table:table-cell table:style-name="ce324"/>
          <table:table-cell table:number-columns-repeated="8"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5" office:value-type="string" calcext:value-type="string">
            <text:p>TPR:2</text:p>
          </table:table-cell>
          <table:table-cell table:style-name="ce481" office:value-type="string" calcext:value-type="string">
            <text:p>@TPR:0xx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28" office:value-type="string" calcext:value-type="string">
            <text:p> <text:span text:style-name="T35">　～</text:span><text:span text:style-name="T36">FY11:</text:span><text:span text:style-name="T37">　</text:span><text:span text:style-name="T36">Preset channel (**)= A1</text:span><text:span text:style-name="T37">～</text:span><text:span text:style-name="T36">G8</text:span></text:p>
          </table:table-cell>
          <table:table-cell table:style-name="ce217"/>
          <table:table-cell table:style-name="ce216" office:value-type="string" calcext:value-type="string">
            <text:p>HD**(PRESET No.)</text:p>
          </table:table-cell>
          <table:table-cell table:style-name="ce279" office:value-type="string" calcext:value-type="string">
            <text:p>&lt;CR&gt;</text:p>
          </table:table-cell>
          <table:table-cell table:style-name="ce301" office:value-type="string" calcext:value-type="string">
            <text:p>TPHDA1&lt;CR&gt;</text:p>
          </table:table-cell>
          <table:table-cell table:style-name="ce343"/>
          <table:table-cell table:number-columns-repeated="3" table:style-name="ce377" office:value-type="string" calcext:value-type="string">
            <text:p>---</text:p>
          </table:table-cell>
          <table:table-cell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6" office:value-type="string" calcext:value-type="string">
            <text:p>@3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9" office:value-type="string" calcext:value-type="string">
            <text:p>---</text:p>
          </table:table-cell>
          <table:table-cell table:style-name="ce410" office:value-type="string" calcext:value-type="string">
            <text:p>@3: This code is available for North America model (/U1B) Only.</text:p>
          </table:table-cell>
          <table:table-cell table:style-name="ce426" office:value-type="string" calcext:value-type="string">
            <text:p>TPR:0xx</text:p>
          </table:table-cell>
          <table:table-cell table:style-name="ce481" office:value-type="string" calcext:value-type="string">
            <text:p>@TPR:0xx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38" office:value-type="string" calcext:value-type="string">
            <text:p> <text:span text:style-name="T35">　</text:span><text:span text:style-name="T38">FY12</text:span><text:span text:style-name="T37">～</text:span><text:span text:style-name="T36">:</text:span><text:span text:style-name="T37">　</text:span><text:span text:style-name="T36">Preset channel (**)= 01</text:span><text:span text:style-name="T37">～</text:span><text:span text:style-name="T36">56</text:span></text:p>
          </table:table-cell>
          <table:table-cell table:style-name="ce217"/>
          <table:table-cell table:style-name="ce232"/>
          <table:table-cell table:style-name="ce281"/>
          <table:table-cell table:style-name="ce190" office:value-type="string" calcext:value-type="string">
            <text:p>TPHD01&lt;CR&gt;</text:p>
          </table:table-cell>
          <table:table-cell table:style-name="ce326"/>
          <table:table-cell table:number-columns-repeated="3" table:style-name="ce376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6" office:value-type="string" calcext:value-type="string">
            <text:p>@3</text:p>
          </table:table-cell>
          <table:table-cell table:style-name="ce388" office:value-type="string" calcext:value-type="string">
            <text:p>---</text:p>
          </table:table-cell>
          <table:table-cell table:number-columns-repeated="14" table:style-name="ce379" office:value-type="string" calcext:value-type="string">
            <text:p>---</text:p>
          </table:table-cell>
          <table:table-cell table:style-name="ce311"/>
          <table:table-cell table:style-name="ce423"/>
          <table:table-cell table:style-name="ce487"/>
          <table:table-cell table:number-columns-repeated="990"/>
        </table:table-row>
        <table:table-row table:style-name="ro24">
          <table:table-cell table:style-name="ce51"/>
          <table:table-cell table:style-name="ce96"/>
          <table:table-cell table:style-name="ce122"/>
          <table:table-cell table:style-name="ce128" office:value-type="string" calcext:value-type="string">
            <text:p>HD PRESET MEMORY</text:p>
          </table:table-cell>
          <table:table-cell table:style-name="ce217"/>
          <table:table-cell table:style-name="ce248" office:value-type="string" calcext:value-type="string">
            <text:p>HDMEM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TPHDMEM&lt;CR&gt;</text:p>
          </table:table-cell>
          <table:table-cell table:style-name="ce344" office:value-type="string" calcext:value-type="string">
            <text:p>TPHDMEM&lt;CR&gt;</text:p>
            <text:p><text:span text:style-name="T7">↓</text:span></text:p>
            <text:p><text:span text:style-name="T64">TPHDUP&lt;CR&gt;</text:span></text:p>
            <text:p><text:span text:style-name="T40"> or TPHDDOWN&lt;CR&gt;</text:span></text:p>
            <text:p><text:span text:style-name="T40"> or TPHD**&lt;CR&gt;</text:span></text:p>
            <text:p><text:span text:style-name="T65">↓</text:span></text:p>
            <text:p><text:span text:style-name="T64">TPHDMEM&lt;CR&gt;</text:span></text:p>
          </table:table-cell>
          <table:table-cell table:number-columns-repeated="8"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25" office:value-type="string" calcext:value-type="string">
            <text:p>MEM:0</text:p>
          </table:table-cell>
          <table:table-cell table:style-name="ce488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87"/>
          <table:table-cell table:style-name="ce219"/>
          <table:table-cell table:style-name="ce222" office:value-type="string" calcext:value-type="string">
            <text:p>HDMEM**</text:p>
          </table:table-cell>
          <table:table-cell table:style-name="ce279" office:value-type="string" calcext:value-type="string">
            <text:p>&lt;CR&gt;</text:p>
          </table:table-cell>
          <table:table-cell table:style-name="ce313" office:value-type="string" calcext:value-type="string">
            <text:p>TPHDMEMA1&lt;CR&gt;</text:p>
          </table:table-cell>
          <table:table-cell table:style-name="ce349"/>
          <table:table-cell table:number-columns-repeated="3" table:style-name="ce377" office:value-type="string" calcext:value-type="string">
            <text:p>---</text:p>
          </table:table-cell>
          <table:table-cell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11" office:value-type="string" calcext:value-type="string">
            <text:p>@3: This code is available for North America model (/U1B) Only.</text:p>
          </table:table-cell>
          <table:table-cell table:style-name="ce442"/>
          <table:table-cell table:style-name="ce489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28" office:value-type="string" calcext:value-type="string">
            <text:p>FY12 <text:span text:style-name="T13">～</text:span><text:span text:style-name="T4">: Preset CH 01-56</text:span></text:p>
          </table:table-cell>
          <table:table-cell table:style-name="ce217"/>
          <table:table-cell table:style-name="ce222" office:value-type="string" calcext:value-type="string">
            <text:p><text:span text:style-name="T60">（</text:span><text:span text:style-name="T11">**</text:span><text:span text:style-name="T61">＝</text:span><text:span text:style-name="T11">PRESET No.)</text:span></text:p>
          </table:table-cell>
          <table:table-cell table:style-name="ce281"/>
          <table:table-cell table:style-name="ce304" office:value-type="string" calcext:value-type="string">
            <text:p>TPHDMEM01&lt;CR&gt;</text:p>
          </table:table-cell>
          <table:table-cell table:style-name="ce349"/>
          <table:table-cell table:number-columns-repeated="3" table:style-name="ce376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6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377" table:number-columns-repeated="6"/>
          <table:table-cell table:style-name="ce412"/>
          <table:table-cell table:style-name="ce442"/>
          <table:table-cell table:style-name="ce489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93" office:value-type="string" calcext:value-type="string">
            <text:p>Request TPHD Status</text:p>
          </table:table-cell>
          <table:table-cell table:style-name="ce225"/>
          <table:table-cell table:style-name="ce240" office:value-type="string" calcext:value-type="string">
            <text:p>HD?</text:p>
          </table:table-cell>
          <table:table-cell table:style-name="ce282" office:value-type="string" calcext:value-type="string">
            <text:p>&lt;CR&gt;</text:p>
          </table:table-cell>
          <table:table-cell table:style-name="ce295" office:value-type="string" calcext:value-type="string">
            <text:p>TPHD?&lt;CR&gt;</text:p>
          </table:table-cell>
          <table:table-cell table:style-name="ce163"/>
          <table:table-cell table:number-columns-repeated="8"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48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94"/>
          <table:table-cell table:style-name="ce220"/>
          <table:table-cell table:style-name="ce268"/>
          <table:table-cell table:style-name="ce287"/>
          <table:table-cell table:style-name="ce314"/>
          <table:table-cell table:style-name="ce353" office:value-type="string" calcext:value-type="string">
            <text:p>TPHDOFF&lt;CR&gt;</text:p>
          </table:table-cell>
          <table:table-cell table:number-columns-repeated="8"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 Event only</text:p>
          </table:table-cell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1" office:value-type="string" calcext:value-type="string">
            <text:p>BAND</text:p>
          </table:table-cell>
          <table:table-cell table:style-name="ce142" office:value-type="string" calcext:value-type="string">
            <text:p>---Band set to AM</text:p>
          </table:table-cell>
          <table:table-cell table:style-name="ce216" office:value-type="string" calcext:value-type="string">
            <text:p>TM</text:p>
          </table:table-cell>
          <table:table-cell table:style-name="ce216" office:value-type="string" calcext:value-type="string">
            <text:p>HDAM</text:p>
          </table:table-cell>
          <table:table-cell table:style-name="ce279" office:value-type="string" calcext:value-type="string">
            <text:p>&lt;CR&gt;</text:p>
          </table:table-cell>
          <table:table-cell table:style-name="ce295" office:value-type="string" calcext:value-type="string">
            <text:p>TMHDAM&lt;CR&gt;</text:p>
          </table:table-cell>
          <table:table-cell table:style-name="ce351"/>
          <table:table-cell table:number-columns-repeated="8"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45" office:value-type="string" calcext:value-type="string">
            <text:p>SRC:H</text:p>
          </table:table-cell>
          <table:table-cell table:style-name="ce487" office:value-type="string" calcext:value-type="string">
            <text:p>@SRC:H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42" office:value-type="string" calcext:value-type="string">
            <text:p>---Band set to FM</text:p>
          </table:table-cell>
          <table:table-cell table:style-name="ce217"/>
          <table:table-cell table:style-name="ce248" office:value-type="string" calcext:value-type="string">
            <text:p>HDFM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TMHDFM&lt;CR&gt;</text:p>
          </table:table-cell>
          <table:table-cell table:style-name="ce325"/>
          <table:table-cell table:number-columns-repeated="8"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46" office:value-type="string" calcext:value-type="string">
            <text:p>SRC:G</text:p>
          </table:table-cell>
          <table:table-cell table:style-name="ce476" office:value-type="string" calcext:value-type="string">
            <text:p>@SRC:G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1" office:value-type="string" calcext:value-type="string">
            <text:p>MODE</text:p>
          </table:table-cell>
          <table:table-cell table:style-name="ce142" office:value-type="string" calcext:value-type="string">
            <text:p>---Tuning mode set to AUTO-HD mode</text:p>
          </table:table-cell>
          <table:table-cell table:style-name="ce217"/>
          <table:table-cell table:style-name="ce248" office:value-type="string" calcext:value-type="string">
            <text:p>HDAUTOHD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TMHDAUTOHD&lt;CR&gt;</text:p>
          </table:table-cell>
          <table:table-cell table:style-name="ce324"/>
          <table:table-cell table:number-columns-repeated="8"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42" office:value-type="string" calcext:value-type="string">
            <text:p>---Tuning mode set to AUTO mode</text:p>
          </table:table-cell>
          <table:table-cell table:style-name="ce217"/>
          <table:table-cell table:style-name="ce248" office:value-type="string" calcext:value-type="string">
            <text:p>HDAUTO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TMHDAUTO&lt;CR&gt;</text:p>
          </table:table-cell>
          <table:table-cell table:style-name="ce324"/>
          <table:table-cell table:number-columns-repeated="8"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42" office:value-type="string" calcext:value-type="string">
            <text:p>---Tuning mode set to MANUAL mode</text:p>
          </table:table-cell>
          <table:table-cell table:style-name="ce217"/>
          <table:table-cell table:style-name="ce248" office:value-type="string" calcext:value-type="string">
            <text:p>HDMANUAL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TMHDMANUAL&lt;CR&gt;</text:p>
          </table:table-cell>
          <table:table-cell table:style-name="ce324"/>
          <table:table-cell table:number-columns-repeated="8"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97"/>
          <table:table-cell table:style-name="ce122"/>
          <table:table-cell table:style-name="ce195" office:value-type="string" calcext:value-type="string">
            <text:p>---Tuning mode set to ANALOG AUTO mode</text:p>
          </table:table-cell>
          <table:table-cell table:style-name="ce217"/>
          <table:table-cell table:style-name="ce257" office:value-type="string" calcext:value-type="string">
            <text:p>HDANAAUTO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TMHDANAAUTO&lt;CR&gt;</text:p>
          </table:table-cell>
          <table:table-cell table:style-name="ce354"/>
          <table:table-cell table:number-columns-repeated="3" table:style-name="ce375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28" office:value-type="string" calcext:value-type="string">
            <text:p>TMD:2</text:p>
          </table:table-cell>
          <table:table-cell table:style-name="ce472" office:value-type="string" calcext:value-type="string">
            <text:p>@TMD:2</text:p>
          </table:table-cell>
          <table:table-cell table:number-columns-repeated="990"/>
        </table:table-row>
        <table:table-row table:style-name="ro19">
          <table:table-cell table:style-name="ce51"/>
          <table:table-cell table:style-name="ce97"/>
          <table:table-cell table:style-name="ce123"/>
          <table:table-cell table:style-name="ce195" office:value-type="string" calcext:value-type="string">
            <text:p>---Tuning mode set to ANALOG MANUAL mode</text:p>
          </table:table-cell>
          <table:table-cell table:style-name="ce217"/>
          <table:table-cell table:style-name="ce257" office:value-type="string" calcext:value-type="string">
            <text:p>HDANAMANU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TMHDANAMANU&lt;CR&gt;</text:p>
          </table:table-cell>
          <table:table-cell table:style-name="ce354"/>
          <table:table-cell table:number-columns-repeated="3" table:style-name="ce375" office:value-type="string" calcext:value-type="string">
            <text:p>@3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49" office:value-type="string" calcext:value-type="string">
            <text:p>TMD:1</text:p>
          </table:table-cell>
          <table:table-cell table:style-name="ce477" office:value-type="string" calcext:value-type="string">
            <text:p>@TMD:1</text:p>
          </table:table-cell>
          <table:table-cell table:number-columns-repeated="990"/>
        </table:table-row>
        <table:table-row table:style-name="ro4">
          <table:table-cell table:style-name="ce50" office:value-type="string" calcext:value-type="string">
            <text:p>MAIN</text:p>
          </table:table-cell>
          <table:table-cell table:style-name="ce96" office:value-type="string" calcext:value-type="string">
            <text:p>Tuner</text:p>
          </table:table-cell>
          <table:table-cell table:style-name="ce122" office:value-type="string" calcext:value-type="string">
            <text:p>Status</text:p>
          </table:table-cell>
          <table:table-cell table:style-name="ce140" office:value-type="string" calcext:value-type="string">
            <text:p>Request TMHD Status</text:p>
          </table:table-cell>
          <table:table-cell table:style-name="ce218"/>
          <table:table-cell table:style-name="ce249" office:value-type="string" calcext:value-type="string">
            <text:p>HD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TMHD?&lt;CR&gt;</text:p>
          </table:table-cell>
          <table:table-cell table:style-name="ce324"/>
          <table:table-cell table:number-columns-repeated="8"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50" office:value-type="string" calcext:value-type="string">
            <text:p>HD*?</text:p>
          </table:table-cell>
          <table:table-cell table:style-name="ce485"/>
          <table:table-cell table:number-columns-repeated="990"/>
        </table:table-row>
        <table:table-row table:style-name="ro4">
          <table:table-cell table:style-name="ce50" office:value-type="string" calcext:value-type="string">
            <text:p>ZONE</text:p>
          </table:table-cell>
          <table:table-cell table:style-name="ce96" office:value-type="string" calcext:value-type="string">
            <text:p>(HD Radio</text:p>
          </table:table-cell>
          <table:table-cell table:style-name="ce122"/>
          <table:table-cell table:style-name="ce139" office:value-type="string" calcext:value-type="string">
            <text:p>Request HD Status</text:p>
          </table:table-cell>
          <table:table-cell table:style-name="ce240" office:value-type="string" calcext:value-type="string">
            <text:p>HD</text:p>
          </table:table-cell>
          <table:table-cell table:style-name="ce240" office:value-type="string" calcext:value-type="string">
            <text:p>?</text:p>
          </table:table-cell>
          <table:table-cell table:style-name="ce282" office:value-type="string" calcext:value-type="string">
            <text:p>&lt;CR&gt;</text:p>
          </table:table-cell>
          <table:table-cell table:style-name="ce295" office:value-type="string" calcext:value-type="string">
            <text:p>HD?&lt;CR&gt;</text:p>
          </table:table-cell>
          <table:table-cell table:style-name="ce163"/>
          <table:table-cell table:number-columns-repeated="8"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1"/>
          <table:table-cell table:style-name="ce96" office:value-type="string" calcext:value-type="string">
            <text:p>North </text:p>
          </table:table-cell>
          <table:table-cell table:style-name="ce122"/>
          <table:table-cell table:style-name="ce139" office:value-type="string" calcext:value-type="string">
            <text:p>---BAND, STATION NAME, STATION LONG NAME,</text:p>
          </table:table-cell>
          <table:table-cell table:style-name="ce225" table:number-columns-repeated="2"/>
          <table:table-cell table:style-name="ce283"/>
          <table:table-cell table:style-name="ce301"/>
          <table:table-cell table:style-name="ce355" office:value-type="string" calcext:value-type="string">
            <text:p>HDST NAME ********&lt;CR&gt;</text:p>
          </table:table-cell>
          <table:table-cell table:number-columns-repeated="8"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26"/>
          <table:table-cell table:style-name="ce481" office:value-type="string" calcext:value-type="string">
            <text:p>@CHN*xxxxxxxxxx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6" office:value-type="string" calcext:value-type="string">
            <text:p>America</text:p>
          </table:table-cell>
          <table:table-cell table:style-name="ce122"/>
          <table:table-cell table:style-name="ce139" office:value-type="string" calcext:value-type="string">
            <text:p>MULTI CAST CURRENT CHANNEL, MULTI CAST NUMBER, SIGNAL LEVEL,</text:p>
          </table:table-cell>
          <table:table-cell table:style-name="ce225" table:number-columns-repeated="2"/>
          <table:table-cell table:style-name="ce283"/>
          <table:table-cell table:style-name="ce301"/>
          <table:table-cell table:style-name="ce355" office:value-type="string" calcext:value-type="string">
            <text:p>HDSTL NAME (56 digits)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51"/>
          <table:table-cell table:style-name="ce491"/>
          <table:table-cell table:number-columns-repeated="990"/>
        </table:table-row>
        <table:table-row table:style-name="ro4">
          <table:table-cell table:style-name="ce51"/>
          <table:table-cell table:style-name="ce97" office:value-type="string" calcext:value-type="string">
            <text:p>Version</text:p>
          </table:table-cell>
          <table:table-cell table:style-name="ce122"/>
          <table:table-cell table:style-name="ce139" office:value-type="string" calcext:value-type="string">
            <text:p>ARTIST, TITLE, ALBUM, GENRE, PROGRAM TYPE,</text:p>
          </table:table-cell>
          <table:table-cell table:style-name="ce225" table:number-columns-repeated="2"/>
          <table:table-cell table:style-name="ce283"/>
          <table:table-cell table:style-name="ce301"/>
          <table:table-cell table:style-name="ce355" office:value-type="string" calcext:value-type="string">
            <text:p>HDSIG LEV 0&lt;CR&gt;</text:p>
          </table:table-cell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51"/>
          <table:table-cell table:style-name="ce492"/>
          <table:table-cell table:number-columns-repeated="990"/>
        </table:table-row>
        <table:table-row table:style-name="ro4">
          <table:table-cell table:style-name="ce51"/>
          <table:table-cell table:style-name="ce97" office:value-type="string" calcext:value-type="string">
            <text:p>only)</text:p>
          </table:table-cell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HDSIG LEV 1&lt;CR&gt;</text:p>
          </table:table-cell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51"/>
          <table:table-cell table:style-name="ce492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HDSIG LEV 2&lt;CR&gt;</text:p>
          </table:table-cell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51"/>
          <table:table-cell table:style-name="ce492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HDSIG LEV 3&lt;CR&gt;</text:p>
          </table:table-cell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51"/>
          <table:table-cell table:style-name="ce492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HDSIG LEV 4&lt;CR&gt;</text:p>
          </table:table-cell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51"/>
          <table:table-cell table:style-name="ce492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HDSIG LEV 5&lt;CR&gt;</text:p>
          </table:table-cell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51"/>
          <table:table-cell table:style-name="ce492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HDSIG LEV 6&lt;CR&gt;</text:p>
          </table:table-cell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51"/>
          <table:table-cell table:style-name="ce492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HDMLT CURRCH *&lt;CR&gt;</text:p>
          </table:table-cell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52"/>
          <table:table-cell table:style-name="ce491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HDMLT CAST CH *&lt;CR&gt;</text:p>
          </table:table-cell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52"/>
          <table:table-cell table:style-name="ce491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HDPTY (18 digits)&lt;CR&gt;</text:p>
          </table:table-cell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26"/>
          <table:table-cell table:style-name="ce481" office:value-type="string" calcext:value-type="string">
            <text:p><text:span text:style-name="T75">＠</text:span><text:span text:style-name="T76">CTN*xxxxxxxx</text:span>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HDARTIST (40 digits)&lt;CR&gt;</text:p>
          </table:table-cell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26"/>
          <table:table-cell table:style-name="ce481" office:value-type="string" calcext:value-type="string">
            <text:p><text:span text:style-name="T75">＠</text:span><text:span text:style-name="T76">ARN*xxxxxxxxxxxxxxxx</text:span>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HDTITLE (40 digits)&lt;CR&gt; </text:p>
          </table:table-cell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26"/>
          <table:table-cell table:style-name="ce481" office:value-type="string" calcext:value-type="string">
            <text:p><text:span text:style-name="T75">＠</text:span><text:span text:style-name="T76">SON*xxxxxxxxxxxxxxxx</text:span></text:p>
          </table:table-cell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HDALBUM (40 digits)&lt;CR&gt; </text:p>
          </table:table-cell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53"/>
          <table:table-cell table:style-name="ce492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HDGENRE (23 digits)&lt;CR&gt; </text:p>
          </table:table-cell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53"/>
          <table:table-cell table:style-name="ce492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HDMODE DIGITAL&lt;CR&gt;</text:p>
          </table:table-cell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51"/>
          <table:table-cell table:style-name="ce492"/>
          <table:table-cell table:number-columns-repeated="990"/>
        </table:table-row>
        <table:table-row table:style-name="ro4">
          <table:table-cell table:style-name="ce51"/>
          <table:table-cell table:style-name="ce96"/>
          <table:table-cell table:style-name="ce122"/>
          <table:table-cell table:style-name="ce139"/>
          <table:table-cell table:style-name="ce225" table:number-columns-repeated="2"/>
          <table:table-cell table:style-name="ce283"/>
          <table:table-cell table:style-name="ce301"/>
          <table:table-cell table:style-name="ce356" office:value-type="string" calcext:value-type="string">
            <text:p>HDMODE ANALOG&lt;CR&gt;</text:p>
          </table:table-cell>
          <table:table-cell table:number-columns-repeated="8" table:style-name="ce376" office:value-type="string" calcext:value-type="string">
            <text:p>@3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@3</text:p>
          </table:table-cell>
          <table:table-cell table:number-columns-repeated="9" table:style-name="ce379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</text:p>
          </table:table-cell>
          <table:table-cell table:style-name="ce451"/>
          <table:table-cell table:style-name="ce492"/>
          <table:table-cell table:number-columns-repeated="990"/>
        </table:table-row>
        <table:table-row table:style-name="ro4">
          <table:table-cell table:style-name="ce51"/>
          <table:table-cell table:style-name="ce98" office:value-type="string" calcext:value-type="string">
            <text:p>Sirius</text:p>
          </table:table-cell>
          <table:table-cell table:style-name="ce121" office:value-type="string" calcext:value-type="string">
            <text:p>Channel +/-</text:p>
          </table:table-cell>
          <table:table-cell table:style-name="ce137" office:value-type="string" calcext:value-type="string">
            <text:p>SIRIUS Channel UP/DOWN </text:p>
          </table:table-cell>
          <table:table-cell table:style-name="ce216" office:value-type="string" calcext:value-type="string">
            <text:p>TF</text:p>
          </table:table-cell>
          <table:table-cell table:style-name="ce248" office:value-type="string" calcext:value-type="string">
            <text:p>STUP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TFSTUP&lt;CR&gt;</text:p>
          </table:table-cell>
          <table:table-cell table:style-name="ce326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54"/>
          <table:table-cell table:style-name="ce476"/>
          <table:table-cell table:number-columns-repeated="990"/>
        </table:table-row>
        <table:table-row table:style-name="ro4">
          <table:table-cell table:style-name="ce50"/>
          <table:table-cell table:style-name="ce99" office:value-type="string" calcext:value-type="string">
            <text:p>(North </text:p>
          </table:table-cell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ST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TFSTDOWN&lt;CR&gt;</text:p>
          </table:table-cell>
          <table:table-cell table:style-name="ce324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0"/>
          <table:table-cell table:style-name="ce99" office:value-type="string" calcext:value-type="string">
            <text:p>America</text:p>
          </table:table-cell>
          <table:table-cell table:style-name="ce121" office:value-type="string" calcext:value-type="string">
            <text:p>Channel Direct</text:p>
          </table:table-cell>
          <table:table-cell table:style-name="ce137" office:value-type="string" calcext:value-type="string">
            <text:p>--- ***:ST CH No. <text:s/></text:p>
          </table:table-cell>
          <table:table-cell table:style-name="ce217"/>
          <table:table-cell table:style-name="ce216" office:value-type="string" calcext:value-type="string">
            <text:p>ST*** </text:p>
          </table:table-cell>
          <table:table-cell table:style-name="ce279" office:value-type="string" calcext:value-type="string">
            <text:p>&lt;CR&gt;</text:p>
          </table:table-cell>
          <table:table-cell table:style-name="ce301" office:value-type="string" calcext:value-type="string">
            <text:p>TFST001&lt;CR&gt;</text:p>
          </table:table-cell>
          <table:table-cell table:style-name="ce343"/>
          <table:table-cell table:number-columns-repeated="3" table:style-name="ce379" office:value-type="string" calcext:value-type="string">
            <text:p>---</text:p>
          </table:table-cell>
          <table:table-cell table:style-name="ce376" office:value-type="string" calcext:value-type="string">
            <text:p>@3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style-name="ce376" office:value-type="string" calcext:value-type="string">
            <text:p>@3</text:p>
          </table:table-cell>
          <table:table-cell table:number-columns-repeated="4" table:style-name="ce379" office:value-type="string" calcext:value-type="string">
            <text:p>---</text:p>
          </table:table-cell>
          <table:table-cell table:style-name="ce376" office:value-type="string" calcext:value-type="string">
            <text:p>@3</text:p>
          </table:table-cell>
          <table:table-cell table:number-columns-repeated="9" table:style-name="ce379" office:value-type="string" calcext:value-type="string">
            <text:p>---</text:p>
          </table:table-cell>
          <table:table-cell table:style-name="ce410" office:value-type="string" calcext:value-type="string">
            <text:p>@3: This code is available for North America model (/U1B) Only.</text:p>
          </table:table-cell>
          <table:table-cell table:style-name="ce224"/>
          <table:table-cell table:style-name="ce487"/>
          <table:table-cell table:number-columns-repeated="990"/>
        </table:table-row>
        <table:table-row table:style-name="ro4">
          <table:table-cell table:style-name="ce51"/>
          <table:table-cell table:style-name="ce99" office:value-type="string" calcext:value-type="string">
            <text:p>Version</text:p>
          </table:table-cell>
          <table:table-cell table:style-name="ce123"/>
          <table:table-cell table:style-name="ce142"/>
          <table:table-cell table:style-name="ce217"/>
          <table:table-cell table:style-name="ce232" office:value-type="string" calcext:value-type="string">
            <text:p>(3 digits)</text:p>
          </table:table-cell>
          <table:table-cell table:style-name="ce281"/>
          <table:table-cell table:style-name="ce294" office:value-type="string" calcext:value-type="string">
            <text:p>(ST001 CH at SIRIUS TUNER)</text:p>
          </table:table-cell>
          <table:table-cell table:style-name="ce324"/>
          <table:table-cell table:style-name="ce380" table:number-columns-repeated="3"/>
          <table:table-cell table:style-name="ce381"/>
          <table:table-cell table:style-name="ce380" table:number-columns-repeated="3"/>
          <table:table-cell table:style-name="ce381"/>
          <table:table-cell table:style-name="ce380" table:number-columns-repeated="4"/>
          <table:table-cell table:style-name="ce381"/>
          <table:table-cell table:style-name="ce380" table:number-columns-repeated="9"/>
          <table:table-cell table:style-name="ce311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99" office:value-type="string" calcext:value-type="string">
            <text:p>only)</text:p>
          </table:table-cell>
          <table:table-cell table:style-name="ce122" office:value-type="string" calcext:value-type="string">
            <text:p>Parental Rock</text:p>
          </table:table-cell>
          <table:table-cell table:style-name="ce128" office:value-type="string" calcext:value-type="string">
            <text:p>--- ***:Parental Lock Code Number</text:p>
          </table:table-cell>
          <table:table-cell table:style-name="ce217"/>
          <table:table-cell table:style-name="ce216" office:value-type="string" calcext:value-type="string">
            <text:p>STPL****</text:p>
          </table:table-cell>
          <table:table-cell table:style-name="ce279" office:value-type="string" calcext:value-type="string">
            <text:p>&lt;CR&gt;</text:p>
          </table:table-cell>
          <table:table-cell table:style-name="ce301" office:value-type="string" calcext:value-type="string">
            <text:p>TFSTPL1234&lt;CR&gt;</text:p>
          </table:table-cell>
          <table:table-cell table:style-name="ce343"/>
          <table:table-cell table:number-columns-repeated="3" table:style-name="ce379" office:value-type="string" calcext:value-type="string">
            <text:p>---</text:p>
          </table:table-cell>
          <table:table-cell table:style-name="ce376" office:value-type="string" calcext:value-type="string">
            <text:p>@3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style-name="ce376" office:value-type="string" calcext:value-type="string">
            <text:p>@3</text:p>
          </table:table-cell>
          <table:table-cell table:number-columns-repeated="4" table:style-name="ce379" office:value-type="string" calcext:value-type="string">
            <text:p>---</text:p>
          </table:table-cell>
          <table:table-cell table:style-name="ce376" office:value-type="string" calcext:value-type="string">
            <text:p>@3</text:p>
          </table:table-cell>
          <table:table-cell table:number-columns-repeated="9" table:style-name="ce379" office:value-type="string" calcext:value-type="string">
            <text:p>---</text:p>
          </table:table-cell>
          <table:table-cell table:style-name="ce410" office:value-type="string" calcext:value-type="string">
            <text:p>@3: This code is available for North America model (/U1B) Only.</text:p>
          </table:table-cell>
          <table:table-cell table:style-name="ce224"/>
          <table:table-cell table:style-name="ce487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8"/>
          <table:table-cell table:style-name="ce217"/>
          <table:table-cell table:style-name="ce232" office:value-type="string" calcext:value-type="string">
            <text:p>(4 digits)</text:p>
          </table:table-cell>
          <table:table-cell table:style-name="ce281"/>
          <table:table-cell table:style-name="ce294" office:value-type="string" calcext:value-type="string">
            <text:p>(Parental Lock code “1234”)</text:p>
          </table:table-cell>
          <table:table-cell table:style-name="ce324"/>
          <table:table-cell table:style-name="ce380" table:number-columns-repeated="3"/>
          <table:table-cell table:style-name="ce381"/>
          <table:table-cell table:style-name="ce380" table:number-columns-repeated="3"/>
          <table:table-cell table:style-name="ce381"/>
          <table:table-cell table:style-name="ce380" table:number-columns-repeated="4"/>
          <table:table-cell table:style-name="ce381"/>
          <table:table-cell table:style-name="ce380" table:number-columns-repeated="9"/>
          <table:table-cell table:style-name="ce311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1"/>
          <table:table-cell table:style-name="ce139" office:value-type="string" calcext:value-type="string">
            <text:p>Request TFST Status</text:p>
          </table:table-cell>
          <table:table-cell table:style-name="ce231"/>
          <table:table-cell table:style-name="ce240" office:value-type="string" calcext:value-type="string">
            <text:p>ST?</text:p>
          </table:table-cell>
          <table:table-cell table:style-name="ce282" office:value-type="string" calcext:value-type="string">
            <text:p>&lt;CR&gt;</text:p>
          </table:table-cell>
          <table:table-cell table:style-name="ce301" office:value-type="string" calcext:value-type="string">
            <text:p>TFST?&lt;CR&gt;</text:p>
          </table:table-cell>
          <table:table-cell table:style-name="ce324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TFSTPL ON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TFSTPL OFF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TFSTUL OK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TFSTUL NG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TFSTCH SUB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TFSTCH UNS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TFSTMP VAL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/>
          <table:table-cell table:style-name="ce231"/>
          <table:table-cell table:style-name="ce225"/>
          <table:table-cell table:style-name="ce283"/>
          <table:table-cell table:style-name="ce301"/>
          <table:table-cell table:style-name="ce355" office:value-type="string" calcext:value-type="string">
            <text:p>TFSTMP INV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/>
          <table:table-cell table:style-name="ce239"/>
          <table:table-cell table:style-name="ce218"/>
          <table:table-cell table:style-name="ce284"/>
          <table:table-cell table:style-name="ce301"/>
          <table:table-cell table:style-name="ce355" office:value-type="string" calcext:value-type="string">
            <text:p>TFST CHECK ANT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1" office:value-type="string" calcext:value-type="string">
            <text:p>Preset +/-</text:p>
          </table:table-cell>
          <table:table-cell table:style-name="ce128" office:value-type="string" calcext:value-type="string">
            <text:p>SIRIUS PRESET CH UP/DOWN , direct change to No.**</text:p>
          </table:table-cell>
          <table:table-cell table:style-name="ce216" office:value-type="string" calcext:value-type="string">
            <text:p>TP</text:p>
          </table:table-cell>
          <table:table-cell table:style-name="ce248" office:value-type="string" calcext:value-type="string">
            <text:p>STUP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TPSTUP&lt;CR&gt;</text:p>
          </table:table-cell>
          <table:table-cell table:style-name="ce324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ST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TPSTDOWN&lt;CR&gt;</text:p>
          </table:table-cell>
          <table:table-cell table:style-name="ce324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1" office:value-type="string" calcext:value-type="string">
            <text:p>Preset Direct</text:p>
          </table:table-cell>
          <table:table-cell table:style-name="ce128"/>
          <table:table-cell table:style-name="ce217"/>
          <table:table-cell table:style-name="ce216" office:value-type="string" calcext:value-type="string">
            <text:p>ST**</text:p>
          </table:table-cell>
          <table:table-cell table:style-name="ce279" office:value-type="string" calcext:value-type="string">
            <text:p>&lt;CR&gt;</text:p>
          </table:table-cell>
          <table:table-cell table:style-name="ce301" office:value-type="string" calcext:value-type="string">
            <text:p>TPSTA1&lt;CR&gt;</text:p>
          </table:table-cell>
          <table:table-cell table:style-name="ce343"/>
          <table:table-cell table:number-columns-repeated="3" table:style-name="ce379" office:value-type="string" calcext:value-type="string">
            <text:p>---</text:p>
          </table:table-cell>
          <table:table-cell table:style-name="ce376" office:value-type="string" calcext:value-type="string">
            <text:p>@3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style-name="ce376" office:value-type="string" calcext:value-type="string">
            <text:p>@3</text:p>
          </table:table-cell>
          <table:table-cell table:number-columns-repeated="4" table:style-name="ce379" office:value-type="string" calcext:value-type="string">
            <text:p>---</text:p>
          </table:table-cell>
          <table:table-cell table:style-name="ce376" office:value-type="string" calcext:value-type="string">
            <text:p>@3</text:p>
          </table:table-cell>
          <table:table-cell table:number-columns-repeated="9" table:style-name="ce379" office:value-type="string" calcext:value-type="string">
            <text:p>---</text:p>
          </table:table-cell>
          <table:table-cell table:style-name="ce410" office:value-type="string" calcext:value-type="string">
            <text:p>@3: This code is available for North America model (/U1B) Only.</text:p>
          </table:table-cell>
          <table:table-cell table:style-name="ce224"/>
          <table:table-cell table:style-name="ce487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3"/>
          <table:table-cell table:style-name="ce138"/>
          <table:table-cell table:style-name="ce217"/>
          <table:table-cell table:style-name="ce232" office:value-type="string" calcext:value-type="string">
            <text:p>(PRESET No.)</text:p>
          </table:table-cell>
          <table:table-cell table:style-name="ce281"/>
          <table:table-cell table:style-name="ce294" office:value-type="string" calcext:value-type="string">
            <text:p><text:s/>(PRESET No.”A1”)</text:p>
          </table:table-cell>
          <table:table-cell table:style-name="ce324"/>
          <table:table-cell table:style-name="ce380" table:number-columns-repeated="3"/>
          <table:table-cell table:style-name="ce381"/>
          <table:table-cell table:style-name="ce380" table:number-columns-repeated="3"/>
          <table:table-cell table:style-name="ce381"/>
          <table:table-cell table:style-name="ce380" table:number-columns-repeated="4"/>
          <table:table-cell table:style-name="ce381"/>
          <table:table-cell table:style-name="ce380" table:number-columns-repeated="9"/>
          <table:table-cell table:style-name="ce311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6" office:value-type="string" calcext:value-type="string">
            <text:p>Preset Memory</text:p>
          </table:table-cell>
          <table:table-cell table:style-name="ce142" office:value-type="string" calcext:value-type="string">
            <text:p>SIRIUS PRESET MEMORY</text:p>
          </table:table-cell>
          <table:table-cell table:style-name="ce217"/>
          <table:table-cell table:style-name="ce248" office:value-type="string" calcext:value-type="string">
            <text:p>STMEM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TPSTMEM&lt;CR&gt;</text:p>
          </table:table-cell>
          <table:table-cell table:style-name="ce325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 office:value-type="string" calcext:value-type="string">
            <text:p>Status</text:p>
          </table:table-cell>
          <table:table-cell table:style-name="ce139" office:value-type="string" calcext:value-type="string">
            <text:p>Request TPST Status</text:p>
          </table:table-cell>
          <table:table-cell table:style-name="ce231"/>
          <table:table-cell table:style-name="ce240" office:value-type="string" calcext:value-type="string">
            <text:p>ST?</text:p>
          </table:table-cell>
          <table:table-cell table:style-name="ce282" office:value-type="string" calcext:value-type="string">
            <text:p>&lt;CR&gt;</text:p>
          </table:table-cell>
          <table:table-cell table:style-name="ce301" office:value-type="string" calcext:value-type="string">
            <text:p>TPST?&lt;CR&gt;</text:p>
          </table:table-cell>
          <table:table-cell table:style-name="ce343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224"/>
          <table:table-cell table:style-name="ce487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40"/>
          <table:table-cell table:style-name="ce225"/>
          <table:table-cell table:style-name="ce218"/>
          <table:table-cell table:style-name="ce284"/>
          <table:table-cell table:style-name="ce301"/>
          <table:table-cell table:style-name="ce357" office:value-type="string" calcext:value-type="string">
            <text:p>TPSTOFF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 office:value-type="string" calcext:value-type="string">
            <text:p>@3: This code is available for North America model (/U1B) Only. Event only</text:p>
          </table:table-cell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 office:value-type="string" calcext:value-type="string">
            <text:p>Request ST Status</text:p>
          </table:table-cell>
          <table:table-cell table:style-name="ce240" office:value-type="string" calcext:value-type="string">
            <text:p>ST</text:p>
          </table:table-cell>
          <table:table-cell table:style-name="ce240" office:value-type="string" calcext:value-type="string">
            <text:p>?</text:p>
          </table:table-cell>
          <table:table-cell table:style-name="ce282" office:value-type="string" calcext:value-type="string">
            <text:p>&lt;CR&gt;</text:p>
          </table:table-cell>
          <table:table-cell table:style-name="ce295" office:value-type="string" calcext:value-type="string">
            <text:p>ST?&lt;CR&gt;</text:p>
          </table:table-cell>
          <table:table-cell table:style-name="ce163"/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 office:value-type="string" calcext:value-type="string">
            <text:p><text:s/>CHANNEL NAME, ARTIST, COMPOSER, TITLE, SIGNAL LEVEL</text:p>
          </table:table-cell>
          <table:table-cell table:style-name="ce225" table:number-columns-repeated="2"/>
          <table:table-cell table:style-name="ce283"/>
          <table:table-cell table:style-name="ce301"/>
          <table:table-cell table:style-name="ce355" office:value-type="string" calcext:value-type="string">
            <text:p>STCH NAME LONG CHANNEL NAM&lt;CR&gt; (20 digits)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/>
          <table:table-cell table:style-name="ce225" table:number-columns-repeated="2"/>
          <table:table-cell table:style-name="ce283"/>
          <table:table-cell table:style-name="ce301"/>
          <table:table-cell table:style-name="ce355" office:value-type="string" calcext:value-type="string">
            <text:p>STARTIST High and mighty color&lt;CR&gt; (36 digits)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/>
          <table:table-cell table:style-name="ce225" table:number-columns-repeated="2"/>
          <table:table-cell table:style-name="ce283"/>
          <table:table-cell table:style-name="ce301"/>
          <table:table-cell table:style-name="ce355" office:value-type="string" calcext:value-type="string">
            <text:p>STTITLE Memory Crysis <text:s text:c="4"/>&lt;CR&gt; <text:s/>(36 digits)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6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6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6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/>
          <table:table-cell table:style-name="ce225" table:number-columns-repeated="2"/>
          <table:table-cell table:style-name="ce283"/>
          <table:table-cell table:style-name="ce301"/>
          <table:table-cell table:style-name="ce355" office:value-type="string" calcext:value-type="string">
            <text:p>STCOMPOSER High and mighty color&lt;CR&gt; <text:s/>(36 digits)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/>
          <table:table-cell table:style-name="ce225" table:number-columns-repeated="2"/>
          <table:table-cell table:style-name="ce283"/>
          <table:table-cell table:style-name="ce301"/>
          <table:table-cell table:style-name="ce355" office:value-type="string" calcext:value-type="string">
            <text:p>STID 123456789012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/>
          <table:table-cell table:style-name="ce225" table:number-columns-repeated="2"/>
          <table:table-cell table:style-name="ce283"/>
          <table:table-cell table:style-name="ce301"/>
          <table:table-cell table:style-name="ce355" office:value-type="string" calcext:value-type="string">
            <text:p>STSIGNAL EXCELLENT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/>
          <table:table-cell table:style-name="ce225" table:number-columns-repeated="2"/>
          <table:table-cell table:style-name="ce283"/>
          <table:table-cell table:style-name="ce301"/>
          <table:table-cell table:style-name="ce355" office:value-type="string" calcext:value-type="string">
            <text:p>STSIGNAL GOOD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99"/>
          <table:table-cell table:style-name="ce122"/>
          <table:table-cell table:style-name="ce139"/>
          <table:table-cell table:style-name="ce225" table:number-columns-repeated="2"/>
          <table:table-cell table:style-name="ce283"/>
          <table:table-cell table:style-name="ce301"/>
          <table:table-cell table:style-name="ce355" office:value-type="string" calcext:value-type="string">
            <text:p>STSIGNAL WEAK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100"/>
          <table:table-cell table:style-name="ce123"/>
          <table:table-cell table:style-name="ce140"/>
          <table:table-cell table:style-name="ce218" table:number-columns-repeated="2"/>
          <table:table-cell table:style-name="ce284"/>
          <table:table-cell table:style-name="ce294"/>
          <table:table-cell table:style-name="ce355" office:value-type="string" calcext:value-type="string">
            <text:p>STSIGNAL NOSIGNAL&lt;CR&gt;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@3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 office:value-type="string" calcext:value-type="string">
            <text:p>@3: This code is available for North America model (/U1B) Only.</text:p>
          </table:table-cell>
          <table:table-cell table:style-name="ce429"/>
          <table:table-cell table:style-name="ce479"/>
          <table:table-cell table:number-columns-repeated="990"/>
        </table:table-row>
        <table:table-row table:style-name="ro4">
          <table:table-cell table:style-name="ce51"/>
          <table:table-cell table:style-name="ce101" office:value-type="string" calcext:value-type="string">
            <text:p>Net(Online</text:p>
          </table:table-cell>
          <table:table-cell table:style-name="ce122" office:value-type="string" calcext:value-type="string">
            <text:p>Cursor</text:p>
          </table:table-cell>
          <table:table-cell table:style-name="ce137" office:value-type="string" calcext:value-type="string">
            <text:p>“Cursor Up” Control</text:p>
          </table:table-cell>
          <table:table-cell table:style-name="ce217" office:value-type="string" calcext:value-type="string">
            <text:p>NS</text:p>
          </table:table-cell>
          <table:table-cell table:style-name="ce232" office:value-type="string" calcext:value-type="string">
            <text:p>90</text:p>
          </table:table-cell>
          <table:table-cell table:style-name="ce281" office:value-type="string" calcext:value-type="string">
            <text:p>&lt;CR&gt;</text:p>
          </table:table-cell>
          <table:table-cell table:style-name="ce294" office:value-type="string" calcext:value-type="string">
            <text:p>NS90&lt;CR&gt;</text:p>
          </table:table-cell>
          <table:table-cell table:style-name="ce324"/>
          <table:table-cell table:number-columns-repeated="22" table:style-name="ce381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UCU:0</text:p>
          </table:table-cell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101" office:value-type="string" calcext:value-type="string">
            <text:p>Music)</text:p>
          </table:table-cell>
          <table:table-cell table:style-name="ce122"/>
          <table:table-cell table:style-name="ce190" office:value-type="string" calcext:value-type="string">
            <text:p>“Cursor Down” Control</text:p>
          </table:table-cell>
          <table:table-cell table:style-name="ce217"/>
          <table:table-cell table:style-name="ce248" office:value-type="string" calcext:value-type="string">
            <text:p>91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NS91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UCU:1</text:p>
          </table:table-cell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101" office:value-type="string" calcext:value-type="string">
            <text:p>USB/iPod</text:p>
          </table:table-cell>
          <table:table-cell table:style-name="ce122"/>
          <table:table-cell table:style-name="ce190" office:value-type="string" calcext:value-type="string">
            <text:p>“Cursor Left” Control</text:p>
          </table:table-cell>
          <table:table-cell table:style-name="ce217"/>
          <table:table-cell table:style-name="ce248" office:value-type="string" calcext:value-type="string">
            <text:p>92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NS92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UCU:2</text:p>
          </table:table-cell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101" office:value-type="string" calcext:value-type="string">
            <text:p>Bluetooth</text:p>
          </table:table-cell>
          <table:table-cell table:style-name="ce122"/>
          <table:table-cell table:style-name="ce190" office:value-type="string" calcext:value-type="string">
            <text:p>“Cursor Right” Control</text:p>
          </table:table-cell>
          <table:table-cell table:style-name="ce217"/>
          <table:table-cell table:style-name="ce248" office:value-type="string" calcext:value-type="string">
            <text:p>93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NS93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UCU:3</text:p>
          </table:table-cell>
          <table:table-cell table:style-name="ce472"/>
          <table:table-cell table:number-columns-repeated="990"/>
        </table:table-row>
        <table:table-row table:style-name="ro4">
          <table:table-cell table:style-name="ce50"/>
          <table:table-cell table:style-name="ce101"/>
          <table:table-cell table:style-name="ce122"/>
          <table:table-cell table:style-name="ce190" office:value-type="string" calcext:value-type="string">
            <text:p>“Enter (Play/Pause)” Control</text:p>
          </table:table-cell>
          <table:table-cell table:style-name="ce217"/>
          <table:table-cell table:style-name="ce248" office:value-type="string" calcext:value-type="string">
            <text:p>94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NS94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UMC:0</text:p>
          </table:table-cell>
          <table:table-cell table:style-name="ce472"/>
          <table:table-cell table:number-columns-repeated="990"/>
        </table:table-row>
        <table:table-row table:style-name="ro4">
          <table:table-cell table:style-name="ce50"/>
          <table:table-cell table:style-name="ce101"/>
          <table:table-cell table:style-name="ce121" office:value-type="string" calcext:value-type="string">
            <text:p>Playback</text:p>
          </table:table-cell>
          <table:table-cell table:style-name="ce190" office:value-type="string" calcext:value-type="string">
            <text:p>“Play” Control</text:p>
          </table:table-cell>
          <table:table-cell table:style-name="ce217"/>
          <table:table-cell table:style-name="ce248" office:value-type="string" calcext:value-type="string">
            <text:p>9A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NS9A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UPY:1</text:p>
          </table:table-cell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101"/>
          <table:table-cell table:style-name="ce122"/>
          <table:table-cell table:style-name="ce190" office:value-type="string" calcext:value-type="string">
            <text:p>“Pause” Control</text:p>
          </table:table-cell>
          <table:table-cell table:style-name="ce217"/>
          <table:table-cell table:style-name="ce248" office:value-type="string" calcext:value-type="string">
            <text:p>9B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NS9B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UPY:2</text:p>
          </table:table-cell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101"/>
          <table:table-cell table:style-name="ce122"/>
          <table:table-cell table:style-name="ce190" office:value-type="string" calcext:value-type="string">
            <text:p>“Stop” Control</text:p>
          </table:table-cell>
          <table:table-cell table:style-name="ce217"/>
          <table:table-cell table:style-name="ce248" office:value-type="string" calcext:value-type="string">
            <text:p>9C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NS9C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UPY:3</text:p>
          </table:table-cell>
          <table:table-cell table:style-name="ce472"/>
          <table:table-cell table:number-columns-repeated="990"/>
        </table:table-row>
        <table:table-row table:style-name="ro4">
          <table:table-cell table:style-name="ce51"/>
          <table:table-cell table:style-name="ce101"/>
          <table:table-cell table:style-name="ce122"/>
          <table:table-cell table:style-name="ce190" office:value-type="string" calcext:value-type="string">
            <text:p>“Skip Plus” Control</text:p>
          </table:table-cell>
          <table:table-cell table:style-name="ce217"/>
          <table:table-cell table:style-name="ce248" office:value-type="string" calcext:value-type="string">
            <text:p>9D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NS9D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UPY:4</text:p>
          </table:table-cell>
          <table:table-cell table:style-name="ce472"/>
          <table:table-cell table:number-columns-repeated="990"/>
        </table:table-row>
        <table:table-row table:style-name="ro4">
          <table:table-cell table:style-name="ce50"/>
          <table:table-cell table:style-name="ce101"/>
          <table:table-cell table:style-name="ce122"/>
          <table:table-cell table:style-name="ce190" office:value-type="string" calcext:value-type="string">
            <text:p>“Skip Minus” Control</text:p>
          </table:table-cell>
          <table:table-cell table:style-name="ce217"/>
          <table:table-cell table:style-name="ce248" office:value-type="string" calcext:value-type="string">
            <text:p>9E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NS9E&lt;CR&gt;</text:p>
          </table:table-cell>
          <table:table-cell table:style-name="ce324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5" office:value-type="string" calcext:value-type="string">
            <text:p>UPY:5</text:p>
          </table:table-cell>
          <table:table-cell table:style-name="ce472"/>
          <table:table-cell table:number-columns-repeated="990"/>
        </table:table-row>
        <table:table-row table:style-name="ro4">
          <table:table-cell table:style-name="ce50"/>
          <table:table-cell table:style-name="ce101"/>
          <table:table-cell table:style-name="ce122"/>
          <table:table-cell table:style-name="ce190" office:value-type="string" calcext:value-type="string">
            <text:p>"Manual Search Plus" Control</text:p>
          </table:table-cell>
          <table:table-cell table:style-name="ce217"/>
          <table:table-cell table:style-name="ce232" office:value-type="string" calcext:value-type="string">
            <text:p>9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NS9F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0"/>
          <table:table-cell table:style-name="ce101"/>
          <table:table-cell table:style-name="ce122"/>
          <table:table-cell table:style-name="ce190" office:value-type="string" calcext:value-type="string">
            <text:p>"Manual Search Minus" Control</text:p>
          </table:table-cell>
          <table:table-cell table:style-name="ce217"/>
          <table:table-cell table:style-name="ce232" office:value-type="string" calcext:value-type="string">
            <text:p>9G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NS9G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406"/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0"/>
          <table:table-cell table:style-name="ce101"/>
          <table:table-cell table:style-name="ce122"/>
          <table:table-cell table:style-name="ce190" office:value-type="string" calcext:value-type="string">
            <text:p>"Manual Search Stop" Control</text:p>
          </table:table-cell>
          <table:table-cell table:style-name="ce217"/>
          <table:table-cell table:style-name="ce232" office:value-type="string" calcext:value-type="string">
            <text:p>9Z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NS9Z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0"/>
          <table:table-cell table:style-name="ce101"/>
          <table:table-cell table:style-name="ce121" office:value-type="string" calcext:value-type="string">
            <text:p>Playback mode</text:p>
          </table:table-cell>
          <table:table-cell table:style-name="ce196" office:value-type="string" calcext:value-type="string">
            <text:p>“Repeat Folder”</text:p>
          </table:table-cell>
          <table:table-cell table:style-name="ce217"/>
          <table:table-cell table:style-name="ce257" office:value-type="string" calcext:value-type="string">
            <text:p>9R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NS9R&lt;CR&gt;</text:p>
          </table:table-cell>
          <table:table-cell table:style-name="ce324"/>
          <table:table-cell table:number-columns-repeated="7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URT:4</text:p>
          </table:table-cell>
          <table:table-cell table:style-name="ce472"/>
          <table:table-cell table:number-columns-repeated="990"/>
        </table:table-row>
        <table:table-row table:style-name="ro20">
          <table:table-cell table:style-name="ce52"/>
          <table:table-cell table:style-name="ce101"/>
          <table:table-cell table:style-name="ce122"/>
          <table:table-cell table:style-name="ce197" office:value-type="string" calcext:value-type="string">
            <text:p>“Repeat One”<text:span text:style-name="T39">　</text:span></text:p>
            <text:p><text:span text:style-name="T40">(Media Server,Rhapsody,Napster,Spotify,USB,iPod Direct,Bluetooth)</text:span></text:p>
          </table:table-cell>
          <table:table-cell table:style-name="ce217"/>
          <table:table-cell table:style-name="ce248" office:value-type="string" calcext:value-type="string">
            <text:p>9H</text:p>
          </table:table-cell>
          <table:table-cell table:style-name="ce277" office:value-type="string" calcext:value-type="string">
            <text:p>&lt;CR&gt;</text:p>
          </table:table-cell>
          <table:table-cell table:style-name="ce301" office:value-type="string" calcext:value-type="string">
            <text:p>NS9H&lt;CR&gt;</text:p>
          </table:table-cell>
          <table:table-cell table:style-name="ce343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6" office:value-type="string" calcext:value-type="string">
            <text:p>URT:2</text:p>
          </table:table-cell>
          <table:table-cell table:style-name="ce481"/>
          <table:table-cell table:number-columns-repeated="990"/>
        </table:table-row>
        <table:table-row table:style-name="ro20">
          <table:table-cell table:style-name="ce51"/>
          <table:table-cell table:style-name="ce101"/>
          <table:table-cell table:style-name="ce122"/>
          <table:table-cell table:style-name="ce197" office:value-type="string" calcext:value-type="string">
            <text:p>“Repeat All” </text:p>
            <text:p>(Media Server,Rhapsody,Napster,Spotify,USB,iPod Direct,Bluetooth)</text:p>
          </table:table-cell>
          <table:table-cell table:style-name="ce217"/>
          <table:table-cell table:style-name="ce248" office:value-type="string" calcext:value-type="string">
            <text:p>9I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NS9I&lt;CR&gt;</text:p>
          </table:table-cell>
          <table:table-cell table:style-name="ce343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6" office:value-type="string" calcext:value-type="string">
            <text:p>URT:3</text:p>
          </table:table-cell>
          <table:table-cell table:style-name="ce481"/>
          <table:table-cell table:number-columns-repeated="990"/>
        </table:table-row>
        <table:table-row table:style-name="ro20">
          <table:table-cell table:style-name="ce51"/>
          <table:table-cell table:style-name="ce101"/>
          <table:table-cell table:style-name="ce122"/>
          <table:table-cell table:style-name="ce197" office:value-type="string" calcext:value-type="string">
            <text:p>“Repeat Off” </text:p>
            <text:p>(Media Server,Rhapsody,Napster,Spotify,USB,iPod Direct,Bluetooth)</text:p>
          </table:table-cell>
          <table:table-cell table:style-name="ce217"/>
          <table:table-cell table:style-name="ce248" office:value-type="string" calcext:value-type="string">
            <text:p>9J</text:p>
          </table:table-cell>
          <table:table-cell table:style-name="ce277" office:value-type="string" calcext:value-type="string">
            <text:p>&lt;CR&gt;</text:p>
          </table:table-cell>
          <table:table-cell table:style-name="ce301" office:value-type="string" calcext:value-type="string">
            <text:p>NS9J&lt;CR&gt;</text:p>
          </table:table-cell>
          <table:table-cell table:style-name="ce343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26" office:value-type="string" calcext:value-type="string">
            <text:p>URT:1</text:p>
          </table:table-cell>
          <table:table-cell table:style-name="ce485"/>
          <table:table-cell table:number-columns-repeated="990"/>
        </table:table-row>
        <table:table-row table:style-name="ro4">
          <table:table-cell table:style-name="ce51"/>
          <table:table-cell table:style-name="ce101"/>
          <table:table-cell table:style-name="ce122"/>
          <table:table-cell table:style-name="ce137" office:value-type="string" calcext:value-type="string">
            <text:p>“Random On” <text:s/>(Media Server,Rhapsody,Napster,Spotify,USB,Bluetooth)</text:p>
          </table:table-cell>
          <table:table-cell table:style-name="ce217"/>
          <table:table-cell table:style-name="ce216" office:value-type="string" calcext:value-type="string">
            <text:p>9K</text:p>
          </table:table-cell>
          <table:table-cell table:style-name="ce279" office:value-type="string" calcext:value-type="string">
            <text:p>&lt;CR&gt;</text:p>
          </table:table-cell>
          <table:table-cell table:style-name="ce295" office:value-type="string" calcext:value-type="string">
            <text:p>NS9K&lt;CR&gt;</text:p>
          </table:table-cell>
          <table:table-cell table:style-name="ce163"/>
          <table:table-cell table:number-columns-repeated="22" table:style-name="ce376" office:value-type="string" calcext:value-type="string">
            <text:p>X</text:p>
          </table:table-cell>
          <table:table-cell table:style-name="ce406"/>
          <table:table-cell table:style-name="ce426" office:value-type="string" calcext:value-type="string">
            <text:p>URM:2</text:p>
          </table:table-cell>
          <table:table-cell table:style-name="ce487"/>
          <table:table-cell table:number-columns-repeated="990"/>
        </table:table-row>
        <table:table-row table:style-name="ro4">
          <table:table-cell table:style-name="ce51"/>
          <table:table-cell table:style-name="ce101"/>
          <table:table-cell table:style-name="ce122"/>
          <table:table-cell table:style-name="ce198" office:value-type="string" calcext:value-type="string">
            <text:p>“Shuffle Songs” Control (iPod Direct Only)</text:p>
          </table:table-cell>
          <table:table-cell table:style-name="ce217"/>
          <table:table-cell table:style-name="ce232"/>
          <table:table-cell table:style-name="ce281"/>
          <table:table-cell table:style-name="ce294"/>
          <table:table-cell table:style-name="ce144"/>
          <table:table-cell table:style-name="ce381" table:number-columns-repeated="22"/>
          <table:table-cell table:style-name="ce406"/>
          <table:table-cell table:style-name="ce427"/>
          <table:table-cell table:style-name="ce477"/>
          <table:table-cell table:number-columns-repeated="990"/>
        </table:table-row>
        <table:table-row table:style-name="ro4">
          <table:table-cell table:style-name="ce50"/>
          <table:table-cell table:style-name="ce101"/>
          <table:table-cell table:style-name="ce122"/>
          <table:table-cell table:style-name="ce190" office:value-type="string" calcext:value-type="string">
            <text:p>“Shuffle Albums” Control (iPod Direct Only)</text:p>
          </table:table-cell>
          <table:table-cell table:style-name="ce217"/>
          <table:table-cell table:style-name="ce248" office:value-type="string" calcext:value-type="string">
            <text:p>9L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NS9L&lt;CR&gt;</text:p>
          </table:table-cell>
          <table:table-cell table:style-name="ce324"/>
          <table:table-cell table:number-columns-repeated="7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URM:3</text:p>
          </table:table-cell>
          <table:table-cell table:style-name="ce475"/>
          <table:table-cell table:number-columns-repeated="990"/>
        </table:table-row>
        <table:table-row table:style-name="ro4">
          <table:table-cell table:style-name="ce52"/>
          <table:table-cell table:style-name="ce101"/>
          <table:table-cell table:style-name="ce122"/>
          <table:table-cell table:style-name="ce137" office:value-type="string" calcext:value-type="string">
            <text:p>“Random Off” <text:s/>(Media Server,Rhapsody,Napster,Spotify,USB,Bluetooth)</text:p>
          </table:table-cell>
          <table:table-cell table:style-name="ce217"/>
          <table:table-cell table:style-name="ce216" office:value-type="string" calcext:value-type="string">
            <text:p>9M</text:p>
          </table:table-cell>
          <table:table-cell table:style-name="ce279" office:value-type="string" calcext:value-type="string">
            <text:p>&lt;CR&gt;</text:p>
          </table:table-cell>
          <table:table-cell table:style-name="ce295" office:value-type="string" calcext:value-type="string">
            <text:p>NS9M&lt;CR&gt;</text:p>
          </table:table-cell>
          <table:table-cell table:style-name="ce163"/>
          <table:table-cell table:number-columns-repeated="22" table:style-name="ce376" office:value-type="string" calcext:value-type="string">
            <text:p>X</text:p>
          </table:table-cell>
          <table:table-cell table:style-name="ce406"/>
          <table:table-cell table:style-name="ce426" office:value-type="string" calcext:value-type="string">
            <text:p>URM:1</text:p>
          </table:table-cell>
          <table:table-cell table:style-name="ce487"/>
          <table:table-cell table:number-columns-repeated="990"/>
        </table:table-row>
        <table:table-row table:style-name="ro4">
          <table:table-cell table:style-name="ce51"/>
          <table:table-cell table:style-name="ce101"/>
          <table:table-cell table:style-name="ce122"/>
          <table:table-cell table:style-name="ce142" office:value-type="string" calcext:value-type="string">
            <text:p>“Shuffle Off” Control (iPod Direct)</text:p>
          </table:table-cell>
          <table:table-cell table:style-name="ce217"/>
          <table:table-cell table:style-name="ce232"/>
          <table:table-cell table:style-name="ce281"/>
          <table:table-cell table:style-name="ce294"/>
          <table:table-cell table:style-name="ce144"/>
          <table:table-cell table:style-name="ce381" table:number-columns-repeated="22"/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101"/>
          <table:table-cell table:style-name="ce122"/>
          <table:table-cell table:style-name="ce142" office:value-type="string" calcext:value-type="string">
            <text:p>“Repeat(toggle)”</text:p>
          </table:table-cell>
          <table:table-cell table:style-name="ce217"/>
          <table:table-cell table:style-name="ce217" office:value-type="string" calcext:value-type="string">
            <text:p>RPT</text:p>
          </table:table-cell>
          <table:table-cell table:style-name="ce279" office:value-type="string" calcext:value-type="string">
            <text:p>&lt;CR&gt;</text:p>
          </table:table-cell>
          <table:table-cell table:style-name="ce294" office:value-type="string" calcext:value-type="string">
            <text:p>NSRPT&lt;CR&gt;</text:p>
          </table:table-cell>
          <table:table-cell table:style-name="ce296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style-name="ce406"/>
          <table:table-cell table:style-name="ce432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101"/>
          <table:table-cell table:style-name="ce123"/>
          <table:table-cell table:style-name="ce142" office:value-type="string" calcext:value-type="string">
            <text:p>“Random(toggle)"</text:p>
          </table:table-cell>
          <table:table-cell table:style-name="ce217"/>
          <table:table-cell table:style-name="ce248" office:value-type="string" calcext:value-type="string">
            <text:p>RND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NSRND&lt;CR&gt;</text:p>
          </table:table-cell>
          <table:table-cell table:style-name="ce296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style-name="ce406"/>
          <table:table-cell table:style-name="ce432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101"/>
          <table:table-cell table:style-name="ce122" office:value-type="string" calcext:value-type="string">
            <text:p>iPod Mode</text:p>
          </table:table-cell>
          <table:table-cell table:style-name="ce137" office:value-type="string" calcext:value-type="string">
            <text:p>Toggle Switch “ Remote Mode/Direct Mode<text:span text:style-name="T41">″</text:span><text:span text:style-name="T42">Control (iPod Direct only)</text:span></text:p>
          </table:table-cell>
          <table:table-cell table:style-name="ce217"/>
          <table:table-cell table:style-name="ce216" office:value-type="string" calcext:value-type="string">
            <text:p>9W</text:p>
          </table:table-cell>
          <table:table-cell table:style-name="ce279" office:value-type="string" calcext:value-type="string">
            <text:p>&lt;CR&gt;</text:p>
          </table:table-cell>
          <table:table-cell table:style-name="ce295" office:value-type="string" calcext:value-type="string">
            <text:p>NS9W&lt;CR&gt;</text:p>
          </table:table-cell>
          <table:table-cell table:style-name="ce163"/>
          <table:table-cell table:number-columns-repeated="22" table:style-name="ce376" office:value-type="string" calcext:value-type="string">
            <text:p>X</text:p>
          </table:table-cell>
          <table:table-cell table:style-name="ce410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1"/>
          <table:table-cell table:style-name="ce101"/>
          <table:table-cell table:style-name="ce122"/>
          <table:table-cell table:style-name="ce142" office:value-type="string" calcext:value-type="string">
            <text:p><text:s/>Remote Mode=On-Screen mode, Direct Mode=From iPod mode</text:p>
          </table:table-cell>
          <table:table-cell table:style-name="ce217"/>
          <table:table-cell table:style-name="ce232"/>
          <table:table-cell table:style-name="ce281"/>
          <table:table-cell table:style-name="ce294"/>
          <table:table-cell table:style-name="ce148"/>
          <table:table-cell table:style-name="ce381" table:number-columns-repeated="22"/>
          <table:table-cell table:style-name="ce415"/>
          <table:table-cell table:style-name="ce432"/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101"/>
          <table:table-cell table:style-name="ce121" office:value-type="string" calcext:value-type="string">
            <text:p>Page +/-</text:p>
          </table:table-cell>
          <table:table-cell table:style-name="ce190" office:value-type="string" calcext:value-type="string">
            <text:p>“Page <text:span text:style-name="T43">Next</text:span><text:span text:style-name="T44">”</text:span><text:span text:style-name="T45">　</text:span><text:span text:style-name="T46">Control</text:span></text:p>
          </table:table-cell>
          <table:table-cell table:style-name="ce217"/>
          <table:table-cell table:style-name="ce248" office:value-type="string" calcext:value-type="string">
            <text:p>9X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NS9X&lt;CR&gt;</text:p>
          </table:table-cell>
          <table:table-cell table:style-name="ce296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32" office:value-type="string" calcext:value-type="string">
            <text:p>UMC:M</text:p>
          </table:table-cell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101"/>
          <table:table-cell table:style-name="ce123"/>
          <table:table-cell table:style-name="ce142" office:value-type="string" calcext:value-type="string">
            <text:p>“Page <text:span text:style-name="T8">Previous</text:span><text:span text:style-name="T9">” Control</text:span></text:p>
          </table:table-cell>
          <table:table-cell table:style-name="ce217"/>
          <table:table-cell table:style-name="ce248" office:value-type="string" calcext:value-type="string">
            <text:p>9Y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NS9Y&lt;CR&gt;</text:p>
          </table:table-cell>
          <table:table-cell table:style-name="ce296"/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32" office:value-type="string" calcext:value-type="string">
            <text:p>UMC:N</text:p>
          </table:table-cell>
          <table:table-cell table:style-name="ce475"/>
          <table:table-cell table:number-columns-repeated="990"/>
        </table:table-row>
        <table:table-row table:style-name="ro4">
          <table:table-cell table:style-name="ce51"/>
          <table:table-cell table:style-name="ce101"/>
          <table:table-cell table:style-name="ce122" office:value-type="string" calcext:value-type="string">
            <text:p>Party Mode</text:p>
          </table:table-cell>
          <table:table-cell table:style-name="ce196" office:value-type="string" calcext:value-type="string">
            <text:p>Enter/Exit PARTY MODE </text:p>
          </table:table-cell>
          <table:table-cell table:style-name="ce219"/>
          <table:table-cell table:style-name="ce226" office:value-type="string" calcext:value-type="string">
            <text:p>PT</text:p>
          </table:table-cell>
          <table:table-cell table:style-name="ce277" office:value-type="string" calcext:value-type="string">
            <text:p>&lt;CR&gt;</text:p>
          </table:table-cell>
          <table:table-cell table:style-name="ce315" office:value-type="string" calcext:value-type="string">
            <text:p>NSPT&lt;CR&gt;</text:p>
          </table:table-cell>
          <table:table-cell table:style-name="ce196"/>
          <table:table-cell table:number-columns-repeated="7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style-name="ce406"/>
          <table:table-cell table:style-name="ce455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101"/>
          <table:table-cell table:style-name="ce127" office:value-type="string" calcext:value-type="string">
            <text:p>Preset Direct</text:p>
          </table:table-cell>
          <table:table-cell table:style-name="ce128" office:value-type="string" calcext:value-type="string">
            <text:p>Direct Preset Select <text:s/>(except Bluetooth, USB/iPod)</text:p>
          </table:table-cell>
          <table:table-cell table:style-name="ce219"/>
          <table:table-cell table:style-name="ce216" office:value-type="string" calcext:value-type="string">
            <text:p>B**(PRESET No.)</text:p>
          </table:table-cell>
          <table:table-cell table:style-name="ce279" office:value-type="string" calcext:value-type="string">
            <text:p>&lt;CR&gt;</text:p>
          </table:table-cell>
          <table:table-cell table:style-name="ce137" office:value-type="string" calcext:value-type="string">
            <text:p>NSB00&lt;CR&gt;</text:p>
          </table:table-cell>
          <table:table-cell table:style-name="ce315"/>
          <table:table-cell table:number-columns-repeated="12" table:style-name="ce376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number-columns-repeated="9" table:style-name="ce376" office:value-type="string" calcext:value-type="string">
            <text:p>X</text:p>
          </table:table-cell>
          <table:table-cell table:style-name="ce410"/>
          <table:table-cell table:style-name="ce445" office:value-type="string" calcext:value-type="string">
            <text:p>UPR:xx</text:p>
          </table:table-cell>
          <table:table-cell table:style-name="ce487" office:value-type="string" calcext:value-type="string">
            <text:p>@UPR:xx</text:p>
          </table:table-cell>
          <table:table-cell table:number-columns-repeated="990"/>
        </table:table-row>
        <table:table-row table:style-name="ro20">
          <table:table-cell table:style-name="ce51"/>
          <table:table-cell table:style-name="ce101"/>
          <table:table-cell table:style-name="ce128"/>
          <table:table-cell table:style-name="ce199" office:value-type="string" calcext:value-type="string">
            <text:p><text:span text:style-name="T47">**：00-55　(00:01/55:56) ～FY13</text:span></text:p>
            <text:p><text:span text:style-name="T48">**</text:span><text:span text:style-name="T49">：</text:span><text:span text:style-name="T50">00-39 (00:01/39:40) FY14</text:span><text:span text:style-name="T49">～</text:span></text:p>
          </table:table-cell>
          <table:table-cell table:style-name="ce217"/>
          <table:table-cell table:style-name="ce64"/>
          <table:table-cell table:style-name="ce285"/>
          <table:table-cell table:style-name="ce128" office:value-type="string" calcext:value-type="string">
            <text:p>NSB01&lt;CR&gt; - NSB55&lt;CR&gt;</text:p>
          </table:table-cell>
          <table:table-cell table:style-name="ce296"/>
          <table:table-cell table:style-name="ce381" table:number-columns-repeated="12"/>
          <table:table-cell table:style-name="ce397"/>
          <table:table-cell table:style-name="ce381" table:number-columns-repeated="9"/>
          <table:table-cell table:style-name="ce311"/>
          <table:table-cell table:style-name="ce431" office:value-type="string" calcext:value-type="string">
            <text:p>(xx = 00-55)</text:p>
          </table:table-cell>
          <table:table-cell table:style-name="ce475" office:value-type="string" calcext:value-type="string">
            <text:p>(xx = 00-55)</text:p>
          </table:table-cell>
          <table:table-cell table:number-columns-repeated="990"/>
        </table:table-row>
        <table:table-row table:style-name="ro4">
          <table:table-cell table:style-name="ce50"/>
          <table:table-cell table:style-name="ce101"/>
          <table:table-cell table:style-name="ce127" office:value-type="string" calcext:value-type="string">
            <text:p>Preset Memory</text:p>
          </table:table-cell>
          <table:table-cell table:style-name="ce200" office:value-type="string" calcext:value-type="string">
            <text:p>Preset Memory <text:s/>(except Bluetooth, USB/iPod)</text:p>
          </table:table-cell>
          <table:table-cell table:style-name="ce241" office:value-type="string" calcext:value-type="string">
            <text:p>NS</text:p>
          </table:table-cell>
          <table:table-cell table:style-name="ce245" office:value-type="string" calcext:value-type="string">
            <text:p>C**</text:p>
          </table:table-cell>
          <table:table-cell table:style-name="ce279" office:value-type="string" calcext:value-type="string">
            <text:p>&lt;CR&gt;</text:p>
          </table:table-cell>
          <table:table-cell table:style-name="ce200" office:value-type="string" calcext:value-type="string">
            <text:p>NSC00&lt;CR&gt;</text:p>
          </table:table-cell>
          <table:table-cell table:style-name="ce358" office:value-type="string" calcext:value-type="string">
            <text:p>NSC00&lt;CR&gt;</text:p>
          </table:table-cell>
          <table:table-cell table:number-columns-repeated="3" table:style-name="ce376" office:value-type="string" calcext:value-type="string">
            <text:p>X</text:p>
          </table:table-cell>
          <table:table-cell table:style-name="ce394" office:value-type="string" calcext:value-type="string">
            <text:p>---</text:p>
          </table:table-cell>
          <table:table-cell table:number-columns-repeated="3" table:style-name="ce376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number-columns-repeated="4" table:style-name="ce376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number-columns-repeated="9" table:style-name="ce376" office:value-type="string" calcext:value-type="string">
            <text:p>X</text:p>
          </table:table-cell>
          <table:table-cell table:style-name="ce410"/>
          <table:table-cell table:style-name="ce456"/>
          <table:table-cell table:style-name="ce493"/>
          <table:table-cell table:number-columns-repeated="990"/>
        </table:table-row>
        <table:table-row table:style-name="ro20">
          <table:table-cell table:style-name="ce52"/>
          <table:table-cell table:style-name="ce101"/>
          <table:table-cell table:style-name="ce129"/>
          <table:table-cell table:style-name="ce199" office:value-type="string" calcext:value-type="string">
            <text:p><text:span text:style-name="T51">**</text:span><text:span text:style-name="T52">：</text:span><text:span text:style-name="T53">00-55</text:span><text:span text:style-name="T52">　</text:span><text:span text:style-name="T53">(00:01/55:56) </text:span><text:span text:style-name="T52">～</text:span><text:span text:style-name="T53">FY13</text:span></text:p>
            <text:p><text:span text:style-name="T48">**</text:span><text:span text:style-name="T54">：</text:span><text:span text:style-name="T50">00-39 (00:01/39:40) FY14</text:span><text:span text:style-name="T54">～</text:span></text:p>
          </table:table-cell>
          <table:table-cell table:style-name="ce241"/>
          <table:table-cell table:style-name="ce226" office:value-type="string" calcext:value-type="string">
            <text:p>(PRESET No.)</text:p>
          </table:table-cell>
          <table:table-cell table:style-name="ce285"/>
          <table:table-cell table:style-name="ce315"/>
          <table:table-cell table:style-name="ce159" office:value-type="string" calcext:value-type="string">
            <text:p>NSCOK&lt;CR&gt;</text:p>
          </table:table-cell>
          <table:table-cell table:style-name="ce381" table:number-columns-repeated="3"/>
          <table:table-cell table:style-name="ce395"/>
          <table:table-cell table:style-name="ce381" table:number-columns-repeated="3"/>
          <table:table-cell table:style-name="ce397"/>
          <table:table-cell table:style-name="ce381" table:number-columns-repeated="4"/>
          <table:table-cell table:style-name="ce397"/>
          <table:table-cell table:style-name="ce381" table:number-columns-repeated="9"/>
          <table:table-cell table:style-name="ce311"/>
          <table:table-cell table:style-name="ce457"/>
          <table:table-cell table:style-name="ce487"/>
          <table:table-cell table:number-columns-repeated="990"/>
        </table:table-row>
        <table:table-row table:style-name="ro25">
          <table:table-cell table:style-name="ce51"/>
          <table:table-cell table:style-name="ce101"/>
          <table:table-cell table:style-name="ce121" office:value-type="string" calcext:value-type="string">
            <text:p>Preset Name</text:p>
          </table:table-cell>
          <table:table-cell table:style-name="ce200" office:value-type="string" calcext:value-type="string">
            <text:p>Net Audio Preset Name status<text:span text:style-name="T55">（</text:span><text:span text:style-name="T56">UTF-8</text:span><text:span text:style-name="T57">）</text:span></text:p>
          </table:table-cell>
          <table:table-cell table:style-name="ce241" office:value-type="string" calcext:value-type="string">
            <text:p>NS</text:p>
          </table:table-cell>
          <table:table-cell table:style-name="ce245" office:value-type="string" calcext:value-type="string">
            <text:p>H</text:p>
          </table:table-cell>
          <table:table-cell table:style-name="ce279" office:value-type="string" calcext:value-type="string">
            <text:p>&lt;CR&gt;</text:p>
          </table:table-cell>
          <table:table-cell table:style-name="ce316" office:value-type="string" calcext:value-type="string">
            <text:p>NSH&lt;CR&gt;</text:p>
          </table:table-cell>
          <table:table-cell table:style-name="ce359" office:value-type="string" calcext:value-type="string">
            <text:p>NSH&lt;CR&gt;</text:p>
            <text:p>(Return)</text:p>
            <text:p>NSH00**********(20 digits)&lt;CR&gt;(Preset Name: A1)</text:p>
            <text:p>NSH01**********(20 digits)&lt;CR&gt;(Preset Name<text:span text:style-name="T66">：A2)</text:span></text:p>
            <text:p><text:span text:style-name="T66">:</text:span></text:p>
            <text:p><text:span text:style-name="T67">:</text:span></text:p>
            <text:p><text:span text:style-name="T68">NSH55**********(20 digits)&lt;CR&gt;(Preset Name：G8)： ～FY13</text:span></text:p>
            <text:p><text:span text:style-name="T67">NSH39**********(20 digits)&lt;CR&gt;(Preset Name：40)：FY14～</text:span></text:p>
          </table:table-cell>
          <table:table-cell table:number-columns-repeated="3" table:style-name="ce376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number-columns-repeated="3" table:style-name="ce376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number-columns-repeated="4" table:style-name="ce376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number-columns-repeated="9" table:style-name="ce376" office:value-type="string" calcext:value-type="string">
            <text:p>X</text:p>
          </table:table-cell>
          <table:table-cell table:style-name="ce406"/>
          <table:table-cell table:style-name="ce458"/>
          <table:table-cell table:style-name="ce485"/>
          <table:table-cell table:number-columns-repeated="990"/>
        </table:table-row>
        <table:table-row table:style-name="ro20">
          <table:table-cell table:style-name="ce51"/>
          <table:table-cell table:style-name="ce101"/>
          <table:table-cell table:style-name="ce127" office:value-type="string" calcext:value-type="string">
            <text:p>Preset Call</text:p>
          </table:table-cell>
          <table:table-cell table:style-name="ce196" office:value-type="string" calcext:value-type="string">
            <text:p>Preset1<text:span text:style-name="T3">　</text:span><text:span text:style-name="T4">Call</text:span></text:p>
          </table:table-cell>
          <table:table-cell table:style-name="ce226" office:value-type="string" calcext:value-type="string">
            <text:p>NS</text:p>
          </table:table-cell>
          <table:table-cell table:style-name="ce269" office:value-type="string" calcext:value-type="string">
            <text:p>P1</text:p>
          </table:table-cell>
          <table:table-cell table:style-name="ce279" office:value-type="string" calcext:value-type="string">
            <text:p>&lt;CR&gt;</text:p>
          </table:table-cell>
          <table:table-cell table:style-name="ce304" office:value-type="string" calcext:value-type="string">
            <text:p>NSP1&lt;CR&gt;</text:p>
          </table:table-cell>
          <table:table-cell table:style-name="ce159"/>
          <table:table-cell table:number-columns-repeated="11" table:style-name="ce379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style-name="ce406"/>
          <table:table-cell table:style-name="ce459" office:value-type="string" calcext:value-type="string">
            <text:p>IRP:1</text:p>
            <text:p/>
          </table:table-cell>
          <table:table-cell table:style-name="ce494" office:value-type="string" calcext:value-type="string">
            <text:p>@IRP:1</text:p>
            <text:p/>
          </table:table-cell>
          <table:table-cell table:number-columns-repeated="990"/>
        </table:table-row>
        <table:table-row table:style-name="ro20">
          <table:table-cell table:style-name="ce51"/>
          <table:table-cell table:style-name="ce101"/>
          <table:table-cell table:style-name="ce130"/>
          <table:table-cell table:style-name="ce196" office:value-type="string" calcext:value-type="string">
            <text:p>Preset2<text:span text:style-name="T3">　</text:span><text:span text:style-name="T4">Call</text:span></text:p>
          </table:table-cell>
          <table:table-cell table:style-name="ce226"/>
          <table:table-cell table:style-name="ce269" office:value-type="string" calcext:value-type="string">
            <text:p>P2</text:p>
          </table:table-cell>
          <table:table-cell table:style-name="ce279" office:value-type="string" calcext:value-type="string">
            <text:p>&lt;CR&gt;</text:p>
          </table:table-cell>
          <table:table-cell table:style-name="ce304" office:value-type="string" calcext:value-type="string">
            <text:p>NSP2&lt;CR&gt;</text:p>
          </table:table-cell>
          <table:table-cell table:style-name="ce159"/>
          <table:table-cell table:number-columns-repeated="11" table:style-name="ce379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style-name="ce406"/>
          <table:table-cell table:style-name="ce460" office:value-type="string" calcext:value-type="string">
            <text:p>IRP:2</text:p>
            <text:p/>
          </table:table-cell>
          <table:table-cell table:style-name="ce495" office:value-type="string" calcext:value-type="string">
            <text:p>@IRP:2</text:p>
            <text:p/>
          </table:table-cell>
          <table:table-cell table:number-columns-repeated="990"/>
        </table:table-row>
        <table:table-row table:style-name="ro20">
          <table:table-cell table:style-name="ce51"/>
          <table:table-cell table:style-name="ce101"/>
          <table:table-cell table:style-name="ce130"/>
          <table:table-cell table:style-name="ce196" office:value-type="string" calcext:value-type="string">
            <text:p>Preset3<text:span text:style-name="T3">　</text:span><text:span text:style-name="T4">Call</text:span></text:p>
          </table:table-cell>
          <table:table-cell table:style-name="ce226"/>
          <table:table-cell table:style-name="ce269" office:value-type="string" calcext:value-type="string">
            <text:p>P3</text:p>
          </table:table-cell>
          <table:table-cell table:style-name="ce279" office:value-type="string" calcext:value-type="string">
            <text:p>&lt;CR&gt;</text:p>
          </table:table-cell>
          <table:table-cell table:style-name="ce304" office:value-type="string" calcext:value-type="string">
            <text:p>NSP3&lt;CR&gt;</text:p>
          </table:table-cell>
          <table:table-cell table:style-name="ce149"/>
          <table:table-cell table:number-columns-repeated="11" table:style-name="ce379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style-name="ce406"/>
          <table:table-cell table:style-name="ce460" office:value-type="string" calcext:value-type="string">
            <text:p>IRP:3</text:p>
            <text:p/>
          </table:table-cell>
          <table:table-cell table:style-name="ce495" office:value-type="string" calcext:value-type="string">
            <text:p>@IRP:3</text:p>
            <text:p/>
          </table:table-cell>
          <table:table-cell table:number-columns-repeated="990"/>
        </table:table-row>
        <table:table-row table:style-name="ro26">
          <table:table-cell table:style-name="ce50" office:value-type="string" calcext:value-type="string">
            <text:p>MAIN</text:p>
          </table:table-cell>
          <table:table-cell table:style-name="ce101" office:value-type="string" calcext:value-type="string">
            <text:p>Net(Online</text:p>
          </table:table-cell>
          <table:table-cell table:style-name="ce128"/>
          <table:table-cell table:style-name="ce201" office:value-type="string" calcext:value-type="string">
            <text:p>Net Audio Preset 1-3 status<text:span text:style-name="T55">（</text:span><text:span text:style-name="T56">UTF-8</text:span><text:span text:style-name="T57">）</text:span></text:p>
          </table:table-cell>
          <table:table-cell table:style-name="ce235" office:value-type="string" calcext:value-type="string">
            <text:p>NS</text:p>
          </table:table-cell>
          <table:table-cell table:style-name="ce270" office:value-type="string" calcext:value-type="string">
            <text:p>P</text:p>
          </table:table-cell>
          <table:table-cell table:style-name="ce282" office:value-type="string" calcext:value-type="string">
            <text:p>&lt;CR&gt;</text:p>
          </table:table-cell>
          <table:table-cell table:style-name="ce316" office:value-type="string" calcext:value-type="string">
            <text:p>NSP&lt;CR&gt;</text:p>
          </table:table-cell>
          <table:table-cell table:style-name="ce360" office:value-type="string" calcext:value-type="string">
            <text:p>NSP&lt;CR&gt;</text:p>
            <text:p>(Return)</text:p>
            <text:p>NSP01**********(20 digits)&lt;CR&gt;(Preset Name<text:span text:style-name="T3">：</text:span><text:span text:style-name="T4">P1)</text:span></text:p>
            <text:p><text:span text:style-name="T63">NSP02**********(20 digits)&lt;CR&gt;(Preset Naem</text:span><text:span text:style-name="T57">：</text:span><text:span text:style-name="T56">P2)</text:span></text:p>
            <text:p><text:span text:style-name="T63">NSP03**********(20 digits)&lt;CR&gt;(Preset Name</text:span><text:span text:style-name="T57">：</text:span><text:span text:style-name="T56">P3)</text:span></text:p>
            <text:p><text:span text:style-name="T40"/></text:p>
          </table:table-cell>
          <table:table-cell table:number-columns-repeated="11" table:style-name="ce379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style-name="ce406"/>
          <table:table-cell table:style-name="ce461"/>
          <table:table-cell table:style-name="ce485"/>
          <table:table-cell table:number-columns-repeated="990"/>
        </table:table-row>
        <table:table-row table:style-name="ro4">
          <table:table-cell table:style-name="ce52" office:value-type="string" calcext:value-type="string">
            <text:p>ZONE</text:p>
          </table:table-cell>
          <table:table-cell table:style-name="ce101" office:value-type="string" calcext:value-type="string">
            <text:p>Music)</text:p>
          </table:table-cell>
          <table:table-cell table:style-name="ce127" office:value-type="string" calcext:value-type="string">
            <text:p>Favorite</text:p>
          </table:table-cell>
          <table:table-cell table:style-name="ce196" office:value-type="string" calcext:value-type="string">
            <text:p>Add Favorites folder</text:p>
          </table:table-cell>
          <table:table-cell table:style-name="ce222"/>
          <table:table-cell table:style-name="ce269" office:value-type="string" calcext:value-type="string">
            <text:p>FV MEM</text:p>
          </table:table-cell>
          <table:table-cell table:style-name="ce279" office:value-type="string" calcext:value-type="string">
            <text:p>&lt;CR&gt;</text:p>
          </table:table-cell>
          <table:table-cell table:style-name="ce304" office:value-type="string" calcext:value-type="string">
            <text:p>NSFV MEM&lt;CR&gt;</text:p>
          </table:table-cell>
          <table:table-cell table:style-name="ce361"/>
          <table:table-cell table:number-columns-repeated="3" table:style-name="ce376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number-columns-repeated="3" table:style-name="ce376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4" table:style-name="ce379" office:value-type="string" calcext:value-type="string">
            <text:p>---</text:p>
          </table:table-cell>
          <table:table-cell table:number-columns-repeated="6" table:style-name="ce376" office:value-type="string" calcext:value-type="string">
            <text:p>X</text:p>
          </table:table-cell>
          <table:table-cell table:style-name="ce406"/>
          <table:table-cell table:style-name="ce455"/>
          <table:table-cell table:style-name="ce476"/>
          <table:table-cell table:number-columns-repeated="990"/>
        </table:table-row>
        <table:table-row table:style-name="ro4">
          <table:table-cell table:style-name="ce52"/>
          <table:table-cell table:style-name="ce101" office:value-type="string" calcext:value-type="string">
            <text:p>USB/iPod</text:p>
          </table:table-cell>
          <table:table-cell table:style-name="ce128"/>
          <table:table-cell table:style-name="ce196" office:value-type="string" calcext:value-type="string">
            <text:p>Favorites1<text:span text:style-name="T3">　</text:span><text:span text:style-name="T4">Memory</text:span></text:p>
          </table:table-cell>
          <table:table-cell table:style-name="ce222"/>
          <table:table-cell table:style-name="ce269" office:value-type="string" calcext:value-type="string">
            <text:p>P1 MEM</text:p>
          </table:table-cell>
          <table:table-cell table:style-name="ce279" office:value-type="string" calcext:value-type="string">
            <text:p>&lt;CR&gt;</text:p>
          </table:table-cell>
          <table:table-cell table:style-name="ce304" office:value-type="string" calcext:value-type="string">
            <text:p>NSP1 MEM&lt;CR&gt;</text:p>
          </table:table-cell>
          <table:table-cell table:style-name="ce361"/>
          <table:table-cell table:number-columns-repeated="11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style-name="ce406"/>
          <table:table-cell table:style-name="ce455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101" office:value-type="string" calcext:value-type="string">
            <text:p>Bluetooth</text:p>
          </table:table-cell>
          <table:table-cell table:style-name="ce128"/>
          <table:table-cell table:style-name="ce196" office:value-type="string" calcext:value-type="string">
            <text:p>Favorites2<text:span text:style-name="T3">　</text:span><text:span text:style-name="T4">Memory</text:span></text:p>
          </table:table-cell>
          <table:table-cell table:style-name="ce222"/>
          <table:table-cell table:style-name="ce269" office:value-type="string" calcext:value-type="string">
            <text:p>P2 MEM</text:p>
          </table:table-cell>
          <table:table-cell table:style-name="ce279" office:value-type="string" calcext:value-type="string">
            <text:p>&lt;CR&gt;</text:p>
          </table:table-cell>
          <table:table-cell table:style-name="ce304" office:value-type="string" calcext:value-type="string">
            <text:p>NSP2 MEM&lt;CR&gt;</text:p>
          </table:table-cell>
          <table:table-cell table:style-name="ce361"/>
          <table:table-cell table:number-columns-repeated="11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style-name="ce406"/>
          <table:table-cell table:style-name="ce455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101"/>
          <table:table-cell table:style-name="ce128"/>
          <table:table-cell table:style-name="ce196" office:value-type="string" calcext:value-type="string">
            <text:p>Favorites3<text:span text:style-name="T3">　</text:span><text:span text:style-name="T4">Memory</text:span></text:p>
          </table:table-cell>
          <table:table-cell table:style-name="ce222"/>
          <table:table-cell table:style-name="ce269" office:value-type="string" calcext:value-type="string">
            <text:p>P3 MEM</text:p>
          </table:table-cell>
          <table:table-cell table:style-name="ce279" office:value-type="string" calcext:value-type="string">
            <text:p>&lt;CR&gt;</text:p>
          </table:table-cell>
          <table:table-cell table:style-name="ce304" office:value-type="string" calcext:value-type="string">
            <text:p>NSP3 MEM&lt;CR&gt;</text:p>
          </table:table-cell>
          <table:table-cell table:style-name="ce361"/>
          <table:table-cell table:number-columns-repeated="11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style-name="ce406"/>
          <table:table-cell table:style-name="ce455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101"/>
          <table:table-cell table:style-name="ce128"/>
          <table:table-cell table:style-name="ce202" office:value-type="string" calcext:value-type="string">
            <text:p>Net Audio Preset 1-3 status<text:span text:style-name="T58">（</text:span><text:span text:style-name="T56">UTF-8</text:span><text:span text:style-name="T59">）</text:span></text:p>
          </table:table-cell>
          <table:table-cell table:style-name="ce235"/>
          <table:table-cell table:style-name="ce271" office:value-type="string" calcext:value-type="string">
            <text:p>P</text:p>
          </table:table-cell>
          <table:table-cell table:style-name="ce282" office:value-type="string" calcext:value-type="string">
            <text:p>&lt;CR&gt;</text:p>
          </table:table-cell>
          <table:table-cell table:style-name="ce304" office:value-type="string" calcext:value-type="string">
            <text:p>NSP</text:p>
          </table:table-cell>
          <table:table-cell table:style-name="ce361"/>
          <table:table-cell table:number-columns-repeated="11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style-name="ce406"/>
          <table:table-cell table:style-name="ce455"/>
          <table:table-cell table:style-name="ce476"/>
          <table:table-cell table:number-columns-repeated="990"/>
        </table:table-row>
        <table:table-row table:style-name="ro4">
          <table:table-cell table:style-name="ce51"/>
          <table:table-cell table:style-name="ce101"/>
          <table:table-cell table:style-name="ce121" office:value-type="string" calcext:value-type="string">
            <text:p>OSD Info</text:p>
          </table:table-cell>
          <table:table-cell table:style-name="ce193" office:value-type="string" calcext:value-type="string">
            <text:p>Request Onscreen Display Information List </text:p>
          </table:table-cell>
          <table:table-cell table:style-name="ce240" office:value-type="string" calcext:value-type="string">
            <text:p>NSA</text:p>
          </table:table-cell>
          <table:table-cell table:style-name="ce240"/>
          <table:table-cell table:style-name="ce282" office:value-type="string" calcext:value-type="string">
            <text:p>&lt;CR&gt;</text:p>
          </table:table-cell>
          <table:table-cell table:style-name="ce301" office:value-type="string" calcext:value-type="string">
            <text:p>NSA&lt;CR&gt;</text:p>
          </table:table-cell>
          <table:table-cell table:style-name="ce316"/>
          <table:table-cell table:number-columns-repeated="11" table:style-name="ce379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9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style-name="ce406"/>
          <table:table-cell table:style-name="ce435"/>
          <table:table-cell table:style-name="ce485"/>
          <table:table-cell table:number-columns-repeated="990"/>
        </table:table-row>
        <table:table-row table:style-name="ro27">
          <table:table-cell table:style-name="ce51"/>
          <table:table-cell table:style-name="ce101"/>
          <table:table-cell table:style-name="ce122"/>
          <table:table-cell table:style-name="ce165" office:value-type="string" calcext:value-type="string">
            <text:p>(ASCII CODE Character)</text:p>
            <text:p>*ASCII Character(MAX96byte)</text:p>
            <text:p>_:Null</text:p>
            <text:p>?: Don't Care (The character after Null should be disregarded)</text:p>
            <text:p><text:span text:style-name="T41">※</text:span><text:span text:style-name="T42">:Cursor&amp;Playable Information Data(1byte)</text:span></text:p>
            <text:p><text:span text:style-name="T40">Bit1:Playable Music =1       </text:span></text:p>
            <text:p><text:span text:style-name="T40">Bit2:Directory</text:span></text:p>
            <text:p><text:span text:style-name="T40">Bit3:Don't Care</text:span></text:p>
            <text:p><text:span text:style-name="T40">Bit4:CURSOR SELECT=1</text:span></text:p>
            <text:p><text:span text:style-name="T40">Bit7:Pictu</text:span></text:p>
            <text:p><text:span text:style-name="T40">Bit5,6,8:Don't Care</text:span></text:p>
            <text:p><text:span text:style-name="T40">************_???:MAX 96byte</text:span></text:p>
          </table:table-cell>
          <table:table-cell table:style-name="ce217" table:number-columns-repeated="2"/>
          <table:table-cell table:style-name="ce285"/>
          <table:table-cell table:style-name="ce312" office:value-type="string" calcext:value-type="string">
            <text:p>(Return NSA0-NSA8<text:span text:style-name="T39">）</text:span></text:p>
            <text:p><text:span text:style-name="T39"/></text:p>
          </table:table-cell>
          <table:table-cell table:style-name="ce362" office:value-type="string" calcext:value-type="string">
            <text:p>NSA0&lt;CR&gt;</text:p>
            <text:p>(Return)</text:p>
            <text:p>NSA0**********_???(96byte)&lt;CR&gt;</text:p>
            <text:p>NSA1<text:span text:style-name="T3">※</text:span><text:span text:style-name="T4">(Flag1byte)*********_???(95byte)&lt;CR&gt;</text:span></text:p>
            <text:p><text:span text:style-name="T63">NSA2</text:span><text:span text:style-name="T57">※</text:span><text:span text:style-name="T56">(Flag1byte)*********_???(95byte)&lt;CR&gt;</text:span></text:p>
            <text:p><text:span text:style-name="T63">NSA3</text:span><text:span text:style-name="T57">※</text:span><text:span text:style-name="T56">(Flag1byte)*********_???(95byte)&lt;CR&gt;</text:span></text:p>
            <text:p><text:span text:style-name="T63">NSA4</text:span><text:span text:style-name="T57">※</text:span><text:span text:style-name="T56">(Flag1byte)*********_???(95byte)&lt;CR&gt;</text:span></text:p>
            <text:p><text:span text:style-name="T63">NSA5</text:span><text:span text:style-name="T57">※</text:span><text:span text:style-name="T56">(Flag1byte)*********_???(95byte)&lt;CR&gt;</text:span></text:p>
            <text:p><text:span text:style-name="T63">NSA6</text:span><text:span text:style-name="T57">※</text:span><text:span text:style-name="T56">(Flag1byte)*********_???(95byte)&lt;CR&gt;</text:span></text:p>
            <text:p><text:span text:style-name="T40">NSA7*********_???(96byte)&lt;CR&gt;</text:span></text:p>
            <text:p><text:span text:style-name="T40">NSA8*********_???(96byte)&lt;CR&gt;</text:span></text:p>
            <text:p><text:span text:style-name="T40"/></text:p>
          </table:table-cell>
          <table:table-cell table:number-columns-repeated="22" table:style-name="ce375" office:value-type="string" calcext:value-type="string">
            <text:p>X</text:p>
          </table:table-cell>
          <table:table-cell table:style-name="ce416"/>
          <table:table-cell table:style-name="ce462"/>
          <table:table-cell table:style-name="ce496"/>
          <table:table-cell table:number-columns-repeated="990"/>
        </table:table-row>
        <table:table-row table:style-name="ro28">
          <table:table-cell table:style-name="ce51"/>
          <table:table-cell table:style-name="ce101"/>
          <table:table-cell table:style-name="ce122"/>
          <table:table-cell table:style-name="ce165"/>
          <table:table-cell table:style-name="ce219"/>
          <table:table-cell table:style-name="ce217"/>
          <table:table-cell table:style-name="ce285"/>
          <table:table-cell table:style-name="ce312"/>
          <table:table-cell table:style-name="ce363" office:value-type="string" calcext:value-type="string">
            <text:p>NSA0Now Playing  USB_????&lt;CR&gt;</text:p>
            <text:p>NSA1<text:span text:style-name="T3">※</text:span><text:span text:style-name="T4">Come Away With Me_???&lt;CR&gt;</text:span></text:p>
            <text:p><text:span text:style-name="T63">NSA2</text:span><text:span text:style-name="T57">※</text:span><text:span text:style-name="T56">Norah Jones_?????????&lt;CR&gt;</text:span></text:p>
            <text:p><text:span text:style-name="T63">NSA3</text:span><text:span text:style-name="T57">※</text:span><text:span text:style-name="T56">_????????????????????&lt;CR&gt;</text:span></text:p>
            <text:p><text:span text:style-name="T63">NSA4</text:span><text:span text:style-name="T57">※</text:span><text:span text:style-name="T56">_????????????????????&lt;CR&gt;</text:span></text:p>
            <text:p><text:span text:style-name="T63">NSA5</text:span><text:span text:style-name="T57">※</text:span><text:span text:style-name="T56">00:11     100%_???????&lt;CR&gt;</text:span></text:p>
            <text:p><text:span text:style-name="T63">NSA6</text:span><text:span text:style-name="T57">※</text:span><text:span text:style-name="T56">_????????????????????&lt;CR&gt;</text:span></text:p>
            <text:p><text:span text:style-name="T40">NSA7_????????????????????&lt;CR&gt;</text:span></text:p>
            <text:p><text:span text:style-name="T40">NSA8_????????????????????&lt;CR&gt;</text:span></text:p>
            <text:p><text:span text:style-name="T40"/></text:p>
          </table:table-cell>
          <table:table-cell table:number-columns-repeated="22" table:style-name="ce375" office:value-type="string" calcext:value-type="string">
            <text:p>X</text:p>
          </table:table-cell>
          <table:table-cell table:style-name="ce407"/>
          <table:table-cell table:style-name="ce463"/>
          <table:table-cell table:style-name="ce497"/>
          <table:table-cell table:number-columns-repeated="990"/>
        </table:table-row>
        <table:table-row table:style-name="ro29">
          <table:table-cell table:style-name="ce51" office:value-type="string" calcext:value-type="string">
            <text:p>D</text:p>
          </table:table-cell>
          <table:table-cell table:style-name="ce101"/>
          <table:table-cell table:style-name="ce122"/>
          <table:table-cell table:style-name="ce165"/>
          <table:table-cell table:style-name="ce242"/>
          <table:table-cell table:style-name="ce232"/>
          <table:table-cell table:style-name="ce281"/>
          <table:table-cell table:style-name="ce312"/>
          <table:table-cell table:style-name="ce363" office:value-type="string" calcext:value-type="string">
            <text:p>NSA0<text:span text:style-name="T13">※</text:span><text:span text:style-name="T4">Now Playing_??&lt;CR&gt;               </text:span></text:p>
            <text:p><text:span text:style-name="T63">NSA1</text:span><text:span text:style-name="T59">※</text:span><text:span text:style-name="T56">Title_??????????????????&lt;CR&gt;        </text:span></text:p>
            <text:p><text:span text:style-name="T63">NSA2</text:span><text:span text:style-name="T59">※</text:span><text:span text:style-name="T56">Artist_?????????????????&lt;CR&gt;              </text:span></text:p>
            <text:p><text:span text:style-name="T63">NSA3</text:span><text:span text:style-name="T59">※</text:span><text:span text:style-name="T56">?????????????????????????&lt;CR&gt;                 </text:span></text:p>
            <text:p><text:span text:style-name="T63">NSA4</text:span><text:span text:style-name="T59">※</text:span><text:span text:style-name="T56">Album_??????????????????&lt;CR&gt;        </text:span></text:p>
            <text:p><text:span text:style-name="T40">NSA5_?????????????????????????&lt;CR&gt;</text:span></text:p>
            <text:p><text:span text:style-name="T63">NSA6</text:span><text:span text:style-name="T59">※</text:span><text:span text:style-name="T56">?????????????????????????&lt;CR&gt; </text:span></text:p>
            <text:p><text:span text:style-name="T40">NSA7_?????????????????????????&lt;CR&gt;                          </text:span></text:p>
            <text:p><text:span text:style-name="T40">NSA8   [    1/1    ]  </text:span></text:p>
          </table:table-cell>
          <table:table-cell table:number-columns-repeated="22" table:style-name="ce375" office:value-type="string" calcext:value-type="string">
            <text:p>X</text:p>
          </table:table-cell>
          <table:table-cell table:style-name="ce407"/>
          <table:table-cell table:style-name="ce463"/>
          <table:table-cell table:style-name="ce497"/>
          <table:table-cell table:number-columns-repeated="990"/>
        </table:table-row>
        <table:table-row table:style-name="ro4">
          <table:table-cell table:style-name="ce50"/>
          <table:table-cell table:style-name="ce101"/>
          <table:table-cell table:style-name="ce122"/>
          <table:table-cell table:style-name="ce193" office:value-type="string" calcext:value-type="string">
            <text:p>Request Onscreen Display Information List</text:p>
          </table:table-cell>
          <table:table-cell table:style-name="ce240" office:value-type="string" calcext:value-type="string">
            <text:p>NSE</text:p>
          </table:table-cell>
          <table:table-cell table:style-name="ce240"/>
          <table:table-cell table:style-name="ce282" office:value-type="string" calcext:value-type="string">
            <text:p>&lt;CR&gt;</text:p>
          </table:table-cell>
          <table:table-cell table:style-name="ce295" office:value-type="string" calcext:value-type="string">
            <text:p>NSE&lt;CR&gt;</text:p>
          </table:table-cell>
          <table:table-cell table:style-name="ce343"/>
          <table:table-cell table:number-columns-repeated="22" table:style-name="ce376" office:value-type="string" calcext:value-type="string">
            <text:p>X</text:p>
          </table:table-cell>
          <table:table-cell table:style-name="ce406"/>
          <table:table-cell table:style-name="ce224"/>
          <table:table-cell table:style-name="ce487"/>
          <table:table-cell table:number-columns-repeated="990"/>
        </table:table-row>
        <table:table-row table:style-name="ro30">
          <table:table-cell table:style-name="ce52"/>
          <table:table-cell table:style-name="ce101"/>
          <table:table-cell table:style-name="ce122"/>
          <table:table-cell table:style-name="ce165" office:value-type="string" calcext:value-type="string">
            <text:p>(UTF-8 CODE Character)</text:p>
            <text:p>*UTF-8 Character(MAX96byte)</text:p>
            <text:p>_:Null</text:p>
            <text:p>?: Don't Care (The character after Null should be disregarded)</text:p>
            <text:p><text:span text:style-name="T41">※</text:span><text:span text:style-name="T42">:Cursor&amp;Playable Information Data(1byte)</text:span></text:p>
            <text:p><text:span text:style-name="T40">Bit1:Playable Music =1       </text:span></text:p>
            <text:p><text:span text:style-name="T40">Bit2:Directory</text:span></text:p>
            <text:p><text:span text:style-name="T40">Bit3:Don't Care</text:span></text:p>
            <text:p><text:span text:style-name="T40">Bit4:CURSOR SELECT=1</text:span></text:p>
            <text:p><text:span text:style-name="T40">Bit7:Picture</text:span></text:p>
            <text:p><text:span text:style-name="T40">Bit5,6,8:Don't Care</text:span></text:p>
            <text:p><text:span text:style-name="T40">************_???:MAX 96byte</text:span></text:p>
          </table:table-cell>
          <table:table-cell table:style-name="ce217" table:number-columns-repeated="2"/>
          <table:table-cell table:style-name="ce285"/>
          <table:table-cell table:style-name="ce301" office:value-type="string" calcext:value-type="string">
            <text:p>(Return NSE0-NSE8<text:span text:style-name="T39">）</text:span></text:p>
          </table:table-cell>
          <table:table-cell table:style-name="ce362" office:value-type="string" calcext:value-type="string">
            <text:p>NSE0&lt;CR&gt;</text:p>
            <text:p>(Return)</text:p>
            <text:p>NSE0**********_???(96byte)&lt;CR&gt;</text:p>
            <text:p>NSE1<text:span text:style-name="T3">※</text:span><text:span text:style-name="T4">(Flag1byte)*********_???(95byte)&lt;CR&gt;</text:span></text:p>
            <text:p><text:span text:style-name="T63">NSE2</text:span><text:span text:style-name="T57">※</text:span><text:span text:style-name="T56">(Flag1byte)*********_???(95byte)&lt;CR&gt;</text:span></text:p>
            <text:p><text:span text:style-name="T63">NSE3</text:span><text:span text:style-name="T57">※</text:span><text:span text:style-name="T56">(Flag1byte)*********_???(95byte)&lt;CR&gt;</text:span></text:p>
            <text:p><text:span text:style-name="T63">NSE4</text:span><text:span text:style-name="T57">※</text:span><text:span text:style-name="T56">(Flag1byte)*********_???(95byte)&lt;CR&gt;</text:span></text:p>
            <text:p><text:span text:style-name="T63">NSE5</text:span><text:span text:style-name="T57">※</text:span><text:span text:style-name="T56">(Flag1byte)*********_???(95byte)&lt;CR&gt;</text:span></text:p>
            <text:p><text:span text:style-name="T63">NSE6</text:span><text:span text:style-name="T57">※</text:span><text:span text:style-name="T56">(Flag1byte)*********_???(95byte)&lt;CR&gt;</text:span></text:p>
            <text:p><text:span text:style-name="T40">NSE7*********_???(96byte)&lt;CR&gt;</text:span></text:p>
            <text:p><text:span text:style-name="T40">NSE8*********_???(96byte)&lt;CR&gt;</text:span></text:p>
            <text:p><text:span text:style-name="T40"/></text:p>
          </table:table-cell>
          <table:table-cell table:number-columns-repeated="22" table:style-name="ce375" office:value-type="string" calcext:value-type="string">
            <text:p>X</text:p>
          </table:table-cell>
          <table:table-cell table:style-name="ce406"/>
          <table:table-cell table:style-name="ce462"/>
          <table:table-cell table:style-name="ce496"/>
          <table:table-cell table:number-columns-repeated="990"/>
        </table:table-row>
        <table:table-row table:style-name="ro28">
          <table:table-cell table:style-name="ce52"/>
          <table:table-cell table:style-name="ce102"/>
          <table:table-cell table:style-name="ce122"/>
          <table:table-cell table:style-name="ce165"/>
          <table:table-cell table:style-name="ce219"/>
          <table:table-cell table:style-name="ce217"/>
          <table:table-cell table:style-name="ce285"/>
          <table:table-cell table:style-name="ce301"/>
          <table:table-cell table:style-name="ce364" office:value-type="string" calcext:value-type="string">
            <text:p>NSE0Now Playing  USB_????&lt;CR&gt;</text:p>
            <text:p>NSE1<text:span text:style-name="T3">※</text:span><text:span text:style-name="T4">Come Away With Me_???&lt;CR&gt;</text:span></text:p>
            <text:p><text:span text:style-name="T63">NSE2</text:span><text:span text:style-name="T57">※</text:span><text:span text:style-name="T56">Norah Jones_?????????&lt;CR&gt;</text:span></text:p>
            <text:p><text:span text:style-name="T63">NSE3</text:span><text:span text:style-name="T57">※</text:span><text:span text:style-name="T56">_????????????????????&lt;CR&gt;</text:span></text:p>
            <text:p><text:span text:style-name="T63">NSE4</text:span><text:span text:style-name="T57">※</text:span><text:span text:style-name="T56">_????????????????????&lt;CR&gt;</text:span></text:p>
            <text:p><text:span text:style-name="T63">NSE5</text:span><text:span text:style-name="T57">※</text:span><text:span text:style-name="T56">00:11     100%_???????&lt;CR&gt;</text:span></text:p>
            <text:p><text:span text:style-name="T63">NSE6</text:span><text:span text:style-name="T57">※</text:span><text:span text:style-name="T56">_????????????????????&lt;CR&gt;</text:span></text:p>
            <text:p><text:span text:style-name="T40">NSE7_????????????????????&lt;CR&gt;</text:span></text:p>
            <text:p><text:span text:style-name="T40">NSE8_????????????????????&lt;CR&gt;</text:span></text:p>
            <text:p><text:span text:style-name="T40"/></text:p>
          </table:table-cell>
          <table:table-cell table:number-columns-repeated="22" table:style-name="ce376" office:value-type="string" calcext:value-type="string">
            <text:p>X</text:p>
          </table:table-cell>
          <table:table-cell table:style-name="ce410"/>
          <table:table-cell table:style-name="ce463"/>
          <table:table-cell table:style-name="ce497"/>
          <table:table-cell table:number-columns-repeated="990"/>
        </table:table-row>
        <table:table-row table:style-name="ro29">
          <table:table-cell table:style-name="ce51" office:value-type="string" calcext:value-type="string">
            <text:p>D</text:p>
          </table:table-cell>
          <table:table-cell table:style-name="ce101"/>
          <table:table-cell table:style-name="ce122"/>
          <table:table-cell table:style-name="ce165"/>
          <table:table-cell table:style-name="ce242"/>
          <table:table-cell table:style-name="ce232"/>
          <table:table-cell table:style-name="ce281"/>
          <table:table-cell table:style-name="ce312"/>
          <table:table-cell table:style-name="ce363" office:value-type="string" calcext:value-type="string">
            <text:p>NSE0<text:span text:style-name="T13">※</text:span><text:span text:style-name="T4">Now Playing_??&lt;CR&gt;               </text:span></text:p>
            <text:p><text:span text:style-name="T63">NSE1</text:span><text:span text:style-name="T59">※</text:span><text:span text:style-name="T56">Title_??????????????????&lt;CR&gt;        </text:span></text:p>
            <text:p><text:span text:style-name="T63">NSE2</text:span><text:span text:style-name="T59">※</text:span><text:span text:style-name="T56">Artist_?????????????????&lt;CR&gt;              </text:span></text:p>
            <text:p><text:span text:style-name="T63">NSE3</text:span><text:span text:style-name="T59">※</text:span><text:span text:style-name="T56">?????????????????????????&lt;CR&gt;                 </text:span></text:p>
            <text:p><text:span text:style-name="T63">NSE4</text:span><text:span text:style-name="T59">※</text:span><text:span text:style-name="T56">Album_??????????????????&lt;CR&gt;        </text:span></text:p>
            <text:p><text:span text:style-name="T40">NSE5_?????????????????????????&lt;CR&gt;</text:span></text:p>
            <text:p><text:span text:style-name="T63">NSE6</text:span><text:span text:style-name="T59">※</text:span><text:span text:style-name="T56">?????????????????????????&lt;CR&gt; </text:span></text:p>
            <text:p><text:span text:style-name="T40">NSE7_?????????????????????????&lt;CR&gt;                          </text:span></text:p>
            <text:p><text:span text:style-name="T40">NSE8   [    1/1    ]  </text:span></text:p>
          </table:table-cell>
          <table:table-cell table:number-columns-repeated="22" table:style-name="ce375" office:value-type="string" calcext:value-type="string">
            <text:p>X</text:p>
          </table:table-cell>
          <table:table-cell table:style-name="ce407"/>
          <table:table-cell table:style-name="ce463"/>
          <table:table-cell table:style-name="ce497"/>
          <table:table-cell table:number-columns-repeated="990"/>
        </table:table-row>
        <table:table-row table:style-name="ro31">
          <table:table-cell table:style-name="ce53" office:value-type="string" calcext:value-type="string">
            <text:p>2nd</text:p>
          </table:table-cell>
          <table:table-cell table:style-name="ce103" office:value-type="string" calcext:value-type="string">
            <text:p>Power</text:p>
          </table:table-cell>
          <table:table-cell table:style-name="ce131" office:value-type="string" calcext:value-type="string">
            <text:p>Power</text:p>
          </table:table-cell>
          <table:table-cell table:style-name="ce203" office:value-type="string" calcext:value-type="string">
            <text:p>ZONE2 ON/OFF change</text:p>
          </table:table-cell>
          <table:table-cell table:style-name="ce243"/>
          <table:table-cell table:style-name="ce272" office:value-type="string" calcext:value-type="string">
            <text:p>ON</text:p>
          </table:table-cell>
          <table:table-cell table:style-name="ce288" office:value-type="string" calcext:value-type="string">
            <text:p>&lt;CR&gt;</text:p>
          </table:table-cell>
          <table:table-cell table:style-name="ce317" office:value-type="string" calcext:value-type="string">
            <text:p>Z2ON&lt;CR&gt;</text:p>
          </table:table-cell>
          <table:table-cell table:style-name="ce365"/>
          <table:table-cell table:number-columns-repeated="19" table:style-name="ce383" office:value-type="string" calcext:value-type="string">
            <text:p>X</text:p>
          </table:table-cell>
          <table:table-cell table:number-columns-repeated="2" table:style-name="ce383" office:value-type="string" calcext:value-type="string">
            <text:p>@2</text:p>
          </table:table-cell>
          <table:table-cell table:style-name="ce398" office:value-type="string" calcext:value-type="string">
            <text:p>---</text:p>
          </table:table-cell>
          <table:table-cell table:style-name="ce417" office:value-type="string" calcext:value-type="string">
            <text:p>@2 : Under amp assigned to Zone 2 only</text:p>
          </table:table-cell>
          <table:table-cell table:style-name="ce425" office:value-type="string" calcext:value-type="string">
            <text:p>MPW:2</text:p>
          </table:table-cell>
          <table:table-cell table:style-name="ce472" office:value-type="string" calcext:value-type="string">
            <text:p>@MPW:2</text:p>
          </table:table-cell>
          <table:table-cell table:number-columns-repeated="990"/>
        </table:table-row>
        <table:table-row table:style-name="ro4">
          <table:table-cell table:style-name="ce54" office:value-type="string" calcext:value-type="string">
            <text:p>Zone</text:p>
          </table:table-cell>
          <table:table-cell table:style-name="ce104"/>
          <table:table-cell table:style-name="ce123"/>
          <table:table-cell table:style-name="ce142"/>
          <table:table-cell table:style-name="ce232"/>
          <table:table-cell table:style-name="ce248" office:value-type="string" calcext:value-type="string">
            <text:p>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2OFF&lt;CR&gt;</text:p>
          </table:table-cell>
          <table:table-cell table:style-name="ce324"/>
          <table:table-cell table:number-columns-repeated="19"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2</text:p>
          </table:table-cell>
          <table:table-cell table:style-name="ce377" office:value-type="string" calcext:value-type="string">
            <text:p>---</text:p>
          </table:table-cell>
          <table:table-cell table:style-name="ce406" office:value-type="string" calcext:value-type="string">
            <text:p>@2 : Under amp assigned to Zone 2 only</text:p>
          </table:table-cell>
          <table:table-cell table:style-name="ce425" office:value-type="string" calcext:value-type="string">
            <text:p>MPW:1</text:p>
          </table:table-cell>
          <table:table-cell table:style-name="ce472" office:value-type="string" calcext:value-type="string">
            <text:p>@MPW:1</text:p>
          </table:table-cell>
          <table:table-cell table:number-columns-repeated="990"/>
        </table:table-row>
        <table:table-row table:style-name="ro20">
          <table:table-cell table:style-name="ce54"/>
          <table:table-cell table:style-name="ce105" office:value-type="string" calcext:value-type="string">
            <text:p>Input</text:p>
          </table:table-cell>
          <table:table-cell table:style-name="ce122" office:value-type="string" calcext:value-type="string">
            <text:p>Input</text:p>
          </table:table-cell>
          <table:table-cell table:style-name="ce128" office:value-type="string" calcext:value-type="string">
            <text:p>ZONE2 mode set , and select source</text:p>
          </table:table-cell>
          <table:table-cell table:style-name="ce217" office:value-type="string" calcext:value-type="string">
            <text:p>Z2</text:p>
          </table:table-cell>
          <table:table-cell table:style-name="ce217" office:value-type="string" calcext:value-type="string">
            <text:p>CD</text:p>
          </table:table-cell>
          <table:table-cell table:style-name="ce285" office:value-type="string" calcext:value-type="string">
            <text:p>&lt;CR&gt;</text:p>
          </table:table-cell>
          <table:table-cell table:style-name="ce301" office:value-type="string" calcext:value-type="string">
            <text:p>Z2CD&lt;CR&gt;</text:p>
          </table:table-cell>
          <table:table-cell table:style-name="ce187" office:value-type="string" calcext:value-type="string">
            <text:p><text:span text:style-name="T3">※</text:span><text:span text:style-name="T4">In the input source which iPod is assigned, the response of "Z2IPOD" is returned. </text:span></text:p>
          </table:table-cell>
          <table:table-cell table:number-columns-repeated="12" table:style-name="ce382" office:value-type="string" calcext:value-type="string">
            <text:p>X</text:p>
          </table:table-cell>
          <table:table-cell table:style-name="ce382" office:value-type="string" calcext:value-type="string">
            <text:p>@1</text:p>
          </table:table-cell>
          <table:table-cell table:number-columns-repeated="6" table:style-name="ce382" office:value-type="string" calcext:value-type="string">
            <text:p>X</text:p>
          </table:table-cell>
          <table:table-cell table:number-columns-repeated="2" table:style-name="ce382" office:value-type="string" calcext:value-type="string">
            <text:p>@2</text:p>
          </table:table-cell>
          <table:table-cell table:style-name="ce397" office:value-type="string" calcext:value-type="string">
            <text:p>---</text:p>
          </table:table-cell>
          <table:table-cell table:style-name="ce418" office:value-type="string" calcext:value-type="string">
            <text:p>@1 : SR6005 doesn't support TV and GAME inputs.</text:p>
          </table:table-cell>
          <table:table-cell table:style-name="ce464" office:value-type="string" calcext:value-type="string">
            <text:p>MSC:*</text:p>
          </table:table-cell>
          <table:table-cell table:style-name="ce482" office:value-type="string" calcext:value-type="string">
            <text:p>@MSC:*</text:p>
          </table:table-cell>
          <table:table-cell table:number-columns-repeated="990"/>
        </table:table-row>
        <table:table-row table:style-name="ro4">
          <table:table-cell table:style-name="ce54"/>
          <table:table-cell table:style-name="ce106" office:value-type="string" calcext:value-type="string">
            <text:p>Setting</text:p>
          </table:table-cell>
          <table:table-cell table:style-name="ce122"/>
          <table:table-cell table:style-name="ce128" office:value-type="string" calcext:value-type="string">
            <text:p>---The name of PARAMETER is <text:s/>the same</text:p>
          </table:table-cell>
          <table:table-cell table:style-name="ce217"/>
          <table:table-cell table:style-name="ce217" office:value-type="string" calcext:value-type="string">
            <text:p><text:s text:c="3"/>|</text:p>
          </table:table-cell>
          <table:table-cell table:style-name="ce285"/>
          <table:table-cell table:style-name="ce301" office:value-type="string" calcext:value-type="string">
            <text:p><text:s text:c="3"/>|</text:p>
          </table:table-cell>
          <table:table-cell table:style-name="ce366"/>
          <table:table-cell table:style-name="ce382" table:number-columns-repeated="21"/>
          <table:table-cell table:style-name="ce380"/>
          <table:table-cell table:style-name="ce419" office:value-type="string" calcext:value-type="string">
            <text:p>@2 : Under amp assigned to Zone 2 only</text:p>
          </table:table-cell>
          <table:table-cell table:style-name="ce224"/>
          <table:table-cell table:style-name="ce487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3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2AUX3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4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2AUX4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5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2AUX5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6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2AUX6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7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2AUX7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/>
          <table:table-cell table:style-name="ce217"/>
          <table:table-cell table:style-name="ce217" office:value-type="string" calcext:value-type="string">
            <text:p>SPOTIFY</text:p>
          </table:table-cell>
          <table:table-cell table:style-name="ce279" office:value-type="string" calcext:value-type="string">
            <text:p>&lt;CR&gt;</text:p>
          </table:table-cell>
          <table:table-cell table:style-name="ce301" office:value-type="string" calcext:value-type="string">
            <text:p>Z2SPOTIFY</text:p>
          </table:table-cell>
          <table:table-cell table:style-name="ce366"/>
          <table:table-cell table:style-name="ce375" office:value-type="string" calcext:value-type="string">
            <text:p>@5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5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5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5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5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5" office:value-type="string" calcext:value-type="string">
            <text:p>@5: This code is available for North America &amp; Europe model Only</text:p>
          </table:table-cell>
          <table:table-cell table:style-name="ce224"/>
          <table:table-cell table:style-name="ce487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204" office:value-type="string" calcext:value-type="string">
            <text:p>Bluetooth</text:p>
          </table:table-cell>
          <table:table-cell table:style-name="ce217"/>
          <table:table-cell table:style-name="ce250" office:value-type="string" calcext:value-type="string">
            <text:p>BT</text:p>
          </table:table-cell>
          <table:table-cell table:style-name="ce280" office:value-type="string" calcext:value-type="string">
            <text:p>&lt;CR&gt;</text:p>
          </table:table-cell>
          <table:table-cell table:style-name="ce300" office:value-type="string" calcext:value-type="string">
            <text:p>Z2BT&lt;CR&gt;</text:p>
          </table:table-cell>
          <table:table-cell table:style-name="ce14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7"/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M-XPORT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2MXPORT&lt;CR&gt;</text:p>
          </table:table-cell>
          <table:table-cell table:style-name="ce148"/>
          <table:table-cell table:number-columns-repeated="1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402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SRC:N</text:p>
          </table:table-cell>
          <table:table-cell table:style-name="ce472" office:value-type="string" calcext:value-type="string">
            <text:p>@SRC:NN</text:p>
          </table:table-cell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USB/IPOD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Z2USB/IPOD&lt;CR&gt; </text:p>
          </table:table-cell>
          <table:table-cell table:style-name="ce346"/>
          <table:table-cell table:number-columns-repeated="21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11"/>
          <table:table-cell table:style-name="ce465"/>
          <table:table-cell table:style-name="ce498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42" office:value-type="string" calcext:value-type="string">
            <text:p>ZONE2 mode cancel </text:p>
          </table:table-cell>
          <table:table-cell table:style-name="ce217"/>
          <table:table-cell table:style-name="ce248" office:value-type="string" calcext:value-type="string">
            <text:p>SOURCE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2SOURCE&lt;CR&gt;</text:p>
          </table:table-cell>
          <table:table-cell table:style-name="ce326"/>
          <table:table-cell table:number-columns-repeated="19"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2</text:p>
          </table:table-cell>
          <table:table-cell table:style-name="ce377" office:value-type="string" calcext:value-type="string">
            <text:p>---</text:p>
          </table:table-cell>
          <table:table-cell table:style-name="ce406" office:value-type="string" calcext:value-type="string">
            <text:p>@2 : Under amp assigned to Zone 2 only</text:p>
          </table:table-cell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42" office:value-type="string" calcext:value-type="string">
            <text:p>Select INPUT source USB and USB Start Playback</text:p>
          </table:table-cell>
          <table:table-cell table:style-name="ce217"/>
          <table:table-cell table:style-name="ce248" office:value-type="string" calcext:value-type="string">
            <text:p>USB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Z2USB&lt;CR&gt;</text:p>
          </table:table-cell>
          <table:table-cell table:style-name="ce326"/>
          <table:table-cell table:number-columns-repeated="19"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2</text:p>
          </table:table-cell>
          <table:table-cell table:style-name="ce377" office:value-type="string" calcext:value-type="string">
            <text:p>---</text:p>
          </table:table-cell>
          <table:table-cell table:style-name="ce406" office:value-type="string" calcext:value-type="string">
            <text:p>@2 : Under amp assigned to Zone 2 only</text:p>
          </table:table-cell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42" office:value-type="string" calcext:value-type="string">
            <text:p>Select INPUT source USB and iPod DIRECT Start Playback</text:p>
          </table:table-cell>
          <table:table-cell table:style-name="ce217"/>
          <table:table-cell table:style-name="ce248" office:value-type="string" calcext:value-type="string">
            <text:p>IPD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Z2IPD&lt;CR&gt;</text:p>
          </table:table-cell>
          <table:table-cell table:style-name="ce326"/>
          <table:table-cell table:number-columns-repeated="19"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2</text:p>
          </table:table-cell>
          <table:table-cell table:style-name="ce377" office:value-type="string" calcext:value-type="string">
            <text:p>---</text:p>
          </table:table-cell>
          <table:table-cell table:style-name="ce406" office:value-type="string" calcext:value-type="string">
            <text:p>@2 : Under amp assigned to Zone 2 only</text:p>
          </table:table-cell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44" office:value-type="string" calcext:value-type="string">
            <text:p>Select INPUT source NET/USB and iRadio Recent Play</text:p>
          </table:table-cell>
          <table:table-cell table:style-name="ce217"/>
          <table:table-cell table:style-name="ce253" office:value-type="string" calcext:value-type="string">
            <text:p>IRP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2IRP&lt;CR&gt;</text:p>
          </table:table-cell>
          <table:table-cell table:style-name="ce329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6" table:style-name="ce375" office:value-type="string" calcext:value-type="string">
            <text:p>X</text:p>
          </table:table-cell>
          <table:table-cell table:style-name="ce375" office:value-type="string" calcext:value-type="string">
            <text:p>@2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 office:value-type="string" calcext:value-type="string">
            <text:p>@2 : Under amp assigned to Zone 2 only</text:p>
          </table:table-cell>
          <table:table-cell table:style-name="ce466"/>
          <table:table-cell table:style-name="ce476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48" office:value-type="string" calcext:value-type="string">
            <text:p>Select INPUT source NET/USB and Favorites Play</text:p>
          </table:table-cell>
          <table:table-cell table:style-name="ce217"/>
          <table:table-cell table:style-name="ce253" office:value-type="string" calcext:value-type="string">
            <text:p>FVP</text:p>
          </table:table-cell>
          <table:table-cell table:style-name="ce277" office:value-type="string" calcext:value-type="string">
            <text:p>&lt;CR&gt;</text:p>
          </table:table-cell>
          <table:table-cell table:style-name="ce196" office:value-type="string" calcext:value-type="string">
            <text:p>Z2FVP&lt;CR&gt;</text:p>
          </table:table-cell>
          <table:table-cell table:style-name="ce329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6" table:style-name="ce375" office:value-type="string" calcext:value-type="string">
            <text:p>X</text:p>
          </table:table-cell>
          <table:table-cell table:style-name="ce375" office:value-type="string" calcext:value-type="string">
            <text:p>@2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 office:value-type="string" calcext:value-type="string">
            <text:p>@2 : Under amp assigned to Zone 2 only</text:p>
          </table:table-cell>
          <table:table-cell table:style-name="ce430"/>
          <table:table-cell table:style-name="ce475"/>
          <table:table-cell table:number-columns-repeated="990"/>
        </table:table-row>
        <table:table-row table:style-name="ro4">
          <table:table-cell table:style-name="ce55"/>
          <table:table-cell table:style-name="ce105"/>
          <table:table-cell table:style-name="ce122"/>
          <table:table-cell table:style-name="ce193" office:value-type="string" calcext:value-type="string">
            <text:p>Request ZONE2 Status (Power, input source and volume status)</text:p>
          </table:table-cell>
          <table:table-cell table:style-name="ce225"/>
          <table:table-cell table:style-name="ce240" office:value-type="string" calcext:value-type="string">
            <text:p>?</text:p>
          </table:table-cell>
          <table:table-cell table:style-name="ce282" office:value-type="string" calcext:value-type="string">
            <text:p>&lt;CR&gt;</text:p>
          </table:table-cell>
          <table:table-cell table:style-name="ce301" office:value-type="string" calcext:value-type="string">
            <text:p>Z2?&lt;CR&gt;</text:p>
          </table:table-cell>
          <table:table-cell table:style-name="ce163" office:value-type="string" calcext:value-type="string">
            <text:p>Z2ON&lt;CR&gt;</text:p>
          </table:table-cell>
          <table:table-cell table:number-columns-repeated="19" table:style-name="ce376" office:value-type="string" calcext:value-type="string">
            <text:p>X</text:p>
          </table:table-cell>
          <table:table-cell table:number-columns-repeated="2" table:style-name="ce376" office:value-type="string" calcext:value-type="string">
            <text:p>@2</text:p>
          </table:table-cell>
          <table:table-cell table:style-name="ce379" office:value-type="string" calcext:value-type="string">
            <text:p>---</text:p>
          </table:table-cell>
          <table:table-cell table:style-name="ce410" office:value-type="string" calcext:value-type="string">
            <text:p>@2 : Under amp assigned to Zone 2 only</text:p>
          </table:table-cell>
          <table:table-cell table:style-name="ce426" office:value-type="string" calcext:value-type="string">
            <text:p>MPW:?</text:p>
          </table:table-cell>
          <table:table-cell table:style-name="ce481" office:value-type="string" calcext:value-type="string">
            <text:p>@MPW:2,MPW:1</text:p>
          </table:table-cell>
          <table:table-cell table:number-columns-repeated="990"/>
        </table:table-row>
        <table:table-row table:style-name="ro4">
          <table:table-cell table:style-name="ce55"/>
          <table:table-cell table:style-name="ce107"/>
          <table:table-cell table:style-name="ce122"/>
          <table:table-cell table:style-name="ce139"/>
          <table:table-cell table:style-name="ce225" table:number-columns-repeated="2"/>
          <table:table-cell table:style-name="ce283"/>
          <table:table-cell table:style-name="ce301"/>
          <table:table-cell table:style-name="ce315" office:value-type="string" calcext:value-type="string">
            <text:p>Z2DVD&lt;CR&gt;</text:p>
          </table:table-cell>
          <table:table-cell table:style-name="ce382" table:number-columns-repeated="21"/>
          <table:table-cell table:style-name="ce397"/>
          <table:table-cell table:style-name="ce419"/>
          <table:table-cell table:style-name="ce467"/>
          <table:table-cell table:style-name="ce487"/>
          <table:table-cell table:number-columns-repeated="990"/>
        </table:table-row>
        <table:table-row table:style-name="ro4">
          <table:table-cell table:style-name="ce55"/>
          <table:table-cell table:style-name="ce107"/>
          <table:table-cell table:style-name="ce122"/>
          <table:table-cell table:style-name="ce139"/>
          <table:table-cell table:style-name="ce225" table:number-columns-repeated="2"/>
          <table:table-cell table:style-name="ce283"/>
          <table:table-cell table:style-name="ce301"/>
          <table:table-cell table:style-name="ce315" office:value-type="string" calcext:value-type="string">
            <text:p>Z240&lt;CR&gt;</text:p>
          </table:table-cell>
          <table:table-cell table:style-name="ce382" table:number-columns-repeated="21"/>
          <table:table-cell table:style-name="ce397"/>
          <table:table-cell table:style-name="ce419"/>
          <table:table-cell table:style-name="ce224"/>
          <table:table-cell table:style-name="ce487"/>
          <table:table-cell table:number-columns-repeated="990"/>
        </table:table-row>
        <table:table-row table:style-name="ro20">
          <table:table-cell table:style-name="ce55"/>
          <table:table-cell table:style-name="ce107"/>
          <table:table-cell table:style-name="ce122"/>
          <table:table-cell table:style-name="ce205"/>
          <table:table-cell table:style-name="ce231"/>
          <table:table-cell table:style-name="ce225"/>
          <table:table-cell table:style-name="ce283"/>
          <table:table-cell table:style-name="ce301"/>
          <table:table-cell table:style-name="ce346" office:value-type="string" calcext:value-type="string">
            <text:p>Z2IPOD DIRECT&lt;CR&gt;</text:p>
            <text:p>Z2USB DIRECT&lt;CR&gt;</text:p>
          </table:table-cell>
          <table:table-cell table:style-name="ce382" table:number-columns-repeated="21"/>
          <table:table-cell table:style-name="ce397"/>
          <table:table-cell table:style-name="ce419"/>
          <table:table-cell table:style-name="ce465"/>
          <table:table-cell table:style-name="ce498"/>
          <table:table-cell table:number-columns-repeated="990"/>
        </table:table-row>
        <table:table-row table:style-name="ro4">
          <table:table-cell table:style-name="ce55"/>
          <table:table-cell table:style-name="ce107"/>
          <table:table-cell table:style-name="ce123"/>
          <table:table-cell table:style-name="ce140"/>
          <table:table-cell table:style-name="ce225"/>
          <table:table-cell table:style-name="ce218"/>
          <table:table-cell table:style-name="ce284"/>
          <table:table-cell table:style-name="ce294"/>
          <table:table-cell table:style-name="ce148" office:value-type="string" calcext:value-type="string">
            <text:p>SRSOURCE&lt;CR&gt;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number-columns-repeated="2" table:style-name="ce376" office:value-type="string" calcext:value-type="string">
            <text:p>X</text:p>
          </table:table-cell>
          <table:table-cell table:number-columns-repeated="5" table:style-name="ce377" office:value-type="string" calcext:value-type="string">
            <text:p>---</text:p>
          </table:table-cell>
          <table:table-cell table:style-name="ce311"/>
          <table:table-cell table:style-name="ce224"/>
          <table:table-cell table:style-name="ce487"/>
          <table:table-cell table:number-columns-repeated="990"/>
        </table:table-row>
        <table:table-row table:style-name="ro4">
          <table:table-cell table:style-name="ce55"/>
          <table:table-cell table:style-name="ce108" office:value-type="string" calcext:value-type="string">
            <text:p>Volume</text:p>
          </table:table-cell>
          <table:table-cell table:style-name="ce121" office:value-type="string" calcext:value-type="string">
            <text:p>Volume</text:p>
          </table:table-cell>
          <table:table-cell table:style-name="ce128" office:value-type="string" calcext:value-type="string">
            <text:p>ZONE2 VOLUME UP/DOWN , direct change to **dB</text:p>
          </table:table-cell>
          <table:table-cell table:style-name="ce233" office:value-type="string" calcext:value-type="string">
            <text:p>Z2</text:p>
          </table:table-cell>
          <table:table-cell table:style-name="ce248" office:value-type="string" calcext:value-type="string">
            <text:p>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2UP&lt;CR&gt;</text:p>
          </table:table-cell>
          <table:table-cell table:style-name="ce324"/>
          <table:table-cell table:number-columns-repeated="7" table:style-name="ce375" office:value-type="string" calcext:value-type="string">
            <text:p>X</text:p>
          </table:table-cell>
          <table:table-cell table:style-name="ce375" office:value-type="string" calcext:value-type="string">
            <text:p>@2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375" office:value-type="string" calcext:value-type="string">
            <text:p>@2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2</text:p>
          </table:table-cell>
          <table:table-cell table:style-name="ce377" office:value-type="string" calcext:value-type="string">
            <text:p>---</text:p>
          </table:table-cell>
          <table:table-cell table:style-name="ce406" office:value-type="string" calcext:value-type="string">
            <text:p>@2 : Under amp assigned to Zone 2 only</text:p>
          </table:table-cell>
          <table:table-cell table:style-name="ce425" office:value-type="string" calcext:value-type="string">
            <text:p>MVL:1</text:p>
          </table:table-cell>
          <table:table-cell table:style-name="ce474" office:value-type="string" calcext:value-type="string">
            <text:p>@MVL:-20</text:p>
          </table:table-cell>
          <table:table-cell table:number-columns-repeated="990"/>
        </table:table-row>
        <table:table-row table:style-name="ro4">
          <table:table-cell table:style-name="ce55"/>
          <table:table-cell table:style-name="ce107" office:value-type="string" calcext:value-type="string">
            <text:p>setting</text:p>
          </table:table-cell>
          <table:table-cell table:style-name="ce122"/>
          <table:table-cell table:style-name="ce141" office:value-type="string" calcext:value-type="string">
            <text:p>**:00 to 99 by ASCII , 80 = 0dB, 99 = ---(MIN), 00 = -80dB</text:p>
          </table:table-cell>
          <table:table-cell table:style-name="ce217"/>
          <table:table-cell table:style-name="ce248" office:value-type="string" calcext:value-type="string">
            <text:p>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2DOWN&lt;CR&gt;</text:p>
          </table:table-cell>
          <table:table-cell table:style-name="ce324"/>
          <table:table-cell table:number-columns-repeated="7" table:style-name="ce375" office:value-type="string" calcext:value-type="string">
            <text:p>X</text:p>
          </table:table-cell>
          <table:table-cell table:style-name="ce375" office:value-type="string" calcext:value-type="string">
            <text:p>@2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375" office:value-type="string" calcext:value-type="string">
            <text:p>@2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2</text:p>
          </table:table-cell>
          <table:table-cell table:style-name="ce377" office:value-type="string" calcext:value-type="string">
            <text:p>---</text:p>
          </table:table-cell>
          <table:table-cell table:style-name="ce406" office:value-type="string" calcext:value-type="string">
            <text:p>@2 : Under amp assigned to Zone 2 only</text:p>
          </table:table-cell>
          <table:table-cell table:style-name="ce425" office:value-type="string" calcext:value-type="string">
            <text:p>MVL:2</text:p>
          </table:table-cell>
          <table:table-cell table:style-name="ce474" office:value-type="string" calcext:value-type="string">
            <text:p>@MVL:-20</text:p>
          </table:table-cell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 office:value-type="string" calcext:value-type="string">
            <text:p>**:00 to 98 by ASCII , 80=0dB, 00=---(MIN)</text:p>
          </table:table-cell>
          <table:table-cell table:style-name="ce217"/>
          <table:table-cell table:style-name="ce216" office:value-type="string" calcext:value-type="string">
            <text:p>**</text:p>
          </table:table-cell>
          <table:table-cell table:style-name="ce279" office:value-type="string" calcext:value-type="string">
            <text:p>&lt;CR&gt;</text:p>
          </table:table-cell>
          <table:table-cell table:style-name="ce295" office:value-type="string" calcext:value-type="string">
            <text:p>Z280&lt;CR&gt;</text:p>
          </table:table-cell>
          <table:table-cell table:style-name="ce163"/>
          <table:table-cell table:number-columns-repeated="7" table:style-name="ce376" office:value-type="string" calcext:value-type="string">
            <text:p>X</text:p>
          </table:table-cell>
          <table:table-cell table:style-name="ce376" office:value-type="string" calcext:value-type="string">
            <text:p>@2</text:p>
          </table:table-cell>
          <table:table-cell table:number-columns-repeated="4" table:style-name="ce376" office:value-type="string" calcext:value-type="string">
            <text:p>X</text:p>
          </table:table-cell>
          <table:table-cell table:number-columns-repeated="5" table:style-name="ce376" office:value-type="string" calcext:value-type="string">
            <text:p>@2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6" office:value-type="string" calcext:value-type="string">
            <text:p>@2</text:p>
          </table:table-cell>
          <table:table-cell table:style-name="ce377" office:value-type="string" calcext:value-type="string">
            <text:p>---</text:p>
          </table:table-cell>
          <table:table-cell table:style-name="ce410" office:value-type="string" calcext:value-type="string">
            <text:p>@2 : Under amp assigned to Zone 2 only</text:p>
          </table:table-cell>
          <table:table-cell table:style-name="ce426" office:value-type="string" calcext:value-type="string">
            <text:p>MVL:0xxx</text:p>
          </table:table-cell>
          <table:table-cell table:style-name="ce481" office:value-type="string" calcext:value-type="string">
            <text:p>@MVL:-20 (xxx=000~-80, mute MVL:-ZZZ)</text:p>
          </table:table-cell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1" office:value-type="string" calcext:value-type="string">
            <text:p>Mute</text:p>
          </table:table-cell>
          <table:table-cell table:style-name="ce137" office:value-type="string" calcext:value-type="string">
            <text:p>ZONE2 OUTPUT MUTE ON/OFF change</text:p>
          </table:table-cell>
          <table:table-cell table:style-name="ce216" office:value-type="string" calcext:value-type="string">
            <text:p>Z2MU</text:p>
          </table:table-cell>
          <table:table-cell table:style-name="ce248" office:value-type="string" calcext:value-type="string">
            <text:p>ON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Z2MUON&lt;CR&gt;</text:p>
          </table:table-cell>
          <table:table-cell table:style-name="ce324"/>
          <table:table-cell table:number-columns-repeated="19"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2</text:p>
          </table:table-cell>
          <table:table-cell table:style-name="ce377" office:value-type="string" calcext:value-type="string">
            <text:p>---</text:p>
          </table:table-cell>
          <table:table-cell table:style-name="ce406" office:value-type="string" calcext:value-type="string">
            <text:p>@2 : Under amp assigned to Zone 2 only</text:p>
          </table:table-cell>
          <table:table-cell table:style-name="ce426" office:value-type="string" calcext:value-type="string">
            <text:p>MAM:2</text:p>
          </table:table-cell>
          <table:table-cell table:style-name="ce481" office:value-type="string" calcext:value-type="string">
            <text:p>@MAM:2</text:p>
          </table:table-cell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38"/>
          <table:table-cell table:style-name="ce217"/>
          <table:table-cell table:style-name="ce248" office:value-type="string" calcext:value-type="string">
            <text:p>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2MUOFF&lt;CR&gt;</text:p>
          </table:table-cell>
          <table:table-cell table:style-name="ce324"/>
          <table:table-cell table:number-columns-repeated="19"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2</text:p>
          </table:table-cell>
          <table:table-cell table:style-name="ce377" office:value-type="string" calcext:value-type="string">
            <text:p>---</text:p>
          </table:table-cell>
          <table:table-cell table:style-name="ce406" office:value-type="string" calcext:value-type="string">
            <text:p>@2 : Under amp assigned to Zone 2 only</text:p>
          </table:table-cell>
          <table:table-cell table:style-name="ce426" office:value-type="string" calcext:value-type="string">
            <text:p>MAM:1</text:p>
          </table:table-cell>
          <table:table-cell table:style-name="ce481" office:value-type="string" calcext:value-type="string">
            <text:p>@MAM:1</text:p>
          </table:table-cell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40" office:value-type="string" calcext:value-type="string">
            <text:p>Request ZONE2 Mute Status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Z2MU?&lt;CR&gt;</text:p>
          </table:table-cell>
          <table:table-cell table:style-name="ce343"/>
          <table:table-cell table:number-columns-repeated="19"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2</text:p>
          </table:table-cell>
          <table:table-cell table:style-name="ce377" office:value-type="string" calcext:value-type="string">
            <text:p>---</text:p>
          </table:table-cell>
          <table:table-cell table:style-name="ce406" office:value-type="string" calcext:value-type="string">
            <text:p>@2 : Under amp assigned to Zone 2 only</text:p>
          </table:table-cell>
          <table:table-cell table:style-name="ce425" office:value-type="string" calcext:value-type="string">
            <text:p>MAM:?</text:p>
          </table:table-cell>
          <table:table-cell table:style-name="ce472" office:value-type="string" calcext:value-type="string">
            <text:p>@MAM:?</text:p>
          </table:table-cell>
          <table:table-cell table:number-columns-repeated="990"/>
        </table:table-row>
        <table:table-row table:style-name="ro4">
          <table:table-cell table:style-name="ce55"/>
          <table:table-cell table:style-name="ce108" office:value-type="string" calcext:value-type="string">
            <text:p>Smart</text:p>
          </table:table-cell>
          <table:table-cell table:style-name="ce121" office:value-type="string" calcext:value-type="string">
            <text:p>Smart Select</text:p>
          </table:table-cell>
          <table:table-cell table:style-name="ce128" office:value-type="string" calcext:value-type="string">
            <text:p>ZONE2 Smart Select 1-5 call</text:p>
          </table:table-cell>
          <table:table-cell table:style-name="ce217" office:value-type="string" calcext:value-type="string">
            <text:p>Z2</text:p>
          </table:table-cell>
          <table:table-cell table:style-name="ce250" office:value-type="string" calcext:value-type="string">
            <text:p>SMART1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2SMART1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5"/>
          <table:table-cell table:style-name="ce106" office:value-type="string" calcext:value-type="string">
            <text:p>Select</text:p>
          </table:table-cell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2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2SMART2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3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2SMART3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4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2SMART4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5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2SMART5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51" office:value-type="string" calcext:value-type="string">
            <text:p>ZONE2 Smart Select 1-5 memory</text:p>
          </table:table-cell>
          <table:table-cell table:style-name="ce217"/>
          <table:table-cell table:style-name="ce250" office:value-type="string" calcext:value-type="string">
            <text:p>SMART1 MEMORY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2SMART1 MEMORY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2 MEMORY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2SMART2 MEMORY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3 MEMORY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2SMART3 MEMORY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4 MEMORY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2SMART4 MEMORY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38"/>
          <table:table-cell table:style-name="ce217"/>
          <table:table-cell table:style-name="ce250" office:value-type="string" calcext:value-type="string">
            <text:p>SMART5 MEMORY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2SMART5 MEMORY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21">
          <table:table-cell table:style-name="ce55"/>
          <table:table-cell table:style-name="ce106"/>
          <table:table-cell table:style-name="ce122"/>
          <table:table-cell table:style-name="ce128" office:value-type="string" calcext:value-type="string">
            <text:p>(cancel smart seelct)</text:p>
          </table:table-cell>
          <table:table-cell table:style-name="ce217"/>
          <table:table-cell table:style-name="ce250"/>
          <table:table-cell table:style-name="ce280"/>
          <table:table-cell table:style-name="ce297"/>
          <table:table-cell table:style-name="ce324" office:value-type="string" calcext:value-type="string">
            <text:p>Z2SMART0&lt;CR&gt;</text:p>
          </table:table-cell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21">
          <table:table-cell table:style-name="ce55"/>
          <table:table-cell table:style-name="ce106"/>
          <table:table-cell table:style-name="ce122"/>
          <table:table-cell table:style-name="ce152" office:value-type="string" calcext:value-type="string">
            <text:p>Request ZONE2 Smart Select Status</text:p>
          </table:table-cell>
          <table:table-cell table:style-name="ce218"/>
          <table:table-cell table:style-name="ce250" office:value-type="string" calcext:value-type="string">
            <text:p>SMART ?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2SMART ?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5"/>
          <table:table-cell table:style-name="ce109" office:value-type="string" calcext:value-type="string">
            <text:p>Favorite</text:p>
          </table:table-cell>
          <table:table-cell table:style-name="ce121" office:value-type="string" calcext:value-type="string">
            <text:p>Favorite Station</text:p>
          </table:table-cell>
          <table:table-cell table:style-name="ce137" office:value-type="string" calcext:value-type="string">
            <text:p>Favorite Station 1-4 Mode select</text:p>
          </table:table-cell>
          <table:table-cell table:style-name="ce233" office:value-type="string" calcext:value-type="string">
            <text:p>Z2</text:p>
          </table:table-cell>
          <table:table-cell table:style-name="ce248" office:value-type="string" calcext:value-type="string">
            <text:p>FAVORITE1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2FAVORITE1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5" office:value-type="string" calcext:value-type="string">
            <text:p>Station</text:p>
          </table:table-cell>
          <table:table-cell table:style-name="ce122"/>
          <table:table-cell table:style-name="ce128"/>
          <table:table-cell table:style-name="ce219"/>
          <table:table-cell table:style-name="ce248" office:value-type="string" calcext:value-type="string">
            <text:p>FAVORITE2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2FAVORITE2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7"/>
          <table:table-cell table:style-name="ce122"/>
          <table:table-cell table:style-name="ce128"/>
          <table:table-cell table:style-name="ce219"/>
          <table:table-cell table:style-name="ce248" office:value-type="string" calcext:value-type="string">
            <text:p>FAVORITE3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2FAVORITE3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7"/>
          <table:table-cell table:style-name="ce122"/>
          <table:table-cell table:style-name="ce128"/>
          <table:table-cell table:style-name="ce219"/>
          <table:table-cell table:style-name="ce248" office:value-type="string" calcext:value-type="string">
            <text:p>FAVORITE4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2FAVORITE4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5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7"/>
          <table:table-cell table:style-name="ce122"/>
          <table:table-cell table:style-name="ce137" office:value-type="string" calcext:value-type="string">
            <text:p>Favorite Station 1-4 Mode memory</text:p>
          </table:table-cell>
          <table:table-cell table:style-name="ce219"/>
          <table:table-cell table:style-name="ce248" office:value-type="string" calcext:value-type="string">
            <text:p>FAVORITE1 MEMORY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2FAVORITE1 MEMORY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7"/>
          <table:table-cell table:style-name="ce122"/>
          <table:table-cell table:style-name="ce128"/>
          <table:table-cell table:style-name="ce219"/>
          <table:table-cell table:style-name="ce248" office:value-type="string" calcext:value-type="string">
            <text:p>FAVORITE2 MEMORY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2FAVORITE2 MEMORY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7"/>
          <table:table-cell table:style-name="ce122"/>
          <table:table-cell table:style-name="ce128"/>
          <table:table-cell table:style-name="ce219"/>
          <table:table-cell table:style-name="ce248" office:value-type="string" calcext:value-type="string">
            <text:p>FAVORITE3 MEMORY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2FAVORITE3 MEMORY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7"/>
          <table:table-cell table:style-name="ce122"/>
          <table:table-cell table:style-name="ce142"/>
          <table:table-cell table:style-name="ce242"/>
          <table:table-cell table:style-name="ce248" office:value-type="string" calcext:value-type="string">
            <text:p>FAVORITE4 MEMORY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2FAVORITE4 MEMORY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5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9" office:value-type="string" calcext:value-type="string">
            <text:p>Auto Standby</text:p>
          </table:table-cell>
          <table:table-cell table:style-name="ce121" office:value-type="string" calcext:value-type="string">
            <text:p>Auto Standby</text:p>
          </table:table-cell>
          <table:table-cell table:style-name="ce137" office:value-type="string" calcext:value-type="string">
            <text:p>ZONE2 Auto Standby setting</text:p>
          </table:table-cell>
          <table:table-cell table:style-name="ce228" office:value-type="string" calcext:value-type="string">
            <text:p>Z2STBY</text:p>
          </table:table-cell>
          <table:table-cell table:style-name="ce250" office:value-type="string" calcext:value-type="string">
            <text:p>2H</text:p>
          </table:table-cell>
          <table:table-cell table:style-name="ce280" office:value-type="string" calcext:value-type="string">
            <text:p>&lt;CR&gt;</text:p>
          </table:table-cell>
          <table:table-cell table:style-name="ce302" office:value-type="string" calcext:value-type="string">
            <text:p>Z2STBY2H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PWR:2</text:p>
          </table:table-cell>
          <table:table-cell table:style-name="ce472" office:value-type="string" calcext:value-type="string">
            <text:p>@PWR:2</text:p>
          </table:table-cell>
          <table:table-cell table:number-columns-repeated="990"/>
        </table:table-row>
        <table:table-row table:style-name="ro4">
          <table:table-cell table:style-name="ce55"/>
          <table:table-cell table:style-name="ce107"/>
          <table:table-cell table:style-name="ce122"/>
          <table:table-cell table:style-name="ce128"/>
          <table:table-cell table:style-name="ce229"/>
          <table:table-cell table:style-name="ce250" office:value-type="string" calcext:value-type="string">
            <text:p>4H</text:p>
          </table:table-cell>
          <table:table-cell table:style-name="ce280" office:value-type="string" calcext:value-type="string">
            <text:p>&lt;CR&gt;</text:p>
          </table:table-cell>
          <table:table-cell table:style-name="ce302" office:value-type="string" calcext:value-type="string">
            <text:p>Z2STBY4H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PWR:1</text:p>
          </table:table-cell>
          <table:table-cell table:style-name="ce472" office:value-type="string" calcext:value-type="string">
            <text:p>@PWR:1</text:p>
          </table:table-cell>
          <table:table-cell table:number-columns-repeated="990"/>
        </table:table-row>
        <table:table-row table:style-name="ro4">
          <table:table-cell table:style-name="ce55"/>
          <table:table-cell table:style-name="ce107"/>
          <table:table-cell table:style-name="ce122"/>
          <table:table-cell table:style-name="ce128"/>
          <table:table-cell table:style-name="ce229"/>
          <table:table-cell table:style-name="ce250" office:value-type="string" calcext:value-type="string">
            <text:p>8H</text:p>
          </table:table-cell>
          <table:table-cell table:style-name="ce280" office:value-type="string" calcext:value-type="string">
            <text:p>&lt;CR&gt;</text:p>
          </table:table-cell>
          <table:table-cell table:style-name="ce302" office:value-type="string" calcext:value-type="string">
            <text:p>Z2STBY8H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7"/>
          <table:table-cell table:style-name="ce122"/>
          <table:table-cell table:style-name="ce138"/>
          <table:table-cell table:style-name="ce229"/>
          <table:table-cell table:style-name="ce250" office:value-type="string" calcext:value-type="string">
            <text:p>OFF</text:p>
          </table:table-cell>
          <table:table-cell table:style-name="ce280" office:value-type="string" calcext:value-type="string">
            <text:p>&lt;CR&gt;</text:p>
          </table:table-cell>
          <table:table-cell table:style-name="ce302" office:value-type="string" calcext:value-type="string">
            <text:p>Z2STBYOFF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4"/>
          <table:table-cell table:style-name="ce123"/>
          <table:table-cell table:style-name="ce140" office:value-type="string" calcext:value-type="string">
            <text:p>Request Zone2 Auto Standby Status</text:p>
          </table:table-cell>
          <table:table-cell table:style-name="ce230"/>
          <table:table-cell table:style-name="ce250" office:value-type="string" calcext:value-type="string">
            <text:p>?</text:p>
          </table:table-cell>
          <table:table-cell table:style-name="ce280" office:value-type="string" calcext:value-type="string">
            <text:p>&lt;CR&gt;</text:p>
          </table:table-cell>
          <table:table-cell table:style-name="ce303" office:value-type="string" calcext:value-type="string">
            <text:p>Z2STBY?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 office:value-type="string" calcext:value-type="string">
            <text:p>@PWR:2,@PWR:1</text:p>
          </table:table-cell>
          <table:table-cell table:number-columns-repeated="990"/>
        </table:table-row>
        <table:table-row table:style-name="ro4">
          <table:table-cell table:style-name="ce54"/>
          <table:table-cell table:style-name="ce109" office:value-type="string" calcext:value-type="string">
            <text:p>Audio</text:p>
          </table:table-cell>
          <table:table-cell table:style-name="ce121" office:value-type="string" calcext:value-type="string">
            <text:p>Stereo/Mono</text:p>
          </table:table-cell>
          <table:table-cell table:style-name="ce128" office:value-type="string" calcext:value-type="string">
            <text:p>ZONE2 Channel setting</text:p>
          </table:table-cell>
          <table:table-cell table:style-name="ce216" office:value-type="string" calcext:value-type="string">
            <text:p>Z2CS</text:p>
          </table:table-cell>
          <table:table-cell table:style-name="ce248" office:value-type="string" calcext:value-type="string">
            <text:p>ST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Z2CSST&lt;CR&gt;</text:p>
          </table:table-cell>
          <table:table-cell table:style-name="ce351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50" office:value-type="string" calcext:value-type="string">
            <text:p>MST:1</text:p>
          </table:table-cell>
          <table:table-cell table:style-name="ce485" office:value-type="string" calcext:value-type="string">
            <text:p>@MST:1</text:p>
          </table:table-cell>
          <table:table-cell table:number-columns-repeated="990"/>
        </table:table-row>
        <table:table-row table:style-name="ro19">
          <table:table-cell table:style-name="ce54" office:value-type="string" calcext:value-type="string">
            <text:p>2nd</text:p>
          </table:table-cell>
          <table:table-cell table:style-name="ce105" office:value-type="string" calcext:value-type="string">
            <text:p>Setting</text:p>
          </table:table-cell>
          <table:table-cell table:style-name="ce122"/>
          <table:table-cell table:style-name="ce138"/>
          <table:table-cell table:style-name="ce217"/>
          <table:table-cell table:style-name="ce248" office:value-type="string" calcext:value-type="string">
            <text:p>MONO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Z2CSMONO&lt;CR&gt;</text:p>
          </table:table-cell>
          <table:table-cell table:style-name="ce351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/>
          <table:table-cell table:style-name="ce450" office:value-type="string" calcext:value-type="string">
            <text:p>MST:2</text:p>
          </table:table-cell>
          <table:table-cell table:style-name="ce485" office:value-type="string" calcext:value-type="string">
            <text:p>@MST:2</text:p>
          </table:table-cell>
          <table:table-cell table:number-columns-repeated="990"/>
        </table:table-row>
        <table:table-row table:style-name="ro4">
          <table:table-cell table:style-name="ce54" office:value-type="string" calcext:value-type="string">
            <text:p>Zone</text:p>
          </table:table-cell>
          <table:table-cell table:style-name="ce107"/>
          <table:table-cell table:style-name="ce122"/>
          <table:table-cell table:style-name="ce140" office:value-type="string" calcext:value-type="string">
            <text:p>Request ZONE2 Channel Stereo/Mono Status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9" office:value-type="string" calcext:value-type="string">
            <text:p>Z2CS?&lt;CR&gt;</text:p>
          </table:table-cell>
          <table:table-cell table:style-name="ce325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5"/>
          <table:table-cell table:style-name="ce450" office:value-type="string" calcext:value-type="string">
            <text:p>MST:?</text:p>
          </table:table-cell>
          <table:table-cell table:style-name="ce485" office:value-type="string" calcext:value-type="string">
            <text:p>@MST:1,@MST2</text:p>
          </table:table-cell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1" office:value-type="string" calcext:value-type="string">
            <text:p>Front L Level</text:p>
          </table:table-cell>
          <table:table-cell table:style-name="ce128" office:value-type="string" calcext:value-type="string">
            <text:p>ZONE2 CHANNEL VOLUME UP/DOWN , direct change to **dB</text:p>
          </table:table-cell>
          <table:table-cell table:style-name="ce216" office:value-type="string" calcext:value-type="string">
            <text:p>Z2CV</text:p>
          </table:table-cell>
          <table:table-cell table:style-name="ce248" office:value-type="string" calcext:value-type="string">
            <text:p>FL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2CVFL UP&lt;CR&gt;</text:p>
          </table:table-cell>
          <table:table-cell table:style-name="ce324"/>
          <table:table-cell table:number-columns-repeated="7" table:style-name="ce375" office:value-type="string" calcext:value-type="string">
            <text:p>X</text:p>
          </table:table-cell>
          <table:table-cell table:style-name="ce375" office:value-type="string" calcext:value-type="string">
            <text:p>@2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375" office:value-type="string" calcext:value-type="string">
            <text:p>@2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2</text:p>
          </table:table-cell>
          <table:table-cell table:style-name="ce377" office:value-type="string" calcext:value-type="string">
            <text:p>---</text:p>
          </table:table-cell>
          <table:table-cell table:style-name="ce405" office:value-type="string" calcext:value-type="string">
            <text:p>@2 : Under amp assigned to Zone 2 only</text:p>
          </table:table-cell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 office:value-type="string" calcext:value-type="string">
            <text:p>---FRONT Lch</text:p>
          </table:table-cell>
          <table:table-cell table:style-name="ce217"/>
          <table:table-cell table:style-name="ce248" office:value-type="string" calcext:value-type="string">
            <text:p>FL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2CVFL DOWN&lt;CR&gt;</text:p>
          </table:table-cell>
          <table:table-cell table:style-name="ce324"/>
          <table:table-cell table:number-columns-repeated="7" table:style-name="ce375" office:value-type="string" calcext:value-type="string">
            <text:p>X</text:p>
          </table:table-cell>
          <table:table-cell table:style-name="ce375" office:value-type="string" calcext:value-type="string">
            <text:p>@2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375" office:value-type="string" calcext:value-type="string">
            <text:p>@2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2</text:p>
          </table:table-cell>
          <table:table-cell table:style-name="ce377" office:value-type="string" calcext:value-type="string">
            <text:p>---</text:p>
          </table:table-cell>
          <table:table-cell table:style-name="ce406" office:value-type="string" calcext:value-type="string">
            <text:p>@2 : Under amp assigned to Zone 2 only</text:p>
          </table:table-cell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42" office:value-type="string" calcext:value-type="string">
            <text:p>**:38 to 62 by ASCII , 50=0dB</text:p>
          </table:table-cell>
          <table:table-cell table:style-name="ce217"/>
          <table:table-cell table:style-name="ce248" office:value-type="string" calcext:value-type="string">
            <text:p>FL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2CVFL 50&lt;CR&gt;</text:p>
          </table:table-cell>
          <table:table-cell table:style-name="ce324"/>
          <table:table-cell table:number-columns-repeated="7" table:style-name="ce375" office:value-type="string" calcext:value-type="string">
            <text:p>X</text:p>
          </table:table-cell>
          <table:table-cell table:style-name="ce375" office:value-type="string" calcext:value-type="string">
            <text:p>@2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375" office:value-type="string" calcext:value-type="string">
            <text:p>@2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2</text:p>
          </table:table-cell>
          <table:table-cell table:style-name="ce377" office:value-type="string" calcext:value-type="string">
            <text:p>---</text:p>
          </table:table-cell>
          <table:table-cell table:style-name="ce406" office:value-type="string" calcext:value-type="string">
            <text:p>@2 : Under amp assigned to Zone 2 only</text:p>
          </table:table-cell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1" office:value-type="string" calcext:value-type="string">
            <text:p>Front R Level</text:p>
          </table:table-cell>
          <table:table-cell table:style-name="ce128" office:value-type="string" calcext:value-type="string">
            <text:p>ZONE2 CHANNEL VOLUME UP/DOWN , direct change to **dB</text:p>
          </table:table-cell>
          <table:table-cell table:style-name="ce217" office:value-type="string" calcext:value-type="string">
            <text:p>Z2CV</text:p>
          </table:table-cell>
          <table:table-cell table:style-name="ce248" office:value-type="string" calcext:value-type="string">
            <text:p>FR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2CVFR UP&lt;CR&gt;</text:p>
          </table:table-cell>
          <table:table-cell table:style-name="ce324"/>
          <table:table-cell table:number-columns-repeated="7" table:style-name="ce375" office:value-type="string" calcext:value-type="string">
            <text:p>X</text:p>
          </table:table-cell>
          <table:table-cell table:style-name="ce375" office:value-type="string" calcext:value-type="string">
            <text:p>@2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375" office:value-type="string" calcext:value-type="string">
            <text:p>@2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2</text:p>
          </table:table-cell>
          <table:table-cell table:style-name="ce377" office:value-type="string" calcext:value-type="string">
            <text:p>---</text:p>
          </table:table-cell>
          <table:table-cell table:style-name="ce406" office:value-type="string" calcext:value-type="string">
            <text:p>@2 : Under amp assigned to Zone 2 only</text:p>
          </table:table-cell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 office:value-type="string" calcext:value-type="string">
            <text:p>---FRONT Rch</text:p>
          </table:table-cell>
          <table:table-cell table:style-name="ce217"/>
          <table:table-cell table:style-name="ce248" office:value-type="string" calcext:value-type="string">
            <text:p>FR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2CVFR DOWN&lt;CR&gt;</text:p>
          </table:table-cell>
          <table:table-cell table:style-name="ce324"/>
          <table:table-cell table:number-columns-repeated="7" table:style-name="ce375" office:value-type="string" calcext:value-type="string">
            <text:p>X</text:p>
          </table:table-cell>
          <table:table-cell table:style-name="ce375" office:value-type="string" calcext:value-type="string">
            <text:p>@2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375" office:value-type="string" calcext:value-type="string">
            <text:p>@2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2</text:p>
          </table:table-cell>
          <table:table-cell table:style-name="ce377" office:value-type="string" calcext:value-type="string">
            <text:p>---</text:p>
          </table:table-cell>
          <table:table-cell table:style-name="ce406" office:value-type="string" calcext:value-type="string">
            <text:p>@2 : Under amp assigned to Zone 2 only</text:p>
          </table:table-cell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38" office:value-type="string" calcext:value-type="string">
            <text:p>**:38 to 62 by ASCII , 50=0dB</text:p>
          </table:table-cell>
          <table:table-cell table:style-name="ce217"/>
          <table:table-cell table:style-name="ce248" office:value-type="string" calcext:value-type="string">
            <text:p>FR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2CVFR 50&lt;CR&gt;</text:p>
          </table:table-cell>
          <table:table-cell table:style-name="ce324"/>
          <table:table-cell table:number-columns-repeated="7" table:style-name="ce375" office:value-type="string" calcext:value-type="string">
            <text:p>X</text:p>
          </table:table-cell>
          <table:table-cell table:style-name="ce375" office:value-type="string" calcext:value-type="string">
            <text:p>@2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375" office:value-type="string" calcext:value-type="string">
            <text:p>@2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2</text:p>
          </table:table-cell>
          <table:table-cell table:style-name="ce377" office:value-type="string" calcext:value-type="string">
            <text:p>---</text:p>
          </table:table-cell>
          <table:table-cell table:style-name="ce406" office:value-type="string" calcext:value-type="string">
            <text:p>@2 : Under amp assigned to Zone 2 only</text:p>
          </table:table-cell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40" office:value-type="string" calcext:value-type="string">
            <text:p>Request ZONE2 Channel Level Status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Z2CV?&lt;CR&gt;</text:p>
          </table:table-cell>
          <table:table-cell table:style-name="ce324"/>
          <table:table-cell table:number-columns-repeated="7" table:style-name="ce375" office:value-type="string" calcext:value-type="string">
            <text:p>X</text:p>
          </table:table-cell>
          <table:table-cell table:style-name="ce375" office:value-type="string" calcext:value-type="string">
            <text:p>@2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5" table:style-name="ce375" office:value-type="string" calcext:value-type="string">
            <text:p>@2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@2</text:p>
          </table:table-cell>
          <table:table-cell table:style-name="ce377" office:value-type="string" calcext:value-type="string">
            <text:p>---</text:p>
          </table:table-cell>
          <table:table-cell table:style-name="ce406" office:value-type="string" calcext:value-type="string">
            <text:p>@2 : Under amp assigned to Zone 2 only</text:p>
          </table:table-cell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1" office:value-type="string" calcext:value-type="string">
            <text:p>High Pass Filter</text:p>
          </table:table-cell>
          <table:table-cell table:style-name="ce128" office:value-type="string" calcext:value-type="string">
            <text:p>ZONE2 HPF ON/OFF</text:p>
          </table:table-cell>
          <table:table-cell table:style-name="ce216" office:value-type="string" calcext:value-type="string">
            <text:p>Z2HPF</text:p>
          </table:table-cell>
          <table:table-cell table:style-name="ce248" office:value-type="string" calcext:value-type="string">
            <text:p>ON</text:p>
          </table:table-cell>
          <table:table-cell table:style-name="ce277" office:value-type="string" calcext:value-type="string">
            <text:p>&lt;CR&gt;</text:p>
          </table:table-cell>
          <table:table-cell table:style-name="ce301" office:value-type="string" calcext:value-type="string">
            <text:p>Z2HPFON&lt;CR&gt;</text:p>
          </table:table-cell>
          <table:table-cell table:style-name="ce343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38"/>
          <table:table-cell table:style-name="ce217"/>
          <table:table-cell table:style-name="ce248" office:value-type="string" calcext:value-type="string">
            <text:p>OFF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Z2HPFOFF&lt;CR&gt;</text:p>
          </table:table-cell>
          <table:table-cell table:style-name="ce326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40" office:value-type="string" calcext:value-type="string">
            <text:p>Request ZONE2 HPF Status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Z2HPF?&lt;CR&gt;</text:p>
          </table:table-cell>
          <table:table-cell table:style-name="ce324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1" office:value-type="string" calcext:value-type="string">
            <text:p>Bass</text:p>
          </table:table-cell>
          <table:table-cell table:style-name="ce128" office:value-type="string" calcext:value-type="string">
            <text:p>ZONE2 BASS UP/DOWN , direct change to **dB</text:p>
          </table:table-cell>
          <table:table-cell table:style-name="ce216" office:value-type="string" calcext:value-type="string">
            <text:p>Z2PS</text:p>
          </table:table-cell>
          <table:table-cell table:style-name="ce248" office:value-type="string" calcext:value-type="string">
            <text:p>BAS UP</text:p>
          </table:table-cell>
          <table:table-cell table:style-name="ce277" office:value-type="string" calcext:value-type="string">
            <text:p>&lt;CR&gt;</text:p>
          </table:table-cell>
          <table:table-cell table:style-name="ce301" office:value-type="string" calcext:value-type="string">
            <text:p>Z2PSBAS UP&lt;CR&gt;</text:p>
          </table:table-cell>
          <table:table-cell table:style-name="ce343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 office:value-type="string" calcext:value-type="string">
            <text:p>**:00 to 99 by ASCII , 00=0dB</text:p>
          </table:table-cell>
          <table:table-cell table:style-name="ce217"/>
          <table:table-cell table:style-name="ce248" office:value-type="string" calcext:value-type="string">
            <text:p>BAS DOWN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Z2PSBAS DOWN&lt;CR&gt;</text:p>
          </table:table-cell>
          <table:table-cell table:style-name="ce351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28" office:value-type="string" calcext:value-type="string">
            <text:p><text:s/>from -10 to +10(40 to 60)</text:p>
          </table:table-cell>
          <table:table-cell table:style-name="ce217"/>
          <table:table-cell table:style-name="ce248" office:value-type="string" calcext:value-type="string">
            <text:p>BAS **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Z2PSBAS 50&lt;CR&gt;</text:p>
          </table:table-cell>
          <table:table-cell table:style-name="ce163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40" office:value-type="string" calcext:value-type="string">
            <text:p>Request ZONE2 Bass Status</text:p>
          </table:table-cell>
          <table:table-cell table:style-name="ce225"/>
          <table:table-cell table:style-name="ce249" office:value-type="string" calcext:value-type="string">
            <text:p>BAS ?</text:p>
          </table:table-cell>
          <table:table-cell table:style-name="ce278" office:value-type="string" calcext:value-type="string">
            <text:p>&lt;CR&gt;</text:p>
          </table:table-cell>
          <table:table-cell table:style-name="ce295" office:value-type="string" calcext:value-type="string">
            <text:p>Z2PSBAS ?&lt;CR&gt;</text:p>
          </table:table-cell>
          <table:table-cell table:style-name="ce351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1" office:value-type="string" calcext:value-type="string">
            <text:p>Treble</text:p>
          </table:table-cell>
          <table:table-cell table:style-name="ce128" office:value-type="string" calcext:value-type="string">
            <text:p>ZONE2 TREBLE UP/DOWN , direct change to **dB</text:p>
          </table:table-cell>
          <table:table-cell table:style-name="ce217" office:value-type="string" calcext:value-type="string">
            <text:p>Z2PS</text:p>
          </table:table-cell>
          <table:table-cell table:style-name="ce248" office:value-type="string" calcext:value-type="string">
            <text:p>TRE UP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Z2PSTRE UP&lt;CR&gt;</text:p>
          </table:table-cell>
          <table:table-cell table:style-name="ce351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4"/>
          <table:table-cell table:style-name="ce106"/>
          <table:table-cell table:style-name="ce122"/>
          <table:table-cell table:style-name="ce128" office:value-type="string" calcext:value-type="string">
            <text:p>**:00 to 99 by ASCII , 00=0dB </text:p>
          </table:table-cell>
          <table:table-cell table:style-name="ce217"/>
          <table:table-cell table:style-name="ce248" office:value-type="string" calcext:value-type="string">
            <text:p>TRE DOWN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Z2PSTRE DOWN&lt;CR&gt; </text:p>
          </table:table-cell>
          <table:table-cell table:style-name="ce325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4"/>
          <table:table-cell table:style-name="ce106"/>
          <table:table-cell table:style-name="ce122"/>
          <table:table-cell table:style-name="ce128" office:value-type="string" calcext:value-type="string">
            <text:p><text:s/>from -10 to +10(40 to 60)</text:p>
          </table:table-cell>
          <table:table-cell table:style-name="ce217"/>
          <table:table-cell table:style-name="ce248" office:value-type="string" calcext:value-type="string">
            <text:p>TRE **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Z2PSTRE 50&lt;CR&gt;</text:p>
          </table:table-cell>
          <table:table-cell table:style-name="ce163"/>
          <table:table-cell table:number-columns-repeated="13" table:style-name="ce375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39" office:value-type="string" calcext:value-type="string">
            <text:p>Request ZONE2 Teble Status</text:p>
          </table:table-cell>
          <table:table-cell table:style-name="ce225"/>
          <table:table-cell table:style-name="ce240" office:value-type="string" calcext:value-type="string">
            <text:p>TRE ?</text:p>
          </table:table-cell>
          <table:table-cell table:style-name="ce282" office:value-type="string" calcext:value-type="string">
            <text:p>&lt;CR&gt;</text:p>
          </table:table-cell>
          <table:table-cell table:style-name="ce295" office:value-type="string" calcext:value-type="string">
            <text:p>Z2PSTRE ?&lt;CR&gt;</text:p>
          </table:table-cell>
          <table:table-cell table:style-name="ce326"/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X</text:p>
          </table:table-cell>
          <table:table-cell table:number-columns-repeated="9" table:style-name="ce377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5"/>
          <table:table-cell table:style-name="ce109" office:value-type="string" calcext:value-type="string">
            <text:p>Sleep</text:p>
          </table:table-cell>
          <table:table-cell table:style-name="ce121" office:value-type="string" calcext:value-type="string">
            <text:p>Sleep</text:p>
          </table:table-cell>
          <table:table-cell table:style-name="ce200" office:value-type="string" calcext:value-type="string">
            <text:p>ZONE2 SLEEP<text:span text:style-name="T3">　</text:span><text:span text:style-name="T4">TIMER setting</text:span></text:p>
          </table:table-cell>
          <table:table-cell table:style-name="ce244" office:value-type="string" calcext:value-type="string">
            <text:p>Z2SLP</text:p>
          </table:table-cell>
          <table:table-cell table:style-name="ce252" office:value-type="string" calcext:value-type="string">
            <text:p>OFF</text:p>
          </table:table-cell>
          <table:table-cell table:style-name="ce277" office:value-type="string" calcext:value-type="string">
            <text:p>&lt;CR&gt;</text:p>
          </table:table-cell>
          <table:table-cell table:style-name="ce318" office:value-type="string" calcext:value-type="string">
            <text:p>Z2SLPOFF&lt;CR&gt;</text:p>
          </table:table-cell>
          <table:table-cell table:style-name="ce296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8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50" office:value-type="string" calcext:value-type="string">
            <text:p>MSL:1</text:p>
          </table:table-cell>
          <table:table-cell table:style-name="ce485" office:value-type="string" calcext:value-type="string">
            <text:p>@MSL:1</text:p>
          </table:table-cell>
          <table:table-cell table:number-columns-repeated="990"/>
        </table:table-row>
        <table:table-row table:style-name="ro4">
          <table:table-cell table:style-name="ce55"/>
          <table:table-cell table:style-name="ce106"/>
          <table:table-cell table:style-name="ce122"/>
          <table:table-cell table:style-name="ce159" office:value-type="string" calcext:value-type="string">
            <text:p>***:001 to 120 by ASCII , 010=10min</text:p>
          </table:table-cell>
          <table:table-cell table:style-name="ce226"/>
          <table:table-cell table:style-name="ce253" office:value-type="string" calcext:value-type="string">
            <text:p>***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2SLP***&lt;CR&gt;</text:p>
          </table:table-cell>
          <table:table-cell table:style-name="ce296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8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406"/>
          <table:table-cell table:style-name="ce450" office:value-type="string" calcext:value-type="string">
            <text:p>MSL:0xxx</text:p>
          </table:table-cell>
          <table:table-cell table:style-name="ce485" office:value-type="string" calcext:value-type="string">
            <text:p>@MSL:0xxx</text:p>
          </table:table-cell>
          <table:table-cell table:number-columns-repeated="990"/>
        </table:table-row>
        <table:table-row table:style-name="ro3">
          <table:table-cell table:style-name="ce55"/>
          <table:table-cell table:style-name="ce106"/>
          <table:table-cell table:style-name="ce122"/>
          <table:table-cell table:style-name="ce206" office:value-type="string" calcext:value-type="string">
            <text:p>Request ZONE2 Sleep Status</text:p>
          </table:table-cell>
          <table:table-cell table:style-name="ce235"/>
          <table:table-cell table:style-name="ce235" office:value-type="string" calcext:value-type="string">
            <text:p>?</text:p>
          </table:table-cell>
          <table:table-cell table:style-name="ce282" office:value-type="string" calcext:value-type="string">
            <text:p>&lt;CR&gt;</text:p>
          </table:table-cell>
          <table:table-cell table:style-name="ce315" office:value-type="string" calcext:value-type="string">
            <text:p>Z2SLP?&lt;CR&gt;</text:p>
          </table:table-cell>
          <table:table-cell table:style-name="ce315"/>
          <table:table-cell table:number-columns-repeated="3" table:style-name="ce376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number-columns-repeated="3" table:style-name="ce376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number-columns-repeated="4" table:style-name="ce376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number-columns-repeated="8" table:style-name="ce376" office:value-type="string" calcext:value-type="string">
            <text:p>X</text:p>
          </table:table-cell>
          <table:table-cell table:style-name="ce379" office:value-type="string" calcext:value-type="string">
            <text:p>---</text:p>
          </table:table-cell>
          <table:table-cell table:style-name="ce410"/>
          <table:table-cell table:style-name="ce450" office:value-type="string" calcext:value-type="string">
            <text:p>MSL:<text:span text:style-name="T72">？</text:span></text:p>
          </table:table-cell>
          <table:table-cell table:style-name="ce485" office:value-type="string" calcext:value-type="string">
            <text:p>Same as above</text:p>
          </table:table-cell>
          <table:table-cell table:number-columns-repeated="990"/>
        </table:table-row>
        <table:table-row table:style-name="ro4">
          <table:table-cell table:style-name="ce56" office:value-type="string" calcext:value-type="string">
            <text:p>3rd</text:p>
          </table:table-cell>
          <table:table-cell table:style-name="ce110" office:value-type="string" calcext:value-type="string">
            <text:p>Power</text:p>
          </table:table-cell>
          <table:table-cell table:style-name="ce131" office:value-type="string" calcext:value-type="string">
            <text:p>Power</text:p>
          </table:table-cell>
          <table:table-cell table:style-name="ce203" office:value-type="string" calcext:value-type="string">
            <text:p>ZONE3 ON/OFF change</text:p>
          </table:table-cell>
          <table:table-cell table:style-name="ce243"/>
          <table:table-cell table:style-name="ce272" office:value-type="string" calcext:value-type="string">
            <text:p>ON</text:p>
          </table:table-cell>
          <table:table-cell table:style-name="ce288" office:value-type="string" calcext:value-type="string">
            <text:p>&lt;CR&gt;</text:p>
          </table:table-cell>
          <table:table-cell table:style-name="ce319" office:value-type="string" calcext:value-type="string">
            <text:p>Z3ON&lt;CR&gt;</text:p>
          </table:table-cell>
          <table:table-cell table:style-name="ce367"/>
          <table:table-cell table:number-columns-repeated="8" table:style-name="ce383" office:value-type="string" calcext:value-type="string">
            <text:p>X</text:p>
          </table:table-cell>
          <table:table-cell table:number-columns-repeated="3" table:style-name="ce398" office:value-type="string" calcext:value-type="string">
            <text:p>---</text:p>
          </table:table-cell>
          <table:table-cell table:style-name="ce383" office:value-type="string" calcext:value-type="string">
            <text:p>X</text:p>
          </table:table-cell>
          <table:table-cell table:number-columns-repeated="10" table:style-name="ce398" office:value-type="string" calcext:value-type="string">
            <text:p>---</text:p>
          </table:table-cell>
          <table:table-cell table:style-name="ce417"/>
          <table:table-cell table:style-name="ce425" office:value-type="string" calcext:value-type="string">
            <text:p>MPW=2</text:p>
          </table:table-cell>
          <table:table-cell table:style-name="ce472" office:value-type="string" calcext:value-type="string">
            <text:p>@MPW=2</text:p>
          </table:table-cell>
          <table:table-cell table:number-columns-repeated="990"/>
        </table:table-row>
        <table:table-row table:style-name="ro4">
          <table:table-cell table:style-name="ce57" office:value-type="string" calcext:value-type="string">
            <text:p>Zone</text:p>
          </table:table-cell>
          <table:table-cell table:style-name="ce107"/>
          <table:table-cell table:style-name="ce122"/>
          <table:table-cell table:style-name="ce138"/>
          <table:table-cell table:style-name="ce217"/>
          <table:table-cell table:style-name="ce248" office:value-type="string" calcext:value-type="string">
            <text:p>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3OFF&lt;CR&gt;</text:p>
          </table:table-cell>
          <table:table-cell table:style-name="ce324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MPW=1</text:p>
          </table:table-cell>
          <table:table-cell table:style-name="ce472" office:value-type="string" calcext:value-type="string">
            <text:p>@MPW=1</text:p>
          </table:table-cell>
          <table:table-cell table:number-columns-repeated="990"/>
        </table:table-row>
        <table:table-row table:style-name="ro20">
          <table:table-cell table:style-name="ce58"/>
          <table:table-cell table:style-name="ce109" office:value-type="string" calcext:value-type="string">
            <text:p>Input</text:p>
          </table:table-cell>
          <table:table-cell table:style-name="ce121" office:value-type="string" calcext:value-type="string">
            <text:p>Input</text:p>
          </table:table-cell>
          <table:table-cell table:style-name="ce137" office:value-type="string" calcext:value-type="string">
            <text:p>ZONE3 mode set , and select source</text:p>
          </table:table-cell>
          <table:table-cell table:style-name="ce216" office:value-type="string" calcext:value-type="string">
            <text:p>Z3</text:p>
          </table:table-cell>
          <table:table-cell table:style-name="ce216" office:value-type="string" calcext:value-type="string">
            <text:p>CD</text:p>
          </table:table-cell>
          <table:table-cell table:style-name="ce279" office:value-type="string" calcext:value-type="string">
            <text:p>&lt;CR&gt;</text:p>
          </table:table-cell>
          <table:table-cell table:style-name="ce295" office:value-type="string" calcext:value-type="string">
            <text:p>Z3CD&lt;CR&gt;</text:p>
          </table:table-cell>
          <table:table-cell table:style-name="ce368" office:value-type="string" calcext:value-type="string">
            <text:p><text:span text:style-name="T3">※</text:span><text:span text:style-name="T4">In the input source which iPod is assigned, the response of "Z3IPOD" is returned. </text:span></text:p>
          </table:table-cell>
          <table:table-cell table:number-columns-repeated="8" table:style-name="ce376" office:value-type="string" calcext:value-type="string">
            <text:p>X</text:p>
          </table:table-cell>
          <table:table-cell table:number-columns-repeated="3" table:style-name="ce379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number-columns-repeated="10" table:style-name="ce379" office:value-type="string" calcext:value-type="string">
            <text:p>---</text:p>
          </table:table-cell>
          <table:table-cell table:style-name="ce406"/>
          <table:table-cell table:style-name="ce426" office:value-type="string" calcext:value-type="string">
            <text:p>MSC=*</text:p>
          </table:table-cell>
          <table:table-cell table:style-name="ce481" office:value-type="string" calcext:value-type="string">
            <text:p><text:span text:style-name="T75">＠</text:span><text:span text:style-name="T76">MSC=*</text:span></text:p>
          </table:table-cell>
          <table:table-cell table:number-columns-repeated="990"/>
        </table:table-row>
        <table:table-row table:style-name="ro4">
          <table:table-cell table:style-name="ce57"/>
          <table:table-cell table:style-name="ce106" office:value-type="string" calcext:value-type="string">
            <text:p>Setting</text:p>
          </table:table-cell>
          <table:table-cell table:style-name="ce122"/>
          <table:table-cell table:style-name="ce207" office:value-type="string" calcext:value-type="string">
            <text:p>---The name of PARAMETER is <text:s/>the same</text:p>
          </table:table-cell>
          <table:table-cell table:style-name="ce217"/>
          <table:table-cell table:style-name="ce217" office:value-type="string" calcext:value-type="string">
            <text:p><text:s text:c="3"/>|</text:p>
          </table:table-cell>
          <table:table-cell table:style-name="ce285"/>
          <table:table-cell table:style-name="ce301" office:value-type="string" calcext:value-type="string">
            <text:p><text:s text:c="3"/>|</text:p>
          </table:table-cell>
          <table:table-cell table:style-name="ce343"/>
          <table:table-cell table:style-name="ce382" table:number-columns-repeated="8"/>
          <table:table-cell table:style-name="ce397" table:number-columns-repeated="3"/>
          <table:table-cell table:style-name="ce382"/>
          <table:table-cell table:style-name="ce395"/>
          <table:table-cell table:style-name="ce397" table:number-columns-repeated="9"/>
          <table:table-cell table:style-name="ce406"/>
          <table:table-cell table:style-name="ce224"/>
          <table:table-cell table:style-name="ce487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3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3AUX3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4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3AUX4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5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3AUX5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6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3AUX6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7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3AUX7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/>
          <table:table-cell table:style-name="ce217"/>
          <table:table-cell table:style-name="ce217" office:value-type="string" calcext:value-type="string">
            <text:p>SPOTIFY</text:p>
          </table:table-cell>
          <table:table-cell table:style-name="ce279" office:value-type="string" calcext:value-type="string">
            <text:p>&lt;CR&gt;</text:p>
          </table:table-cell>
          <table:table-cell table:style-name="ce301" office:value-type="string" calcext:value-type="string">
            <text:p>Z2SPOTIFY</text:p>
          </table:table-cell>
          <table:table-cell table:style-name="ce366"/>
          <table:table-cell table:style-name="ce375" office:value-type="string" calcext:value-type="string">
            <text:p>@5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@5</text:p>
          </table:table-cell>
          <table:table-cell table:number-columns-repeated="15" table:style-name="ce377" office:value-type="string" calcext:value-type="string">
            <text:p>---</text:p>
          </table:table-cell>
          <table:table-cell table:style-name="ce405" office:value-type="string" calcext:value-type="string">
            <text:p>@5: This code is available for North America &amp; Europe model Only</text:p>
          </table:table-cell>
          <table:table-cell table:style-name="ce224"/>
          <table:table-cell table:style-name="ce487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204" office:value-type="string" calcext:value-type="string">
            <text:p>Bluetooth</text:p>
          </table:table-cell>
          <table:table-cell table:style-name="ce217"/>
          <table:table-cell table:style-name="ce250" office:value-type="string" calcext:value-type="string">
            <text:p>BT</text:p>
          </table:table-cell>
          <table:table-cell table:style-name="ce280" office:value-type="string" calcext:value-type="string">
            <text:p>&lt;CR&gt;</text:p>
          </table:table-cell>
          <table:table-cell table:style-name="ce300" office:value-type="string" calcext:value-type="string">
            <text:p>Z3BT&lt;CR&gt;</text:p>
          </table:table-cell>
          <table:table-cell table:style-name="ce14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7"/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M-XPORT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3MXPORT&lt;CR&gt;</text:p>
          </table:table-cell>
          <table:table-cell table:style-name="ce148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SRC:N</text:p>
          </table:table-cell>
          <table:table-cell table:style-name="ce472" office:value-type="string" calcext:value-type="string">
            <text:p>@SRC:NN</text:p>
          </table:table-cell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 office:value-type="string" calcext:value-type="string">
            <text:p>as that of the time of SI COMMAND.</text:p>
          </table:table-cell>
          <table:table-cell table:style-name="ce217"/>
          <table:table-cell table:style-name="ce217" office:value-type="string" calcext:value-type="string">
            <text:p>USB/IPOD</text:p>
          </table:table-cell>
          <table:table-cell table:style-name="ce285" office:value-type="string" calcext:value-type="string">
            <text:p>&lt;CR&gt;</text:p>
          </table:table-cell>
          <table:table-cell table:style-name="ce137" office:value-type="string" calcext:value-type="string">
            <text:p>Z3USB/IPOD&lt;CR&gt; </text:p>
          </table:table-cell>
          <table:table-cell table:style-name="ce346"/>
          <table:table-cell table:number-columns-repeated="8" table:style-name="ce376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65"/>
          <table:table-cell table:style-name="ce498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42" office:value-type="string" calcext:value-type="string">
            <text:p>ZONE3 mode cancel </text:p>
          </table:table-cell>
          <table:table-cell table:style-name="ce217"/>
          <table:table-cell table:style-name="ce248" office:value-type="string" calcext:value-type="string">
            <text:p>SOURCE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3SOURCE&lt;CR&gt;</text:p>
          </table:table-cell>
          <table:table-cell table:style-name="ce326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42" office:value-type="string" calcext:value-type="string">
            <text:p>Select INPUT source USB and USB Start Playback</text:p>
          </table:table-cell>
          <table:table-cell table:style-name="ce217"/>
          <table:table-cell table:style-name="ce248" office:value-type="string" calcext:value-type="string">
            <text:p>Z3USB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Z3USB&lt;CR&gt;</text:p>
          </table:table-cell>
          <table:table-cell table:style-name="ce326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42" office:value-type="string" calcext:value-type="string">
            <text:p>Select INPUT source USB and iPod DIRECT Start Playback</text:p>
          </table:table-cell>
          <table:table-cell table:style-name="ce217"/>
          <table:table-cell table:style-name="ce248" office:value-type="string" calcext:value-type="string">
            <text:p>Z3IPD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Z3IPD&lt;CR&gt;</text:p>
          </table:table-cell>
          <table:table-cell table:style-name="ce326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44" office:value-type="string" calcext:value-type="string">
            <text:p>Select INPUT source NET/USB and iRadio Recent Play</text:p>
          </table:table-cell>
          <table:table-cell table:style-name="ce217"/>
          <table:table-cell table:style-name="ce253" office:value-type="string" calcext:value-type="string">
            <text:p>IRP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3IRP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257"/>
          <table:table-cell table:style-name="ce499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48" office:value-type="string" calcext:value-type="string">
            <text:p>Select INPUT source NET/USB and Favorites Play</text:p>
          </table:table-cell>
          <table:table-cell table:style-name="ce217"/>
          <table:table-cell table:style-name="ce253" office:value-type="string" calcext:value-type="string">
            <text:p>FVP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3FVP&lt;CR&gt;</text:p>
          </table:table-cell>
          <table:table-cell table:style-name="ce324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257"/>
          <table:table-cell table:style-name="ce499"/>
          <table:table-cell table:number-columns-repeated="990"/>
        </table:table-row>
        <table:table-row table:style-name="ro4">
          <table:table-cell table:style-name="ce58"/>
          <table:table-cell table:style-name="ce107"/>
          <table:table-cell table:style-name="ce123"/>
          <table:table-cell table:style-name="ce140" office:value-type="string" calcext:value-type="string">
            <text:p>Request ZONE3 Status (Power, input source and volume status)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Z3?&lt;CR&gt;</text:p>
          </table:table-cell>
          <table:table-cell table:style-name="ce324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MPW=?</text:p>
          </table:table-cell>
          <table:table-cell table:style-name="ce472" office:value-type="string" calcext:value-type="string">
            <text:p>@MPW=2,@MPW1</text:p>
          </table:table-cell>
          <table:table-cell table:number-columns-repeated="990"/>
        </table:table-row>
        <table:table-row table:style-name="ro4">
          <table:table-cell table:style-name="ce58"/>
          <table:table-cell table:style-name="ce108" office:value-type="string" calcext:value-type="string">
            <text:p>Volume</text:p>
          </table:table-cell>
          <table:table-cell table:style-name="ce121" office:value-type="string" calcext:value-type="string">
            <text:p>Volume</text:p>
          </table:table-cell>
          <table:table-cell table:style-name="ce128" office:value-type="string" calcext:value-type="string">
            <text:p>ZONE3 VOLUME UP/DOWN , direct change to **dB</text:p>
          </table:table-cell>
          <table:table-cell table:style-name="ce217"/>
          <table:table-cell table:style-name="ce248" office:value-type="string" calcext:value-type="string">
            <text:p>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3UP&lt;CR&gt;</text:p>
          </table:table-cell>
          <table:table-cell table:style-name="ce324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MVL=1</text:p>
          </table:table-cell>
          <table:table-cell table:style-name="ce474" office:value-type="string" calcext:value-type="string">
            <text:p>@MVL=-20</text:p>
          </table:table-cell>
          <table:table-cell table:number-columns-repeated="990"/>
        </table:table-row>
        <table:table-row table:style-name="ro4">
          <table:table-cell table:style-name="ce58"/>
          <table:table-cell table:style-name="ce107" office:value-type="string" calcext:value-type="string">
            <text:p>setting</text:p>
          </table:table-cell>
          <table:table-cell table:style-name="ce122"/>
          <table:table-cell table:style-name="ce141" office:value-type="string" calcext:value-type="string">
            <text:p>**:00 to 99 by ASCII , 80 = 0dB, 99 = ---(MIN), 00 = -80dB</text:p>
          </table:table-cell>
          <table:table-cell table:style-name="ce217"/>
          <table:table-cell table:style-name="ce248" office:value-type="string" calcext:value-type="string">
            <text:p>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3DOWN&lt;CR&gt;</text:p>
          </table:table-cell>
          <table:table-cell table:style-name="ce324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MVL=2</text:p>
          </table:table-cell>
          <table:table-cell table:style-name="ce474" office:value-type="string" calcext:value-type="string">
            <text:p>@MVL=-20</text:p>
          </table:table-cell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 office:value-type="string" calcext:value-type="string">
            <text:p>**:00 to 98 by ASCII , 80=0dB, 00=---(MIN)</text:p>
          </table:table-cell>
          <table:table-cell table:style-name="ce217"/>
          <table:table-cell table:style-name="ce216" office:value-type="string" calcext:value-type="string">
            <text:p>**</text:p>
          </table:table-cell>
          <table:table-cell table:style-name="ce279" office:value-type="string" calcext:value-type="string">
            <text:p>&lt;CR&gt;</text:p>
          </table:table-cell>
          <table:table-cell table:style-name="ce295" office:value-type="string" calcext:value-type="string">
            <text:p>Z380&lt;CR&gt;</text:p>
          </table:table-cell>
          <table:table-cell table:style-name="ce163"/>
          <table:table-cell table:number-columns-repeated="8" table:style-name="ce376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number-columns-repeated="10" table:style-name="ce379" office:value-type="string" calcext:value-type="string">
            <text:p>---</text:p>
          </table:table-cell>
          <table:table-cell table:style-name="ce406"/>
          <table:table-cell table:style-name="ce426" office:value-type="string" calcext:value-type="string">
            <text:p>MVL=0xxx</text:p>
          </table:table-cell>
          <table:table-cell table:style-name="ce481" office:value-type="string" calcext:value-type="string">
            <text:p>@MVL=-20 (xxx=000~-80, mute MVL=-ZZZ)</text:p>
          </table:table-cell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1" office:value-type="string" calcext:value-type="string">
            <text:p>Mute</text:p>
          </table:table-cell>
          <table:table-cell table:style-name="ce137" office:value-type="string" calcext:value-type="string">
            <text:p>ZONE3 OUTPUT MUTE ON/OFF change</text:p>
          </table:table-cell>
          <table:table-cell table:style-name="ce216" office:value-type="string" calcext:value-type="string">
            <text:p>Z3MU</text:p>
          </table:table-cell>
          <table:table-cell table:style-name="ce248" office:value-type="string" calcext:value-type="string">
            <text:p>O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3MUON&lt;CR&gt;</text:p>
          </table:table-cell>
          <table:table-cell table:style-name="ce324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MAM=2</text:p>
          </table:table-cell>
          <table:table-cell table:style-name="ce472" office:value-type="string" calcext:value-type="string">
            <text:p>@MAM=2</text:p>
          </table:table-cell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38"/>
          <table:table-cell table:style-name="ce217"/>
          <table:table-cell table:style-name="ce248" office:value-type="string" calcext:value-type="string">
            <text:p>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3MUOFF&lt;CR&gt;</text:p>
          </table:table-cell>
          <table:table-cell table:style-name="ce324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MAM=1</text:p>
          </table:table-cell>
          <table:table-cell table:style-name="ce472" office:value-type="string" calcext:value-type="string">
            <text:p>@MAM=1</text:p>
          </table:table-cell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40" office:value-type="string" calcext:value-type="string">
            <text:p>Request ZONE3 Mute Status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301" office:value-type="string" calcext:value-type="string">
            <text:p>Z3MU?&lt;CR&gt;</text:p>
          </table:table-cell>
          <table:table-cell table:style-name="ce343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MAM=?</text:p>
          </table:table-cell>
          <table:table-cell table:style-name="ce472" office:value-type="string" calcext:value-type="string">
            <text:p>@MAM=2,@MAM1</text:p>
          </table:table-cell>
          <table:table-cell table:number-columns-repeated="990"/>
        </table:table-row>
        <table:table-row table:style-name="ro4">
          <table:table-cell table:style-name="ce58"/>
          <table:table-cell table:style-name="ce108" office:value-type="string" calcext:value-type="string">
            <text:p>Smart</text:p>
          </table:table-cell>
          <table:table-cell table:style-name="ce121" office:value-type="string" calcext:value-type="string">
            <text:p>Smart Select</text:p>
          </table:table-cell>
          <table:table-cell table:style-name="ce128" office:value-type="string" calcext:value-type="string">
            <text:p>ZONE2 Smart Select 1-5 call</text:p>
          </table:table-cell>
          <table:table-cell table:style-name="ce217" office:value-type="string" calcext:value-type="string">
            <text:p>Z2</text:p>
          </table:table-cell>
          <table:table-cell table:style-name="ce250" office:value-type="string" calcext:value-type="string">
            <text:p>SMART1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3SMART1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8"/>
          <table:table-cell table:style-name="ce106" office:value-type="string" calcext:value-type="string">
            <text:p>Select</text:p>
          </table:table-cell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2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3SMART2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3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3SMART3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4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3SMART4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5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3SMART5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51" office:value-type="string" calcext:value-type="string">
            <text:p>ZONE2 Smart Select 1-5 memory</text:p>
          </table:table-cell>
          <table:table-cell table:style-name="ce217"/>
          <table:table-cell table:style-name="ce250" office:value-type="string" calcext:value-type="string">
            <text:p>SMART1 MEMORY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3SMART1 MEMORY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2 MEMORY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3SMART2 MEMORY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3 MEMORY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3SMART3 MEMORY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/>
          <table:table-cell table:style-name="ce217"/>
          <table:table-cell table:style-name="ce250" office:value-type="string" calcext:value-type="string">
            <text:p>SMART4 MEMORY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3SMART4 MEMORY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38"/>
          <table:table-cell table:style-name="ce217"/>
          <table:table-cell table:style-name="ce250" office:value-type="string" calcext:value-type="string">
            <text:p>SMART5 MEMORY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3SMART5 MEMORY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21">
          <table:table-cell table:style-name="ce58"/>
          <table:table-cell table:style-name="ce106"/>
          <table:table-cell table:style-name="ce122"/>
          <table:table-cell table:style-name="ce128" office:value-type="string" calcext:value-type="string">
            <text:p>(cancel smart seelct)</text:p>
          </table:table-cell>
          <table:table-cell table:style-name="ce217"/>
          <table:table-cell table:style-name="ce250"/>
          <table:table-cell table:style-name="ce280"/>
          <table:table-cell table:style-name="ce297"/>
          <table:table-cell table:style-name="ce324" office:value-type="string" calcext:value-type="string">
            <text:p>Z3SMART0&lt;CR&gt;</text:p>
          </table:table-cell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21">
          <table:table-cell table:style-name="ce58"/>
          <table:table-cell table:style-name="ce106"/>
          <table:table-cell table:style-name="ce122"/>
          <table:table-cell table:style-name="ce152" office:value-type="string" calcext:value-type="string">
            <text:p>Request ZONE2 Smart Select Status</text:p>
          </table:table-cell>
          <table:table-cell table:style-name="ce218"/>
          <table:table-cell table:style-name="ce250" office:value-type="string" calcext:value-type="string">
            <text:p>SMART ?</text:p>
          </table:table-cell>
          <table:table-cell table:style-name="ce280" office:value-type="string" calcext:value-type="string">
            <text:p>&lt;CR&gt;</text:p>
          </table:table-cell>
          <table:table-cell table:style-name="ce297" office:value-type="string" calcext:value-type="string">
            <text:p>Z3SMART ?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5"/>
          <table:table-cell table:style-name="ce480"/>
          <table:table-cell table:number-columns-repeated="990"/>
        </table:table-row>
        <table:table-row table:style-name="ro4">
          <table:table-cell table:style-name="ce58"/>
          <table:table-cell table:style-name="ce108" office:value-type="string" calcext:value-type="string">
            <text:p>Favorite</text:p>
          </table:table-cell>
          <table:table-cell table:style-name="ce121" office:value-type="string" calcext:value-type="string">
            <text:p>Favorite Station</text:p>
          </table:table-cell>
          <table:table-cell table:style-name="ce137" office:value-type="string" calcext:value-type="string">
            <text:p>Favorite Station 1-4 Mode select</text:p>
          </table:table-cell>
          <table:table-cell table:style-name="ce233" office:value-type="string" calcext:value-type="string">
            <text:p>Z3</text:p>
          </table:table-cell>
          <table:table-cell table:style-name="ce248" office:value-type="string" calcext:value-type="string">
            <text:p>FAVORITE1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3FAVORITE1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5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8"/>
          <table:table-cell table:style-name="ce107" office:value-type="string" calcext:value-type="string">
            <text:p>Station</text:p>
          </table:table-cell>
          <table:table-cell table:style-name="ce122"/>
          <table:table-cell table:style-name="ce128"/>
          <table:table-cell table:style-name="ce219"/>
          <table:table-cell table:style-name="ce248" office:value-type="string" calcext:value-type="string">
            <text:p>FAVORITE2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3FAVORITE2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5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8"/>
          <table:table-cell table:style-name="ce107"/>
          <table:table-cell table:style-name="ce122"/>
          <table:table-cell table:style-name="ce128"/>
          <table:table-cell table:style-name="ce219"/>
          <table:table-cell table:style-name="ce248" office:value-type="string" calcext:value-type="string">
            <text:p>FAVORITE3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3FAVORITE3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5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8"/>
          <table:table-cell table:style-name="ce107"/>
          <table:table-cell table:style-name="ce122"/>
          <table:table-cell table:style-name="ce128"/>
          <table:table-cell table:style-name="ce219"/>
          <table:table-cell table:style-name="ce248" office:value-type="string" calcext:value-type="string">
            <text:p>FAVORITE4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3FAVORITE4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5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8"/>
          <table:table-cell table:style-name="ce107"/>
          <table:table-cell table:style-name="ce122"/>
          <table:table-cell table:style-name="ce137" office:value-type="string" calcext:value-type="string">
            <text:p>Favorite Station 1-4 Mode memory</text:p>
          </table:table-cell>
          <table:table-cell table:style-name="ce219"/>
          <table:table-cell table:style-name="ce248" office:value-type="string" calcext:value-type="string">
            <text:p>FAVORITE1 MEMORY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3FAVORITE1 MEMORY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5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8"/>
          <table:table-cell table:style-name="ce107"/>
          <table:table-cell table:style-name="ce122"/>
          <table:table-cell table:style-name="ce128"/>
          <table:table-cell table:style-name="ce219"/>
          <table:table-cell table:style-name="ce248" office:value-type="string" calcext:value-type="string">
            <text:p>FAVORITE2 MEMORY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3FAVORITE2 MEMORY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5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8"/>
          <table:table-cell table:style-name="ce107"/>
          <table:table-cell table:style-name="ce122"/>
          <table:table-cell table:style-name="ce128"/>
          <table:table-cell table:style-name="ce219"/>
          <table:table-cell table:style-name="ce248" office:value-type="string" calcext:value-type="string">
            <text:p>FAVORITE3 MEMORY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3FAVORITE3 MEMORY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5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8"/>
          <table:table-cell table:style-name="ce107"/>
          <table:table-cell table:style-name="ce122"/>
          <table:table-cell table:style-name="ce142"/>
          <table:table-cell table:style-name="ce242"/>
          <table:table-cell table:style-name="ce248" office:value-type="string" calcext:value-type="string">
            <text:p>FAVORITE4 MEMORY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3FAVORITE4 MEMORY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style-name="ce388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style-name="ce388" office:value-type="string" calcext:value-type="string">
            <text:p>---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15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9" office:value-type="string" calcext:value-type="string">
            <text:p>Auto Standby</text:p>
          </table:table-cell>
          <table:table-cell table:style-name="ce121" office:value-type="string" calcext:value-type="string">
            <text:p>Auto Standby</text:p>
          </table:table-cell>
          <table:table-cell table:style-name="ce137" office:value-type="string" calcext:value-type="string">
            <text:p>ZONE3 Auto Standby setting</text:p>
          </table:table-cell>
          <table:table-cell table:style-name="ce228" office:value-type="string" calcext:value-type="string">
            <text:p>Z3STBY</text:p>
          </table:table-cell>
          <table:table-cell table:style-name="ce250" office:value-type="string" calcext:value-type="string">
            <text:p>2H</text:p>
          </table:table-cell>
          <table:table-cell table:style-name="ce280" office:value-type="string" calcext:value-type="string">
            <text:p>&lt;CR&gt;</text:p>
          </table:table-cell>
          <table:table-cell table:style-name="ce302" office:value-type="string" calcext:value-type="string">
            <text:p>Z3STBY2H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PWR:2</text:p>
          </table:table-cell>
          <table:table-cell table:style-name="ce472" office:value-type="string" calcext:value-type="string">
            <text:p>@PWR:2</text:p>
          </table:table-cell>
          <table:table-cell table:number-columns-repeated="990"/>
        </table:table-row>
        <table:table-row table:style-name="ro4">
          <table:table-cell table:style-name="ce55"/>
          <table:table-cell table:style-name="ce107"/>
          <table:table-cell table:style-name="ce122"/>
          <table:table-cell table:style-name="ce128"/>
          <table:table-cell table:style-name="ce229"/>
          <table:table-cell table:style-name="ce250" office:value-type="string" calcext:value-type="string">
            <text:p>4H</text:p>
          </table:table-cell>
          <table:table-cell table:style-name="ce280" office:value-type="string" calcext:value-type="string">
            <text:p>&lt;CR&gt;</text:p>
          </table:table-cell>
          <table:table-cell table:style-name="ce302" office:value-type="string" calcext:value-type="string">
            <text:p>Z3STBY4H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PWR:1</text:p>
          </table:table-cell>
          <table:table-cell table:style-name="ce472" office:value-type="string" calcext:value-type="string">
            <text:p>@PWR:1</text:p>
          </table:table-cell>
          <table:table-cell table:number-columns-repeated="990"/>
        </table:table-row>
        <table:table-row table:style-name="ro4">
          <table:table-cell table:style-name="ce55"/>
          <table:table-cell table:style-name="ce107"/>
          <table:table-cell table:style-name="ce122"/>
          <table:table-cell table:style-name="ce128"/>
          <table:table-cell table:style-name="ce229"/>
          <table:table-cell table:style-name="ce250" office:value-type="string" calcext:value-type="string">
            <text:p>8H</text:p>
          </table:table-cell>
          <table:table-cell table:style-name="ce280" office:value-type="string" calcext:value-type="string">
            <text:p>&lt;CR&gt;</text:p>
          </table:table-cell>
          <table:table-cell table:style-name="ce302" office:value-type="string" calcext:value-type="string">
            <text:p>Z3STBY8H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7"/>
          <table:table-cell table:style-name="ce122"/>
          <table:table-cell table:style-name="ce138"/>
          <table:table-cell table:style-name="ce229"/>
          <table:table-cell table:style-name="ce250" office:value-type="string" calcext:value-type="string">
            <text:p>OFF</text:p>
          </table:table-cell>
          <table:table-cell table:style-name="ce280" office:value-type="string" calcext:value-type="string">
            <text:p>&lt;CR&gt;</text:p>
          </table:table-cell>
          <table:table-cell table:style-name="ce302" office:value-type="string" calcext:value-type="string">
            <text:p>Z3STBYOFF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7"/>
          <table:table-cell table:style-name="ce472"/>
          <table:table-cell table:number-columns-repeated="990"/>
        </table:table-row>
        <table:table-row table:style-name="ro4">
          <table:table-cell table:style-name="ce55"/>
          <table:table-cell table:style-name="ce104"/>
          <table:table-cell table:style-name="ce123"/>
          <table:table-cell table:style-name="ce140" office:value-type="string" calcext:value-type="string">
            <text:p>Request Zone3 Auto Standby Status</text:p>
          </table:table-cell>
          <table:table-cell table:style-name="ce230"/>
          <table:table-cell table:style-name="ce250" office:value-type="string" calcext:value-type="string">
            <text:p>?</text:p>
          </table:table-cell>
          <table:table-cell table:style-name="ce280" office:value-type="string" calcext:value-type="string">
            <text:p>&lt;CR&gt;</text:p>
          </table:table-cell>
          <table:table-cell table:style-name="ce303" office:value-type="string" calcext:value-type="string">
            <text:p>Z3STBY?&lt;CR&gt;</text:p>
          </table:table-cell>
          <table:table-cell table:style-name="ce324"/>
          <table:table-cell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2" table:style-name="ce377" office:value-type="string" calcext:value-type="string">
            <text:p>---</text:p>
          </table:table-cell>
          <table:table-cell table:style-name="ce387" office:value-type="string" calcext:value-type="string">
            <text:p>X</text:p>
          </table:table-cell>
          <table:table-cell table:number-columns-repeated="17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2" office:value-type="string" calcext:value-type="string">
            <text:p>@PWR:2,@PWR:1</text:p>
          </table:table-cell>
          <table:table-cell table:number-columns-repeated="990"/>
        </table:table-row>
        <table:table-row table:style-name="ro4">
          <table:table-cell table:style-name="ce58"/>
          <table:table-cell table:style-name="ce109" office:value-type="string" calcext:value-type="string">
            <text:p>Audio</text:p>
          </table:table-cell>
          <table:table-cell table:style-name="ce121" office:value-type="string" calcext:value-type="string">
            <text:p>Stereo/Mono</text:p>
          </table:table-cell>
          <table:table-cell table:style-name="ce128" office:value-type="string" calcext:value-type="string">
            <text:p>ZONE3 Channel setting</text:p>
          </table:table-cell>
          <table:table-cell table:style-name="ce216" office:value-type="string" calcext:value-type="string">
            <text:p>Z3CS</text:p>
          </table:table-cell>
          <table:table-cell table:style-name="ce248" office:value-type="string" calcext:value-type="string">
            <text:p>ST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Z3CSST&lt;CR&gt;</text:p>
          </table:table-cell>
          <table:table-cell table:style-name="ce351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50" office:value-type="string" calcext:value-type="string">
            <text:p>MST=1</text:p>
          </table:table-cell>
          <table:table-cell table:style-name="ce485" office:value-type="string" calcext:value-type="string">
            <text:p>@MST=1</text:p>
          </table:table-cell>
          <table:table-cell table:number-columns-repeated="990"/>
        </table:table-row>
        <table:table-row table:style-name="ro4">
          <table:table-cell table:style-name="ce58"/>
          <table:table-cell table:style-name="ce105" office:value-type="string" calcext:value-type="string">
            <text:p>Setting</text:p>
          </table:table-cell>
          <table:table-cell table:style-name="ce122"/>
          <table:table-cell table:style-name="ce138"/>
          <table:table-cell table:style-name="ce217"/>
          <table:table-cell table:style-name="ce248" office:value-type="string" calcext:value-type="string">
            <text:p>MONO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Z3CSMONO&lt;CR&gt;</text:p>
          </table:table-cell>
          <table:table-cell table:style-name="ce351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50" office:value-type="string" calcext:value-type="string">
            <text:p>MST=2</text:p>
          </table:table-cell>
          <table:table-cell table:style-name="ce485" office:value-type="string" calcext:value-type="string">
            <text:p>@MST=2</text:p>
          </table:table-cell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40" office:value-type="string" calcext:value-type="string">
            <text:p>Request ZONE3 Channel Stereo/Mono Status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9" office:value-type="string" calcext:value-type="string">
            <text:p>Z3CS?&lt;CR&gt;</text:p>
          </table:table-cell>
          <table:table-cell table:style-name="ce325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50" office:value-type="string" calcext:value-type="string">
            <text:p>MST=?</text:p>
          </table:table-cell>
          <table:table-cell table:style-name="ce485" office:value-type="string" calcext:value-type="string">
            <text:p>@MST=1,@MST=2</text:p>
          </table:table-cell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1" office:value-type="string" calcext:value-type="string">
            <text:p>Front L Level</text:p>
          </table:table-cell>
          <table:table-cell table:style-name="ce128" office:value-type="string" calcext:value-type="string">
            <text:p>ZONE3 CHANNEL VOLUME UP/DOWN , direct change to **dB</text:p>
          </table:table-cell>
          <table:table-cell table:style-name="ce216" office:value-type="string" calcext:value-type="string">
            <text:p>Z3CV</text:p>
          </table:table-cell>
          <table:table-cell table:style-name="ce248" office:value-type="string" calcext:value-type="string">
            <text:p>FL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3CVFL UP&lt;CR&gt;</text:p>
          </table:table-cell>
          <table:table-cell table:style-name="ce324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 office:value-type="string" calcext:value-type="string">
            <text:p>---FRONT Lch</text:p>
          </table:table-cell>
          <table:table-cell table:style-name="ce217"/>
          <table:table-cell table:style-name="ce248" office:value-type="string" calcext:value-type="string">
            <text:p>FL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3CVFL DOWN&lt;CR&gt;</text:p>
          </table:table-cell>
          <table:table-cell table:style-name="ce324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42" office:value-type="string" calcext:value-type="string">
            <text:p>**:38 to 62 by ASCII , 50=0dB</text:p>
          </table:table-cell>
          <table:table-cell table:style-name="ce217"/>
          <table:table-cell table:style-name="ce248" office:value-type="string" calcext:value-type="string">
            <text:p>FL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3CVFL 50&lt;CR&gt;</text:p>
          </table:table-cell>
          <table:table-cell table:style-name="ce324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1" office:value-type="string" calcext:value-type="string">
            <text:p>Front R Level</text:p>
          </table:table-cell>
          <table:table-cell table:style-name="ce128" office:value-type="string" calcext:value-type="string">
            <text:p>ZONE3 CHANNEL VOLUME UP/DOWN , direct change to **dB</text:p>
          </table:table-cell>
          <table:table-cell table:style-name="ce217"/>
          <table:table-cell table:style-name="ce248" office:value-type="string" calcext:value-type="string">
            <text:p>FR UP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3CVFR UP&lt;CR&gt;</text:p>
          </table:table-cell>
          <table:table-cell table:style-name="ce324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 office:value-type="string" calcext:value-type="string">
            <text:p>---FRONT Rch</text:p>
          </table:table-cell>
          <table:table-cell table:style-name="ce217"/>
          <table:table-cell table:style-name="ce248" office:value-type="string" calcext:value-type="string">
            <text:p>FR DOWN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3CVFR DOWN&lt;CR&gt;</text:p>
          </table:table-cell>
          <table:table-cell table:style-name="ce324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38" office:value-type="string" calcext:value-type="string">
            <text:p>**:38 to 62 by ASCII , 50=0dB</text:p>
          </table:table-cell>
          <table:table-cell table:style-name="ce217"/>
          <table:table-cell table:style-name="ce248" office:value-type="string" calcext:value-type="string">
            <text:p>FR **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3CVFR 50&lt;CR&gt;</text:p>
          </table:table-cell>
          <table:table-cell table:style-name="ce324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40" office:value-type="string" calcext:value-type="string">
            <text:p>Request ZONE3 Channel Level Status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Z3CV?&lt;CR&gt;</text:p>
          </table:table-cell>
          <table:table-cell table:style-name="ce324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7"/>
          <table:table-cell table:style-name="ce106"/>
          <table:table-cell table:style-name="ce121" office:value-type="string" calcext:value-type="string">
            <text:p>High Pass Filter</text:p>
          </table:table-cell>
          <table:table-cell table:style-name="ce128" office:value-type="string" calcext:value-type="string">
            <text:p>ZONE3 HPF ON/OFF</text:p>
          </table:table-cell>
          <table:table-cell table:style-name="ce216" office:value-type="string" calcext:value-type="string">
            <text:p>Z3HPF</text:p>
          </table:table-cell>
          <table:table-cell table:style-name="ce248" office:value-type="string" calcext:value-type="string">
            <text:p>ON</text:p>
          </table:table-cell>
          <table:table-cell table:style-name="ce277" office:value-type="string" calcext:value-type="string">
            <text:p>&lt;CR&gt;</text:p>
          </table:table-cell>
          <table:table-cell table:style-name="ce301" office:value-type="string" calcext:value-type="string">
            <text:p>Z3HPFON&lt;CR&gt;</text:p>
          </table:table-cell>
          <table:table-cell table:style-name="ce343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224"/>
          <table:table-cell table:style-name="ce487"/>
          <table:table-cell table:number-columns-repeated="990"/>
        </table:table-row>
        <table:table-row table:style-name="ro4">
          <table:table-cell table:style-name="ce57"/>
          <table:table-cell table:style-name="ce106"/>
          <table:table-cell table:style-name="ce122"/>
          <table:table-cell table:style-name="ce138"/>
          <table:table-cell table:style-name="ce217"/>
          <table:table-cell table:style-name="ce248" office:value-type="string" calcext:value-type="string">
            <text:p>OFF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Z3HPFOFF&lt;CR&gt;</text:p>
          </table:table-cell>
          <table:table-cell table:style-name="ce326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40" office:value-type="string" calcext:value-type="string">
            <text:p>Request ZONE3 HPF Status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Z3HPF?&lt;CR&gt;</text:p>
          </table:table-cell>
          <table:table-cell table:style-name="ce324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23"/>
          <table:table-cell table:style-name="ce475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1" office:value-type="string" calcext:value-type="string">
            <text:p>Bass</text:p>
          </table:table-cell>
          <table:table-cell table:style-name="ce128" office:value-type="string" calcext:value-type="string">
            <text:p>ZONE3 BASS UP/DOWN , direct change to **dB</text:p>
          </table:table-cell>
          <table:table-cell table:style-name="ce216" office:value-type="string" calcext:value-type="string">
            <text:p>Z3PS</text:p>
          </table:table-cell>
          <table:table-cell table:style-name="ce248" office:value-type="string" calcext:value-type="string">
            <text:p>BAS UP</text:p>
          </table:table-cell>
          <table:table-cell table:style-name="ce277" office:value-type="string" calcext:value-type="string">
            <text:p>&lt;CR&gt;</text:p>
          </table:table-cell>
          <table:table-cell table:style-name="ce301" office:value-type="string" calcext:value-type="string">
            <text:p>Z3PSBAS UP&lt;CR&gt;</text:p>
          </table:table-cell>
          <table:table-cell table:style-name="ce343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224"/>
          <table:table-cell table:style-name="ce487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 office:value-type="string" calcext:value-type="string">
            <text:p>**:00 to 99 by ASCII , 00=0dB</text:p>
          </table:table-cell>
          <table:table-cell table:style-name="ce217"/>
          <table:table-cell table:style-name="ce248" office:value-type="string" calcext:value-type="string">
            <text:p>BAS DOWN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Z3PSBAS DOWN&lt;CR&gt;</text:p>
          </table:table-cell>
          <table:table-cell table:style-name="ce351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28" office:value-type="string" calcext:value-type="string">
            <text:p><text:s/>from -10 to +10(40 to 60)</text:p>
          </table:table-cell>
          <table:table-cell table:style-name="ce217"/>
          <table:table-cell table:style-name="ce248" office:value-type="string" calcext:value-type="string">
            <text:p>BAS **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Z3PSBAS 50&lt;CR&gt;</text:p>
          </table:table-cell>
          <table:table-cell table:style-name="ce163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40" office:value-type="string" calcext:value-type="string">
            <text:p>Request ZONE3 Bass Status</text:p>
          </table:table-cell>
          <table:table-cell table:style-name="ce225"/>
          <table:table-cell table:style-name="ce249" office:value-type="string" calcext:value-type="string">
            <text:p>BAS ?</text:p>
          </table:table-cell>
          <table:table-cell table:style-name="ce278" office:value-type="string" calcext:value-type="string">
            <text:p>&lt;CR&gt;</text:p>
          </table:table-cell>
          <table:table-cell table:style-name="ce295" office:value-type="string" calcext:value-type="string">
            <text:p>Z3PSBAS ?&lt;CR&gt;</text:p>
          </table:table-cell>
          <table:table-cell table:style-name="ce351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7"/>
          <table:table-cell table:style-name="ce105"/>
          <table:table-cell table:style-name="ce121" office:value-type="string" calcext:value-type="string">
            <text:p>Treble</text:p>
          </table:table-cell>
          <table:table-cell table:style-name="ce128" office:value-type="string" calcext:value-type="string">
            <text:p>ZONE3 TREBLE UP/DOWN , direct change to **dB</text:p>
          </table:table-cell>
          <table:table-cell table:style-name="ce217" office:value-type="string" calcext:value-type="string">
            <text:p>Z3PS</text:p>
          </table:table-cell>
          <table:table-cell table:style-name="ce248" office:value-type="string" calcext:value-type="string">
            <text:p>TRE UP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Z3PSTRE UP&lt;CR&gt;</text:p>
          </table:table-cell>
          <table:table-cell table:style-name="ce351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7"/>
          <table:table-cell table:style-name="ce107"/>
          <table:table-cell table:style-name="ce122"/>
          <table:table-cell table:style-name="ce128" office:value-type="string" calcext:value-type="string">
            <text:p>**:00 to 99 by ASCII , 00=0dB </text:p>
          </table:table-cell>
          <table:table-cell table:style-name="ce217"/>
          <table:table-cell table:style-name="ce248" office:value-type="string" calcext:value-type="string">
            <text:p>TRE DOWN</text:p>
          </table:table-cell>
          <table:table-cell table:style-name="ce277" office:value-type="string" calcext:value-type="string">
            <text:p>&lt;CR&gt;</text:p>
          </table:table-cell>
          <table:table-cell table:style-name="ce299" office:value-type="string" calcext:value-type="string">
            <text:p>Z3PSTRE DOWN&lt;CR&gt; </text:p>
          </table:table-cell>
          <table:table-cell table:style-name="ce325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8"/>
          <table:table-cell table:style-name="ce105"/>
          <table:table-cell table:style-name="ce122"/>
          <table:table-cell table:style-name="ce128" office:value-type="string" calcext:value-type="string">
            <text:p><text:s/>from -10 to +10(40 to 60)</text:p>
          </table:table-cell>
          <table:table-cell table:style-name="ce217"/>
          <table:table-cell table:style-name="ce248" office:value-type="string" calcext:value-type="string">
            <text:p>TRE **</text:p>
          </table:table-cell>
          <table:table-cell table:style-name="ce277" office:value-type="string" calcext:value-type="string">
            <text:p>&lt;CR&gt;</text:p>
          </table:table-cell>
          <table:table-cell table:style-name="ce295" office:value-type="string" calcext:value-type="string">
            <text:p>Z3PSTRE 50&lt;CR&gt;</text:p>
          </table:table-cell>
          <table:table-cell table:style-name="ce163"/>
          <table:table-cell table:number-columns-repeated="8" table:style-name="ce375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7"/>
          <table:table-cell table:style-name="ce105"/>
          <table:table-cell table:style-name="ce123"/>
          <table:table-cell table:style-name="ce139" office:value-type="string" calcext:value-type="string">
            <text:p>Request ZONE3 Treble Status</text:p>
          </table:table-cell>
          <table:table-cell table:style-name="ce225"/>
          <table:table-cell table:style-name="ce240" office:value-type="string" calcext:value-type="string">
            <text:p>TRE ?</text:p>
          </table:table-cell>
          <table:table-cell table:style-name="ce282" office:value-type="string" calcext:value-type="string">
            <text:p>&lt;CR&gt;</text:p>
          </table:table-cell>
          <table:table-cell table:style-name="ce295" office:value-type="string" calcext:value-type="string">
            <text:p>Z3PSTRE ?&lt;CR&gt;</text:p>
          </table:table-cell>
          <table:table-cell table:style-name="ce326"/>
          <table:table-cell table:number-columns-repeated="8" table:style-name="ce376" office:value-type="string" calcext:value-type="string">
            <text:p>X</text:p>
          </table:table-cell>
          <table:table-cell table:number-columns-repeated="3" table:style-name="ce377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number-columns-repeated="10" table:style-name="ce379" office:value-type="string" calcext:value-type="string">
            <text:p>---</text:p>
          </table:table-cell>
          <table:table-cell table:style-name="ce406"/>
          <table:table-cell table:style-name="ce436"/>
          <table:table-cell table:style-name="ce485"/>
          <table:table-cell table:number-columns-repeated="990"/>
        </table:table-row>
        <table:table-row table:style-name="ro4">
          <table:table-cell table:style-name="ce57"/>
          <table:table-cell table:style-name="ce108" office:value-type="string" calcext:value-type="string">
            <text:p>Sleep</text:p>
          </table:table-cell>
          <table:table-cell table:style-name="ce121" office:value-type="string" calcext:value-type="string">
            <text:p>Sleep</text:p>
          </table:table-cell>
          <table:table-cell table:style-name="ce200" office:value-type="string" calcext:value-type="string">
            <text:p>ZONE3 SLEEP<text:span text:style-name="T3">　</text:span><text:span text:style-name="T4">TIMER setting</text:span></text:p>
          </table:table-cell>
          <table:table-cell table:style-name="ce245" office:value-type="string" calcext:value-type="string">
            <text:p>Z3SLP</text:p>
          </table:table-cell>
          <table:table-cell table:style-name="ce252" office:value-type="string" calcext:value-type="string">
            <text:p>OFF</text:p>
          </table:table-cell>
          <table:table-cell table:style-name="ce277" office:value-type="string" calcext:value-type="string">
            <text:p>&lt;CR&gt;</text:p>
          </table:table-cell>
          <table:table-cell table:style-name="ce196" office:value-type="string" calcext:value-type="string">
            <text:p>Z3SLPOFF&lt;CR&gt;</text:p>
          </table:table-cell>
          <table:table-cell table:style-name="ce296"/>
          <table:table-cell table:number-columns-repeated="3" table:style-name="ce376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68" office:value-type="string" calcext:value-type="string">
            <text:p>MSL=1</text:p>
          </table:table-cell>
          <table:table-cell table:style-name="ce485" office:value-type="string" calcext:value-type="string">
            <text:p>@MSL=1</text:p>
          </table:table-cell>
          <table:table-cell table:number-columns-repeated="990"/>
        </table:table-row>
        <table:table-row table:style-name="ro4">
          <table:table-cell table:style-name="ce58"/>
          <table:table-cell table:style-name="ce106"/>
          <table:table-cell table:style-name="ce122"/>
          <table:table-cell table:style-name="ce159" office:value-type="string" calcext:value-type="string">
            <text:p>***:001 to 120 by ASCII , 010=10min</text:p>
          </table:table-cell>
          <table:table-cell table:style-name="ce226"/>
          <table:table-cell table:style-name="ce253" office:value-type="string" calcext:value-type="string">
            <text:p>***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3SLP***&lt;CR&gt;</text:p>
          </table:table-cell>
          <table:table-cell table:style-name="ce296"/>
          <table:table-cell table:number-columns-repeated="3" table:style-name="ce376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6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6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68" office:value-type="string" calcext:value-type="string">
            <text:p>MSL=0xxx</text:p>
          </table:table-cell>
          <table:table-cell table:style-name="ce485" office:value-type="string" calcext:value-type="string">
            <text:p>@MSL=0090</text:p>
          </table:table-cell>
          <table:table-cell table:number-columns-repeated="990"/>
        </table:table-row>
        <table:table-row table:style-name="ro4">
          <table:table-cell table:style-name="ce59"/>
          <table:table-cell table:style-name="ce111"/>
          <table:table-cell table:style-name="ce123"/>
          <table:table-cell table:style-name="ce208" office:value-type="string" calcext:value-type="string">
            <text:p>Request ZONE3 Sleep Status</text:p>
          </table:table-cell>
          <table:table-cell table:style-name="ce223"/>
          <table:table-cell table:style-name="ce223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6" office:value-type="string" calcext:value-type="string">
            <text:p>Z3SLP?&lt;CR&gt;</text:p>
          </table:table-cell>
          <table:table-cell table:style-name="ce296"/>
          <table:table-cell table:number-columns-repeated="3" table:style-name="ce375" office:value-type="string" calcext:value-type="string">
            <text:p>X</text:p>
          </table:table-cell>
          <table:table-cell table:style-name="ce377" office:value-type="string" calcext:value-type="string">
            <text:p>---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4" table:style-name="ce377" office:value-type="string" calcext:value-type="string">
            <text:p>---</text:p>
          </table:table-cell>
          <table:table-cell table:style-name="ce375" office:value-type="string" calcext:value-type="string">
            <text:p>X</text:p>
          </table:table-cell>
          <table:table-cell table:number-columns-repeated="10" table:style-name="ce377" office:value-type="string" calcext:value-type="string">
            <text:p>---</text:p>
          </table:table-cell>
          <table:table-cell table:style-name="ce406"/>
          <table:table-cell table:style-name="ce469" office:value-type="string" calcext:value-type="string">
            <text:p>MSL=<text:span text:style-name="T73">？</text:span></text:p>
          </table:table-cell>
          <table:table-cell table:style-name="ce476" office:value-type="string" calcext:value-type="string">
            <text:p>Same as above</text:p>
          </table:table-cell>
          <table:table-cell table:number-columns-repeated="990"/>
        </table:table-row>
        <table:table-row table:style-name="ro4">
          <table:table-cell table:style-name="ce60" office:value-type="string" calcext:value-type="string">
            <text:p>4<text:span text:style-name="T17">ｔｈ</text:span></text:p>
          </table:table-cell>
          <table:table-cell table:style-name="ce109" office:value-type="string" calcext:value-type="string">
            <text:p>Input</text:p>
          </table:table-cell>
          <table:table-cell table:style-name="ce121" office:value-type="string" calcext:value-type="string">
            <text:p>Input</text:p>
          </table:table-cell>
          <table:table-cell table:style-name="ce137" office:value-type="string" calcext:value-type="string">
            <text:p>ZONE4 mode set , and select source (HDMI input source only)</text:p>
          </table:table-cell>
          <table:table-cell table:style-name="ce216" office:value-type="string" calcext:value-type="string">
            <text:p>Z4</text:p>
          </table:table-cell>
          <table:table-cell table:style-name="ce216" office:value-type="string" calcext:value-type="string">
            <text:p>CD</text:p>
          </table:table-cell>
          <table:table-cell table:style-name="ce279" office:value-type="string" calcext:value-type="string">
            <text:p>&lt;CR&gt;</text:p>
          </table:table-cell>
          <table:table-cell table:style-name="ce295" office:value-type="string" calcext:value-type="string">
            <text:p>Z4CD&lt;CR&gt;</text:p>
          </table:table-cell>
          <table:table-cell table:style-name="ce368"/>
          <table:table-cell table:style-name="ce376" office:value-type="string" calcext:value-type="string">
            <text:p>X</text:p>
          </table:table-cell>
          <table:table-cell table:number-columns-repeated="21" table:style-name="ce379" office:value-type="string" calcext:value-type="string">
            <text:p>---</text:p>
          </table:table-cell>
          <table:table-cell table:style-name="ce406"/>
          <table:table-cell table:style-name="ce426" office:value-type="string" calcext:value-type="string">
            <text:p>MSC=*</text:p>
          </table:table-cell>
          <table:table-cell table:style-name="ce481" office:value-type="string" calcext:value-type="string">
            <text:p><text:span text:style-name="T75">＠</text:span><text:span text:style-name="T76">MSC=*</text:span></text:p>
          </table:table-cell>
          <table:table-cell table:number-columns-repeated="990"/>
        </table:table-row>
        <table:table-row table:style-name="ro4">
          <table:table-cell table:style-name="ce61" office:value-type="string" calcext:value-type="string">
            <text:p>Zone</text:p>
          </table:table-cell>
          <table:table-cell table:style-name="ce106" office:value-type="string" calcext:value-type="string">
            <text:p>Setting</text:p>
          </table:table-cell>
          <table:table-cell table:style-name="ce122"/>
          <table:table-cell table:style-name="ce207" office:value-type="string" calcext:value-type="string">
            <text:p>---The name of PARAMETER is <text:s/>the same</text:p>
          </table:table-cell>
          <table:table-cell table:style-name="ce217"/>
          <table:table-cell table:style-name="ce217" office:value-type="string" calcext:value-type="string">
            <text:p><text:s text:c="3"/>|</text:p>
          </table:table-cell>
          <table:table-cell table:style-name="ce285"/>
          <table:table-cell table:style-name="ce301" office:value-type="string" calcext:value-type="string">
            <text:p><text:s text:c="3"/>|</text:p>
          </table:table-cell>
          <table:table-cell table:style-name="ce343"/>
          <table:table-cell table:style-name="ce381"/>
          <table:table-cell table:style-name="ce380" table:number-columns-repeated="11"/>
          <table:table-cell table:style-name="ce395"/>
          <table:table-cell table:style-name="ce397" table:number-columns-repeated="9"/>
          <table:table-cell table:style-name="ce406"/>
          <table:table-cell table:style-name="ce224"/>
          <table:table-cell table:style-name="ce487"/>
          <table:table-cell table:number-columns-repeated="990"/>
        </table:table-row>
        <table:table-row table:style-name="ro4">
          <table:table-cell table:style-name="ce62"/>
          <table:table-cell table:style-name="ce106"/>
          <table:table-cell table:style-name="ce122"/>
          <table:table-cell table:style-name="ce128"/>
          <table:table-cell table:style-name="ce217"/>
          <table:table-cell table:style-name="ce232" office:value-type="string" calcext:value-type="string">
            <text:p>AUX3</text:p>
          </table:table-cell>
          <table:table-cell table:style-name="ce281" office:value-type="string" calcext:value-type="string">
            <text:p>&lt;CR&gt;</text:p>
          </table:table-cell>
          <table:table-cell table:style-name="ce296" office:value-type="string" calcext:value-type="string">
            <text:p>Z4AUX3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62"/>
          <table:table-cell table:style-name="ce10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4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4AUX4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62"/>
          <table:table-cell table:style-name="ce10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5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4AUX5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62"/>
          <table:table-cell table:style-name="ce10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6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4AUX6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62"/>
          <table:table-cell table:style-name="ce106"/>
          <table:table-cell table:style-name="ce122"/>
          <table:table-cell table:style-name="ce128"/>
          <table:table-cell table:style-name="ce217"/>
          <table:table-cell table:style-name="ce248" office:value-type="string" calcext:value-type="string">
            <text:p>AUX7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4AUX7&lt;CR&gt;</text:p>
          </table:table-cell>
          <table:table-cell table:style-name="ce14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 office:value-type="string" calcext:value-type="string">
            <text:p>This code is available when Additional Source setting is on</text:p>
          </table:table-cell>
          <table:table-cell table:style-name="ce425"/>
          <table:table-cell table:style-name="ce472"/>
          <table:table-cell table:number-columns-repeated="990"/>
        </table:table-row>
        <table:table-row table:style-name="ro4">
          <table:table-cell table:style-name="ce62"/>
          <table:table-cell table:style-name="ce106"/>
          <table:table-cell table:style-name="ce122"/>
          <table:table-cell table:style-name="ce142" office:value-type="string" calcext:value-type="string">
            <text:p>ZONE4 mode cancel </text:p>
          </table:table-cell>
          <table:table-cell table:style-name="ce217"/>
          <table:table-cell table:style-name="ce248" office:value-type="string" calcext:value-type="string">
            <text:p>SOURCE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3SOURCE&lt;CR&gt;</text:p>
          </table:table-cell>
          <table:table-cell table:style-name="ce326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39"/>
          <table:table-cell table:style-name="ce476"/>
          <table:table-cell table:number-columns-repeated="990"/>
        </table:table-row>
        <table:table-row table:style-name="ro4">
          <table:table-cell table:style-name="ce62"/>
          <table:table-cell table:style-name="ce108" office:value-type="string" calcext:value-type="string">
            <text:p>Power</text:p>
          </table:table-cell>
          <table:table-cell table:style-name="ce121" office:value-type="string" calcext:value-type="string">
            <text:p>Power</text:p>
          </table:table-cell>
          <table:table-cell table:style-name="ce128" office:value-type="string" calcext:value-type="string">
            <text:p>ZONE4 ON/OFF change</text:p>
          </table:table-cell>
          <table:table-cell table:style-name="ce217"/>
          <table:table-cell table:style-name="ce248" office:value-type="string" calcext:value-type="string">
            <text:p>ON</text:p>
          </table:table-cell>
          <table:table-cell table:style-name="ce277" office:value-type="string" calcext:value-type="string">
            <text:p>&lt;CR&gt;</text:p>
          </table:table-cell>
          <table:table-cell table:style-name="ce190" office:value-type="string" calcext:value-type="string">
            <text:p>Z4ON&lt;CR&gt;</text:p>
          </table:table-cell>
          <table:table-cell table:style-name="ce326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MPW=2</text:p>
          </table:table-cell>
          <table:table-cell table:style-name="ce472" office:value-type="string" calcext:value-type="string">
            <text:p>@MPW=2</text:p>
          </table:table-cell>
          <table:table-cell table:number-columns-repeated="990"/>
        </table:table-row>
        <table:table-row table:style-name="ro4">
          <table:table-cell table:style-name="ce62"/>
          <table:table-cell table:style-name="ce107"/>
          <table:table-cell table:style-name="ce122"/>
          <table:table-cell table:style-name="ce138"/>
          <table:table-cell table:style-name="ce217"/>
          <table:table-cell table:style-name="ce248" office:value-type="string" calcext:value-type="string">
            <text:p>OFF</text:p>
          </table:table-cell>
          <table:table-cell table:style-name="ce277" office:value-type="string" calcext:value-type="string">
            <text:p>&lt;CR&gt;</text:p>
          </table:table-cell>
          <table:table-cell table:style-name="ce294" office:value-type="string" calcext:value-type="string">
            <text:p>Z4OFF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MPW=1</text:p>
          </table:table-cell>
          <table:table-cell table:style-name="ce472" office:value-type="string" calcext:value-type="string">
            <text:p>@MPW=1</text:p>
          </table:table-cell>
          <table:table-cell table:number-columns-repeated="990"/>
        </table:table-row>
        <table:table-row table:style-name="ro4">
          <table:table-cell table:style-name="ce62"/>
          <table:table-cell table:style-name="ce104"/>
          <table:table-cell table:style-name="ce123"/>
          <table:table-cell table:style-name="ce140" office:value-type="string" calcext:value-type="string">
            <text:p>Request ZONE4 Status (Power, input source)</text:p>
          </table:table-cell>
          <table:table-cell table:style-name="ce218"/>
          <table:table-cell table:style-name="ce249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4" office:value-type="string" calcext:value-type="string">
            <text:p>Z4?&lt;CR&gt;</text:p>
          </table:table-cell>
          <table:table-cell table:style-name="ce324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25" office:value-type="string" calcext:value-type="string">
            <text:p>MPW=?</text:p>
          </table:table-cell>
          <table:table-cell table:style-name="ce472" office:value-type="string" calcext:value-type="string">
            <text:p>@MPW=2,@MPW1</text:p>
          </table:table-cell>
          <table:table-cell table:number-columns-repeated="990"/>
        </table:table-row>
        <table:table-row table:style-name="ro4">
          <table:table-cell table:style-name="ce62"/>
          <table:table-cell table:style-name="ce108" office:value-type="string" calcext:value-type="string">
            <text:p>Sleep</text:p>
          </table:table-cell>
          <table:table-cell table:style-name="ce121" office:value-type="string" calcext:value-type="string">
            <text:p>Sleep</text:p>
          </table:table-cell>
          <table:table-cell table:style-name="ce200" office:value-type="string" calcext:value-type="string">
            <text:p>ZONE4 SLEEP<text:span text:style-name="T3">　</text:span><text:span text:style-name="T4">TIMER setting</text:span></text:p>
          </table:table-cell>
          <table:table-cell table:style-name="ce245" office:value-type="string" calcext:value-type="string">
            <text:p>Z4SLP</text:p>
          </table:table-cell>
          <table:table-cell table:style-name="ce252" office:value-type="string" calcext:value-type="string">
            <text:p>OFF</text:p>
          </table:table-cell>
          <table:table-cell table:style-name="ce277" office:value-type="string" calcext:value-type="string">
            <text:p>&lt;CR&gt;</text:p>
          </table:table-cell>
          <table:table-cell table:style-name="ce196" office:value-type="string" calcext:value-type="string">
            <text:p>Z3SLPOFF&lt;CR&gt;</text:p>
          </table:table-cell>
          <table:table-cell table:style-name="ce296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68" office:value-type="string" calcext:value-type="string">
            <text:p>MSL=1</text:p>
          </table:table-cell>
          <table:table-cell table:style-name="ce485" office:value-type="string" calcext:value-type="string">
            <text:p>@MSL=1</text:p>
          </table:table-cell>
          <table:table-cell table:number-columns-repeated="990"/>
        </table:table-row>
        <table:table-row table:style-name="ro4">
          <table:table-cell table:style-name="ce62"/>
          <table:table-cell table:style-name="ce106"/>
          <table:table-cell table:style-name="ce122"/>
          <table:table-cell table:style-name="ce159" office:value-type="string" calcext:value-type="string">
            <text:p>***:001 to 120 by ASCII , 010=10min</text:p>
          </table:table-cell>
          <table:table-cell table:style-name="ce226"/>
          <table:table-cell table:style-name="ce253" office:value-type="string" calcext:value-type="string">
            <text:p>***</text:p>
          </table:table-cell>
          <table:table-cell table:style-name="ce277" office:value-type="string" calcext:value-type="string">
            <text:p>&lt;CR&gt;</text:p>
          </table:table-cell>
          <table:table-cell table:style-name="ce296" office:value-type="string" calcext:value-type="string">
            <text:p>Z3SLP***&lt;CR&gt;</text:p>
          </table:table-cell>
          <table:table-cell table:style-name="ce296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68" office:value-type="string" calcext:value-type="string">
            <text:p>MSL=0xxx</text:p>
          </table:table-cell>
          <table:table-cell table:style-name="ce485" office:value-type="string" calcext:value-type="string">
            <text:p>@MSL=0090</text:p>
          </table:table-cell>
          <table:table-cell table:number-columns-repeated="990"/>
        </table:table-row>
        <table:table-row table:style-name="ro4">
          <table:table-cell table:style-name="ce63"/>
          <table:table-cell table:style-name="ce111"/>
          <table:table-cell table:style-name="ce123"/>
          <table:table-cell table:style-name="ce208" office:value-type="string" calcext:value-type="string">
            <text:p>Request ZONE4 Sleep Status</text:p>
          </table:table-cell>
          <table:table-cell table:style-name="ce223"/>
          <table:table-cell table:style-name="ce223" office:value-type="string" calcext:value-type="string">
            <text:p>?</text:p>
          </table:table-cell>
          <table:table-cell table:style-name="ce278" office:value-type="string" calcext:value-type="string">
            <text:p>&lt;CR&gt;</text:p>
          </table:table-cell>
          <table:table-cell table:style-name="ce296" office:value-type="string" calcext:value-type="string">
            <text:p>Z3SLP?&lt;CR&gt;</text:p>
          </table:table-cell>
          <table:table-cell table:style-name="ce296"/>
          <table:table-cell table:style-name="ce375" office:value-type="string" calcext:value-type="string">
            <text:p>X</text:p>
          </table:table-cell>
          <table:table-cell table:number-columns-repeated="21" table:style-name="ce377" office:value-type="string" calcext:value-type="string">
            <text:p>---</text:p>
          </table:table-cell>
          <table:table-cell table:style-name="ce406"/>
          <table:table-cell table:style-name="ce469" office:value-type="string" calcext:value-type="string">
            <text:p>MSL=<text:span text:style-name="T73">？</text:span></text:p>
          </table:table-cell>
          <table:table-cell table:style-name="ce476" office:value-type="string" calcext:value-type="string">
            <text:p>Same as above</text:p>
          </table:table-cell>
          <table:table-cell table:number-columns-repeated="990"/>
        </table:table-row>
        <table:table-row table:style-name="ro4">
          <table:table-cell table:style-name="ce64"/>
          <table:table-cell table:style-name="ce106"/>
          <table:table-cell table:style-name="ce132" office:value-type="string" calcext:value-type="string">
            <text:p>Notes: Specifications subject to change without prior notice.</text:p>
          </table:table-cell>
          <table:table-cell table:style-name="ce209" table:number-columns-repeated="3"/>
          <table:table-cell table:style-name="ce289"/>
          <table:table-cell table:style-name="ce209" table:number-columns-repeated="2"/>
          <table:table-cell table:style-name="ce384" table:number-columns-repeated="3"/>
          <table:table-cell table:style-name="ce396"/>
          <table:table-cell table:style-name="ce384" table:number-columns-repeated="8"/>
          <table:table-cell table:number-columns-repeated="11"/>
          <table:table-cell table:style-name="ce65" table:number-columns-repeated="2"/>
          <table:table-cell table:number-columns-repeated="990"/>
        </table:table-row>
        <table:table-row table:style-name="ro4">
          <table:table-cell/>
          <table:table-cell table:style-name="ce112" office:value-type="string" calcext:value-type="string">
            <text:p>X</text:p>
          </table:table-cell>
          <table:table-cell office:value-type="string" calcext:value-type="string">
            <text:p>= Available command for the model</text:p>
          </table:table-cell>
          <table:table-cell table:number-columns-repeated="6"/>
          <table:table-cell table:style-name="ce384" table:number-columns-repeated="3"/>
          <table:table-cell/>
          <table:table-cell table:style-name="ce384" table:number-columns-repeated="8"/>
          <table:table-cell table:number-columns-repeated="11"/>
          <table:table-cell table:style-name="ce65" table:number-columns-repeated="2"/>
          <table:table-cell table:number-columns-repeated="990"/>
        </table:table-row>
        <table:table-row table:style-name="ro4">
          <table:table-cell/>
          <table:table-cell table:style-name="ce113" office:value-type="string" calcext:value-type="string">
            <text:p>---</text:p>
          </table:table-cell>
          <table:table-cell office:value-type="string" calcext:value-type="string">
            <text:p>= NOT available command for the model</text:p>
          </table:table-cell>
          <table:table-cell table:number-columns-repeated="29"/>
          <table:table-cell table:style-name="ce65" table:number-columns-repeated="2"/>
          <table:table-cell table:number-columns-repeated="990"/>
        </table:table-row>
        <table:table-row table:style-name="ro19">
          <table:table-cell/>
          <table:table-cell table:style-name="ce106" office:value-type="string" calcext:value-type="string">
            <text:p>@1 : SR6005 doesn't support TV and GAME inputs.</text:p>
          </table:table-cell>
          <table:table-cell table:number-columns-repeated="30"/>
          <table:table-cell table:style-name="ce65" table:number-columns-repeated="2"/>
          <table:table-cell table:number-columns-repeated="990"/>
        </table:table-row>
        <table:table-row table:style-name="ro4">
          <table:table-cell/>
          <table:table-cell table:style-name="ce106" office:value-type="string" calcext:value-type="string">
            <text:p>@2 : Requires to be set "Amp assign = Zone 2"</text:p>
          </table:table-cell>
          <table:table-cell table:number-columns-repeated="30"/>
          <table:table-cell table:style-name="ce65" table:number-columns-repeated="2"/>
          <table:table-cell table:number-columns-repeated="990"/>
        </table:table-row>
        <table:table-row table:style-name="ro4">
          <table:table-cell/>
          <table:table-cell table:style-name="ce106" office:value-type="string" calcext:value-type="string">
            <text:p>@3 : North America model only</text:p>
          </table:table-cell>
          <table:table-cell table:number-columns-repeated="30"/>
          <table:table-cell table:style-name="ce65" table:number-columns-repeated="2"/>
          <table:table-cell table:number-columns-repeated="990"/>
        </table:table-row>
        <table:table-row table:style-name="ro4">
          <table:table-cell/>
          <table:table-cell office:value-type="string" calcext:value-type="string">
            <text:p>@4: Europe/Japan/China model Only</text:p>
          </table:table-cell>
          <table:table-cell table:number-columns-repeated="30"/>
          <table:table-cell table:style-name="ce65" table:number-columns-repeated="2"/>
          <table:table-cell table:number-columns-repeated="990"/>
        </table:table-row>
        <table:table-row table:style-name="ro4">
          <table:table-cell/>
          <table:table-cell office:value-type="string" calcext:value-type="string">
            <text:p>@5: North America &amp; Europe model Only</text:p>
          </table:table-cell>
          <table:table-cell table:number-columns-repeated="30"/>
          <table:table-cell table:style-name="ce65" table:number-columns-repeated="2"/>
          <table:table-cell table:number-columns-repeated="990"/>
        </table:table-row>
        <table:table-row table:style-name="ro4">
          <table:table-cell/>
          <table:table-cell office:value-type="string" calcext:value-type="string">
            <text:p>@6: Europe model Only</text:p>
          </table:table-cell>
          <table:table-cell table:number-columns-repeated="30"/>
          <table:table-cell table:style-name="ce65" table:number-columns-repeated="2"/>
          <table:table-cell table:number-columns-repeated="990"/>
        </table:table-row>
        <table:table-row table:style-name="ro4">
          <table:table-cell/>
          <table:table-cell office:value-type="string" calcext:value-type="string">
            <text:p>@7: Japan model Only</text:p>
          </table:table-cell>
          <table:table-cell table:number-columns-repeated="30"/>
          <table:table-cell table:style-name="ce65" table:number-columns-repeated="2"/>
          <table:table-cell table:number-columns-repeated="990"/>
        </table:table-row>
        <table:table-row table:style-name="ro4">
          <table:table-cell/>
          <table:table-cell table:style-name="ce106" office:value-type="string" calcext:value-type="string">
            <text:p>@8 : Use RSTR instead of MDAX for the command</text:p>
          </table:table-cell>
          <table:table-cell table:number-columns-repeated="30"/>
          <table:table-cell table:style-name="ce65" table:number-columns-repeated="2"/>
          <table:table-cell table:number-columns-repeated="990"/>
        </table:table-row>
        <table:table-row table:style-name="ro4">
          <table:table-cell/>
          <table:table-cell table:style-name="ce106" office:value-type="string" calcext:value-type="string">
            <text:p>@9 : Requires to be set "Amp assign = Front B"</text:p>
          </table:table-cell>
          <table:table-cell table:number-columns-repeated="30"/>
          <table:table-cell table:style-name="ce65" table:number-columns-repeated="2"/>
          <table:table-cell table:number-columns-repeated="990"/>
        </table:table-row>
        <table:table-row table:style-name="ro4">
          <table:table-cell/>
          <table:table-cell table:style-name="ce106" office:value-type="string" calcext:value-type="string">
            <text:p>@10 : Added "Direct Preset Commands"<text:span text:style-name="T18">　</text:span><text:span text:style-name="T19">(Apr.5.2011)</text:span></text:p>
          </table:table-cell>
          <table:table-cell table:number-columns-repeated="30"/>
          <table:table-cell table:style-name="ce65" table:number-columns-repeated="2"/>
          <table:table-cell table:number-columns-repeated="990"/>
        </table:table-row>
        <table:table-row table:style-name="ro4">
          <table:table-cell/>
          <table:table-cell table:style-name="ce106" office:value-type="string" calcext:value-type="string">
            <text:p>@11 : Use "PSDYNVOL NGT&lt;CR&gt;" command instead of "PSDYNVOL HEV&lt;CR&gt;"</text:p>
          </table:table-cell>
          <table:table-cell table:number-columns-repeated="30"/>
          <table:table-cell table:style-name="ce65" table:number-columns-repeated="2"/>
          <table:table-cell table:number-columns-repeated="990"/>
        </table:table-row>
        <table:table-row table:style-name="ro4">
          <table:table-cell/>
          <table:table-cell table:style-name="ce106" office:value-type="string" calcext:value-type="string">
            <text:p>@12 : Use "PSDYNVOL EVE&lt;CR&gt;" command instead of "PSDYNVOL MED&lt;CR&gt;"</text:p>
          </table:table-cell>
          <table:table-cell/>
          <table:table-cell table:style-name="ce210"/>
          <table:table-cell table:number-columns-repeated="1020"/>
        </table:table-row>
        <table:table-row table:style-name="ro4">
          <table:table-cell/>
          <table:table-cell table:style-name="ce106" office:value-type="string" calcext:value-type="string">
            <text:p>@13 : Use "PSDYNVOL DAY&lt;CR&gt;" command instead of "PSDYNVOL LIT&lt;CR&gt;"</text:p>
          </table:table-cell>
          <table:table-cell/>
          <table:table-cell table:style-name="ce210"/>
          <table:table-cell table:number-columns-repeated="1020"/>
        </table:table-row>
        <table:table-row table:style-name="ro4" table:number-rows-repeated="2">
          <table:table-cell table:number-columns-repeated="3"/>
          <table:table-cell table:style-name="ce211"/>
          <table:table-cell table:number-columns-repeated="1020"/>
        </table:table-row>
        <table:table-row table:style-name="ro3">
          <table:table-cell table:style-name="ce66" office:value-type="string" calcext:value-type="string">
            <text:p>Revision</text:p>
          </table:table-cell>
          <table:table-cell table:style-name="ce115"/>
          <table:table-cell table:style-name="ce134"/>
          <table:table-cell table:style-name="ce211"/>
          <table:table-cell table:number-columns-repeated="1020"/>
        </table:table-row>
        <table:table-row table:style-name="ro4">
          <table:table-cell table:style-name="ce19" office:value-type="string" calcext:value-type="string">
            <text:p>FY14V01</text:p>
          </table:table-cell>
          <table:table-cell table:style-name="ce19" office:value-type="string" calcext:value-type="string">
            <text:p>4/25/2014</text:p>
          </table:table-cell>
          <table:table-cell table:style-name="ce116" office:value-type="string" calcext:value-type="string">
            <text:p>Added <text:span text:style-name="T20">NR1605/SR5009</text:span></text:p>
          </table:table-cell>
          <table:table-cell table:number-columns-repeated="1021"/>
        </table:table-row>
        <table:table-row table:style-name="ro4">
          <table:table-cell table:style-name="ce19" office:value-type="string" calcext:value-type="string">
            <text:p>FY14V02</text:p>
          </table:table-cell>
          <table:table-cell table:style-name="ce19" office:value-type="string" calcext:value-type="string">
            <text:p>7/8/2014</text:p>
          </table:table-cell>
          <table:table-cell table:style-name="ce116" office:value-type="string" calcext:value-type="string">
            <text:p>Added <text:span text:style-name="T20">SR6009/SR7009/AV7702</text:span></text:p>
          </table:table-cell>
          <table:table-cell table:number-columns-repeated="1021"/>
        </table:table-row>
        <table:table-row table:style-name="ro4">
          <table:table-cell/>
          <table:table-cell table:style-name="ce116"/>
          <table:table-cell table:number-columns-repeated="1022"/>
        </table:table-row>
        <table:table-row table:style-name="ro4" table:number-rows-repeated="2">
          <table:table-cell table:style-name="ce19"/>
          <table:table-cell table:style-name="ce116"/>
          <table:table-cell table:style-name="ce134"/>
          <table:table-cell table:number-columns-repeated="1021"/>
        </table:table-row>
        <table:table-row table:style-name="ro4">
          <table:table-cell table:style-name="ce19"/>
          <table:table-cell table:style-name="ce116"/>
          <table:table-cell table:number-columns-repeated="1022"/>
        </table:table-row>
        <table:table-row table:style-name="ro4">
          <table:table-cell table:style-name="ce19"/>
          <table:table-cell table:number-columns-repeated="1023"/>
        </table:table-row>
        <table:table-row table:style-name="ro4" table:number-rows-repeated="104760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'Control protocol'.$A$1" table:cell-range-address="$'Command List'.$A$1:.$AH$965" table:range-usable-as="print-range"/>
          <table:named-range table:name="Excel_BuiltIn__FilterDatabase" table:base-cell-address="$'Control protocol'.$A$1" table:cell-range-address="$'Command List'.$F$1:.$F$961"/>
          <table:named-range table:name="Z_DA76C9B9_292B_4F97_9859_7A753E314379__wvu_PrintArea" table:base-cell-address="$'Control protocol'.$A$1" table:cell-range-address="$'Command List'.$A$1:.$Q$947"/>
        </table:named-expressions>
      </table:table>
      <table:named-expressions>
        <table:named-expression table:name="AAA" table:base-cell-address="$'Control protocol'.$A$1" table:expression="['file:///S:/01_%E3%82%A2%E3%83%B3%E3%83%97/%E5%80%8B%E4%BA%BA/%E7%94%9F%E4%BA%95/AVR5805/5805AUDIO%E9%9B%BB%E6%B0%97%E5%8E%9F%E4%BE%A1.xls'#$''.$L$31]"/>
        <table:named-expression table:name="ALICE" table:base-cell-address="$'Control protocol'.$A$1" table:expression="['file:///S:/01_%E3%82%A2%E3%83%B3%E3%83%97/%E5%80%8B%E4%BA%BA/%E7%94%9F%E4%BA%95/AVR5805/5805AUDIO%E9%9B%BB%E6%B0%97%E5%8E%9F%E4%BE%A1.xls'#$''.$D$31]"/>
        <table:named-expression table:name="AUDIO" table:base-cell-address="$'Control protocol'.$A$1" table:expression="['file:///S:/03_%E3%82%B5%E3%83%9D%E3%83%BC%E3%83%88/%E5%80%8B%E4%BA%BA/N5%E9%A3%AF%E7%94%B0/bom-bom.xls'#$''.$A$1]"/>
        <table:named-expression table:name="CheekCode計算" table:base-cell-address="$'Control protocol'.$A$1" table:expression="['file:///S:/03_%E3%82%B5%E3%83%9D%E3%83%BC%E3%83%88/%E5%80%8B%E4%BA%BA/N5%E9%A3%AF%E7%94%B0/xls-list/TEST/PLISTCHK.XLS'#$$'CheekCode計算']"/>
        <table:named-range table:name="DAT1" table:base-cell-address="$'Control protocol'.$A$1" table:cell-range-address="#REF!"/>
        <table:named-range table:name="DAT10" table:base-cell-address="$'Control protocol'.$A$1" table:cell-range-address="#REF!"/>
        <table:named-range table:name="DAT11" table:base-cell-address="$'Control protocol'.$A$1" table:cell-range-address="#REF!"/>
        <table:named-range table:name="DAT12" table:base-cell-address="$'Control protocol'.$A$1" table:cell-range-address="#REF!"/>
        <table:named-range table:name="DAT13" table:base-cell-address="$'Control protocol'.$A$1" table:cell-range-address="#REF!"/>
        <table:named-range table:name="DAT14" table:base-cell-address="$'Control protocol'.$A$1" table:cell-range-address="#REF!"/>
        <table:named-range table:name="DAT15" table:base-cell-address="$'Control protocol'.$A$1" table:cell-range-address="#REF!"/>
        <table:named-range table:name="DAT16" table:base-cell-address="$'Control protocol'.$A$1" table:cell-range-address="#REF!"/>
        <table:named-range table:name="DAT17" table:base-cell-address="$'Control protocol'.$A$1" table:cell-range-address="#REF!"/>
        <table:named-range table:name="DAT18" table:base-cell-address="$'Control protocol'.$A$1" table:cell-range-address="#REF!"/>
        <table:named-range table:name="DAT19" table:base-cell-address="$'Control protocol'.$A$1" table:cell-range-address="#REF!"/>
        <table:named-range table:name="DAT2" table:base-cell-address="$'Control protocol'.$A$1" table:cell-range-address="#REF!"/>
        <table:named-expression table:name="DAT22" table:base-cell-address="$'Control protocol'.$A$1" table:expression="['file:///S:/01_%E3%82%A2%E3%83%B3%E3%83%97/%E5%80%8B%E4%BA%BA/K7%E8%B0%B7/henshuu58051.xls'#$6月26日現在リスト集計.$C$3:.$CH$2134]"/>
        <table:named-expression table:name="DAT23" table:base-cell-address="$'Control protocol'.$A$1" table:expression="['file:///S:/01_%E3%82%A2%E3%83%B3%E3%83%97/%E5%80%8B%E4%BA%BA/K7%E8%B0%B7/henshuu58051.xls'#$6月26日現在リスト集計.$C$3:.$CH$2134]"/>
        <table:named-expression table:name="DAT24" table:base-cell-address="$'Control protocol'.$A$1" table:expression="['file:///S:/01_%E3%82%A2%E3%83%B3%E3%83%97/%E5%80%8B%E4%BA%BA/K7%E8%B0%B7/henshuu58051.xls'#$6月26日現在リスト集計.$C$3:.$CH$2134]"/>
        <table:named-range table:name="DAT3" table:base-cell-address="$'Control protocol'.$A$1" table:cell-range-address="#REF!"/>
        <table:named-range table:name="DAT4" table:base-cell-address="$'Control protocol'.$A$1" table:cell-range-address="#REF!"/>
        <table:named-range table:name="DAT5" table:base-cell-address="$'Control protocol'.$A$1" table:cell-range-address="#REF!"/>
        <table:named-range table:name="DAT6" table:base-cell-address="$'Control protocol'.$A$1" table:cell-range-address="#REF!"/>
        <table:named-range table:name="DAT7" table:base-cell-address="$'Control protocol'.$A$1" table:cell-range-address="#REF!"/>
        <table:named-range table:name="DAT8" table:base-cell-address="$'Control protocol'.$A$1" table:cell-range-address="#REF!"/>
        <table:named-range table:name="DAT9" table:base-cell-address="$'Control protocol'.$A$1" table:cell-range-address="#REF!"/>
        <table:named-range table:name="Excel_BuiltIn_Print_Area" table:base-cell-address="$'Control protocol'.$A$1" table:cell-range-address="#REF!" table:range-usable-as="print-range"/>
        <table:named-range table:name="TEST0" table:base-cell-address="$'Control protocol'.$A$1" table:cell-range-address="#REF!"/>
        <table:named-range table:name="TEST1" table:base-cell-address="$'Control protocol'.$A$1" table:cell-range-address="#REF!"/>
        <table:named-range table:name="TEST2" table:base-cell-address="$'Control protocol'.$A$1" table:cell-range-address="#REF!"/>
        <table:named-expression table:name="TEST3" table:base-cell-address="$'Control protocol'.$A$1" table:expression="['file:///S:/01_%E3%82%A2%E3%83%B3%E3%83%97/%E5%80%8B%E4%BA%BA/%E7%94%9F%E4%BA%95/%E9%83%A8%E5%93%81/%E5%8D%98%E4%BE%A1DATABASE.xls'#$単価.$EI$3211:.$DC$3435]"/>
        <table:named-range table:name="TESTHKEY" table:base-cell-address="$'Control protocol'.$A$1" table:cell-range-address="#REF!"/>
        <table:named-range table:name="TESTKEYS" table:base-cell-address="$'Control protocol'.$A$1" table:cell-range-address="#REF!"/>
        <table:named-range table:name="TESTVKEY" table:base-cell-address="$'Control protocol'.$A$1" table:cell-range-address="#REF!"/>
        <table:named-expression table:name="TEXTOUT" table:base-cell-address="$'Control protocol'.$A$1" table:expression="['file:///S:/03_%E3%82%B5%E3%83%9D%E3%83%BC%E3%83%88/%E5%80%8B%E4%BA%BA/N5%E9%A3%AF%E7%94%B0/xls-list/TEST/PLISTCHK.XLS'#$$'TEXTOUT']"/>
        <table:named-expression table:name="xx" table:base-cell-address="$'Control protocol'.$A$1" table:expression="['file:///S:/01_%E3%82%A2%E3%83%B3%E3%83%97/%E5%80%8B%E4%BA%BA/%E7%94%9F%E4%BA%95/AVR5805/5805AUDIO%E9%9B%BB%E6%B0%97%E5%8E%9F%E4%BE%A1.xls'#$''.$D$31]"/>
        <table:named-expression table:name="_Fill" table:base-cell-address="$'Control protocol'.$A$1" table:expression="['file:///S:/03_%E3%82%B5%E3%83%9D%E3%83%BC%E3%83%88/%E5%80%8B%E4%BA%BA/N5%E9%A3%AF%E7%94%B0/bom-bom.xls'#$''.$D$153:.$D$173]"/>
        <table:named-expression table:name="_Order1" table:base-cell-address="$'Control protocol'.$A$1" table:expression="255"/>
        <table:named-expression table:name="使用数Cheek" table:base-cell-address="$'Control protocol'.$A$1" table:expression="['file:///S:/03_%E3%82%B5%E3%83%9D%E3%83%BC%E3%83%88/%E5%80%8B%E4%BA%BA/N5%E9%A3%AF%E7%94%B0/xls-list/TEST/PLISTCHK.XLS'#$$'使用数Cheek']"/>
        <table:named-expression table:name="品番CHEEK" table:base-cell-address="$'Control protocol'.$A$1" table:expression="['file:///S:/03_%E3%82%B5%E3%83%9D%E3%83%BC%E3%83%88/%E5%80%8B%E4%BA%BA/N5%E9%A3%AF%E7%94%B0/xls-list/TEST/PLISTCHK.XLS'#$$'品番CHEEK']"/>
        <table:named-expression table:name="工程Cheek" table:base-cell-address="$'Control protocol'.$A$1" table:expression="['file:///S:/03_%E3%82%B5%E3%83%9D%E3%83%BC%E3%83%88/%E5%80%8B%E4%BA%BA/N5%E9%A3%AF%E7%94%B0/xls-list/TEST/PLISTCHK.XLS'#$$'工程Cheek']"/>
        <table:named-range table:name="申請１０" table:base-cell-address="$'Control protocol'.$A$1" table:cell-range-address="#REF!"/>
        <table:named-range table:name="申請１１" table:base-cell-address="$'Control protocol'.$A$1" table:cell-range-address="#REF!"/>
        <table:named-range table:name="申請１２" table:base-cell-address="$'Control protocol'.$A$1" table:cell-range-address="#REF!"/>
        <table:named-range table:name="申請１３" table:base-cell-address="$'Control protocol'.$A$1" table:cell-range-address="#REF!"/>
        <table:named-range table:name="申請１４" table:base-cell-address="$'Control protocol'.$A$1" table:cell-range-address="#REF!"/>
        <table:named-range table:name="申請１５" table:base-cell-address="$'Control protocol'.$A$1" table:cell-range-address="#REF!"/>
        <table:named-range table:name="申請１６" table:base-cell-address="$'Control protocol'.$A$1" table:cell-range-address="#REF!"/>
        <table:named-range table:name="申請１７" table:base-cell-address="$'Control protocol'.$A$1" table:cell-range-address="#REF!"/>
        <table:named-range table:name="申請１８" table:base-cell-address="$'Control protocol'.$A$1" table:cell-range-address="#REF!"/>
        <table:named-range table:name="申請１９" table:base-cell-address="$'Control protocol'.$A$1" table:cell-range-address="#REF!"/>
        <table:named-range table:name="申請２０" table:base-cell-address="$'Control protocol'.$A$1" table:cell-range-address="#REF!"/>
        <table:named-range table:name="申請２１" table:base-cell-address="$'Control protocol'.$A$1" table:cell-range-address="#REF!"/>
        <table:named-range table:name="申請２２" table:base-cell-address="$'Control protocol'.$A$1" table:cell-range-address="#REF!"/>
        <table:named-range table:name="申請２３" table:base-cell-address="$'Control protocol'.$A$1" table:cell-range-address="#REF!"/>
        <table:named-range table:name="申請２４" table:base-cell-address="$'Control protocol'.$A$1" table:cell-range-address="#REF!"/>
        <table:named-range table:name="申請２５" table:base-cell-address="$'Control protocol'.$A$1" table:cell-range-address="#REF!"/>
        <table:named-range table:name="申請２６" table:base-cell-address="$'Control protocol'.$A$1" table:cell-range-address="#REF!"/>
        <table:named-range table:name="申請２７" table:base-cell-address="$'Control protocol'.$A$1" table:cell-range-address="#REF!"/>
        <table:named-range table:name="申請２８" table:base-cell-address="$'Control protocol'.$A$1" table:cell-range-address="#REF!"/>
        <table:named-range table:name="申請２９" table:base-cell-address="$'Control protocol'.$A$1" table:cell-range-address="#REF!"/>
        <table:named-range table:name="申請３０" table:base-cell-address="$'Control protocol'.$A$1" table:cell-range-address="#REF!"/>
        <table:named-range table:name="申請３１" table:base-cell-address="$'Control protocol'.$A$1" table:cell-range-address="#REF!"/>
        <table:named-range table:name="申請３２" table:base-cell-address="$'Control protocol'.$A$1" table:cell-range-address="#REF!"/>
        <table:named-range table:name="申請３３" table:base-cell-address="$'Control protocol'.$A$1" table:cell-range-address="#REF!"/>
        <table:named-range table:name="申請３４" table:base-cell-address="$'Control protocol'.$A$1" table:cell-range-address="#REF!"/>
        <table:named-range table:name="申請３５" table:base-cell-address="$'Control protocol'.$A$1" table:cell-range-address="#REF!"/>
        <table:named-range table:name="申請３６" table:base-cell-address="$'Control protocol'.$A$1" table:cell-range-address="#REF!"/>
        <table:named-range table:name="申請３７" table:base-cell-address="$'Control protocol'.$A$1" table:cell-range-address="#REF!"/>
        <table:named-range table:name="申請３８" table:base-cell-address="$'Control protocol'.$A$1" table:cell-range-address="#REF!"/>
        <table:named-range table:name="申請７" table:base-cell-address="$'Control protocol'.$A$1" table:cell-range-address="#REF!"/>
        <table:named-range table:name="申請８" table:base-cell-address="$'Control protocol'.$A$1" table:cell-range-address="#REF!"/>
        <table:named-range table:name="申請９" table:base-cell-address="$'Control protocol'.$A$1" table:cell-range-address="#REF!"/>
      </table:named-expressions>
      <table:database-ranges>
        <table:database-range table:name="__Anonymous_Sheet_DB__1" table:target-range-address="'Command List'.F1:'Command List'.F96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modern" style:font-pitch="fixed"/>
    <style:font-face style:name="HGP創英角ﾎﾟｯﾌﾟ体" svg:font-family="HGP創英角ﾎﾟｯﾌﾟ体" style:font-family-generic="modern" style:font-pitch="fixed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Cambria" svg:font-family="Cambria" style:font-family-generic="roman" style:font-pitch="variable"/>
    <style:font-face style:name="ＭＳ 明朝" svg:font-family="'ＭＳ 明朝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43P0" style:volatile="true">
      <number:text>¥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¥¥¥¥¥¥¥¥¥¥¥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¥</number:text>
      <number:number number:decimal-places="0" loext:min-decimal-places="0" number:min-integer-digits="1" number:grouping="true"/>
    </number:number-style>
    <number:number-style style:name="N127">
      <number:text>¥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¥</number:text>
      <number:number number:decimal-places="2" loext:min-decimal-places="2" number:min-integer-digits="1" number:grouping="true"/>
    </number:number-style>
    <number:number-style style:name="N129">
      <number:text>¥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¥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¥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On</number:text>
    </number:number-style>
    <number:number-style style:name="N141P1" style:volatile="true">
      <number:text>On</number:text>
    </number:number-style>
    <number:number-style style:name="N141">
      <number:text>Off</number:text>
      <style:map style:condition="value()&gt;0" style:apply-style-name="N141P0"/>
      <style:map style:condition="value()&lt;0" style:apply-style-name="N141P1"/>
    </number:number-style>
    <number:currency-style style:name="N14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number-style style:name="N144">
      <number:number number:decimal-places="2" loext:min-decimal-places="2" number:min-integer-digits="1"/>
      <number:text> </number:text>
    </number:number-style>
    <number:number-style style:name="N145">
      <number:number number:decimal-places="0" loext:min-decimal-places="0" number:min-integer-digits="2"/>
    </number:number-style>
    <number:date-style style:name="N146">
      <number:day/>
      <number:text>/</number:text>
      <number:month/>
    </number:date-style>
    <number:number-style style:name="N147">
      <number:number number:decimal-places="1" loext:min-decimal-places="1" number:min-integer-digits="1"/>
      <number:text> </number:text>
    </number:number-style>
    <number:date-style style:name="N148">
      <number:day/>
      <number:text>/</number:text>
      <number:month/>
      <number:text>/</number:text>
      <number:year/>
    </number:date-style>
    <number:number-style style:name="N149">
      <number:number number:decimal-places="0" loext:min-decimal-places="0" number:min-integer-digits="1"/>
      <number:text> </number:text>
    </number:number-style>
    <number:number-style style:name="N150P0" style:volatile="true">
      <number:number number:decimal-places="0" loext:min-decimal-places="0" number:min-integer-digits="1"/>
      <number:text> </number:text>
    </number:number-style>
    <number:number-style style:name="N15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50P0"/>
    </number:number-style>
    <number:date-style style:name="N151">
      <number:day number:style="long"/>
      <number:text>/</number:text>
      <number:month number:style="long"/>
      <number:text>(</number:text>
      <number:day-of-week number:calendar="jewish"/>
      <number:text>)</number:text>
    </number:date-style>
    <number:number-style style:name="N152P0" style:volatile="true">
      <number:number number:decimal-places="0" loext:min-decimal-places="0" number:min-integer-digits="3"/>
    </number:number-style>
    <number:number-style style:name="N152P1" style:volatile="true">
      <number:number number:decimal-places="0" loext:min-decimal-places="0" number:min-integer-digits="5">
        <number:embedded-text number:position="2">-</number:embedded-text>
      </number:number>
    </number:number-style>
    <number:number-style style:name="N152">
      <number:number number:decimal-places="0" loext:min-decimal-places="0" number:min-integer-digits="7">
        <number:embedded-text number:position="4">-</number:embedded-text>
      </number:number>
      <style:map style:condition="value()&lt;=999" style:apply-style-name="N152P0"/>
      <style:map style:condition="value()&lt;=99999" style:apply-style-name="N152P1"/>
    </number:number-style>
    <number:number-style style:name="N153">
      <number:number number:decimal-places="8" loext:min-decimal-places="8" number:min-integer-digits="1"/>
    </number:number-style>
    <number:number-style style:name="N154">
      <number:number number:decimal-places="7" loext:min-decimal-places="7" number:min-integer-digits="1"/>
    </number:number-style>
    <number:number-style style:name="N155">
      <number:number number:decimal-places="6" loext:min-decimal-places="6" number:min-integer-digits="1"/>
    </number:number-style>
    <number:number-style style:name="N156">
      <number:number number:decimal-places="5" loext:min-decimal-places="5" number:min-integer-digits="1"/>
    </number:number-style>
    <number:number-style style:name="N157">
      <number:number number:decimal-places="4" loext:min-decimal-places="4" number:min-integer-digits="1"/>
    </number:number-style>
    <number:number-style style:name="N158">
      <number:number number:decimal-places="3" loext:min-decimal-places="3" number:min-integer-digits="1"/>
    </number:number-style>
    <number:number-style style:name="N159">
      <number:number number:decimal-places="1" loext:min-decimal-places="1" number:min-integer-digits="1"/>
    </number:number-style>
    <number:number-style style:name="N160">
      <number:number number:decimal-places="9" loext:min-decimal-places="9" number:min-integer-digits="1"/>
    </number:number-style>
    <number:date-style style:name="N161">
      <number:month number:textual="true"/>
      <number:text>-</number:text>
      <number:year number:style="long"/>
    </number:date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20121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20121" number:language="en" number:country="US">
      <number:text-content/>
      <style:map style:condition="value()&lt;=1.79769313486232E+308" style:apply-style-name="N20121P0"/>
    </number:text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1_月" style:display-name="1月" style:family="table-cell" style:parent-style-name="Default" style:data-style-name="N118">
      <style:table-cell-properties fo:padding="0.71mm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アクセント_20_1" style:display-name="20% - アクセント 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1_20_2" style:display-name="20% - アクセント 1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2" style:display-name="20% - アクセント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2_20_2" style:display-name="20% - アクセント 2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3" style:display-name="20% - アクセント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3_20_2" style:display-name="20% - アクセント 3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4" style:display-name="20% - アクセント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4_20_2" style:display-name="20% - アクセント 4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5" style:display-name="20% - アクセント 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5_20_2" style:display-name="20% - アクセント 5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6" style:display-name="20% - アクセント 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6_20_2" style:display-name="20% - アクセント 6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アクセント_20_1" style:display-name="40% - アクセント 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1_20_2" style:display-name="40% - アクセント 1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2" style:display-name="40% - アクセント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2_20_2" style:display-name="40% - アクセント 2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3" style:display-name="40% - アクセント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3_20_2" style:display-name="40% - アクセント 3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4" style:display-name="40% - アクセント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4_20_2" style:display-name="40% - アクセント 4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5" style:display-name="40% - アクセント 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5_20_2" style:display-name="40% - アクセント 5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6" style:display-name="40% - アクセント 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6_20_2" style:display-name="40% - アクセント 6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アクセント_20_1" style:display-name="60% - アクセント 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1_20_2" style:display-name="60% - アクセント 1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2" style:display-name="60% - アクセント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2_20_2" style:display-name="60% - アクセント 2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3" style:display-name="60% - アクセント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3_20_2" style:display-name="60% - アクセント 3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4" style:display-name="60% - アクセント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4_20_2" style:display-name="60% - アクセント 4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5" style:display-name="60% - アクセント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5_20_2" style:display-name="60% - アクセント 5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6" style:display-name="60% - アクセント 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6_20_2" style:display-name="60% - アクセント 6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erekening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Buena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ontrolece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álculo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ekoppelde_20_cel" style:display-name="Gekoppelde ce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oe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Grey" style:family="table-cell" style:parent-style-name="Default">
      <style:table-cell-properties fo:background-color="#c0c0c0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_20_1" style:display-name="Heading 1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correc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voer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Kop_20_1" style:display-name="Kop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Kop_20_2" style:display-name="Kop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Kop_20_3" style:display-name="Kop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Kop_20_4" style:display-name="Kop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-_20_Style1" style:display-name="Normal - Style1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Normal_20_-_20_Style1_20_2" style:display-name="Normal - Style1 2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iti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Ongeldig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Percent_20__5b_2_5d_" style:display-name="Percent [2]" style:family="table-cell" style:parent-style-name="Default" style:data-style-name="N11">
      <style:table-cell-properties fo:padding="0.71mm"/>
    </style:style>
    <style:style style:name="Salida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el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Uitvoer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erklarende_20_tekst" style:display-name="Verklarende teks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Waarschuwingsteks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どちらでもない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どちらでもない_20_2" style:display-name="どちらでもない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1" style:display-name="アクセント 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1_20_2" style:display-name="アクセント 1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2" style:display-name="アクセント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2_20_2" style:display-name="アクセント 2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3" style:display-name="アクセント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3_20_2" style:display-name="アクセント 3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4" style:display-name="アクセント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4_20_2" style:display-name="アクセント 4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5" style:display-name="アクセント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5_20_2" style:display-name="アクセント 5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6" style:display-name="アクセント 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アクセント_20_6_20_2" style:display-name="アクセント 6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タイトル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ＭＳ Ｐゴシック" fo:font-family="'ＭＳ Ｐゴシック'" style:font-family-generic="modern" style:font-pitch="fixed" fo:font-size="18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8pt" style:font-style-asian="normal" style:font-weight-asian="bold" style:font-size-complex="18pt" style:font-style-complex="normal" style:font-weight-complex="bold"/>
    </style:style>
    <style:style style:name="タイトル_20_2" style:display-name="タイトル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ＭＳ Ｐゴシック" fo:font-family="'ＭＳ Ｐゴシック'" style:font-family-generic="modern" style:font-pitch="fixed" fo:font-size="18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8pt" style:font-style-asian="normal" style:font-weight-asian="bold" style:font-size-complex="18pt" style:font-style-complex="normal" style:font-weight-complex="bold"/>
    </style:style>
    <style:style style:name="チェック_20_セル" style:display-name="チェック セル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チェック_20_セル_20_2" style:display-name="チェック セル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ハイパーリンク_20_2" style:display-name="ハイパーリンク 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ＭＳ Ｐゴシック" fo:font-family="'ＭＳ Ｐゴシック'" style:font-family-generic="modern" style:font-pitch="fixed" fo:font-size="8.25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modern" style:font-pitch-asian="fixed" style:font-size-asian="8.25pt" style:font-style-asian="normal" style:font-weight-asian="normal" style:font-size-complex="8.25pt" style:font-style-complex="normal" style:font-weight-complex="normal"/>
    </style:style>
    <style:style style:name="メモ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メモ_20_2" style:display-name="メモ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リンク_20_セル" style:display-name="リンク セル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リンク_20_セル_20_2" style:display-name="リンク セル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入力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入力_20_2" style:display-name="入力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出力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出力_20_2" style:display-name="出力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悪い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悪い_20_2" style:display-name="悪い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style:font-pitch="variable" fo:font-size="14pt" fo:font-style="normal" fo:text-shadow="none" style:text-underline-style="none" fo:font-weight="normal" style:font-name-asian="ＭＳ 明朝" style:font-family-asian="'ＭＳ 明朝'" style:font-family-generic-asian="roman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標準_20_-_20_スタイル1" style:display-name="標準 - スタイル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style:font-pitch="variable" fo:font-size="12pt" fo:font-style="normal" fo:text-shadow="none" style:text-underline-style="none" fo:font-weight="normal" style:font-name-asian="ＭＳ 明朝" style:font-family-asian="'ＭＳ 明朝'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準_20_-_20_スタイル2" style:display-name="標準 - スタイル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style:font-pitch="variable" fo:font-size="12pt" fo:font-style="normal" fo:text-shadow="none" style:text-underline-style="none" fo:font-weight="normal" style:font-name-asian="ＭＳ 明朝" style:font-family-asian="'ＭＳ 明朝'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準_20_-_20_スタイル3" style:display-name="標準 - スタイル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style:font-pitch="variable" fo:font-size="12pt" fo:font-style="normal" fo:text-shadow="none" style:text-underline-style="none" fo:font-weight="normal" style:font-name-asian="ＭＳ 明朝" style:font-family-asian="'ＭＳ 明朝'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準_20_-_20_スタイル4" style:display-name="標準 - スタイル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style:font-pitch="variable" fo:font-size="12pt" fo:font-style="normal" fo:text-shadow="none" style:text-underline-style="none" fo:font-weight="normal" style:font-name-asian="ＭＳ 明朝" style:font-family-asian="'ＭＳ 明朝'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準_20_-_20_スタイル5" style:display-name="標準 - スタイル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style:font-pitch="variable" fo:font-size="12pt" fo:font-style="normal" fo:text-shadow="none" style:text-underline-style="none" fo:font-weight="normal" style:font-name-asian="ＭＳ 明朝" style:font-family-asian="'ＭＳ 明朝'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準_20_-_20_スタイル6" style:display-name="標準 - スタイル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style:font-pitch="variable" fo:font-size="12pt" fo:font-style="normal" fo:text-shadow="none" style:text-underline-style="none" fo:font-weight="normal" style:font-name-asian="ＭＳ 明朝" style:font-family-asian="'ＭＳ 明朝'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準_20_-_20_スタイル7" style:display-name="標準 - スタイル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style:font-pitch="variable" fo:font-size="12pt" fo:font-style="normal" fo:text-shadow="none" style:text-underline-style="none" fo:font-weight="normal" style:font-name-asian="ＭＳ 明朝" style:font-family-asian="'ＭＳ 明朝'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準_20_-_20_スタイル8" style:display-name="標準 - スタイル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style:font-pitch="variable" fo:font-size="12pt" fo:font-style="normal" fo:text-shadow="none" style:text-underline-style="none" fo:font-weight="normal" style:font-name-asian="ＭＳ 明朝" style:font-family-asian="'ＭＳ 明朝'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準_20_10" style:display-name="標準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11" style:display-name="標準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12" style:display-name="標準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13" style:display-name="標準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14" style:display-name="標準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15" style:display-name="標準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16" style:display-name="標準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17" style:display-name="標準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18" style:display-name="標準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19" style:display-name="標準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20" style:display-name="標準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21" style:display-name="標準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22" style:display-name="標準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23" style:display-name="標準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24" style:display-name="標準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25" style:display-name="標準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26" style:display-name="標準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27" style:display-name="標準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28" style:display-name="標準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29" style:display-name="標準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3" style:display-name="標準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family="'ＭＳ ゴシック'" style:font-family-generic="modern" style:font-pitch="fixed" fo:font-size="11pt" fo:font-style="normal" fo:text-shadow="none" style:text-underline-style="none" fo:font-weight="normal" style:font-name-asian="ＭＳ ゴシック" style:font-family-asian="'ＭＳ 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30" style:display-name="標準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31" style:display-name="標準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32" style:display-name="標準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33" style:display-name="標準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34" style:display-name="標準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35" style:display-name="標準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36" style:display-name="標準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37" style:display-name="標準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38" style:display-name="標準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39" style:display-name="標準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4" style:display-name="標準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40" style:display-name="標準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41" style:display-name="標準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42" style:display-name="標準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43" style:display-name="標準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44" style:display-name="標準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45" style:display-name="標準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46" style:display-name="標準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47" style:display-name="標準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48" style:display-name="標準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49" style:display-name="標準 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5" style:display-name="標準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50" style:display-name="標準 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51" style:display-name="標準 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52" style:display-name="標準 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53" style:display-name="標準 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54" style:display-name="標準 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55" style:display-name="標準 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56" style:display-name="標準 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57" style:display-name="標準 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58" style:display-name="標準 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59" style:display-name="標準 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6" style:display-name="標準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60" style:display-name="標準 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61" style:display-name="標準 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62" style:display-name="標準 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63" style:display-name="標準 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64" style:display-name="標準 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65" style:display-name="標準 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66" style:display-name="標準 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67" style:display-name="標準 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68" style:display-name="標準 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69" style:display-name="標準 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7" style:display-name="標準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70" style:display-name="標準 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71" style:display-name="標準 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72" style:display-name="標準 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73" style:display-name="標準 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74" style:display-name="標準 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75" style:display-name="標準 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76" style:display-name="標準 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77" style:display-name="標準 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78" style:display-name="標準 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79" style:display-name="標準 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8" style:display-name="標準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80" style:display-name="標準 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81" style:display-name="標準 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82" style:display-name="標準 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83" style:display-name="標準 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84" style:display-name="標準 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85" style:display-name="標準 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86" style:display-name="標準 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87" style:display-name="標準 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88" style:display-name="標準 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89" style:display-name="標準 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9" style:display-name="標準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90" style:display-name="標準 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20_91" style:display-name="標準 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標準_5f_RS232C_5f_DvsM_5f_100611" style:display-name="標準_RS232C_DvsM_1006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family="'ＭＳ ゴシック'" style:font-family-generic="modern" style:font-pitch="fixed" fo:font-size="11pt" fo:font-style="normal" fo:text-shadow="none" style:text-underline-style="none" fo:font-weight="normal" style:font-name-asian="ＭＳ ゴシック" style:font-family-asian="'ＭＳ 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良い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良い_20_2" style:display-name="良い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見出し_20_1" style:display-name="見出し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ＭＳ Ｐゴシック" fo:font-family="'ＭＳ Ｐゴシック'" style:font-family-generic="modern" style:font-pitch="fixed" fo:font-size="15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5pt" style:font-style-asian="normal" style:font-weight-asian="bold" style:font-size-complex="15pt" style:font-style-complex="normal" style:font-weight-complex="bold"/>
    </style:style>
    <style:style style:name="見出し_20_1_20_2" style:display-name="見出し 1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ＭＳ Ｐゴシック" fo:font-family="'ＭＳ Ｐゴシック'" style:font-family-generic="modern" style:font-pitch="fixed" fo:font-size="15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5pt" style:font-style-asian="normal" style:font-weight-asian="bold" style:font-size-complex="15pt" style:font-style-complex="normal" style:font-weight-complex="bold"/>
    </style:style>
    <style:style style:name="見出し_20_2" style:display-name="見出し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ＭＳ Ｐゴシック" fo:font-family="'ＭＳ Ｐゴシック'" style:font-family-generic="modern" style:font-pitch="fixed" fo:font-size="13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3pt" style:font-style-asian="normal" style:font-weight-asian="bold" style:font-size-complex="13pt" style:font-style-complex="normal" style:font-weight-complex="bold"/>
    </style:style>
    <style:style style:name="見出し_20_2_20_2" style:display-name="見出し 2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ＭＳ Ｐゴシック" fo:font-family="'ＭＳ Ｐゴシック'" style:font-family-generic="modern" style:font-pitch="fixed" fo:font-size="13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3pt" style:font-style-asian="normal" style:font-weight-asian="bold" style:font-size-complex="13pt" style:font-style-complex="normal" style:font-weight-complex="bold"/>
    </style:style>
    <style:style style:name="見出し_20_3" style:display-name="見出し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見出し_20_3_20_2" style:display-name="見出し 3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見出し_20_4" style:display-name="見出し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見出し_20_4_20_2" style:display-name="見出し 4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計算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計算_20_2" style:display-name="計算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説明文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italic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説明文_20_2" style:display-name="説明文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italic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italic" style:font-weight-asian="normal" style:font-size-complex="11pt" style:font-style-complex="italic" style:font-weight-complex="normal"/>
    </style:style>
    <style:style style:name="警告文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警告文_20_2" style:display-name="警告文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集計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集計_20_2" style:display-name="集計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bold" style:font-name-asian="ＭＳ Ｐゴシック" style:font-family-asian="'ＭＳ Ｐゴシック'" style:font-family-generic-asian="modern" style:font-pitch-asian="fixed" style:font-size-asian="11pt" style:font-style-asian="normal" style:font-weight-asian="bold" style:font-size-complex="11pt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page-width="431.8mm" fo:page-height="279.4mm" style:num-format="1" style:print-orientation="landscape" fo:margin-top="24.99mm" fo:margin-bottom="24.99mm" fo:margin-left="19mm" fo:margin-right="19mm" style:first-page-number="continue" loext:scale-to-X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trol_20_protocol" style:display-name="PageStyle_Control protoc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and_20_List" style:display-name="PageStyle_Command Lis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antz 2014 NR Series - SR Series RS232 IP Protocol</dc:title>
    <meta:creation-date>2019-03-27T01:08:08.969869867</meta:creation-date>
    <dc:creator>McCann, Greg</dc:creator>
    <dc:date>2014-07-10T14:34:44</dc:date>
    <meta:print-date>2012-09-28T04:32:57</meta:print-date>
    <meta:document-statistic meta:table-count="2" meta:cell-count="24585" meta:object-count="1"/>
    <meta:generator>LibreOffice/6.0.7.3$Linux_X86_64 LibreOffice_project/00m0$Build-3</meta:generator>
    <meta:user-defined meta:name="DisplayName">Marantz 2014 NR Series - SR Series RS232 IP Protocol</meta:user-defined>
    <meta:user-defined meta:name="Order">132000.000000000</meta:user-defined>
    <meta:user-defined meta:name="SearchKeyWord">Marantz 2014</meta:user-defined>
    <meta:user-defined meta:name="TemplateUrl"/>
    <meta:user-defined meta:name="_SharedFileIndex" meta:value-type="string"/>
    <meta:user-defined meta:name="_SourceUrl" meta:value-type="string"/>
    <meta:user-defined meta:name="_dlc_DocId" meta:value-type="string">E7V2NCPCHQTT-50-1320</meta:user-defined>
    <meta:user-defined meta:name="_dlc_DocIdItemGuid" meta:value-type="string">012de2f2-2156-40bb-88a3-9bff3805c478</meta:user-defined>
    <meta:user-defined meta:name="_dlc_DocIdPersistId" meta:value-type="string"/>
    <meta:user-defined meta:name="_dlc_DocIdUrl" meta:value-type="string">http://internal.marantzna.com/_layouts/DocIdRedir.aspx?ID=E7V2NCPCHQTT-50-1320, E7V2NCPCHQTT-50-1320</meta:user-defined>
    <meta:user-defined meta:name="display_urn:schemas-microsoft-com:office:office#Author" meta:value-type="string">Anjul Gupta</meta:user-defined>
    <meta:user-defined meta:name="display_urn:schemas-microsoft-com:office:office#Editor" meta:value-type="string">Anjul Gupta</meta:user-defined>
    <meta:user-defined meta:name="xd_ProgID" meta:value-type="string"/>
    <meta:user-defined meta:name="xd_Signature" meta:value-type="string"/>
  </office:meta>
</office:document-meta>
</file>